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311in"/>
    </style:style>
    <style:style style:name="co3" style:family="table-column">
      <style:table-column-properties fo:break-before="auto" style:column-width="0.87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Hu1" table:style-name="ta1" table:print="false"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table:style-name="Default" office:value-type="string">
            <text:p>authong1</text:p>
          </table:table-cell>
          <table:table-cell table:style-name="Default" office:value-type="string">
            <text:p>chainat72</text:p>
          </table:table-cell>
          <table:table-cell table:style-name="Default" office:value-type="string">
            <text:p>motoso1</text:p>
          </table:table-cell>
          <table:table-cell table:style-name="Default" office:value-type="string">
            <text:p>kamphangsean2</text:p>
          </table:table-cell>
          <table:table-cell>
            <draw:frame table:end-cell-address="Hu1.M20" table:end-x="0.2169in" table:end-y="0.1354in" draw:z-index="0" draw:style-name="gr1" svg:width="7.0906in" svg:height="3.4799in" svg:x="0.2386in" svg:y="0.0205in">
              <draw:object draw:notify-on-update-of-ranges="Hu1.A1:Hu1.A1 Hu1.A2:Hu1.A51 Hu1.B1:Hu1.B1 Hu1.B2:Hu1.B51 Hu1.C1:Hu1.C1 Hu1.C2:Hu1.C51 Hu1.D1:Hu1.D1 Hu1.D2:Hu1.D5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.17637766011">
            <text:p>1.764E-001</text:p>
          </table:table-cell>
          <table:table-cell office:value-type="float" office:value="0.17073774746">
            <text:p>1.707E-001</text:p>
          </table:table-cell>
          <table:table-cell office:value-type="float" office:value="0.164877226901">
            <text:p>1.649E-001</text:p>
          </table:table-cell>
          <table:table-cell office:value-type="float" office:value="0.185251811302">
            <text:p>1.853E-001</text:p>
          </table:table-cell>
          <table:table-cell/>
        </table:table-row>
        <table:table-row table:style-name="ro1">
          <table:table-cell office:value-type="float" office:value="0.170704151198">
            <text:p>1.707E-001</text:p>
          </table:table-cell>
          <table:table-cell office:value-type="float" office:value="0.170883983521">
            <text:p>1.709E-001</text:p>
          </table:table-cell>
          <table:table-cell office:value-type="float" office:value="0.17055642502">
            <text:p>1.706E-001</text:p>
          </table:table-cell>
          <table:table-cell office:value-type="float" office:value="0.180668004781">
            <text:p>1.807E-001</text:p>
          </table:table-cell>
          <table:table-cell/>
        </table:table-row>
        <table:table-row table:style-name="ro1">
          <table:table-cell office:value-type="float" office:value="0.176734436695">
            <text:p>1.767E-001</text:p>
          </table:table-cell>
          <table:table-cell office:value-type="float" office:value="0.175614296628">
            <text:p>1.756E-001</text:p>
          </table:table-cell>
          <table:table-cell office:value-type="float" office:value="0.181166532428">
            <text:p>1.812E-001</text:p>
          </table:table-cell>
          <table:table-cell office:value-type="float" office:value="0.180169569902">
            <text:p>1.802E-001</text:p>
          </table:table-cell>
          <table:table-cell/>
        </table:table-row>
        <table:table-row table:style-name="ro1">
          <table:table-cell office:value-type="float" office:value="0.178709620407">
            <text:p>1.787E-001</text:p>
          </table:table-cell>
          <table:table-cell office:value-type="float" office:value="0.173033515472">
            <text:p>1.730E-001</text:p>
          </table:table-cell>
          <table:table-cell office:value-type="float" office:value="0.176635400087">
            <text:p>1.766E-001</text:p>
          </table:table-cell>
          <table:table-cell office:value-type="float" office:value="0.181313706505">
            <text:p>1.813E-001</text:p>
          </table:table-cell>
          <table:table-cell/>
        </table:table-row>
        <table:table-row table:style-name="ro1">
          <table:table-cell office:value-type="float" office:value="0.172497834933">
            <text:p>1.725E-001</text:p>
          </table:table-cell>
          <table:table-cell office:value-type="float" office:value="0.167325203392">
            <text:p>1.673E-001</text:p>
          </table:table-cell>
          <table:table-cell office:value-type="float" office:value="0.176427056506">
            <text:p>1.764E-001</text:p>
          </table:table-cell>
          <table:table-cell office:value-type="float" office:value="0.184637418196">
            <text:p>1.846E-001</text:p>
          </table:table-cell>
          <table:table-cell/>
        </table:table-row>
        <table:table-row table:style-name="ro1">
          <table:table-cell office:value-type="float" office:value="0.173893712165">
            <text:p>1.739E-001</text:p>
          </table:table-cell>
          <table:table-cell office:value-type="float" office:value="0.174662047994">
            <text:p>1.747E-001</text:p>
          </table:table-cell>
          <table:table-cell office:value-type="float" office:value="0.18139106829">
            <text:p>1.814E-001</text:p>
          </table:table-cell>
          <table:table-cell office:value-type="float" office:value="0.174166008003">
            <text:p>1.742E-001</text:p>
          </table:table-cell>
          <table:table-cell/>
        </table:table-row>
        <table:table-row table:style-name="ro1">
          <table:table-cell office:value-type="float" office:value="0.171126385548">
            <text:p>1.711E-001</text:p>
          </table:table-cell>
          <table:table-cell office:value-type="float" office:value="0.174513478085">
            <text:p>1.745E-001</text:p>
          </table:table-cell>
          <table:table-cell office:value-type="float" office:value="0.174269156062">
            <text:p>1.743E-001</text:p>
          </table:table-cell>
          <table:table-cell office:value-type="float" office:value="0.176173119759">
            <text:p>1.762E-001</text:p>
          </table:table-cell>
          <table:table-cell/>
        </table:table-row>
        <table:table-row table:style-name="ro1">
          <table:table-cell office:value-type="float" office:value="0.175746817573">
            <text:p>1.757E-001</text:p>
          </table:table-cell>
          <table:table-cell office:value-type="float" office:value="0.16721328686">
            <text:p>1.672E-001</text:p>
          </table:table-cell>
          <table:table-cell office:value-type="float" office:value="0.172193612177">
            <text:p>1.722E-001</text:p>
          </table:table-cell>
          <table:table-cell office:value-type="float" office:value="0.175921480872">
            <text:p>1.759E-001</text:p>
          </table:table-cell>
          <table:table-cell/>
        </table:table-row>
        <table:table-row table:style-name="ro1">
          <table:table-cell office:value-type="float" office:value="0.181253734451">
            <text:p>1.813E-001</text:p>
          </table:table-cell>
          <table:table-cell office:value-type="float" office:value="0.173868848393">
            <text:p>1.739E-001</text:p>
          </table:table-cell>
          <table:table-cell office:value-type="float" office:value="0.176477742482">
            <text:p>1.765E-001</text:p>
          </table:table-cell>
          <table:table-cell office:value-type="float" office:value="0.176953708632">
            <text:p>1.770E-001</text:p>
          </table:table-cell>
          <table:table-cell/>
        </table:table-row>
        <table:table-row table:style-name="ro1">
          <table:table-cell office:value-type="float" office:value="0.171543361935">
            <text:p>1.715E-001</text:p>
          </table:table-cell>
          <table:table-cell office:value-type="float" office:value="0.172947090001">
            <text:p>1.729E-001</text:p>
          </table:table-cell>
          <table:table-cell office:value-type="float" office:value="0.172398532359">
            <text:p>1.724E-001</text:p>
          </table:table-cell>
          <table:table-cell office:value-type="float" office:value="0.17739563365">
            <text:p>1.774E-001</text:p>
          </table:table-cell>
          <table:table-cell/>
        </table:table-row>
        <table:table-row table:style-name="ro1">
          <table:table-cell office:value-type="float" office:value="0.174233250673">
            <text:p>1.742E-001</text:p>
          </table:table-cell>
          <table:table-cell office:value-type="float" office:value="0.171818392278">
            <text:p>1.718E-001</text:p>
          </table:table-cell>
          <table:table-cell office:value-type="float" office:value="0.176006279386">
            <text:p>1.760E-001</text:p>
          </table:table-cell>
          <table:table-cell office:value-type="float" office:value="0.172989219611">
            <text:p>1.730E-001</text:p>
          </table:table-cell>
          <table:table-cell/>
        </table:table-row>
        <table:table-row table:style-name="ro1">
          <table:table-cell office:value-type="float" office:value="0.170212301587">
            <text:p>1.702E-001</text:p>
          </table:table-cell>
          <table:table-cell office:value-type="float" office:value="0.175040259976">
            <text:p>1.750E-001</text:p>
          </table:table-cell>
          <table:table-cell office:value-type="float" office:value="0.168895831159">
            <text:p>1.689E-001</text:p>
          </table:table-cell>
          <table:table-cell office:value-type="float" office:value="0.18227110351">
            <text:p>1.823E-001</text:p>
          </table:table-cell>
          <table:table-cell/>
        </table:table-row>
        <table:table-row table:style-name="ro1">
          <table:table-cell office:value-type="float" office:value="0.17997433405">
            <text:p>1.800E-001</text:p>
          </table:table-cell>
          <table:table-cell office:value-type="float" office:value="0.169738865652">
            <text:p>1.697E-001</text:p>
          </table:table-cell>
          <table:table-cell office:value-type="float" office:value="0.178746757558">
            <text:p>1.787E-001</text:p>
          </table:table-cell>
          <table:table-cell office:value-type="float" office:value="0.180568862279">
            <text:p>1.806E-001</text:p>
          </table:table-cell>
          <table:table-cell/>
        </table:table-row>
        <table:table-row table:style-name="ro1">
          <table:table-cell office:value-type="float" office:value="0.172603212495">
            <text:p>1.726E-001</text:p>
          </table:table-cell>
          <table:table-cell office:value-type="float" office:value="0.169657608055">
            <text:p>1.697E-001</text:p>
          </table:table-cell>
          <table:table-cell office:value-type="float" office:value="0.176255045645">
            <text:p>1.763E-001</text:p>
          </table:table-cell>
          <table:table-cell office:value-type="float" office:value="0.179197704616">
            <text:p>1.792E-001</text:p>
          </table:table-cell>
          <table:table-cell/>
        </table:table-row>
        <table:table-row table:style-name="ro1">
          <table:table-cell office:value-type="float" office:value="0.170255275647">
            <text:p>1.703E-001</text:p>
          </table:table-cell>
          <table:table-cell office:value-type="float" office:value="0.16328177843">
            <text:p>1.633E-001</text:p>
          </table:table-cell>
          <table:table-cell office:value-type="float" office:value="0.167818058969">
            <text:p>1.678E-001</text:p>
          </table:table-cell>
          <table:table-cell office:value-type="float" office:value="0.174725186964">
            <text:p>1.747E-001</text:p>
          </table:table-cell>
          <table:table-cell/>
        </table:table-row>
        <table:table-row table:style-name="ro1">
          <table:table-cell office:value-type="float" office:value="0.167732661794">
            <text:p>1.677E-001</text:p>
          </table:table-cell>
          <table:table-cell office:value-type="float" office:value="0.17152100525">
            <text:p>1.715E-001</text:p>
          </table:table-cell>
          <table:table-cell office:value-type="float" office:value="0.172662683594">
            <text:p>1.727E-001</text:p>
          </table:table-cell>
          <table:table-cell office:value-type="float" office:value="0.175148926465">
            <text:p>1.751E-001</text:p>
          </table:table-cell>
          <table:table-cell/>
        </table:table-row>
        <table:table-row table:style-name="ro1">
          <table:table-cell office:value-type="float" office:value="0.170345589639">
            <text:p>1.703E-001</text:p>
          </table:table-cell>
          <table:table-cell office:value-type="float" office:value="0.176927908504">
            <text:p>1.769E-001</text:p>
          </table:table-cell>
          <table:table-cell office:value-type="float" office:value="0.182108678821">
            <text:p>1.821E-001</text:p>
          </table:table-cell>
          <table:table-cell office:value-type="float" office:value="0.169851826176">
            <text:p>1.699E-001</text:p>
          </table:table-cell>
          <table:table-cell/>
        </table:table-row>
        <table:table-row table:style-name="ro1">
          <table:table-cell office:value-type="float" office:value="0.1711964909">
            <text:p>1.712E-001</text:p>
          </table:table-cell>
          <table:table-cell office:value-type="float" office:value="0.178284781375">
            <text:p>1.783E-001</text:p>
          </table:table-cell>
          <table:table-cell office:value-type="float" office:value="0.172208918505">
            <text:p>1.722E-001</text:p>
          </table:table-cell>
          <table:table-cell office:value-type="float" office:value="0.176307404837">
            <text:p>1.763E-001</text:p>
          </table:table-cell>
          <table:table-cell/>
        </table:table-row>
        <table:table-row table:style-name="ro1">
          <table:table-cell office:value-type="float" office:value="0.176476345043">
            <text:p>1.765E-001</text:p>
          </table:table-cell>
          <table:table-cell office:value-type="float" office:value="0.167324374629">
            <text:p>1.673E-001</text:p>
          </table:table-cell>
          <table:table-cell office:value-type="float" office:value="0.177442758735">
            <text:p>1.774E-001</text:p>
          </table:table-cell>
          <table:table-cell office:value-type="float" office:value="0.177398730853">
            <text:p>1.774E-001</text:p>
          </table:table-cell>
          <table:table-cell/>
        </table:table-row>
        <table:table-row table:style-name="ro1">
          <table:table-cell office:value-type="float" office:value="0.178450955796">
            <text:p>1.785E-001</text:p>
          </table:table-cell>
          <table:table-cell office:value-type="float" office:value="0.171363530237">
            <text:p>1.714E-001</text:p>
          </table:table-cell>
          <table:table-cell office:value-type="float" office:value="0.166166920794">
            <text:p>1.662E-001</text:p>
          </table:table-cell>
          <table:table-cell office:value-type="float" office:value="0.18112134823">
            <text:p>1.811E-001</text:p>
          </table:table-cell>
          <table:table-cell/>
        </table:table-row>
        <table:table-row table:style-name="ro1">
          <table:table-cell office:value-type="float" office:value="0.171596201963">
            <text:p>1.716E-001</text:p>
          </table:table-cell>
          <table:table-cell office:value-type="float" office:value="0.168066718673">
            <text:p>1.681E-001</text:p>
          </table:table-cell>
          <table:table-cell office:value-type="float" office:value="0.180569940787">
            <text:p>1.806E-001</text:p>
          </table:table-cell>
          <table:table-cell office:value-type="float" office:value="0.184357791324">
            <text:p>1.844E-001</text:p>
          </table:table-cell>
          <table:table-cell/>
        </table:table-row>
        <table:table-row table:style-name="ro1">
          <table:table-cell office:value-type="float" office:value="0.173218171136">
            <text:p>1.732E-001</text:p>
          </table:table-cell>
          <table:table-cell office:value-type="float" office:value="0.168229995334">
            <text:p>1.682E-001</text:p>
          </table:table-cell>
          <table:table-cell office:value-type="float" office:value="0.168885957093">
            <text:p>1.689E-001</text:p>
          </table:table-cell>
          <table:table-cell office:value-type="float" office:value="0.175784162814">
            <text:p>1.758E-001</text:p>
          </table:table-cell>
          <table:table-cell/>
        </table:table-row>
        <table:table-row table:style-name="ro1">
          <table:table-cell office:value-type="float" office:value="0.174578613955">
            <text:p>1.746E-001</text:p>
          </table:table-cell>
          <table:table-cell office:value-type="float" office:value="0.166920176353">
            <text:p>1.669E-001</text:p>
          </table:table-cell>
          <table:table-cell office:value-type="float" office:value="0.172845694426">
            <text:p>1.728E-001</text:p>
          </table:table-cell>
          <table:table-cell office:value-type="float" office:value="0.181959418065">
            <text:p>1.820E-001</text:p>
          </table:table-cell>
          <table:table-cell/>
        </table:table-row>
        <table:table-row table:style-name="ro1">
          <table:table-cell office:value-type="float" office:value="0.168439460322">
            <text:p>1.684E-001</text:p>
          </table:table-cell>
          <table:table-cell office:value-type="float" office:value="0.179960758272">
            <text:p>1.800E-001</text:p>
          </table:table-cell>
          <table:table-cell office:value-type="float" office:value="0.169327796941">
            <text:p>1.693E-001</text:p>
          </table:table-cell>
          <table:table-cell office:value-type="float" office:value="0.181198439919">
            <text:p>1.812E-001</text:p>
          </table:table-cell>
          <table:table-cell/>
        </table:table-row>
        <table:table-row table:style-name="ro1">
          <table:table-cell office:value-type="float" office:value="0.176377821883">
            <text:p>1.764E-001</text:p>
          </table:table-cell>
          <table:table-cell office:value-type="float" office:value="0.166858702819">
            <text:p>1.669E-001</text:p>
          </table:table-cell>
          <table:table-cell office:value-type="float" office:value="0.171599765502">
            <text:p>1.716E-001</text:p>
          </table:table-cell>
          <table:table-cell office:value-type="float" office:value="0.176434423132">
            <text:p>1.764E-001</text:p>
          </table:table-cell>
          <table:table-cell/>
        </table:table-row>
        <table:table-row table:style-name="ro1">
          <table:table-cell office:value-type="float" office:value="0.174977586761">
            <text:p>1.750E-001</text:p>
          </table:table-cell>
          <table:table-cell office:value-type="float" office:value="0.175328689249">
            <text:p>1.753E-001</text:p>
          </table:table-cell>
          <table:table-cell office:value-type="float" office:value="0.168520176329">
            <text:p>1.685E-001</text:p>
          </table:table-cell>
          <table:table-cell office:value-type="float" office:value="0.182195312971">
            <text:p>1.822E-001</text:p>
          </table:table-cell>
          <table:table-cell/>
        </table:table-row>
        <table:table-row table:style-name="ro1">
          <table:table-cell office:value-type="float" office:value="0.16740524851">
            <text:p>1.674E-001</text:p>
          </table:table-cell>
          <table:table-cell office:value-type="float" office:value="0.17163770691">
            <text:p>1.716E-001</text:p>
          </table:table-cell>
          <table:table-cell office:value-type="float" office:value="0.171890469232">
            <text:p>1.719E-001</text:p>
          </table:table-cell>
          <table:table-cell office:value-type="float" office:value="0.178020812171">
            <text:p>1.780E-001</text:p>
          </table:table-cell>
          <table:table-cell/>
        </table:table-row>
        <table:table-row table:style-name="ro1">
          <table:table-cell office:value-type="float" office:value="0.170635095356">
            <text:p>1.706E-001</text:p>
          </table:table-cell>
          <table:table-cell office:value-type="float" office:value="0.16581306486">
            <text:p>1.658E-001</text:p>
          </table:table-cell>
          <table:table-cell office:value-type="float" office:value="0.168790652165">
            <text:p>1.688E-001</text:p>
          </table:table-cell>
          <table:table-cell office:value-type="float" office:value="0.187075782641">
            <text:p>1.871E-001</text:p>
          </table:table-cell>
          <table:table-cell/>
        </table:table-row>
        <table:table-row table:style-name="ro1">
          <table:table-cell office:value-type="float" office:value="0.181537557822">
            <text:p>1.815E-001</text:p>
          </table:table-cell>
          <table:table-cell office:value-type="float" office:value="0.171303959291">
            <text:p>1.713E-001</text:p>
          </table:table-cell>
          <table:table-cell office:value-type="float" office:value="0.171376749403">
            <text:p>1.714E-001</text:p>
          </table:table-cell>
          <table:table-cell office:value-type="float" office:value="0.167845631583">
            <text:p>1.678E-001</text:p>
          </table:table-cell>
          <table:table-cell/>
        </table:table-row>
        <table:table-row table:style-name="ro1">
          <table:table-cell office:value-type="float" office:value="0.17805615892">
            <text:p>1.781E-001</text:p>
          </table:table-cell>
          <table:table-cell office:value-type="float" office:value="0.170529119417">
            <text:p>1.705E-001</text:p>
          </table:table-cell>
          <table:table-cell office:value-type="float" office:value="0.169213735337">
            <text:p>1.692E-001</text:p>
          </table:table-cell>
          <table:table-cell office:value-type="float" office:value="0.182885113445">
            <text:p>1.829E-001</text:p>
          </table:table-cell>
          <table:table-cell/>
        </table:table-row>
        <table:table-row table:style-name="ro1">
          <table:table-cell office:value-type="float" office:value="0.173803502094">
            <text:p>1.738E-001</text:p>
          </table:table-cell>
          <table:table-cell office:value-type="float" office:value="0.172503105697">
            <text:p>1.725E-001</text:p>
          </table:table-cell>
          <table:table-cell office:value-type="float" office:value="0.170821611993">
            <text:p>1.708E-001</text:p>
          </table:table-cell>
          <table:table-cell office:value-type="float" office:value="0.182437010646">
            <text:p>1.824E-001</text:p>
          </table:table-cell>
          <table:table-cell/>
        </table:table-row>
        <table:table-row table:style-name="ro1">
          <table:table-cell office:value-type="float" office:value="0.174840145415">
            <text:p>1.748E-001</text:p>
          </table:table-cell>
          <table:table-cell office:value-type="float" office:value="0.164330891616">
            <text:p>1.643E-001</text:p>
          </table:table-cell>
          <table:table-cell office:value-type="float" office:value="0.170825046562">
            <text:p>1.708E-001</text:p>
          </table:table-cell>
          <table:table-cell office:value-type="float" office:value="0.179177175637">
            <text:p>1.792E-001</text:p>
          </table:table-cell>
          <table:table-cell/>
        </table:table-row>
        <table:table-row table:style-name="ro1">
          <table:table-cell office:value-type="float" office:value="0.173039601112">
            <text:p>1.730E-001</text:p>
          </table:table-cell>
          <table:table-cell office:value-type="float" office:value="0.17241313042">
            <text:p>1.724E-001</text:p>
          </table:table-cell>
          <table:table-cell office:value-type="float" office:value="0.169943187494">
            <text:p>1.699E-001</text:p>
          </table:table-cell>
          <table:table-cell office:value-type="float" office:value="0.175699394224">
            <text:p>1.757E-001</text:p>
          </table:table-cell>
          <table:table-cell/>
        </table:table-row>
        <table:table-row table:style-name="ro1">
          <table:table-cell office:value-type="float" office:value="0.17346811476">
            <text:p>1.735E-001</text:p>
          </table:table-cell>
          <table:table-cell office:value-type="float" office:value="0.171399251767">
            <text:p>1.714E-001</text:p>
          </table:table-cell>
          <table:table-cell office:value-type="float" office:value="0.177514007033">
            <text:p>1.775E-001</text:p>
          </table:table-cell>
          <table:table-cell office:value-type="float" office:value="0.182260302527">
            <text:p>1.823E-001</text:p>
          </table:table-cell>
          <table:table-cell/>
        </table:table-row>
        <table:table-row table:style-name="ro1">
          <table:table-cell office:value-type="float" office:value="0.17045822133">
            <text:p>1.705E-001</text:p>
          </table:table-cell>
          <table:table-cell office:value-type="float" office:value="0.174596676842">
            <text:p>1.746E-001</text:p>
          </table:table-cell>
          <table:table-cell office:value-type="float" office:value="0.170021646551">
            <text:p>1.700E-001</text:p>
          </table:table-cell>
          <table:table-cell office:value-type="float" office:value="0.184485316102">
            <text:p>1.845E-001</text:p>
          </table:table-cell>
          <table:table-cell/>
        </table:table-row>
        <table:table-row table:style-name="ro1">
          <table:table-cell office:value-type="float" office:value="0.175548309337">
            <text:p>1.755E-001</text:p>
          </table:table-cell>
          <table:table-cell office:value-type="float" office:value="0.167309308164">
            <text:p>1.673E-001</text:p>
          </table:table-cell>
          <table:table-cell office:value-type="float" office:value="0.17383800998">
            <text:p>1.738E-001</text:p>
          </table:table-cell>
          <table:table-cell office:value-type="float" office:value="0.183590719185">
            <text:p>1.836E-001</text:p>
          </table:table-cell>
          <table:table-cell/>
        </table:table-row>
        <table:table-row table:style-name="ro1">
          <table:table-cell office:value-type="float" office:value="0.167725135505">
            <text:p>1.677E-001</text:p>
          </table:table-cell>
          <table:table-cell office:value-type="float" office:value="0.170115027288">
            <text:p>1.701E-001</text:p>
          </table:table-cell>
          <table:table-cell office:value-type="float" office:value="0.171415526077">
            <text:p>1.714E-001</text:p>
          </table:table-cell>
          <table:table-cell office:value-type="float" office:value="0.181354114878">
            <text:p>1.814E-001</text:p>
          </table:table-cell>
          <table:table-cell/>
        </table:table-row>
        <table:table-row table:style-name="ro1">
          <table:table-cell office:value-type="float" office:value="0.169794265021">
            <text:p>1.698E-001</text:p>
          </table:table-cell>
          <table:table-cell office:value-type="float" office:value="0.173350926874">
            <text:p>1.734E-001</text:p>
          </table:table-cell>
          <table:table-cell office:value-type="float" office:value="0.180197804448">
            <text:p>1.802E-001</text:p>
          </table:table-cell>
          <table:table-cell office:value-type="float" office:value="0.181075595403">
            <text:p>1.811E-001</text:p>
          </table:table-cell>
          <table:table-cell/>
        </table:table-row>
        <table:table-row table:style-name="ro1">
          <table:table-cell office:value-type="float" office:value="0.172565882241">
            <text:p>1.726E-001</text:p>
          </table:table-cell>
          <table:table-cell office:value-type="float" office:value="0.171374142803">
            <text:p>1.714E-001</text:p>
          </table:table-cell>
          <table:table-cell office:value-type="float" office:value="0.180919822492">
            <text:p>1.809E-001</text:p>
          </table:table-cell>
          <table:table-cell office:value-type="float" office:value="0.170617527573">
            <text:p>1.706E-001</text:p>
          </table:table-cell>
          <table:table-cell/>
        </table:table-row>
        <table:table-row table:style-name="ro1">
          <table:table-cell office:value-type="float" office:value="0.17342544305">
            <text:p>1.734E-001</text:p>
          </table:table-cell>
          <table:table-cell office:value-type="float" office:value="0.172022331447">
            <text:p>1.720E-001</text:p>
          </table:table-cell>
          <table:table-cell office:value-type="float" office:value="0.167285906217">
            <text:p>1.673E-001</text:p>
          </table:table-cell>
          <table:table-cell office:value-type="float" office:value="0.179358689098">
            <text:p>1.794E-001</text:p>
          </table:table-cell>
          <table:table-cell/>
        </table:table-row>
        <table:table-row table:style-name="ro1">
          <table:table-cell office:value-type="float" office:value="0.169109309827">
            <text:p>1.691E-001</text:p>
          </table:table-cell>
          <table:table-cell office:value-type="float" office:value="0.164398926191">
            <text:p>1.644E-001</text:p>
          </table:table-cell>
          <table:table-cell office:value-type="float" office:value="0.171973624442">
            <text:p>1.720E-001</text:p>
          </table:table-cell>
          <table:table-cell office:value-type="float" office:value="0.180400597937">
            <text:p>1.804E-001</text:p>
          </table:table-cell>
          <table:table-cell/>
        </table:table-row>
        <table:table-row table:style-name="ro1">
          <table:table-cell office:value-type="float" office:value="0.162633804321">
            <text:p>1.626E-001</text:p>
          </table:table-cell>
          <table:table-cell office:value-type="float" office:value="0.167951885691">
            <text:p>1.680E-001</text:p>
          </table:table-cell>
          <table:table-cell office:value-type="float" office:value="0.172026749182">
            <text:p>1.720E-001</text:p>
          </table:table-cell>
          <table:table-cell office:value-type="float" office:value="0.177000720384">
            <text:p>1.770E-001</text:p>
          </table:table-cell>
          <table:table-cell/>
        </table:table-row>
        <table:table-row table:style-name="ro1">
          <table:table-cell office:value-type="float" office:value="0.176411484067">
            <text:p>1.764E-001</text:p>
          </table:table-cell>
          <table:table-cell office:value-type="float" office:value="0.17069559293">
            <text:p>1.707E-001</text:p>
          </table:table-cell>
          <table:table-cell office:value-type="float" office:value="0.173057202703">
            <text:p>1.731E-001</text:p>
          </table:table-cell>
          <table:table-cell office:value-type="float" office:value="0.188292894912">
            <text:p>1.883E-001</text:p>
          </table:table-cell>
          <table:table-cell/>
        </table:table-row>
        <table:table-row table:style-name="ro1">
          <table:table-cell office:value-type="float" office:value="0.172102880182">
            <text:p>1.721E-001</text:p>
          </table:table-cell>
          <table:table-cell office:value-type="float" office:value="0.172524144138">
            <text:p>1.725E-001</text:p>
          </table:table-cell>
          <table:table-cell office:value-type="float" office:value="0.17099228052">
            <text:p>1.710E-001</text:p>
          </table:table-cell>
          <table:table-cell office:value-type="float" office:value="0.181276267716">
            <text:p>1.813E-001</text:p>
          </table:table-cell>
          <table:table-cell/>
        </table:table-row>
        <table:table-row table:style-name="ro1">
          <table:table-cell office:value-type="float" office:value="0.173474873237">
            <text:p>1.735E-001</text:p>
          </table:table-cell>
          <table:table-cell office:value-type="float" office:value="0.178239180327">
            <text:p>1.782E-001</text:p>
          </table:table-cell>
          <table:table-cell office:value-type="float" office:value="0.171173851403">
            <text:p>1.712E-001</text:p>
          </table:table-cell>
          <table:table-cell office:value-type="float" office:value="0.176378022128">
            <text:p>1.764E-001</text:p>
          </table:table-cell>
          <table:table-cell/>
        </table:table-row>
        <table:table-row table:style-name="ro1">
          <table:table-cell office:value-type="float" office:value="0.174582297198">
            <text:p>1.746E-001</text:p>
          </table:table-cell>
          <table:table-cell office:value-type="float" office:value="0.171826697731">
            <text:p>1.718E-001</text:p>
          </table:table-cell>
          <table:table-cell office:value-type="float" office:value="0.180504349857">
            <text:p>1.805E-001</text:p>
          </table:table-cell>
          <table:table-cell office:value-type="float" office:value="0.178460218642">
            <text:p>1.785E-001</text:p>
          </table:table-cell>
          <table:table-cell/>
        </table:table-row>
        <table:table-row table:style-name="ro1">
          <table:table-cell office:value-type="float" office:value="0.172287605031">
            <text:p>1.723E-001</text:p>
          </table:table-cell>
          <table:table-cell office:value-type="float" office:value="0.1730512587">
            <text:p>1.731E-001</text:p>
          </table:table-cell>
          <table:table-cell office:value-type="float" office:value="0.176676077426">
            <text:p>1.767E-001</text:p>
          </table:table-cell>
          <table:table-cell office:value-type="float" office:value="0.179092079468">
            <text:p>1.791E-001</text:p>
          </table:table-cell>
          <table:table-cell/>
        </table:table-row>
        <table:table-row table:style-name="ro1">
          <table:table-cell office:value-type="float" office:value="0.17489329729">
            <text:p>1.749E-001</text:p>
          </table:table-cell>
          <table:table-cell office:value-type="float" office:value="0.170426825177">
            <text:p>1.704E-001</text:p>
          </table:table-cell>
          <table:table-cell office:value-type="float" office:value="0.176456930676">
            <text:p>1.765E-001</text:p>
          </table:table-cell>
          <table:table-cell office:value-type="float" office:value="0.176631471951">
            <text:p>1.766E-001</text:p>
          </table:table-cell>
          <table:table-cell/>
        </table:table-row>
        <table:table-row table:style-name="ro1">
          <table:table-cell office:value-type="float" office:value="0.177701270114">
            <text:p>1.777E-001</text:p>
          </table:table-cell>
          <table:table-cell office:value-type="float" office:value="0.171390811675">
            <text:p>1.714E-001</text:p>
          </table:table-cell>
          <table:table-cell office:value-type="float" office:value="0.175897973308">
            <text:p>1.759E-001</text:p>
          </table:table-cell>
          <table:table-cell office:value-type="float" office:value="0.179156142536">
            <text:p>1.792E-001</text:p>
          </table:table-cell>
          <table:table-cell/>
        </table:table-row>
        <table:table-row table:style-name="ro1">
          <table:table-cell office:value-type="float" office:value="0.174183453426">
            <text:p>1.742E-001</text:p>
          </table:table-cell>
          <table:table-cell office:value-type="float" office:value="0.167811692394">
            <text:p>1.678E-001</text:p>
          </table:table-cell>
          <table:table-cell office:value-type="float" office:value="0.181966900292">
            <text:p>1.820E-001</text:p>
          </table:table-cell>
          <table:table-cell office:value-type="float" office:value="0.1808738911">
            <text:p>1.809E-001</text:p>
          </table:table-cell>
          <table:table-cell/>
        </table:table-row>
      </table:table>
      <table:table table:name="Hu2" table:style-name="ta1" table:print="false">
        <table:table-column table:style-name="co2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>
            <text:p>authong1</text:p>
          </table:table-cell>
          <table:table-cell office:value-type="string">
            <text:p>chainat72</text:p>
          </table:table-cell>
          <table:table-cell office:value-type="string">
            <text:p>motoso1</text:p>
          </table:table-cell>
          <table:table-cell office:value-type="string">
            <text:p>kamphangsean2</text:p>
          </table:table-cell>
          <table:table-cell/>
        </table:table-row>
        <table:table-row table:style-name="ro1">
          <table:table-cell office:value-type="float" office:value="0.00397763806489">
            <text:p>3.978E-003</text:p>
          </table:table-cell>
          <table:table-cell table:style-name="ce1" office:value-type="float" office:value="0.00316483716479">
            <text:p>3.165E-003</text:p>
          </table:table-cell>
          <table:table-cell table:style-name="ce1" office:value-type="float" office:value="0.0014056888113">
            <text:p>1.406E-003</text:p>
          </table:table-cell>
          <table:table-cell table:style-name="ce1" office:value-type="float" office:value="0.00362822025171">
            <text:p>3.628E-003</text:p>
          </table:table-cell>
          <table:table-cell>
            <draw:frame table:end-cell-address="Hu2.N23" table:end-x="0.2843in" table:end-y="0.0622in" draw:z-index="0" draw:style-name="gr1" svg:width="7.6299in" svg:height="3.7713in" svg:x="0.6559in" svg:y="0.0106in">
              <draw:object draw:notify-on-update-of-ranges="Hu2.A1:Hu2.A1 Hu2.A2:Hu2.A51 Hu2.B1:Hu2.B1 Hu2.B2:Hu2.B51 Hu2.C1:Hu2.C1 Hu2.C2:Hu2.C51 Hu2.D1:Hu2.D1 Hu2.D2:Hu2.D5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0.00173527140765">
            <text:p>1.735E-003</text:p>
          </table:table-cell>
          <table:table-cell table:style-name="ce1" office:value-type="float" office:value="0.00309583674444">
            <text:p>3.096E-003</text:p>
          </table:table-cell>
          <table:table-cell table:style-name="ce1" office:value-type="float" office:value="0.00316659928083">
            <text:p>3.167E-003</text:p>
          </table:table-cell>
          <table:table-cell table:style-name="ce1" office:value-type="float" office:value="0.004538129032">
            <text:p>4.538E-003</text:p>
          </table:table-cell>
          <table:table-cell/>
        </table:table-row>
        <table:table-row table:style-name="ro1">
          <table:table-cell office:value-type="float" office:value="0.00437765628995">
            <text:p>4.378E-003</text:p>
          </table:table-cell>
          <table:table-cell table:style-name="ce1" office:value-type="float" office:value="0.00444981215471">
            <text:p>4.450E-003</text:p>
          </table:table-cell>
          <table:table-cell table:style-name="ce1" office:value-type="float" office:value="0.00392001602195">
            <text:p>3.920E-003</text:p>
          </table:table-cell>
          <table:table-cell table:style-name="ce1" office:value-type="float" office:value="0.00474827341193">
            <text:p>4.748E-003</text:p>
          </table:table-cell>
          <table:table-cell/>
        </table:table-row>
        <table:table-row table:style-name="ro1">
          <table:table-cell office:value-type="float" office:value="0.00408877653788">
            <text:p>4.089E-003</text:p>
          </table:table-cell>
          <table:table-cell table:style-name="ce1" office:value-type="float" office:value="0.00417169256026">
            <text:p>4.172E-003</text:p>
          </table:table-cell>
          <table:table-cell table:style-name="ce1" office:value-type="float" office:value="0.00476772201905">
            <text:p>4.768E-003</text:p>
          </table:table-cell>
          <table:table-cell table:style-name="ce1" office:value-type="float" office:value="0.00351221539867">
            <text:p>3.512E-003</text:p>
          </table:table-cell>
          <table:table-cell/>
        </table:table-row>
        <table:table-row table:style-name="ro1">
          <table:table-cell office:value-type="float" office:value="0.00283530536277">
            <text:p>2.835E-003</text:p>
          </table:table-cell>
          <table:table-cell table:style-name="ce1" office:value-type="float" office:value="0.00238996508686">
            <text:p>2.390E-003</text:p>
          </table:table-cell>
          <table:table-cell table:style-name="ce1" office:value-type="float" office:value="0.00448908683538">
            <text:p>4.489E-003</text:p>
          </table:table-cell>
          <table:table-cell table:style-name="ce1" office:value-type="float" office:value="0.00557728546609">
            <text:p>5.577E-003</text:p>
          </table:table-cell>
          <table:table-cell/>
        </table:table-row>
        <table:table-row table:style-name="ro1">
          <table:table-cell office:value-type="float" office:value="0.00248348648652">
            <text:p>2.483E-003</text:p>
          </table:table-cell>
          <table:table-cell table:style-name="ce1" office:value-type="float" office:value="0.00415379095387">
            <text:p>4.154E-003</text:p>
          </table:table-cell>
          <table:table-cell table:style-name="ce1" office:value-type="float" office:value="0.00542928598591">
            <text:p>5.429E-003</text:p>
          </table:table-cell>
          <table:table-cell table:style-name="ce1" office:value-type="float" office:value="0.00343034775566">
            <text:p>3.430E-003</text:p>
          </table:table-cell>
          <table:table-cell/>
        </table:table-row>
        <table:table-row table:style-name="ro1">
          <table:table-cell office:value-type="float" office:value="0.00259364487226">
            <text:p>2.594E-003</text:p>
          </table:table-cell>
          <table:table-cell table:style-name="ce1" office:value-type="float" office:value="0.00295492224797">
            <text:p>2.955E-003</text:p>
          </table:table-cell>
          <table:table-cell table:style-name="ce1" office:value-type="float" office:value="0.00356598060656">
            <text:p>3.566E-003</text:p>
          </table:table-cell>
          <table:table-cell table:style-name="ce1" office:value-type="float" office:value="0.00363586589691">
            <text:p>3.636E-003</text:p>
          </table:table-cell>
          <table:table-cell/>
        </table:table-row>
        <table:table-row table:style-name="ro1">
          <table:table-cell office:value-type="float" office:value="0.000411709850348">
            <text:p>4.117E-004</text:p>
          </table:table-cell>
          <table:table-cell table:style-name="ce1" office:value-type="float" office:value="0.00215186261804">
            <text:p>2.152E-003</text:p>
          </table:table-cell>
          <table:table-cell table:style-name="ce1" office:value-type="float" office:value="0.00331475372357">
            <text:p>3.315E-003</text:p>
          </table:table-cell>
          <table:table-cell table:style-name="ce1" office:value-type="float" office:value="0.00286503990006">
            <text:p>2.865E-003</text:p>
          </table:table-cell>
          <table:table-cell/>
        </table:table-row>
        <table:table-row table:style-name="ro1">
          <table:table-cell office:value-type="float" office:value="0.00556161666486">
            <text:p>5.562E-003</text:p>
          </table:table-cell>
          <table:table-cell table:style-name="ce1" office:value-type="float" office:value="0.00111784604856">
            <text:p>1.118E-003</text:p>
          </table:table-cell>
          <table:table-cell table:style-name="ce1" office:value-type="float" office:value="0.00387844961541">
            <text:p>3.878E-003</text:p>
          </table:table-cell>
          <table:table-cell table:style-name="ce1" office:value-type="float" office:value="0.00372461380646">
            <text:p>3.725E-003</text:p>
          </table:table-cell>
          <table:table-cell/>
        </table:table-row>
        <table:table-row table:style-name="ro1">
          <table:table-cell office:value-type="float" office:value="0.00193885263357">
            <text:p>1.939E-003</text:p>
          </table:table-cell>
          <table:table-cell table:style-name="ce1" office:value-type="float" office:value="0.0040834865747">
            <text:p>4.083E-003</text:p>
          </table:table-cell>
          <table:table-cell table:style-name="ce1" office:value-type="float" office:value="0.00406394764923">
            <text:p>4.064E-003</text:p>
          </table:table-cell>
          <table:table-cell table:style-name="ce1" office:value-type="float" office:value="0.00376912796638">
            <text:p>3.769E-003</text:p>
          </table:table-cell>
          <table:table-cell/>
        </table:table-row>
        <table:table-row table:style-name="ro1">
          <table:table-cell office:value-type="float" office:value="0.00358089927413">
            <text:p>3.581E-003</text:p>
          </table:table-cell>
          <table:table-cell table:style-name="ce1" office:value-type="float" office:value="0.00345918715547">
            <text:p>3.459E-003</text:p>
          </table:table-cell>
          <table:table-cell table:style-name="ce1" office:value-type="float" office:value="0.00536336056197">
            <text:p>5.363E-003</text:p>
          </table:table-cell>
          <table:table-cell table:style-name="ce1" office:value-type="float" office:value="0.00272071949552">
            <text:p>2.721E-003</text:p>
          </table:table-cell>
          <table:table-cell/>
        </table:table-row>
        <table:table-row table:style-name="ro1">
          <table:table-cell office:value-type="float" office:value="0.000818589078944">
            <text:p>8.186E-004</text:p>
          </table:table-cell>
          <table:table-cell table:style-name="ce1" office:value-type="float" office:value="0.00357474165031">
            <text:p>3.575E-003</text:p>
          </table:table-cell>
          <table:table-cell table:style-name="ce1" office:value-type="float" office:value="0.00288200967464">
            <text:p>2.882E-003</text:p>
          </table:table-cell>
          <table:table-cell table:style-name="ce1" office:value-type="float" office:value="0.00386123593606">
            <text:p>3.861E-003</text:p>
          </table:table-cell>
          <table:table-cell/>
        </table:table-row>
        <table:table-row table:style-name="ro1">
          <table:table-cell office:value-type="float" office:value="0.00502168338639">
            <text:p>5.022E-003</text:p>
          </table:table-cell>
          <table:table-cell table:style-name="ce1" office:value-type="float" office:value="0.00288062794106">
            <text:p>2.881E-003</text:p>
          </table:table-cell>
          <table:table-cell table:style-name="ce1" office:value-type="float" office:value="0.00363220578386">
            <text:p>3.632E-003</text:p>
          </table:table-cell>
          <table:table-cell table:style-name="ce1" office:value-type="float" office:value="0.00362667503034">
            <text:p>3.627E-003</text:p>
          </table:table-cell>
          <table:table-cell/>
        </table:table-row>
        <table:table-row table:style-name="ro1">
          <table:table-cell office:value-type="float" office:value="0.00294153815248">
            <text:p>2.942E-003</text:p>
          </table:table-cell>
          <table:table-cell table:style-name="ce1" office:value-type="float" office:value="0.00317189227002">
            <text:p>3.172E-003</text:p>
          </table:table-cell>
          <table:table-cell table:style-name="ce1" office:value-type="float" office:value="0.00410301329682">
            <text:p>4.103E-003</text:p>
          </table:table-cell>
          <table:table-cell table:style-name="ce1" office:value-type="float" office:value="0.00234717455639">
            <text:p>2.347E-003</text:p>
          </table:table-cell>
          <table:table-cell/>
        </table:table-row>
        <table:table-row table:style-name="ro1">
          <table:table-cell office:value-type="float" office:value="0.00230621381716">
            <text:p>2.306E-003</text:p>
          </table:table-cell>
          <table:table-cell table:style-name="ce1" office:value-type="float" office:value="0.000768815458382">
            <text:p>7.688E-004</text:p>
          </table:table-cell>
          <table:table-cell table:style-name="ce1" office:value-type="float" office:value="0.00267395643492">
            <text:p>2.674E-003</text:p>
          </table:table-cell>
          <table:table-cell table:style-name="ce1" office:value-type="float" office:value="0.00236204237455">
            <text:p>2.362E-003</text:p>
          </table:table-cell>
          <table:table-cell/>
        </table:table-row>
        <table:table-row table:style-name="ro1">
          <table:table-cell office:value-type="float" office:value="0.000621160013299">
            <text:p>6.212E-004</text:p>
          </table:table-cell>
          <table:table-cell table:style-name="ce1" office:value-type="float" office:value="0.00343682729122">
            <text:p>3.437E-003</text:p>
          </table:table-cell>
          <table:table-cell table:style-name="ce1" office:value-type="float" office:value="0.00376145756335">
            <text:p>3.761E-003</text:p>
          </table:table-cell>
          <table:table-cell table:style-name="ce1" office:value-type="float" office:value="0.00260523814228">
            <text:p>2.605E-003</text:p>
          </table:table-cell>
          <table:table-cell/>
        </table:table-row>
        <table:table-row table:style-name="ro1">
          <table:table-cell office:value-type="float" office:value="0.00271992119696">
            <text:p>2.720E-003</text:p>
          </table:table-cell>
          <table:table-cell table:style-name="ce1" office:value-type="float" office:value="0.00354807661214">
            <text:p>3.548E-003</text:p>
          </table:table-cell>
          <table:table-cell table:style-name="ce1" office:value-type="float" office:value="0.00457807372841">
            <text:p>4.578E-003</text:p>
          </table:table-cell>
          <table:table-cell table:style-name="ce1" office:value-type="float" office:value="0.000911084861319">
            <text:p>9.111E-004</text:p>
          </table:table-cell>
          <table:table-cell/>
        </table:table-row>
        <table:table-row table:style-name="ro1">
          <table:table-cell office:value-type="float" office:value="0.00131284426582">
            <text:p>1.313E-003</text:p>
          </table:table-cell>
          <table:table-cell table:style-name="ce1" office:value-type="float" office:value="0.00540430341335">
            <text:p>5.404E-003</text:p>
          </table:table-cell>
          <table:table-cell table:style-name="ce1" office:value-type="float" office:value="0.00326311192393">
            <text:p>3.263E-003</text:p>
          </table:table-cell>
          <table:table-cell table:style-name="ce1" office:value-type="float" office:value="0.0026064001605">
            <text:p>2.606E-003</text:p>
          </table:table-cell>
          <table:table-cell/>
        </table:table-row>
        <table:table-row table:style-name="ro1">
          <table:table-cell office:value-type="float" office:value="0.00279294035323">
            <text:p>2.793E-003</text:p>
          </table:table-cell>
          <table:table-cell table:style-name="ce1" office:value-type="float" office:value="0.00230953338863">
            <text:p>2.310E-003</text:p>
          </table:table-cell>
          <table:table-cell table:style-name="ce1" office:value-type="float" office:value="0.0056115929995">
            <text:p>5.612E-003</text:p>
          </table:table-cell>
          <table:table-cell table:style-name="ce1" office:value-type="float" office:value="0.00267353451986">
            <text:p>2.674E-003</text:p>
          </table:table-cell>
          <table:table-cell/>
        </table:table-row>
        <table:table-row table:style-name="ro1">
          <table:table-cell office:value-type="float" office:value="0.00268696626439">
            <text:p>2.687E-003</text:p>
          </table:table-cell>
          <table:table-cell table:style-name="ce1" office:value-type="float" office:value="0.00342947302188">
            <text:p>3.429E-003</text:p>
          </table:table-cell>
          <table:table-cell table:style-name="ce1" office:value-type="float" office:value="0.00186011428464">
            <text:p>1.860E-003</text:p>
          </table:table-cell>
          <table:table-cell table:style-name="ce1" office:value-type="float" office:value="0.00343693857842">
            <text:p>3.437E-003</text:p>
          </table:table-cell>
          <table:table-cell/>
        </table:table-row>
        <table:table-row table:style-name="ro1">
          <table:table-cell office:value-type="float" office:value="0.00237982930312">
            <text:p>2.380E-003</text:p>
          </table:table-cell>
          <table:table-cell table:style-name="ce1" office:value-type="float" office:value="0.00232031109675">
            <text:p>2.320E-003</text:p>
          </table:table-cell>
          <table:table-cell table:style-name="ce1" office:value-type="float" office:value="0.00288227163965">
            <text:p>2.882E-003</text:p>
          </table:table-cell>
          <table:table-cell table:style-name="ce1" office:value-type="float" office:value="0.00505140577446">
            <text:p>5.051E-003</text:p>
          </table:table-cell>
          <table:table-cell/>
        </table:table-row>
        <table:table-row table:style-name="ro1">
          <table:table-cell office:value-type="float" office:value="0.00317249274745">
            <text:p>3.172E-003</text:p>
          </table:table-cell>
          <table:table-cell table:style-name="ce1" office:value-type="float" office:value="0.0027232969248">
            <text:p>2.723E-003</text:p>
          </table:table-cell>
          <table:table-cell table:style-name="ce1" office:value-type="float" office:value="0.00301463560001">
            <text:p>3.015E-003</text:p>
          </table:table-cell>
          <table:table-cell table:style-name="ce1" office:value-type="float" office:value="0.00262963562601">
            <text:p>2.630E-003</text:p>
          </table:table-cell>
          <table:table-cell/>
        </table:table-row>
        <table:table-row table:style-name="ro1">
          <table:table-cell office:value-type="float" office:value="0.00402053176478">
            <text:p>4.021E-003</text:p>
          </table:table-cell>
          <table:table-cell table:style-name="ce1" office:value-type="float" office:value="0.001871332053">
            <text:p>1.871E-003</text:p>
          </table:table-cell>
          <table:table-cell table:style-name="ce1" office:value-type="float" office:value="0.00295443506901">
            <text:p>2.954E-003</text:p>
          </table:table-cell>
          <table:table-cell table:style-name="ce1" office:value-type="float" office:value="0.00481558736012">
            <text:p>4.816E-003</text:p>
          </table:table-cell>
          <table:table-cell/>
        </table:table-row>
        <table:table-row table:style-name="ro1">
          <table:table-cell office:value-type="float" office:value="0.00214646697025">
            <text:p>2.146E-003</text:p>
          </table:table-cell>
          <table:table-cell table:style-name="ce1" office:value-type="float" office:value="0.00281715019444">
            <text:p>2.817E-003</text:p>
          </table:table-cell>
          <table:table-cell table:style-name="ce1" office:value-type="float" office:value="0.00222701163567">
            <text:p>2.227E-003</text:p>
          </table:table-cell>
          <table:table-cell table:style-name="ce1" office:value-type="float" office:value="0.0044774980385">
            <text:p>4.477E-003</text:p>
          </table:table-cell>
          <table:table-cell/>
        </table:table-row>
        <table:table-row table:style-name="ro1">
          <table:table-cell office:value-type="float" office:value="0.00447944105629">
            <text:p>4.479E-003</text:p>
          </table:table-cell>
          <table:table-cell table:style-name="ce1" office:value-type="float" office:value="0.00229733647023">
            <text:p>2.297E-003</text:p>
          </table:table-cell>
          <table:table-cell table:style-name="ce1" office:value-type="float" office:value="0.0031802388504">
            <text:p>3.180E-003</text:p>
          </table:table-cell>
          <table:table-cell table:style-name="ce1" office:value-type="float" office:value="0.00196893708325">
            <text:p>1.969E-003</text:p>
          </table:table-cell>
          <table:table-cell/>
        </table:table-row>
        <table:table-row table:style-name="ro1">
          <table:table-cell office:value-type="float" office:value="0.00382709235838">
            <text:p>3.827E-003</text:p>
          </table:table-cell>
          <table:table-cell table:style-name="ce1" office:value-type="float" office:value="0.00182693054904">
            <text:p>1.827E-003</text:p>
          </table:table-cell>
          <table:table-cell table:style-name="ce1" office:value-type="float" office:value="0.00272085242476">
            <text:p>2.721E-003</text:p>
          </table:table-cell>
          <table:table-cell table:style-name="ce1" office:value-type="float" office:value="0.00216850029606">
            <text:p>2.169E-003</text:p>
          </table:table-cell>
          <table:table-cell/>
        </table:table-row>
        <table:table-row table:style-name="ro1">
          <table:table-cell office:value-type="float" office:value="0.00150508807882">
            <text:p>1.505E-003</text:p>
          </table:table-cell>
          <table:table-cell table:style-name="ce1" office:value-type="float" office:value="0.00285605366915">
            <text:p>2.856E-003</text:p>
          </table:table-cell>
          <table:table-cell table:style-name="ce1" office:value-type="float" office:value="0.00392755288114">
            <text:p>3.928E-003</text:p>
          </table:table-cell>
          <table:table-cell table:style-name="ce1" office:value-type="float" office:value="0.00340055846129">
            <text:p>3.401E-003</text:p>
          </table:table-cell>
          <table:table-cell/>
        </table:table-row>
        <table:table-row table:style-name="ro1">
          <table:table-cell office:value-type="float" office:value="0.000950618148765">
            <text:p>9.506E-004</text:p>
          </table:table-cell>
          <table:table-cell table:style-name="ce1" office:value-type="float" office:value="0.00149576336424">
            <text:p>1.496E-003</text:p>
          </table:table-cell>
          <table:table-cell table:style-name="ce1" office:value-type="float" office:value="0.00282245210943">
            <text:p>2.822E-003</text:p>
          </table:table-cell>
          <table:table-cell table:style-name="ce1" office:value-type="float" office:value="0.00428107827121">
            <text:p>4.281E-003</text:p>
          </table:table-cell>
          <table:table-cell/>
        </table:table-row>
        <table:table-row table:style-name="ro1">
          <table:table-cell office:value-type="float" office:value="0.00580631003621">
            <text:p>5.806E-003</text:p>
          </table:table-cell>
          <table:table-cell table:style-name="ce1" office:value-type="float" office:value="0.00370116155762">
            <text:p>3.701E-003</text:p>
          </table:table-cell>
          <table:table-cell table:style-name="ce1" office:value-type="float" office:value="0.00334128848731">
            <text:p>3.341E-003</text:p>
          </table:table-cell>
          <table:table-cell table:style-name="ce1" office:value-type="float" office:value="0.00132963352979">
            <text:p>1.330E-003</text:p>
          </table:table-cell>
          <table:table-cell/>
        </table:table-row>
        <table:table-row table:style-name="ro1">
          <table:table-cell office:value-type="float" office:value="0.00228934940752">
            <text:p>2.289E-003</text:p>
          </table:table-cell>
          <table:table-cell table:style-name="ce1" office:value-type="float" office:value="0.00334797972892">
            <text:p>3.348E-003</text:p>
          </table:table-cell>
          <table:table-cell table:style-name="ce1" office:value-type="float" office:value="0.00306841618675">
            <text:p>3.068E-003</text:p>
          </table:table-cell>
          <table:table-cell table:style-name="ce1" office:value-type="float" office:value="0.00260409661637">
            <text:p>2.604E-003</text:p>
          </table:table-cell>
          <table:table-cell/>
        </table:table-row>
        <table:table-row table:style-name="ro1">
          <table:table-cell office:value-type="float" office:value="0.00298600694276">
            <text:p>2.986E-003</text:p>
          </table:table-cell>
          <table:table-cell table:style-name="ce1" office:value-type="float" office:value="0.00329072644707">
            <text:p>3.291E-003</text:p>
          </table:table-cell>
          <table:table-cell table:style-name="ce1" office:value-type="float" office:value="0.00353941864081">
            <text:p>3.539E-003</text:p>
          </table:table-cell>
          <table:table-cell table:style-name="ce1" office:value-type="float" office:value="0.00436857167972">
            <text:p>4.369E-003</text:p>
          </table:table-cell>
          <table:table-cell/>
        </table:table-row>
        <table:table-row table:style-name="ro1">
          <table:table-cell office:value-type="float" office:value="0.00256001363831">
            <text:p>2.560E-003</text:p>
          </table:table-cell>
          <table:table-cell table:style-name="ce1" office:value-type="float" office:value="0.00115000409875">
            <text:p>1.150E-003</text:p>
          </table:table-cell>
          <table:table-cell table:style-name="ce1" office:value-type="float" office:value="0.00260117389596">
            <text:p>2.601E-003</text:p>
          </table:table-cell>
          <table:table-cell table:style-name="ce1" office:value-type="float" office:value="0.00306295052714">
            <text:p>3.063E-003</text:p>
          </table:table-cell>
          <table:table-cell/>
        </table:table-row>
        <table:table-row table:style-name="ro1">
          <table:table-cell office:value-type="float" office:value="0.00198425220946">
            <text:p>1.984E-003</text:p>
          </table:table-cell>
          <table:table-cell table:style-name="ce1" office:value-type="float" office:value="0.00406912935079">
            <text:p>4.069E-003</text:p>
          </table:table-cell>
          <table:table-cell table:style-name="ce1" office:value-type="float" office:value="0.00330752082651">
            <text:p>3.308E-003</text:p>
          </table:table-cell>
          <table:table-cell table:style-name="ce1" office:value-type="float" office:value="0.00456823714095">
            <text:p>4.568E-003</text:p>
          </table:table-cell>
          <table:table-cell/>
        </table:table-row>
        <table:table-row table:style-name="ro1">
          <table:table-cell office:value-type="float" office:value="0.00255788932651">
            <text:p>2.558E-003</text:p>
          </table:table-cell>
          <table:table-cell table:style-name="ce1" office:value-type="float" office:value="0.00347587171649">
            <text:p>3.476E-003</text:p>
          </table:table-cell>
          <table:table-cell table:style-name="ce1" office:value-type="float" office:value="0.00375534289633">
            <text:p>3.755E-003</text:p>
          </table:table-cell>
          <table:table-cell table:style-name="ce1" office:value-type="float" office:value="0.00518805814199">
            <text:p>5.188E-003</text:p>
          </table:table-cell>
          <table:table-cell/>
        </table:table-row>
        <table:table-row table:style-name="ro1">
          <table:table-cell office:value-type="float" office:value="0.00103789596051">
            <text:p>1.038E-003</text:p>
          </table:table-cell>
          <table:table-cell table:style-name="ce1" office:value-type="float" office:value="0.00445762525252">
            <text:p>4.458E-003</text:p>
          </table:table-cell>
          <table:table-cell table:style-name="ce1" office:value-type="float" office:value="0.0030692845201">
            <text:p>3.069E-003</text:p>
          </table:table-cell>
          <table:table-cell table:style-name="ce1" office:value-type="float" office:value="0.00424790745441">
            <text:p>4.248E-003</text:p>
          </table:table-cell>
          <table:table-cell/>
        </table:table-row>
        <table:table-row table:style-name="ro1">
          <table:table-cell office:value-type="float" office:value="0.00460403286028">
            <text:p>4.604E-003</text:p>
          </table:table-cell>
          <table:table-cell table:style-name="ce1" office:value-type="float" office:value="0.00215421431547">
            <text:p>2.154E-003</text:p>
          </table:table-cell>
          <table:table-cell table:style-name="ce1" office:value-type="float" office:value="0.0037429812259">
            <text:p>3.743E-003</text:p>
          </table:table-cell>
          <table:table-cell table:style-name="ce1" office:value-type="float" office:value="0.00512587005925">
            <text:p>5.126E-003</text:p>
          </table:table-cell>
          <table:table-cell/>
        </table:table-row>
        <table:table-row table:style-name="ro1">
          <table:table-cell office:value-type="float" office:value="0.00175230639429">
            <text:p>1.752E-003</text:p>
          </table:table-cell>
          <table:table-cell table:style-name="ce1" office:value-type="float" office:value="0.00247655307648">
            <text:p>2.477E-003</text:p>
          </table:table-cell>
          <table:table-cell table:style-name="ce1" office:value-type="float" office:value="0.00285646754518">
            <text:p>2.856E-003</text:p>
          </table:table-cell>
          <table:table-cell table:style-name="ce1" office:value-type="float" office:value="0.00381020521229">
            <text:p>3.810E-003</text:p>
          </table:table-cell>
          <table:table-cell/>
        </table:table-row>
        <table:table-row table:style-name="ro1">
          <table:table-cell office:value-type="float" office:value="0.00172619534646">
            <text:p>1.726E-003</text:p>
          </table:table-cell>
          <table:table-cell table:style-name="ce1" office:value-type="float" office:value="0.00357960449408">
            <text:p>3.580E-003</text:p>
          </table:table-cell>
          <table:table-cell table:style-name="ce1" office:value-type="float" office:value="0.00399778648245">
            <text:p>3.998E-003</text:p>
          </table:table-cell>
          <table:table-cell table:style-name="ce1" office:value-type="float" office:value="0.00466293185652">
            <text:p>4.663E-003</text:p>
          </table:table-cell>
          <table:table-cell/>
        </table:table-row>
        <table:table-row table:style-name="ro1">
          <table:table-cell office:value-type="float" office:value="0.00313591290698">
            <text:p>3.136E-003</text:p>
          </table:table-cell>
          <table:table-cell table:style-name="ce1" office:value-type="float" office:value="0.00353838219506">
            <text:p>3.538E-003</text:p>
          </table:table-cell>
          <table:table-cell table:style-name="ce1" office:value-type="float" office:value="0.00420360793645">
            <text:p>4.204E-003</text:p>
          </table:table-cell>
          <table:table-cell table:style-name="ce1" office:value-type="float" office:value="0.00121220490908">
            <text:p>1.212E-003</text:p>
          </table:table-cell>
          <table:table-cell/>
        </table:table-row>
        <table:table-row table:style-name="ro1">
          <table:table-cell office:value-type="float" office:value="0.00280820549395">
            <text:p>2.808E-003</text:p>
          </table:table-cell>
          <table:table-cell table:style-name="ce1" office:value-type="float" office:value="0.00274771180764">
            <text:p>2.748E-003</text:p>
          </table:table-cell>
          <table:table-cell table:style-name="ce1" office:value-type="float" office:value="0.00237356972049">
            <text:p>2.374E-003</text:p>
          </table:table-cell>
          <table:table-cell table:style-name="ce1" office:value-type="float" office:value="0.00436597139269">
            <text:p>4.366E-003</text:p>
          </table:table-cell>
          <table:table-cell/>
        </table:table-row>
        <table:table-row table:style-name="ro1">
          <table:table-cell office:value-type="float" office:value="0.00211438636103">
            <text:p>2.114E-003</text:p>
          </table:table-cell>
          <table:table-cell table:style-name="ce1" office:value-type="float" office:value="0.00114254302148">
            <text:p>1.143E-003</text:p>
          </table:table-cell>
          <table:table-cell table:style-name="ce1" office:value-type="float" office:value="0.00358482868037">
            <text:p>3.585E-003</text:p>
          </table:table-cell>
          <table:table-cell table:style-name="ce1" office:value-type="float" office:value="0.00324012638576">
            <text:p>3.240E-003</text:p>
          </table:table-cell>
          <table:table-cell/>
        </table:table-row>
        <table:table-row table:style-name="ro1">
          <table:table-cell office:value-type="float" office:value="0.000764853198863">
            <text:p>7.649E-004</text:p>
          </table:table-cell>
          <table:table-cell table:style-name="ce1" office:value-type="float" office:value="0.00216924944531">
            <text:p>2.169E-003</text:p>
          </table:table-cell>
          <table:table-cell table:style-name="ce1" office:value-type="float" office:value="0.00297722153483">
            <text:p>2.977E-003</text:p>
          </table:table-cell>
          <table:table-cell table:style-name="ce1" office:value-type="float" office:value="0.00323890195017">
            <text:p>3.239E-003</text:p>
          </table:table-cell>
          <table:table-cell/>
        </table:table-row>
        <table:table-row table:style-name="ro1">
          <table:table-cell office:value-type="float" office:value="0.00478314614441">
            <text:p>4.783E-003</text:p>
          </table:table-cell>
          <table:table-cell table:style-name="ce1" office:value-type="float" office:value="0.00247319186964">
            <text:p>2.473E-003</text:p>
          </table:table-cell>
          <table:table-cell table:style-name="ce1" office:value-type="float" office:value="0.00348674113445">
            <text:p>3.487E-003</text:p>
          </table:table-cell>
          <table:table-cell table:style-name="ce1" office:value-type="float" office:value="0.00705175833834">
            <text:p>7.052E-003</text:p>
          </table:table-cell>
          <table:table-cell/>
        </table:table-row>
        <table:table-row table:style-name="ro1">
          <table:table-cell office:value-type="float" office:value="0.00286158419374">
            <text:p>2.862E-003</text:p>
          </table:table-cell>
          <table:table-cell table:style-name="ce1" office:value-type="float" office:value="0.00390207619428">
            <text:p>3.902E-003</text:p>
          </table:table-cell>
          <table:table-cell table:style-name="ce1" office:value-type="float" office:value="0.00239160559919">
            <text:p>2.392E-003</text:p>
          </table:table-cell>
          <table:table-cell table:style-name="ce1" office:value-type="float" office:value="0.00383779554505">
            <text:p>3.838E-003</text:p>
          </table:table-cell>
          <table:table-cell/>
        </table:table-row>
        <table:table-row table:style-name="ro1">
          <table:table-cell office:value-type="float" office:value="0.00226653433502">
            <text:p>2.267E-003</text:p>
          </table:table-cell>
          <table:table-cell table:style-name="ce1" office:value-type="float" office:value="0.00263422986362">
            <text:p>2.634E-003</text:p>
          </table:table-cell>
          <table:table-cell table:style-name="ce1" office:value-type="float" office:value="0.00268506825154">
            <text:p>2.685E-003</text:p>
          </table:table-cell>
          <table:table-cell table:style-name="ce1" office:value-type="float" office:value="0.00438157596031">
            <text:p>4.382E-003</text:p>
          </table:table-cell>
          <table:table-cell/>
        </table:table-row>
        <table:table-row table:style-name="ro1">
          <table:table-cell office:value-type="float" office:value="0.00355287896257">
            <text:p>3.553E-003</text:p>
          </table:table-cell>
          <table:table-cell table:style-name="ce1" office:value-type="float" office:value="0.0036050019162">
            <text:p>3.605E-003</text:p>
          </table:table-cell>
          <table:table-cell table:style-name="ce1" office:value-type="float" office:value="0.00209990971189">
            <text:p>2.100E-003</text:p>
          </table:table-cell>
          <table:table-cell table:style-name="ce1" office:value-type="float" office:value="0.00302013932575">
            <text:p>3.020E-003</text:p>
          </table:table-cell>
          <table:table-cell/>
        </table:table-row>
        <table:table-row table:style-name="ro1">
          <table:table-cell office:value-type="float" office:value="0.00243477037477">
            <text:p>2.435E-003</text:p>
          </table:table-cell>
          <table:table-cell table:style-name="ce1" office:value-type="float" office:value="0.00334305817225">
            <text:p>3.343E-003</text:p>
          </table:table-cell>
          <table:table-cell table:style-name="ce1" office:value-type="float" office:value="0.00472668573725">
            <text:p>4.727E-003</text:p>
          </table:table-cell>
          <table:table-cell table:style-name="ce1" office:value-type="float" office:value="0.00302522327394">
            <text:p>3.025E-003</text:p>
          </table:table-cell>
          <table:table-cell/>
        </table:table-row>
        <table:table-row table:style-name="ro1">
          <table:table-cell office:value-type="float" office:value="0.00271151942035">
            <text:p>2.712E-003</text:p>
          </table:table-cell>
          <table:table-cell table:style-name="ce1" office:value-type="float" office:value="0.0033463737851">
            <text:p>3.346E-003</text:p>
          </table:table-cell>
          <table:table-cell table:style-name="ce1" office:value-type="float" office:value="0.00292800055772">
            <text:p>2.928E-003</text:p>
          </table:table-cell>
          <table:table-cell table:style-name="ce1" office:value-type="float" office:value="0.00310043259213">
            <text:p>3.100E-003</text:p>
          </table:table-cell>
          <table:table-cell/>
        </table:table-row>
        <table:table-row table:style-name="ro1">
          <table:table-cell office:value-type="float" office:value="0.00511234952653">
            <text:p>5.112E-003</text:p>
          </table:table-cell>
          <table:table-cell table:style-name="ce1" office:value-type="float" office:value="0.00314794392007">
            <text:p>3.148E-003</text:p>
          </table:table-cell>
          <table:table-cell table:style-name="ce1" office:value-type="float" office:value="0.00539376803793">
            <text:p>5.394E-003</text:p>
          </table:table-cell>
          <table:table-cell table:style-name="ce1" office:value-type="float" office:value="0.00321606608148">
            <text:p>3.216E-003</text:p>
          </table:table-cell>
          <table:table-cell/>
        </table:table-row>
        <table:table-row table:style-name="ro1">
          <table:table-cell office:value-type="float" office:value="0.00375696914638">
            <text:p>3.757E-003</text:p>
          </table:table-cell>
          <table:table-cell table:style-name="ce1" office:value-type="float" office:value="0.00217400446941">
            <text:p>2.174E-003</text:p>
          </table:table-cell>
          <table:table-cell table:style-name="ce1" office:value-type="float" office:value="0.00415604525133">
            <text:p>4.156E-003</text:p>
          </table:table-cell>
          <table:table-cell table:style-name="ce1" office:value-type="float" office:value="0.00324962063828">
            <text:p>3.250E-003</text:p>
          </table:table-cell>
          <table:table-cell/>
        </table:table-row>
        <table:table-row table:style-name="ro1" table:number-rows-repeated="150">
          <table:table-cell table:style-name="Default"/>
          <table:table-cell table:number-columns-repeated="4"/>
        </table:table-row>
        <table:table-row table:style-name="ro1" table:number-rows-repeated="104837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Hu3" table:style-name="ta1" table:print="false">
        <table:table-column table:style-name="co2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>
            <text:p>authong1</text:p>
          </table:table-cell>
          <table:table-cell office:value-type="string">
            <text:p>chainat72</text:p>
          </table:table-cell>
          <table:table-cell office:value-type="string">
            <text:p>motoso1</text:p>
          </table:table-cell>
          <table:table-cell office:value-type="string">
            <text:p>kamphangsean2</text:p>
          </table:table-cell>
          <table:table-cell>
            <draw:frame table:end-cell-address="Hu3.N23" table:end-x="0.0783in" table:end-y="0.0417in" draw:z-index="0" draw:style-name="gr1" svg:width="7.8248in" svg:height="3.8756in" svg:x="0.2551in" svg:y="0.0626in">
              <draw:object draw:notify-on-update-of-ranges="Hu3.A1:Hu3.A1 Hu3.A2:Hu3.A51 Hu3.B1:Hu3.B1 Hu3.B2:Hu3.B51 Hu3.C1:Hu3.C1 Hu3.C2:Hu3.C51 Hu3.D1:Hu3.D1 Hu3.D2:Hu3.D5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0.0000103924298067">
            <text:p>1.039E-005</text:p>
          </table:table-cell>
          <table:table-cell table:style-name="ce1" office:value-type="float" office:value="0.0000319291331832">
            <text:p>3.193E-005</text:p>
          </table:table-cell>
          <table:table-cell table:style-name="ce1" office:value-type="float" office:value="0.00000348872811257">
            <text:p>3.489E-006</text:p>
          </table:table-cell>
          <table:table-cell table:style-name="ce1" office:value-type="float" office:value="0.0000071680132236">
            <text:p>7.168E-006</text:p>
          </table:table-cell>
          <table:table-cell/>
        </table:table-row>
        <table:table-row table:style-name="ro1">
          <table:table-cell office:value-type="float" office:value="0.00000927721013298">
            <text:p>9.277E-006</text:p>
          </table:table-cell>
          <table:table-cell table:style-name="ce1" office:value-type="float" office:value="0.000040387658588">
            <text:p>4.039E-005</text:p>
          </table:table-cell>
          <table:table-cell table:style-name="ce1" office:value-type="float" office:value="0.0000175958060859">
            <text:p>1.760E-005</text:p>
          </table:table-cell>
          <table:table-cell table:style-name="ce1" office:value-type="float" office:value="0.00000957447904112">
            <text:p>9.574E-006</text:p>
          </table:table-cell>
          <table:table-cell/>
        </table:table-row>
        <table:table-row table:style-name="ro1">
          <table:table-cell office:value-type="float" office:value="0.0000134799637973">
            <text:p>1.348E-005</text:p>
          </table:table-cell>
          <table:table-cell table:style-name="ce1" office:value-type="float" office:value="0.0000132052994059">
            <text:p>1.321E-005</text:p>
          </table:table-cell>
          <table:table-cell table:style-name="ce1" office:value-type="float" office:value="0.0000199943264124">
            <text:p>1.999E-005</text:p>
          </table:table-cell>
          <table:table-cell table:style-name="ce1" office:value-type="float" office:value="0.0000666101200677">
            <text:p>6.661E-005</text:p>
          </table:table-cell>
          <table:table-cell/>
        </table:table-row>
        <table:table-row table:style-name="ro1">
          <table:table-cell office:value-type="float" office:value="0.00000137203854763">
            <text:p>1.372E-006</text:p>
          </table:table-cell>
          <table:table-cell table:style-name="ce1" office:value-type="float" office:value="0.000039727553477">
            <text:p>3.973E-005</text:p>
          </table:table-cell>
          <table:table-cell table:style-name="ce1" office:value-type="float" office:value="0.00000206332387752">
            <text:p>2.063E-006</text:p>
          </table:table-cell>
          <table:table-cell table:style-name="ce1" office:value-type="float" office:value="0.0000208065519734">
            <text:p>2.081E-005</text:p>
          </table:table-cell>
          <table:table-cell/>
        </table:table-row>
        <table:table-row table:style-name="ro1">
          <table:table-cell office:value-type="float" office:value="0.00000269947375417">
            <text:p>2.699E-006</text:p>
          </table:table-cell>
          <table:table-cell table:style-name="ce1" office:value-type="float" office:value="0.00000856521430284">
            <text:p>8.565E-006</text:p>
          </table:table-cell>
          <table:table-cell table:style-name="ce1" office:value-type="float" office:value="0.0000320971704148">
            <text:p>3.210E-005</text:p>
          </table:table-cell>
          <table:table-cell table:style-name="ce1" office:value-type="float" office:value="0.0000254733024814">
            <text:p>2.547E-005</text:p>
          </table:table-cell>
          <table:table-cell/>
        </table:table-row>
        <table:table-row table:style-name="ro1">
          <table:table-cell office:value-type="float" office:value="0.0000104095829191">
            <text:p>1.041E-005</text:p>
          </table:table-cell>
          <table:table-cell table:style-name="ce1" office:value-type="float" office:value="0.0000389617089926">
            <text:p>3.896E-005</text:p>
          </table:table-cell>
          <table:table-cell table:style-name="ce1" office:value-type="float" office:value="0.00000269352798312">
            <text:p>2.694E-006</text:p>
          </table:table-cell>
          <table:table-cell table:style-name="ce1" office:value-type="float" office:value="0.0000221478389829">
            <text:p>2.215E-005</text:p>
          </table:table-cell>
          <table:table-cell/>
        </table:table-row>
        <table:table-row table:style-name="ro1">
          <table:table-cell office:value-type="float" office:value="0.0000013082811317">
            <text:p>1.308E-006</text:p>
          </table:table-cell>
          <table:table-cell table:style-name="ce1" office:value-type="float" office:value="0.000075909100947">
            <text:p>7.591E-005</text:p>
          </table:table-cell>
          <table:table-cell table:style-name="ce1" office:value-type="float" office:value="0.0000657074380771">
            <text:p>6.571E-005</text:p>
          </table:table-cell>
          <table:table-cell table:style-name="ce1" office:value-type="float" office:value="0.0000221661948072">
            <text:p>2.217E-005</text:p>
          </table:table-cell>
          <table:table-cell/>
        </table:table-row>
        <table:table-row table:style-name="ro1">
          <table:table-cell office:value-type="float" office:value="0.00000227858051868">
            <text:p>2.279E-006</text:p>
          </table:table-cell>
          <table:table-cell table:style-name="ce1" office:value-type="float" office:value="0.0000393862604126">
            <text:p>3.939E-005</text:p>
          </table:table-cell>
          <table:table-cell table:style-name="ce1" office:value-type="float" office:value="0.0000407844599061">
            <text:p>4.078E-005</text:p>
          </table:table-cell>
          <table:table-cell table:style-name="ce1" office:value-type="float" office:value="0.00000932361182064">
            <text:p>9.324E-006</text:p>
          </table:table-cell>
          <table:table-cell/>
        </table:table-row>
        <table:table-row table:style-name="ro1">
          <table:table-cell office:value-type="float" office:value="0.000000722958276797">
            <text:p>7.230E-007</text:p>
          </table:table-cell>
          <table:table-cell table:style-name="ce1" office:value-type="float" office:value="0.00000250340525941">
            <text:p>2.503E-006</text:p>
          </table:table-cell>
          <table:table-cell table:style-name="ce1" office:value-type="float" office:value="0.0000175801019845">
            <text:p>1.758E-005</text:p>
          </table:table-cell>
          <table:table-cell table:style-name="ce1" office:value-type="float" office:value="0.0000352536275961">
            <text:p>3.525E-005</text:p>
          </table:table-cell>
          <table:table-cell/>
        </table:table-row>
        <table:table-row table:style-name="ro1">
          <table:table-cell office:value-type="float" office:value="0.000000752013808975">
            <text:p>7.520E-007</text:p>
          </table:table-cell>
          <table:table-cell table:style-name="ce1" office:value-type="float" office:value="0.0000228409268053">
            <text:p>2.284E-005</text:p>
          </table:table-cell>
          <table:table-cell table:style-name="ce1" office:value-type="float" office:value="0.0000217369091716">
            <text:p>2.174E-005</text:p>
          </table:table-cell>
          <table:table-cell table:style-name="ce1" office:value-type="float" office:value="0.00000338818593867">
            <text:p>3.388E-006</text:p>
          </table:table-cell>
          <table:table-cell/>
        </table:table-row>
        <table:table-row table:style-name="ro1">
          <table:table-cell office:value-type="float" office:value="0.0000000823204093186">
            <text:p>8.232E-008</text:p>
          </table:table-cell>
          <table:table-cell table:style-name="ce1" office:value-type="float" office:value="0.0000213042589902">
            <text:p>2.130E-005</text:p>
          </table:table-cell>
          <table:table-cell table:style-name="ce1" office:value-type="float" office:value="0.0000107057864676">
            <text:p>1.071E-005</text:p>
          </table:table-cell>
          <table:table-cell table:style-name="ce1" office:value-type="float" office:value="0.00000987480197364">
            <text:p>9.875E-006</text:p>
          </table:table-cell>
          <table:table-cell/>
        </table:table-row>
        <table:table-row table:style-name="ro1">
          <table:table-cell office:value-type="float" office:value="0.00000825591555642">
            <text:p>8.256E-006</text:p>
          </table:table-cell>
          <table:table-cell table:style-name="ce1" office:value-type="float" office:value="0.0000127920989073">
            <text:p>1.279E-005</text:p>
          </table:table-cell>
          <table:table-cell table:style-name="ce1" office:value-type="float" office:value="0.00000540644900064">
            <text:p>5.406E-006</text:p>
          </table:table-cell>
          <table:table-cell table:style-name="ce1" office:value-type="float" office:value="0.0000147405413042">
            <text:p>1.474E-005</text:p>
          </table:table-cell>
          <table:table-cell/>
        </table:table-row>
        <table:table-row table:style-name="ro1">
          <table:table-cell office:value-type="float" office:value="0.00000527318303787">
            <text:p>5.273E-006</text:p>
          </table:table-cell>
          <table:table-cell table:style-name="ce1" office:value-type="float" office:value="0.00000414917076089">
            <text:p>4.149E-006</text:p>
          </table:table-cell>
          <table:table-cell table:style-name="ce1" office:value-type="float" office:value="0.0000076009935715">
            <text:p>7.601E-006</text:p>
          </table:table-cell>
          <table:table-cell table:style-name="ce1" office:value-type="float" office:value="0.000000311566448614">
            <text:p>3.116E-007</text:p>
          </table:table-cell>
          <table:table-cell/>
        </table:table-row>
        <table:table-row table:style-name="ro1">
          <table:table-cell office:value-type="float" office:value="0.00000607920675861">
            <text:p>6.079E-006</text:p>
          </table:table-cell>
          <table:table-cell table:style-name="ce1" office:value-type="float" office:value="0.000018059618471">
            <text:p>1.806E-005</text:p>
          </table:table-cell>
          <table:table-cell table:style-name="ce1" office:value-type="float" office:value="0.0000152347264663">
            <text:p>1.523E-005</text:p>
          </table:table-cell>
          <table:table-cell table:style-name="ce1" office:value-type="float" office:value="0.0000286278105941">
            <text:p>2.863E-005</text:p>
          </table:table-cell>
          <table:table-cell/>
        </table:table-row>
        <table:table-row table:style-name="ro1">
          <table:table-cell office:value-type="float" office:value="0.000000821184377013">
            <text:p>8.212E-007</text:p>
          </table:table-cell>
          <table:table-cell table:style-name="ce1" office:value-type="float" office:value="0.000035846947074">
            <text:p>3.585E-005</text:p>
          </table:table-cell>
          <table:table-cell table:style-name="ce1" office:value-type="float" office:value="0.00000830166745424">
            <text:p>8.302E-006</text:p>
          </table:table-cell>
          <table:table-cell table:style-name="ce1" office:value-type="float" office:value="0.0000346119540847">
            <text:p>3.461E-005</text:p>
          </table:table-cell>
          <table:table-cell/>
        </table:table-row>
        <table:table-row table:style-name="ro1">
          <table:table-cell office:value-type="float" office:value="0.000000766907086529">
            <text:p>7.669E-007</text:p>
          </table:table-cell>
          <table:table-cell table:style-name="ce1" office:value-type="float" office:value="0.0000172400683463">
            <text:p>1.724E-005</text:p>
          </table:table-cell>
          <table:table-cell table:style-name="ce1" office:value-type="float" office:value="0.0000248247505188">
            <text:p>2.482E-005</text:p>
          </table:table-cell>
          <table:table-cell table:style-name="ce1" office:value-type="float" office:value="0.00000622277711588">
            <text:p>6.223E-006</text:p>
          </table:table-cell>
          <table:table-cell/>
        </table:table-row>
        <table:table-row table:style-name="ro1">
          <table:table-cell office:value-type="float" office:value="0.00000881694736222">
            <text:p>8.817E-006</text:p>
          </table:table-cell>
          <table:table-cell table:style-name="ce1" office:value-type="float" office:value="0.0000238359194588">
            <text:p>2.384E-005</text:p>
          </table:table-cell>
          <table:table-cell table:style-name="ce1" office:value-type="float" office:value="0.000000258996491584">
            <text:p>2.590E-007</text:p>
          </table:table-cell>
          <table:table-cell table:style-name="ce1" office:value-type="float" office:value="0.000000193749419031">
            <text:p>1.937E-007</text:p>
          </table:table-cell>
          <table:table-cell/>
        </table:table-row>
        <table:table-row table:style-name="ro1">
          <table:table-cell office:value-type="float" office:value="0.0000214594983024">
            <text:p>2.146E-005</text:p>
          </table:table-cell>
          <table:table-cell table:style-name="ce1" office:value-type="float" office:value="0.0000325080627388">
            <text:p>3.251E-005</text:p>
          </table:table-cell>
          <table:table-cell table:style-name="ce1" office:value-type="float" office:value="0.0000121023870159">
            <text:p>1.210E-005</text:p>
          </table:table-cell>
          <table:table-cell table:style-name="ce1" office:value-type="float" office:value="0.0000118773678869">
            <text:p>1.188E-005</text:p>
          </table:table-cell>
          <table:table-cell/>
        </table:table-row>
        <table:table-row table:style-name="ro1">
          <table:table-cell office:value-type="float" office:value="0.0000070135622955">
            <text:p>7.014E-006</text:p>
          </table:table-cell>
          <table:table-cell table:style-name="ce1" office:value-type="float" office:value="0.00000752175685697">
            <text:p>7.522E-006</text:p>
          </table:table-cell>
          <table:table-cell table:style-name="ce1" office:value-type="float" office:value="0.0000554191636452">
            <text:p>5.542E-005</text:p>
          </table:table-cell>
          <table:table-cell table:style-name="ce1" office:value-type="float" office:value="0.0000208774853479">
            <text:p>2.088E-005</text:p>
          </table:table-cell>
          <table:table-cell/>
        </table:table-row>
        <table:table-row table:style-name="ro1">
          <table:table-cell office:value-type="float" office:value="0.0000598185240292">
            <text:p>5.982E-005</text:p>
          </table:table-cell>
          <table:table-cell table:style-name="ce1" office:value-type="float" office:value="0.0000505563842717">
            <text:p>5.056E-005</text:p>
          </table:table-cell>
          <table:table-cell table:style-name="ce1" office:value-type="float" office:value="0.00000394134426977">
            <text:p>3.941E-006</text:p>
          </table:table-cell>
          <table:table-cell table:style-name="ce1" office:value-type="float" office:value="0.00000387915885615">
            <text:p>3.879E-006</text:p>
          </table:table-cell>
          <table:table-cell/>
        </table:table-row>
        <table:table-row table:style-name="ro1">
          <table:table-cell office:value-type="float" office:value="0.00000150806418457">
            <text:p>1.508E-006</text:p>
          </table:table-cell>
          <table:table-cell table:style-name="ce1" office:value-type="float" office:value="0.0000194486479469">
            <text:p>1.945E-005</text:p>
          </table:table-cell>
          <table:table-cell table:style-name="ce1" office:value-type="float" office:value="0.00000482628718528">
            <text:p>4.826E-006</text:p>
          </table:table-cell>
          <table:table-cell table:style-name="ce1" office:value-type="float" office:value="0.00001621699455">
            <text:p>1.622E-005</text:p>
          </table:table-cell>
          <table:table-cell/>
        </table:table-row>
        <table:table-row table:style-name="ro1">
          <table:table-cell office:value-type="float" office:value="0.000000981569000186">
            <text:p>9.816E-007</text:p>
          </table:table-cell>
          <table:table-cell table:style-name="ce1" office:value-type="float" office:value="0.000010655184724">
            <text:p>1.066E-005</text:p>
          </table:table-cell>
          <table:table-cell table:style-name="ce1" office:value-type="float" office:value="0.0000105880481789">
            <text:p>1.059E-005</text:p>
          </table:table-cell>
          <table:table-cell table:style-name="ce1" office:value-type="float" office:value="0.0000156104995604">
            <text:p>1.561E-005</text:p>
          </table:table-cell>
          <table:table-cell/>
        </table:table-row>
        <table:table-row table:style-name="ro1">
          <table:table-cell office:value-type="float" office:value="0.00000907191807927">
            <text:p>9.072E-006</text:p>
          </table:table-cell>
          <table:table-cell table:style-name="ce1" office:value-type="float" office:value="0.00000849945799219">
            <text:p>8.499E-006</text:p>
          </table:table-cell>
          <table:table-cell table:style-name="ce1" office:value-type="float" office:value="0.0000131605477814">
            <text:p>1.316E-005</text:p>
          </table:table-cell>
          <table:table-cell table:style-name="ce1" office:value-type="float" office:value="0.0000434576220777">
            <text:p>4.346E-005</text:p>
          </table:table-cell>
          <table:table-cell/>
        </table:table-row>
        <table:table-row table:style-name="ro1">
          <table:table-cell office:value-type="float" office:value="0.00000525081290117">
            <text:p>5.251E-006</text:p>
          </table:table-cell>
          <table:table-cell table:style-name="ce1" office:value-type="float" office:value="0.0000895225054259">
            <text:p>8.952E-005</text:p>
          </table:table-cell>
          <table:table-cell table:style-name="ce1" office:value-type="float" office:value="0.0000142083108317">
            <text:p>1.421E-005</text:p>
          </table:table-cell>
          <table:table-cell table:style-name="ce1" office:value-type="float" office:value="0.00000886547137564">
            <text:p>8.865E-006</text:p>
          </table:table-cell>
          <table:table-cell/>
        </table:table-row>
        <table:table-row table:style-name="ro1">
          <table:table-cell office:value-type="float" office:value="0.00000282881733613">
            <text:p>2.829E-006</text:p>
          </table:table-cell>
          <table:table-cell table:style-name="ce1" office:value-type="float" office:value="0.00000826957408645">
            <text:p>8.270E-006</text:p>
          </table:table-cell>
          <table:table-cell table:style-name="ce1" office:value-type="float" office:value="0.0000221371385466">
            <text:p>2.214E-005</text:p>
          </table:table-cell>
          <table:table-cell table:style-name="ce1" office:value-type="float" office:value="0.0000102282785039">
            <text:p>1.023E-005</text:p>
          </table:table-cell>
          <table:table-cell/>
        </table:table-row>
        <table:table-row table:style-name="ro1">
          <table:table-cell office:value-type="float" office:value="0.00000662877129844">
            <text:p>6.629E-006</text:p>
          </table:table-cell>
          <table:table-cell table:style-name="ce1" office:value-type="float" office:value="0.00000976136525885">
            <text:p>9.761E-006</text:p>
          </table:table-cell>
          <table:table-cell table:style-name="ce1" office:value-type="float" office:value="0.00000237131143146">
            <text:p>2.371E-006</text:p>
          </table:table-cell>
          <table:table-cell table:style-name="ce1" office:value-type="float" office:value="0.0000038792931499">
            <text:p>3.879E-006</text:p>
          </table:table-cell>
          <table:table-cell/>
        </table:table-row>
        <table:table-row table:style-name="ro1">
          <table:table-cell office:value-type="float" office:value="0.0000107394996696">
            <text:p>1.074E-005</text:p>
          </table:table-cell>
          <table:table-cell table:style-name="ce1" office:value-type="float" office:value="0.0000231655503626">
            <text:p>2.317E-005</text:p>
          </table:table-cell>
          <table:table-cell table:style-name="ce1" office:value-type="float" office:value="0.0000340907558181">
            <text:p>3.409E-005</text:p>
          </table:table-cell>
          <table:table-cell table:style-name="ce1" office:value-type="float" office:value="0.0000156745616462">
            <text:p>1.567E-005</text:p>
          </table:table-cell>
          <table:table-cell/>
        </table:table-row>
        <table:table-row table:style-name="ro1">
          <table:table-cell office:value-type="float" office:value="0.00000609525901511">
            <text:p>6.095E-006</text:p>
          </table:table-cell>
          <table:table-cell table:style-name="ce1" office:value-type="float" office:value="0.0000130933383345">
            <text:p>1.309E-005</text:p>
          </table:table-cell>
          <table:table-cell table:style-name="ce1" office:value-type="float" office:value="0.0000170854276718">
            <text:p>1.709E-005</text:p>
          </table:table-cell>
          <table:table-cell table:style-name="ce1" office:value-type="float" office:value="0.00000530820905182">
            <text:p>5.308E-006</text:p>
          </table:table-cell>
          <table:table-cell/>
        </table:table-row>
        <table:table-row table:style-name="ro1">
          <table:table-cell office:value-type="float" office:value="0.0000282368386495">
            <text:p>2.824E-005</text:p>
          </table:table-cell>
          <table:table-cell table:style-name="ce1" office:value-type="float" office:value="0.00000651093274835">
            <text:p>6.511E-006</text:p>
          </table:table-cell>
          <table:table-cell table:style-name="ce1" office:value-type="float" office:value="0.0000703889433484">
            <text:p>7.039E-005</text:p>
          </table:table-cell>
          <table:table-cell table:style-name="ce1" office:value-type="float" office:value="0.00000660871607811">
            <text:p>6.609E-006</text:p>
          </table:table-cell>
          <table:table-cell/>
        </table:table-row>
        <table:table-row table:style-name="ro1">
          <table:table-cell office:value-type="float" office:value="0.0000443784077536">
            <text:p>4.438E-005</text:p>
          </table:table-cell>
          <table:table-cell table:style-name="ce1" office:value-type="float" office:value="0.000090155038419">
            <text:p>9.016E-005</text:p>
          </table:table-cell>
          <table:table-cell table:style-name="ce1" office:value-type="float" office:value="0.0000228191655363">
            <text:p>2.282E-005</text:p>
          </table:table-cell>
          <table:table-cell table:style-name="ce1" office:value-type="float" office:value="0.00000870218458927">
            <text:p>8.702E-006</text:p>
          </table:table-cell>
          <table:table-cell/>
        </table:table-row>
        <table:table-row table:style-name="ro1">
          <table:table-cell office:value-type="float" office:value="0.00007006701942">
            <text:p>7.007E-005</text:p>
          </table:table-cell>
          <table:table-cell table:style-name="ce1" office:value-type="float" office:value="0.0000439655502846">
            <text:p>4.397E-005</text:p>
          </table:table-cell>
          <table:table-cell table:style-name="ce1" office:value-type="float" office:value="0.00000153684021211">
            <text:p>1.537E-006</text:p>
          </table:table-cell>
          <table:table-cell table:style-name="ce1" office:value-type="float" office:value="0.0000408041688725">
            <text:p>4.080E-005</text:p>
          </table:table-cell>
          <table:table-cell/>
        </table:table-row>
        <table:table-row table:style-name="ro1">
          <table:table-cell office:value-type="float" office:value="0.00000950262511308">
            <text:p>9.503E-006</text:p>
          </table:table-cell>
          <table:table-cell table:style-name="ce1" office:value-type="float" office:value="0.00000262212812198">
            <text:p>2.622E-006</text:p>
          </table:table-cell>
          <table:table-cell table:style-name="ce1" office:value-type="float" office:value="0.000017385348879">
            <text:p>1.739E-005</text:p>
          </table:table-cell>
          <table:table-cell table:style-name="ce1" office:value-type="float" office:value="0.0000069906007472">
            <text:p>6.991E-006</text:p>
          </table:table-cell>
          <table:table-cell/>
        </table:table-row>
        <table:table-row table:style-name="ro1">
          <table:table-cell office:value-type="float" office:value="0.0000280758679103">
            <text:p>2.808E-005</text:p>
          </table:table-cell>
          <table:table-cell table:style-name="ce1" office:value-type="float" office:value="0.0000246896015416">
            <text:p>2.469E-005</text:p>
          </table:table-cell>
          <table:table-cell table:style-name="ce1" office:value-type="float" office:value="0.0000106388358662">
            <text:p>1.064E-005</text:p>
          </table:table-cell>
          <table:table-cell table:style-name="ce1" office:value-type="float" office:value="0.0000532993793108">
            <text:p>5.330E-005</text:p>
          </table:table-cell>
          <table:table-cell/>
        </table:table-row>
        <table:table-row table:style-name="ro1">
          <table:table-cell office:value-type="float" office:value="0.0000259578675583">
            <text:p>2.596E-005</text:p>
          </table:table-cell>
          <table:table-cell table:style-name="ce1" office:value-type="float" office:value="0.0000238280478929">
            <text:p>2.383E-005</text:p>
          </table:table-cell>
          <table:table-cell table:style-name="ce1" office:value-type="float" office:value="0.0000280807961414">
            <text:p>2.808E-005</text:p>
          </table:table-cell>
          <table:table-cell table:style-name="ce1" office:value-type="float" office:value="0.0000273944257327">
            <text:p>2.739E-005</text:p>
          </table:table-cell>
          <table:table-cell/>
        </table:table-row>
        <table:table-row table:style-name="ro1">
          <table:table-cell office:value-type="float" office:value="0.00000375001136473">
            <text:p>3.750E-006</text:p>
          </table:table-cell>
          <table:table-cell table:style-name="ce1" office:value-type="float" office:value="0.0000289148505938">
            <text:p>2.891E-005</text:p>
          </table:table-cell>
          <table:table-cell table:style-name="ce1" office:value-type="float" office:value="0.0000160766718163">
            <text:p>1.608E-005</text:p>
          </table:table-cell>
          <table:table-cell table:style-name="ce1" office:value-type="float" office:value="0.00000760306721663">
            <text:p>7.603E-006</text:p>
          </table:table-cell>
          <table:table-cell/>
        </table:table-row>
        <table:table-row table:style-name="ro1">
          <table:table-cell office:value-type="float" office:value="0.000000346014127723">
            <text:p>3.460E-007</text:p>
          </table:table-cell>
          <table:table-cell table:style-name="ce1" office:value-type="float" office:value="0.0000158582049933">
            <text:p>1.586E-005</text:p>
          </table:table-cell>
          <table:table-cell table:style-name="ce1" office:value-type="float" office:value="0.0000187659280628">
            <text:p>1.877E-005</text:p>
          </table:table-cell>
          <table:table-cell table:style-name="ce1" office:value-type="float" office:value="0.0000115083286835">
            <text:p>1.151E-005</text:p>
          </table:table-cell>
          <table:table-cell/>
        </table:table-row>
        <table:table-row table:style-name="ro1">
          <table:table-cell office:value-type="float" office:value="0.000022130561567">
            <text:p>2.213E-005</text:p>
          </table:table-cell>
          <table:table-cell table:style-name="ce1" office:value-type="float" office:value="0.0000155697321596">
            <text:p>1.557E-005</text:p>
          </table:table-cell>
          <table:table-cell table:style-name="ce1" office:value-type="float" office:value="0.0000560051787225">
            <text:p>5.601E-005</text:p>
          </table:table-cell>
          <table:table-cell table:style-name="ce1" office:value-type="float" office:value="0.00000546405139364">
            <text:p>5.464E-006</text:p>
          </table:table-cell>
          <table:table-cell/>
        </table:table-row>
        <table:table-row table:style-name="ro1">
          <table:table-cell office:value-type="float" office:value="0.0000205020928406">
            <text:p>2.050E-005</text:p>
          </table:table-cell>
          <table:table-cell table:style-name="ce1" office:value-type="float" office:value="0.00000770389140265">
            <text:p>7.704E-006</text:p>
          </table:table-cell>
          <table:table-cell table:style-name="ce1" office:value-type="float" office:value="0.0000867680603967">
            <text:p>8.677E-005</text:p>
          </table:table-cell>
          <table:table-cell table:style-name="ce1" office:value-type="float" office:value="0.0000118330304669">
            <text:p>1.183E-005</text:p>
          </table:table-cell>
          <table:table-cell/>
        </table:table-row>
        <table:table-row table:style-name="ro1">
          <table:table-cell office:value-type="float" office:value="0.00000365368812377">
            <text:p>3.654E-006</text:p>
          </table:table-cell>
          <table:table-cell table:style-name="ce1" office:value-type="float" office:value="0.0000109052432012">
            <text:p>1.091E-005</text:p>
          </table:table-cell>
          <table:table-cell table:style-name="ce1" office:value-type="float" office:value="0.0000176718490926">
            <text:p>1.767E-005</text:p>
          </table:table-cell>
          <table:table-cell table:style-name="ce1" office:value-type="float" office:value="0.000000465898680774">
            <text:p>4.659E-007</text:p>
          </table:table-cell>
          <table:table-cell/>
        </table:table-row>
        <table:table-row table:style-name="ro1">
          <table:table-cell office:value-type="float" office:value="0.0000123163073889">
            <text:p>1.232E-005</text:p>
          </table:table-cell>
          <table:table-cell table:style-name="ce1" office:value-type="float" office:value="0.0000221550784328">
            <text:p>2.216E-005</text:p>
          </table:table-cell>
          <table:table-cell table:style-name="ce1" office:value-type="float" office:value="0.00000443587963597">
            <text:p>4.436E-006</text:p>
          </table:table-cell>
          <table:table-cell table:style-name="ce1" office:value-type="float" office:value="0.0000173375948825">
            <text:p>1.734E-005</text:p>
          </table:table-cell>
          <table:table-cell/>
        </table:table-row>
        <table:table-row table:style-name="ro1">
          <table:table-cell office:value-type="float" office:value="0.00000173368913801">
            <text:p>1.734E-006</text:p>
          </table:table-cell>
          <table:table-cell table:style-name="ce1" office:value-type="float" office:value="0.0000107277411673">
            <text:p>1.073E-005</text:p>
          </table:table-cell>
          <table:table-cell table:style-name="ce1" office:value-type="float" office:value="0.0000160461193454">
            <text:p>1.605E-005</text:p>
          </table:table-cell>
          <table:table-cell table:style-name="ce1" office:value-type="float" office:value="0.0000225480721693">
            <text:p>2.255E-005</text:p>
          </table:table-cell>
          <table:table-cell/>
        </table:table-row>
        <table:table-row table:style-name="ro1">
          <table:table-cell office:value-type="float" office:value="0.00000534464016152">
            <text:p>5.345E-006</text:p>
          </table:table-cell>
          <table:table-cell table:style-name="ce1" office:value-type="float" office:value="0.0000187014219393">
            <text:p>1.870E-005</text:p>
          </table:table-cell>
          <table:table-cell table:style-name="ce1" office:value-type="float" office:value="0.0000247783737631">
            <text:p>2.478E-005</text:p>
          </table:table-cell>
          <table:table-cell table:style-name="ce1" office:value-type="float" office:value="0.0000253194152384">
            <text:p>2.532E-005</text:p>
          </table:table-cell>
          <table:table-cell/>
        </table:table-row>
        <table:table-row table:style-name="ro1">
          <table:table-cell office:value-type="float" office:value="0.000000111926241744">
            <text:p>1.119E-007</text:p>
          </table:table-cell>
          <table:table-cell table:style-name="ce1" office:value-type="float" office:value="0.0000126560934421">
            <text:p>1.266E-005</text:p>
          </table:table-cell>
          <table:table-cell table:style-name="ce1" office:value-type="float" office:value="0.0000418417193203">
            <text:p>4.184E-005</text:p>
          </table:table-cell>
          <table:table-cell table:style-name="ce1" office:value-type="float" office:value="0.000022117430273">
            <text:p>2.212E-005</text:p>
          </table:table-cell>
          <table:table-cell/>
        </table:table-row>
        <table:table-row table:style-name="ro1">
          <table:table-cell office:value-type="float" office:value="0.000000851458266856">
            <text:p>8.515E-007</text:p>
          </table:table-cell>
          <table:table-cell table:style-name="ce1" office:value-type="float" office:value="0.0000923615121268">
            <text:p>9.236E-005</text:p>
          </table:table-cell>
          <table:table-cell table:style-name="ce1" office:value-type="float" office:value="0.0000169723235352">
            <text:p>1.697E-005</text:p>
          </table:table-cell>
          <table:table-cell table:style-name="ce1" office:value-type="float" office:value="0.0000492308711795">
            <text:p>4.923E-005</text:p>
          </table:table-cell>
          <table:table-cell/>
        </table:table-row>
        <table:table-row table:style-name="ro1">
          <table:table-cell office:value-type="float" office:value="0.000009010411448">
            <text:p>9.010E-006</text:p>
          </table:table-cell>
          <table:table-cell table:style-name="ce1" office:value-type="float" office:value="0.00000281364331363">
            <text:p>2.814E-006</text:p>
          </table:table-cell>
          <table:table-cell table:style-name="ce1" office:value-type="float" office:value="0.0000363141762149">
            <text:p>3.631E-005</text:p>
          </table:table-cell>
          <table:table-cell table:style-name="ce1" office:value-type="float" office:value="0.0000360491489712">
            <text:p>3.605E-005</text:p>
          </table:table-cell>
          <table:table-cell/>
        </table:table-row>
        <table:table-row table:style-name="ro1">
          <table:table-cell office:value-type="float" office:value="0.00000138862499589">
            <text:p>1.389E-006</text:p>
          </table:table-cell>
          <table:table-cell table:style-name="ce1" office:value-type="float" office:value="0.00000797266436283">
            <text:p>7.973E-006</text:p>
          </table:table-cell>
          <table:table-cell table:style-name="ce1" office:value-type="float" office:value="0.0000321637691609">
            <text:p>3.216E-005</text:p>
          </table:table-cell>
          <table:table-cell table:style-name="ce1" office:value-type="float" office:value="0.0000387223329107">
            <text:p>3.872E-005</text:p>
          </table:table-cell>
          <table:table-cell/>
        </table:table-row>
        <table:table-row table:style-name="ro1">
          <table:table-cell office:value-type="float" office:value="0.0000130349610858">
            <text:p>1.303E-005</text:p>
          </table:table-cell>
          <table:table-cell table:style-name="ce1" office:value-type="float" office:value="0.0000278005209105">
            <text:p>2.780E-005</text:p>
          </table:table-cell>
          <table:table-cell table:style-name="ce1" office:value-type="float" office:value="0.00000748996794857">
            <text:p>7.490E-006</text:p>
          </table:table-cell>
          <table:table-cell table:style-name="ce1" office:value-type="float" office:value="0.0000178101622159">
            <text:p>1.781E-005</text:p>
          </table:table-cell>
          <table:table-cell/>
        </table:table-row>
        <table:table-row table:style-name="ro1">
          <table:table-cell office:value-type="float" office:value="0.00000247409981735">
            <text:p>2.474E-006</text:p>
          </table:table-cell>
          <table:table-cell table:style-name="ce1" office:value-type="float" office:value="0.0000078985143866">
            <text:p>7.899E-006</text:p>
          </table:table-cell>
          <table:table-cell table:style-name="ce1" office:value-type="float" office:value="0.00000294135260048">
            <text:p>2.941E-006</text:p>
          </table:table-cell>
          <table:table-cell table:style-name="ce1" office:value-type="float" office:value="0.0000259783981753">
            <text:p>2.598E-005</text:p>
          </table:table-cell>
          <table:table-cell/>
        </table:table-row>
        <table:table-row table:style-name="ro1">
          <table:table-cell office:value-type="float" office:value="0.00000191152089312">
            <text:p>1.912E-006</text:p>
          </table:table-cell>
          <table:table-cell table:style-name="ce1" office:value-type="float" office:value="0.0000314857352303">
            <text:p>3.149E-005</text:p>
          </table:table-cell>
          <table:table-cell table:style-name="ce1" office:value-type="float" office:value="0.000000246931128591">
            <text:p>2.469E-007</text:p>
          </table:table-cell>
          <table:table-cell table:style-name="ce1" office:value-type="float" office:value="0.0000340632952433">
            <text:p>3.406E-005</text:p>
          </table:table-cell>
          <table:table-cell/>
        </table:table-row>
        <table:table-row table:style-name="ro1">
          <table:table-cell office:value-type="float" office:value="0.0000062554021522">
            <text:p>6.255E-006</text:p>
          </table:table-cell>
          <table:table-cell table:style-name="ce1" office:value-type="float" office:value="0.0000204627992567">
            <text:p>2.046E-005</text:p>
          </table:table-cell>
          <table:table-cell table:style-name="ce1" office:value-type="float" office:value="0.00000579192706016">
            <text:p>5.792E-006</text:p>
          </table:table-cell>
          <table:table-cell table:style-name="ce1" office:value-type="float" office:value="0.0000236327104189">
            <text:p>2.363E-005</text:p>
          </table:table-cell>
          <table:table-cell/>
        </table:table-row>
        <table:table-row table:style-name="ro1" table:number-rows-repeated="150">
          <table:table-cell table:style-name="Default"/>
          <table:table-cell table:number-columns-repeated="4"/>
        </table:table-row>
        <table:table-row table:style-name="ro1" table:number-rows-repeated="104837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Hu4" table:style-name="ta1" table:print="false">
        <table:table-column table:style-name="co2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>
            <text:p>authong1</text:p>
          </table:table-cell>
          <table:table-cell office:value-type="string">
            <text:p>chainat72</text:p>
          </table:table-cell>
          <table:table-cell office:value-type="string">
            <text:p>motoso1</text:p>
          </table:table-cell>
          <table:table-cell office:value-type="string">
            <text:p>kamphangsean2</text:p>
          </table:table-cell>
          <table:table-cell/>
        </table:table-row>
        <table:table-row table:style-name="ro1">
          <table:table-cell office:value-type="float" office:value="0.00000250466043767">
            <text:p>2.505E-006</text:p>
          </table:table-cell>
          <table:table-cell table:style-name="ce1" office:value-type="float" office:value="0.000000286327058435">
            <text:p>2.863E-007</text:p>
          </table:table-cell>
          <table:table-cell table:style-name="ce1" office:value-type="float" office:value="0.000000113491029787">
            <text:p>1.135E-007</text:p>
          </table:table-cell>
          <table:table-cell table:style-name="ce1" office:value-type="float" office:value="0.00000686366212201">
            <text:p>6.864E-006</text:p>
          </table:table-cell>
          <table:table-cell>
            <draw:frame table:end-cell-address="Hu4.M25" table:end-x="0.7941in" table:end-y="0.011in" draw:z-index="0" draw:style-name="gr1" svg:width="7.5972in" svg:height="4.0008in" svg:x="0.3091in" svg:y="0.0839in">
              <draw:object draw:notify-on-update-of-ranges="Hu4.A1:Hu4.A1 Hu4.A2:Hu4.A51 Hu4.B1:Hu4.B1 Hu4.B2:Hu4.B51 Hu4.C1:Hu4.C1 Hu4.C2:Hu4.C51 Hu4.D1:Hu4.D1 Hu4.D2:Hu4.D5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0.0000015611704288">
            <text:p>1.561E-006</text:p>
          </table:table-cell>
          <table:table-cell table:style-name="ce1" office:value-type="float" office:value="0.00000199629514918">
            <text:p>1.996E-006</text:p>
          </table:table-cell>
          <table:table-cell table:style-name="ce1" office:value-type="float" office:value="0.000000223371981796">
            <text:p>2.234E-007</text:p>
          </table:table-cell>
          <table:table-cell table:style-name="ce1" office:value-type="float" office:value="0.00000492221999678">
            <text:p>4.922E-006</text:p>
          </table:table-cell>
          <table:table-cell/>
        </table:table-row>
        <table:table-row table:style-name="ro1">
          <table:table-cell office:value-type="float" office:value="0.0000021667572026">
            <text:p>2.167E-006</text:p>
          </table:table-cell>
          <table:table-cell table:style-name="ce1" office:value-type="float" office:value="0.00000187108744591">
            <text:p>1.871E-006</text:p>
          </table:table-cell>
          <table:table-cell table:style-name="ce1" office:value-type="float" office:value="0.00000770098065934">
            <text:p>7.701E-006</text:p>
          </table:table-cell>
          <table:table-cell table:style-name="ce1" office:value-type="float" office:value="0.0000130070988878">
            <text:p>1.301E-005</text:p>
          </table:table-cell>
          <table:table-cell/>
        </table:table-row>
        <table:table-row table:style-name="ro1">
          <table:table-cell office:value-type="float" office:value="0.00000228221017244">
            <text:p>2.282E-006</text:p>
          </table:table-cell>
          <table:table-cell table:style-name="ce1" office:value-type="float" office:value="0.00000118613863452">
            <text:p>1.186E-006</text:p>
          </table:table-cell>
          <table:table-cell table:style-name="ce1" office:value-type="float" office:value="0.00000017315981297">
            <text:p>1.732E-007</text:p>
          </table:table-cell>
          <table:table-cell table:style-name="ce1" office:value-type="float" office:value="0.0000113211378922">
            <text:p>1.132E-005</text:p>
          </table:table-cell>
          <table:table-cell/>
        </table:table-row>
        <table:table-row table:style-name="ro1">
          <table:table-cell office:value-type="float" office:value="0.000000847552720514">
            <text:p>8.476E-007</text:p>
          </table:table-cell>
          <table:table-cell table:style-name="ce1" office:value-type="float" office:value="0.000000180827613096">
            <text:p>1.808E-007</text:p>
          </table:table-cell>
          <table:table-cell table:style-name="ce1" office:value-type="float" office:value="0.00000258192633527">
            <text:p>2.582E-006</text:p>
          </table:table-cell>
          <table:table-cell table:style-name="ce1" office:value-type="float" office:value="0.00000861206309703">
            <text:p>8.612E-006</text:p>
          </table:table-cell>
          <table:table-cell/>
        </table:table-row>
        <table:table-row table:style-name="ro1">
          <table:table-cell office:value-type="float" office:value="0.00000154366464655">
            <text:p>1.544E-006</text:p>
          </table:table-cell>
          <table:table-cell table:style-name="ce1" office:value-type="float" office:value="0.00000188576891808">
            <text:p>1.886E-006</text:p>
          </table:table-cell>
          <table:table-cell table:style-name="ce1" office:value-type="float" office:value="0.00000280111291571">
            <text:p>2.801E-006</text:p>
          </table:table-cell>
          <table:table-cell table:style-name="ce1" office:value-type="float" office:value="0.00000144853586514">
            <text:p>1.449E-006</text:p>
          </table:table-cell>
          <table:table-cell/>
        </table:table-row>
        <table:table-row table:style-name="ro1">
          <table:table-cell office:value-type="float" office:value="0.000000541803555111">
            <text:p>5.418E-007</text:p>
          </table:table-cell>
          <table:table-cell table:style-name="ce1" office:value-type="float" office:value="0.00000368920942746">
            <text:p>3.689E-006</text:p>
          </table:table-cell>
          <table:table-cell table:style-name="ce1" office:value-type="float" office:value="0.00000402827131244">
            <text:p>4.028E-006</text:p>
          </table:table-cell>
          <table:table-cell table:style-name="ce1" office:value-type="float" office:value="0.0000066423981163">
            <text:p>6.642E-006</text:p>
          </table:table-cell>
          <table:table-cell/>
        </table:table-row>
        <table:table-row table:style-name="ro1">
          <table:table-cell office:value-type="float" office:value="0.00000144238736272">
            <text:p>1.442E-006</text:p>
          </table:table-cell>
          <table:table-cell table:style-name="ce1" office:value-type="float" office:value="0.000000743552047541">
            <text:p>7.436E-007</text:p>
          </table:table-cell>
          <table:table-cell table:style-name="ce1" office:value-type="float" office:value="0.00000168337185141">
            <text:p>1.683E-006</text:p>
          </table:table-cell>
          <table:table-cell table:style-name="ce1" office:value-type="float" office:value="0.00000586107300816">
            <text:p>5.861E-006</text:p>
          </table:table-cell>
          <table:table-cell/>
        </table:table-row>
        <table:table-row table:style-name="ro1">
          <table:table-cell office:value-type="float" office:value="0.00000210045278708">
            <text:p>2.100E-006</text:p>
          </table:table-cell>
          <table:table-cell table:style-name="ce1" office:value-type="float" office:value="0.00000521967542595">
            <text:p>5.220E-006</text:p>
          </table:table-cell>
          <table:table-cell table:style-name="ce1" office:value-type="float" office:value="0.000000471661374191">
            <text:p>4.717E-007</text:p>
          </table:table-cell>
          <table:table-cell table:style-name="ce1" office:value-type="float" office:value="0.00000365911489409">
            <text:p>3.659E-006</text:p>
          </table:table-cell>
          <table:table-cell/>
        </table:table-row>
        <table:table-row table:style-name="ro1">
          <table:table-cell office:value-type="float" office:value="0.000000677550270745">
            <text:p>6.776E-007</text:p>
          </table:table-cell>
          <table:table-cell table:style-name="ce1" office:value-type="float" office:value="0.00000150008337658">
            <text:p>1.500E-006</text:p>
          </table:table-cell>
          <table:table-cell table:style-name="ce1" office:value-type="float" office:value="0.00000059854967038">
            <text:p>5.985E-007</text:p>
          </table:table-cell>
          <table:table-cell table:style-name="ce1" office:value-type="float" office:value="0.00000349147845">
            <text:p>3.491E-006</text:p>
          </table:table-cell>
          <table:table-cell/>
        </table:table-row>
        <table:table-row table:style-name="ro1">
          <table:table-cell office:value-type="float" office:value="0.00000148135471694">
            <text:p>1.481E-006</text:p>
          </table:table-cell>
          <table:table-cell table:style-name="ce1" office:value-type="float" office:value="0.000000219788812058">
            <text:p>2.198E-007</text:p>
          </table:table-cell>
          <table:table-cell table:style-name="ce1" office:value-type="float" office:value="0.000000897625109113">
            <text:p>8.976E-007</text:p>
          </table:table-cell>
          <table:table-cell table:style-name="ce1" office:value-type="float" office:value="0.00000400217850833">
            <text:p>4.002E-006</text:p>
          </table:table-cell>
          <table:table-cell/>
        </table:table-row>
        <table:table-row table:style-name="ro1">
          <table:table-cell office:value-type="float" office:value="0.00000298821037441">
            <text:p>2.988E-006</text:p>
          </table:table-cell>
          <table:table-cell table:style-name="ce1" office:value-type="float" office:value="0.0000025386014873">
            <text:p>2.539E-006</text:p>
          </table:table-cell>
          <table:table-cell table:style-name="ce1" office:value-type="float" office:value="0.0000000719953111239">
            <text:p>7.200E-008</text:p>
          </table:table-cell>
          <table:table-cell table:style-name="ce1" office:value-type="float" office:value="0.0000105365557459">
            <text:p>1.054E-005</text:p>
          </table:table-cell>
          <table:table-cell/>
        </table:table-row>
        <table:table-row table:style-name="ro1">
          <table:table-cell office:value-type="float" office:value="0.00000194907658726">
            <text:p>1.949E-006</text:p>
          </table:table-cell>
          <table:table-cell table:style-name="ce1" office:value-type="float" office:value="0.0000000731101333754">
            <text:p>7.311E-008</text:p>
          </table:table-cell>
          <table:table-cell table:style-name="ce1" office:value-type="float" office:value="0.00000423404837247">
            <text:p>4.234E-006</text:p>
          </table:table-cell>
          <table:table-cell table:style-name="ce1" office:value-type="float" office:value="0.00000618389964099">
            <text:p>6.184E-006</text:p>
          </table:table-cell>
          <table:table-cell/>
        </table:table-row>
        <table:table-row table:style-name="ro1">
          <table:table-cell office:value-type="float" office:value="0.00000176765481839">
            <text:p>1.768E-006</text:p>
          </table:table-cell>
          <table:table-cell table:style-name="ce1" office:value-type="float" office:value="0.000000292163717122">
            <text:p>2.922E-007</text:p>
          </table:table-cell>
          <table:table-cell table:style-name="ce1" office:value-type="float" office:value="0.00000095709669425">
            <text:p>9.571E-007</text:p>
          </table:table-cell>
          <table:table-cell table:style-name="ce1" office:value-type="float" office:value="0.00000615719805845">
            <text:p>6.157E-006</text:p>
          </table:table-cell>
          <table:table-cell/>
        </table:table-row>
        <table:table-row table:style-name="ro1">
          <table:table-cell office:value-type="float" office:value="0.000000631169875878">
            <text:p>6.312E-007</text:p>
          </table:table-cell>
          <table:table-cell table:style-name="ce1" office:value-type="float" office:value="0.000000168375989">
            <text:p>1.684E-007</text:p>
          </table:table-cell>
          <table:table-cell table:style-name="ce1" office:value-type="float" office:value="0.000000152809940252">
            <text:p>1.528E-007</text:p>
          </table:table-cell>
          <table:table-cell table:style-name="ce1" office:value-type="float" office:value="0.00000710149963816">
            <text:p>7.101E-006</text:p>
          </table:table-cell>
          <table:table-cell/>
        </table:table-row>
        <table:table-row table:style-name="ro1">
          <table:table-cell office:value-type="float" office:value="0.00000173290997589">
            <text:p>1.733E-006</text:p>
          </table:table-cell>
          <table:table-cell table:style-name="ce1" office:value-type="float" office:value="0.00000154541550282">
            <text:p>1.545E-006</text:p>
          </table:table-cell>
          <table:table-cell table:style-name="ce1" office:value-type="float" office:value="0.00000189334277334">
            <text:p>1.893E-006</text:p>
          </table:table-cell>
          <table:table-cell table:style-name="ce1" office:value-type="float" office:value="0.00000573573145207">
            <text:p>5.736E-006</text:p>
          </table:table-cell>
          <table:table-cell/>
        </table:table-row>
        <table:table-row table:style-name="ro1">
          <table:table-cell office:value-type="float" office:value="0.000000218751572791">
            <text:p>2.188E-007</text:p>
          </table:table-cell>
          <table:table-cell table:style-name="ce1" office:value-type="float" office:value="0.00000443161440136">
            <text:p>4.432E-006</text:p>
          </table:table-cell>
          <table:table-cell table:style-name="ce1" office:value-type="float" office:value="0.00000458504423124">
            <text:p>4.585E-006</text:p>
          </table:table-cell>
          <table:table-cell table:style-name="ce1" office:value-type="float" office:value="0.00000411402432176">
            <text:p>4.114E-006</text:p>
          </table:table-cell>
          <table:table-cell/>
        </table:table-row>
        <table:table-row table:style-name="ro1">
          <table:table-cell office:value-type="float" office:value="0.00000364125086158">
            <text:p>3.641E-006</text:p>
          </table:table-cell>
          <table:table-cell table:style-name="ce1" office:value-type="float" office:value="0.00000195278462824">
            <text:p>1.953E-006</text:p>
          </table:table-cell>
          <table:table-cell table:style-name="ce1" office:value-type="float" office:value="0.00000111061988063">
            <text:p>1.111E-006</text:p>
          </table:table-cell>
          <table:table-cell table:style-name="ce1" office:value-type="float" office:value="0.00000780817603555">
            <text:p>7.808E-006</text:p>
          </table:table-cell>
          <table:table-cell/>
        </table:table-row>
        <table:table-row table:style-name="ro1">
          <table:table-cell office:value-type="float" office:value="0.00000345191211515">
            <text:p>3.452E-006</text:p>
          </table:table-cell>
          <table:table-cell table:style-name="ce1" office:value-type="float" office:value="0.000000157883118674">
            <text:p>1.579E-007</text:p>
          </table:table-cell>
          <table:table-cell table:style-name="ce1" office:value-type="float" office:value="0.00000241531338834">
            <text:p>2.415E-006</text:p>
          </table:table-cell>
          <table:table-cell table:style-name="ce1" office:value-type="float" office:value="0.0000103861397805">
            <text:p>1.039E-005</text:p>
          </table:table-cell>
          <table:table-cell/>
        </table:table-row>
        <table:table-row table:style-name="ro1">
          <table:table-cell office:value-type="float" office:value="0.0000149613120862">
            <text:p>1.496E-005</text:p>
          </table:table-cell>
          <table:table-cell table:style-name="ce1" office:value-type="float" office:value="0.00000156888422429">
            <text:p>1.569E-006</text:p>
          </table:table-cell>
          <table:table-cell table:style-name="ce1" office:value-type="float" office:value="0.0000000576175594612">
            <text:p>5.762E-008</text:p>
          </table:table-cell>
          <table:table-cell table:style-name="ce1" office:value-type="float" office:value="0.00000972714998999">
            <text:p>9.727E-006</text:p>
          </table:table-cell>
          <table:table-cell/>
        </table:table-row>
        <table:table-row table:style-name="ro1">
          <table:table-cell office:value-type="float" office:value="0.00000140136200957">
            <text:p>1.401E-006</text:p>
          </table:table-cell>
          <table:table-cell table:style-name="ce1" office:value-type="float" office:value="0.000000280091535115">
            <text:p>2.801E-007</text:p>
          </table:table-cell>
          <table:table-cell table:style-name="ce1" office:value-type="float" office:value="0.00000450549965818">
            <text:p>4.505E-006</text:p>
          </table:table-cell>
          <table:table-cell table:style-name="ce1" office:value-type="float" office:value="0.00000388704193366">
            <text:p>3.887E-006</text:p>
          </table:table-cell>
          <table:table-cell/>
        </table:table-row>
        <table:table-row table:style-name="ro1">
          <table:table-cell office:value-type="float" office:value="0.00000116483304918">
            <text:p>1.165E-006</text:p>
          </table:table-cell>
          <table:table-cell table:style-name="ce1" office:value-type="float" office:value="0.000000195519090434">
            <text:p>1.955E-007</text:p>
          </table:table-cell>
          <table:table-cell table:style-name="ce1" office:value-type="float" office:value="0.00000030565656443">
            <text:p>3.057E-007</text:p>
          </table:table-cell>
          <table:table-cell table:style-name="ce1" office:value-type="float" office:value="0.00000714007444169">
            <text:p>7.140E-006</text:p>
          </table:table-cell>
          <table:table-cell/>
        </table:table-row>
        <table:table-row table:style-name="ro1">
          <table:table-cell office:value-type="float" office:value="0.000000509335408487">
            <text:p>5.093E-007</text:p>
          </table:table-cell>
          <table:table-cell table:style-name="ce1" office:value-type="float" office:value="0.000000182964864622">
            <text:p>1.830E-007</text:p>
          </table:table-cell>
          <table:table-cell table:style-name="ce1" office:value-type="float" office:value="0.00000118476694391">
            <text:p>1.185E-006</text:p>
          </table:table-cell>
          <table:table-cell table:style-name="ce1" office:value-type="float" office:value="0.0000097810140614">
            <text:p>9.781E-006</text:p>
          </table:table-cell>
          <table:table-cell/>
        </table:table-row>
        <table:table-row table:style-name="ro1">
          <table:table-cell office:value-type="float" office:value="0.000000327393395358">
            <text:p>3.274E-007</text:p>
          </table:table-cell>
          <table:table-cell table:style-name="ce1" office:value-type="float" office:value="0.00000843232170886">
            <text:p>8.432E-006</text:p>
          </table:table-cell>
          <table:table-cell table:style-name="ce1" office:value-type="float" office:value="0.000000750879519449">
            <text:p>7.509E-007</text:p>
          </table:table-cell>
          <table:table-cell table:style-name="ce1" office:value-type="float" office:value="0.00000789306175247">
            <text:p>7.893E-006</text:p>
          </table:table-cell>
          <table:table-cell/>
        </table:table-row>
        <table:table-row table:style-name="ro1">
          <table:table-cell office:value-type="float" office:value="0.00000151852573262">
            <text:p>1.519E-006</text:p>
          </table:table-cell>
          <table:table-cell table:style-name="ce1" office:value-type="float" office:value="0.000000150998740062">
            <text:p>1.510E-007</text:p>
          </table:table-cell>
          <table:table-cell table:style-name="ce1" office:value-type="float" office:value="0.000000559864960816">
            <text:p>5.599E-007</text:p>
          </table:table-cell>
          <table:table-cell table:style-name="ce1" office:value-type="float" office:value="0.00000888657577029">
            <text:p>8.887E-006</text:p>
          </table:table-cell>
          <table:table-cell/>
        </table:table-row>
        <table:table-row table:style-name="ro1">
          <table:table-cell office:value-type="float" office:value="0.00000126859939882">
            <text:p>1.269E-006</text:p>
          </table:table-cell>
          <table:table-cell table:style-name="ce1" office:value-type="float" office:value="0.00000847005722159">
            <text:p>8.470E-006</text:p>
          </table:table-cell>
          <table:table-cell table:style-name="ce1" office:value-type="float" office:value="0.0000000016225381955">
            <text:p>1.623E-009</text:p>
          </table:table-cell>
          <table:table-cell table:style-name="ce1" office:value-type="float" office:value="0.00000891733294982">
            <text:p>8.917E-006</text:p>
          </table:table-cell>
          <table:table-cell/>
        </table:table-row>
        <table:table-row table:style-name="ro1">
          <table:table-cell office:value-type="float" office:value="0.000000916937917563">
            <text:p>9.169E-007</text:p>
          </table:table-cell>
          <table:table-cell table:style-name="ce1" office:value-type="float" office:value="0.00000262886366704">
            <text:p>2.629E-006</text:p>
          </table:table-cell>
          <table:table-cell table:style-name="ce1" office:value-type="float" office:value="0.000000987618164549">
            <text:p>9.876E-007</text:p>
          </table:table-cell>
          <table:table-cell table:style-name="ce1" office:value-type="float" office:value="0.00000626192836998">
            <text:p>6.262E-006</text:p>
          </table:table-cell>
          <table:table-cell/>
        </table:table-row>
        <table:table-row table:style-name="ro1">
          <table:table-cell office:value-type="float" office:value="0.00000413891467227">
            <text:p>4.139E-006</text:p>
          </table:table-cell>
          <table:table-cell table:style-name="ce1" office:value-type="float" office:value="0.000000261865494852">
            <text:p>2.619E-007</text:p>
          </table:table-cell>
          <table:table-cell table:style-name="ce1" office:value-type="float" office:value="0.000000352278684816">
            <text:p>3.523E-007</text:p>
          </table:table-cell>
          <table:table-cell table:style-name="ce1" office:value-type="float" office:value="0.00000799476980406">
            <text:p>7.995E-006</text:p>
          </table:table-cell>
          <table:table-cell/>
        </table:table-row>
        <table:table-row table:style-name="ro1">
          <table:table-cell office:value-type="float" office:value="0.0000024298417454">
            <text:p>2.430E-006</text:p>
          </table:table-cell>
          <table:table-cell table:style-name="ce1" office:value-type="float" office:value="0.000000154301699522">
            <text:p>1.543E-007</text:p>
          </table:table-cell>
          <table:table-cell table:style-name="ce1" office:value-type="float" office:value="0.00000228606137454">
            <text:p>2.286E-006</text:p>
          </table:table-cell>
          <table:table-cell table:style-name="ce1" office:value-type="float" office:value="0.00000161713519003">
            <text:p>1.617E-006</text:p>
          </table:table-cell>
          <table:table-cell/>
        </table:table-row>
        <table:table-row table:style-name="ro1">
          <table:table-cell office:value-type="float" office:value="0.00000254562701876">
            <text:p>2.546E-006</text:p>
          </table:table-cell>
          <table:table-cell table:style-name="ce1" office:value-type="float" office:value="0.00000259726867433">
            <text:p>2.597E-006</text:p>
          </table:table-cell>
          <table:table-cell table:style-name="ce1" office:value-type="float" office:value="0.000000709504440284">
            <text:p>7.095E-007</text:p>
          </table:table-cell>
          <table:table-cell table:style-name="ce1" office:value-type="float" office:value="0.00000731709732882">
            <text:p>7.317E-006</text:p>
          </table:table-cell>
          <table:table-cell/>
        </table:table-row>
        <table:table-row table:style-name="ro1">
          <table:table-cell office:value-type="float" office:value="0.00000386189436694">
            <text:p>3.862E-006</text:p>
          </table:table-cell>
          <table:table-cell table:style-name="ce1" office:value-type="float" office:value="0.00000226888743206">
            <text:p>2.269E-006</text:p>
          </table:table-cell>
          <table:table-cell table:style-name="ce1" office:value-type="float" office:value="0.0000000667570606492">
            <text:p>6.676E-008</text:p>
          </table:table-cell>
          <table:table-cell table:style-name="ce1" office:value-type="float" office:value="0.0000106373052721">
            <text:p>1.064E-005</text:p>
          </table:table-cell>
          <table:table-cell/>
        </table:table-row>
        <table:table-row table:style-name="ro1">
          <table:table-cell office:value-type="float" office:value="0.00000283303597331">
            <text:p>2.833E-006</text:p>
          </table:table-cell>
          <table:table-cell table:style-name="ce1" office:value-type="float" office:value="0.0000000540477025412">
            <text:p>5.405E-008</text:p>
          </table:table-cell>
          <table:table-cell table:style-name="ce1" office:value-type="float" office:value="0.0000022800739377">
            <text:p>2.280E-006</text:p>
          </table:table-cell>
          <table:table-cell table:style-name="ce1" office:value-type="float" office:value="0.00000996781549443">
            <text:p>9.968E-006</text:p>
          </table:table-cell>
          <table:table-cell/>
        </table:table-row>
        <table:table-row table:style-name="ro1">
          <table:table-cell office:value-type="float" office:value="0.00000461185749107">
            <text:p>4.612E-006</text:p>
          </table:table-cell>
          <table:table-cell table:style-name="ce1" office:value-type="float" office:value="0.000000486939135463">
            <text:p>4.869E-007</text:p>
          </table:table-cell>
          <table:table-cell table:style-name="ce1" office:value-type="float" office:value="0.000000289816129449">
            <text:p>2.898E-007</text:p>
          </table:table-cell>
          <table:table-cell table:style-name="ce1" office:value-type="float" office:value="0.00000472887395817">
            <text:p>4.729E-006</text:p>
          </table:table-cell>
          <table:table-cell/>
        </table:table-row>
        <table:table-row table:style-name="ro1">
          <table:table-cell office:value-type="float" office:value="0.00000400893839005">
            <text:p>4.009E-006</text:p>
          </table:table-cell>
          <table:table-cell table:style-name="ce1" office:value-type="float" office:value="0.00000101978188245">
            <text:p>1.020E-006</text:p>
          </table:table-cell>
          <table:table-cell table:style-name="ce1" office:value-type="float" office:value="0.00000571620053359">
            <text:p>5.716E-006</text:p>
          </table:table-cell>
          <table:table-cell table:style-name="ce1" office:value-type="float" office:value="0.00000646456775145">
            <text:p>6.465E-006</text:p>
          </table:table-cell>
          <table:table-cell/>
        </table:table-row>
        <table:table-row table:style-name="ro1">
          <table:table-cell office:value-type="float" office:value="0.00000326379118676">
            <text:p>3.264E-006</text:p>
          </table:table-cell>
          <table:table-cell table:style-name="ce1" office:value-type="float" office:value="0.000000701242801866">
            <text:p>7.012E-007</text:p>
          </table:table-cell>
          <table:table-cell table:style-name="ce1" office:value-type="float" office:value="0.000000168700479922">
            <text:p>1.687E-007</text:p>
          </table:table-cell>
          <table:table-cell table:style-name="ce1" office:value-type="float" office:value="0.00000766164463749">
            <text:p>7.662E-006</text:p>
          </table:table-cell>
          <table:table-cell/>
        </table:table-row>
        <table:table-row table:style-name="ro1">
          <table:table-cell office:value-type="float" office:value="0.000000568162134211">
            <text:p>5.682E-007</text:p>
          </table:table-cell>
          <table:table-cell table:style-name="ce1" office:value-type="float" office:value="0.000000181841071892">
            <text:p>1.818E-007</text:p>
          </table:table-cell>
          <table:table-cell table:style-name="ce1" office:value-type="float" office:value="0.000000814310019358">
            <text:p>8.143E-007</text:p>
          </table:table-cell>
          <table:table-cell table:style-name="ce1" office:value-type="float" office:value="0.00000690443033493">
            <text:p>6.904E-006</text:p>
          </table:table-cell>
          <table:table-cell/>
        </table:table-row>
        <table:table-row table:style-name="ro1">
          <table:table-cell office:value-type="float" office:value="0.00000119816648373">
            <text:p>1.198E-006</text:p>
          </table:table-cell>
          <table:table-cell table:style-name="ce1" office:value-type="float" office:value="0.000000953427068325">
            <text:p>9.534E-007</text:p>
          </table:table-cell>
          <table:table-cell table:style-name="ce1" office:value-type="float" office:value="0.00000166734340646">
            <text:p>1.667E-006</text:p>
          </table:table-cell>
          <table:table-cell table:style-name="ce1" office:value-type="float" office:value="0.0000100398245238">
            <text:p>1.004E-005</text:p>
          </table:table-cell>
          <table:table-cell/>
        </table:table-row>
        <table:table-row table:style-name="ro1">
          <table:table-cell office:value-type="float" office:value="0.00000315986328869">
            <text:p>3.160E-006</text:p>
          </table:table-cell>
          <table:table-cell table:style-name="ce1" office:value-type="float" office:value="0.000000490421298173">
            <text:p>4.904E-007</text:p>
          </table:table-cell>
          <table:table-cell table:style-name="ce1" office:value-type="float" office:value="0.0000066237420498">
            <text:p>6.624E-006</text:p>
          </table:table-cell>
          <table:table-cell table:style-name="ce1" office:value-type="float" office:value="0.00000395468339073">
            <text:p>3.955E-006</text:p>
          </table:table-cell>
          <table:table-cell/>
        </table:table-row>
        <table:table-row table:style-name="ro1">
          <table:table-cell office:value-type="float" office:value="0.00000138175999943">
            <text:p>1.382E-006</text:p>
          </table:table-cell>
          <table:table-cell table:style-name="ce1" office:value-type="float" office:value="0.000000725106983733">
            <text:p>7.251E-007</text:p>
          </table:table-cell>
          <table:table-cell table:style-name="ce1" office:value-type="float" office:value="0.00000778651274235">
            <text:p>7.787E-006</text:p>
          </table:table-cell>
          <table:table-cell table:style-name="ce1" office:value-type="float" office:value="0.00000314751154572">
            <text:p>3.148E-006</text:p>
          </table:table-cell>
          <table:table-cell/>
        </table:table-row>
        <table:table-row table:style-name="ro1">
          <table:table-cell office:value-type="float" office:value="0.00000408154601948">
            <text:p>4.082E-006</text:p>
          </table:table-cell>
          <table:table-cell table:style-name="ce1" office:value-type="float" office:value="0.00000494424830158">
            <text:p>4.944E-006</text:p>
          </table:table-cell>
          <table:table-cell table:style-name="ce1" office:value-type="float" office:value="0.0000000796107053312">
            <text:p>7.961E-008</text:p>
          </table:table-cell>
          <table:table-cell table:style-name="ce1" office:value-type="float" office:value="0.00000432562830053">
            <text:p>4.326E-006</text:p>
          </table:table-cell>
          <table:table-cell/>
        </table:table-row>
        <table:table-row table:style-name="ro1">
          <table:table-cell office:value-type="float" office:value="0.00000106892801509">
            <text:p>1.069E-006</text:p>
          </table:table-cell>
          <table:table-cell table:style-name="ce1" office:value-type="float" office:value="0.000000296614940976">
            <text:p>2.966E-007</text:p>
          </table:table-cell>
          <table:table-cell table:style-name="ce1" office:value-type="float" office:value="0.000000843637045393">
            <text:p>8.436E-007</text:p>
          </table:table-cell>
          <table:table-cell table:style-name="ce1" office:value-type="float" office:value="0.00000981077034618">
            <text:p>9.811E-006</text:p>
          </table:table-cell>
          <table:table-cell/>
        </table:table-row>
        <table:table-row table:style-name="ro1">
          <table:table-cell office:value-type="float" office:value="0.000000106509308184">
            <text:p>1.065E-007</text:p>
          </table:table-cell>
          <table:table-cell table:style-name="ce1" office:value-type="float" office:value="0.000000101075386474">
            <text:p>1.011E-007</text:p>
          </table:table-cell>
          <table:table-cell table:style-name="ce1" office:value-type="float" office:value="0.00000362497667939">
            <text:p>3.625E-006</text:p>
          </table:table-cell>
          <table:table-cell table:style-name="ce1" office:value-type="float" office:value="0.0000068077266644">
            <text:p>6.808E-006</text:p>
          </table:table-cell>
          <table:table-cell/>
        </table:table-row>
        <table:table-row table:style-name="ro1">
          <table:table-cell office:value-type="float" office:value="0.000000518907804179">
            <text:p>5.189E-007</text:p>
          </table:table-cell>
          <table:table-cell table:style-name="ce1" office:value-type="float" office:value="0.00000112652852262">
            <text:p>1.127E-006</text:p>
          </table:table-cell>
          <table:table-cell table:style-name="ce1" office:value-type="float" office:value="0.00000281251400493">
            <text:p>2.813E-006</text:p>
          </table:table-cell>
          <table:table-cell table:style-name="ce1" office:value-type="float" office:value="0.00000637606507106">
            <text:p>6.376E-006</text:p>
          </table:table-cell>
          <table:table-cell/>
        </table:table-row>
        <table:table-row table:style-name="ro1">
          <table:table-cell office:value-type="float" office:value="0.0000011193679384">
            <text:p>1.119E-006</text:p>
          </table:table-cell>
          <table:table-cell table:style-name="ce1" office:value-type="float" office:value="0.00000244860250935">
            <text:p>2.449E-006</text:p>
          </table:table-cell>
          <table:table-cell table:style-name="ce1" office:value-type="float" office:value="0.00000191455202049">
            <text:p>1.915E-006</text:p>
          </table:table-cell>
          <table:table-cell table:style-name="ce1" office:value-type="float" office:value="0.0000105733869125">
            <text:p>1.057E-005</text:p>
          </table:table-cell>
          <table:table-cell/>
        </table:table-row>
        <table:table-row table:style-name="ro1">
          <table:table-cell office:value-type="float" office:value="0.00000347905446942">
            <text:p>3.479E-006</text:p>
          </table:table-cell>
          <table:table-cell table:style-name="ce1" office:value-type="float" office:value="0.0000087777816392">
            <text:p>8.778E-006</text:p>
          </table:table-cell>
          <table:table-cell table:style-name="ce1" office:value-type="float" office:value="0.000000811751665474">
            <text:p>8.118E-007</text:p>
          </table:table-cell>
          <table:table-cell table:style-name="ce1" office:value-type="float" office:value="0.00000514488299852">
            <text:p>5.145E-006</text:p>
          </table:table-cell>
          <table:table-cell/>
        </table:table-row>
        <table:table-row table:style-name="ro1">
          <table:table-cell office:value-type="float" office:value="0.0000013525901779">
            <text:p>1.353E-006</text:p>
          </table:table-cell>
          <table:table-cell table:style-name="ce1" office:value-type="float" office:value="0.000000027082025871">
            <text:p>2.708E-008</text:p>
          </table:table-cell>
          <table:table-cell table:style-name="ce1" office:value-type="float" office:value="0.00000784286320346">
            <text:p>7.843E-006</text:p>
          </table:table-cell>
          <table:table-cell table:style-name="ce1" office:value-type="float" office:value="0.00000929857573154">
            <text:p>9.299E-006</text:p>
          </table:table-cell>
          <table:table-cell/>
        </table:table-row>
        <table:table-row table:style-name="ro1">
          <table:table-cell office:value-type="float" office:value="0.00000320536788183">
            <text:p>3.205E-006</text:p>
          </table:table-cell>
          <table:table-cell table:style-name="ce1" office:value-type="float" office:value="0.00000183484700772">
            <text:p>1.835E-006</text:p>
          </table:table-cell>
          <table:table-cell table:style-name="ce1" office:value-type="float" office:value="0.00000105143584256">
            <text:p>1.051E-006</text:p>
          </table:table-cell>
          <table:table-cell table:style-name="ce1" office:value-type="float" office:value="0.0000108089788745">
            <text:p>1.081E-005</text:p>
          </table:table-cell>
          <table:table-cell/>
        </table:table-row>
        <table:table-row table:style-name="ro1">
          <table:table-cell office:value-type="float" office:value="0.00000230283329589">
            <text:p>2.303E-006</text:p>
          </table:table-cell>
          <table:table-cell table:style-name="ce1" office:value-type="float" office:value="0.00000012931606844">
            <text:p>1.293E-007</text:p>
          </table:table-cell>
          <table:table-cell table:style-name="ce1" office:value-type="float" office:value="0.00000373924693623">
            <text:p>3.739E-006</text:p>
          </table:table-cell>
          <table:table-cell table:style-name="ce1" office:value-type="float" office:value="0.00000679165179847">
            <text:p>6.792E-006</text:p>
          </table:table-cell>
          <table:table-cell/>
        </table:table-row>
        <table:table-row table:style-name="ro1">
          <table:table-cell office:value-type="float" office:value="0.000000571890151625">
            <text:p>5.719E-007</text:p>
          </table:table-cell>
          <table:table-cell table:style-name="ce1" office:value-type="float" office:value="0.00000103341884054">
            <text:p>1.033E-006</text:p>
          </table:table-cell>
          <table:table-cell table:style-name="ce1" office:value-type="float" office:value="0.0000000473173780365">
            <text:p>4.732E-008</text:p>
          </table:table-cell>
          <table:table-cell table:style-name="ce1" office:value-type="float" office:value="0.00000909945905794">
            <text:p>9.099E-006</text:p>
          </table:table-cell>
          <table:table-cell/>
        </table:table-row>
        <table:table-row table:style-name="ro1">
          <table:table-cell office:value-type="float" office:value="0.00000156818822654">
            <text:p>1.568E-006</text:p>
          </table:table-cell>
          <table:table-cell table:style-name="ce1" office:value-type="float" office:value="0.000000209600167194">
            <text:p>2.096E-007</text:p>
          </table:table-cell>
          <table:table-cell table:style-name="ce1" office:value-type="float" office:value="0.00000613390227329">
            <text:p>6.134E-006</text:p>
          </table:table-cell>
          <table:table-cell table:style-name="ce1" office:value-type="float" office:value="0.0000121715426723">
            <text:p>1.217E-005</text:p>
          </table:table-cell>
          <table:table-cell/>
        </table:table-row>
        <table:table-row table:style-name="ro1" table:number-rows-repeated="150">
          <table:table-cell table:style-name="Default"/>
          <table:table-cell table:number-columns-repeated="4"/>
        </table:table-row>
        <table:table-row table:style-name="ro1" table:number-rows-repeated="104837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Hu5" table:style-name="ta1" table:print="false">
        <table:table-column table:style-name="co3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>
            <text:p>authong1</text:p>
          </table:table-cell>
          <table:table-cell office:value-type="string">
            <text:p>chainat72</text:p>
          </table:table-cell>
          <table:table-cell office:value-type="string">
            <text:p>motoso1</text:p>
          </table:table-cell>
          <table:table-cell office:value-type="string">
            <text:p>kamphangsean2</text:p>
          </table:table-cell>
          <table:table-cell>
            <draw:frame table:end-cell-address="Hu5.M23" table:end-x="0.6752in" table:end-y="0.1146in" draw:z-index="0" draw:style-name="gr1" svg:width="7.3264in" svg:height="3.865in" svg:x="0.461in" svg:y="0.1461in">
              <draw:object draw:notify-on-update-of-ranges="Hu5.A1:Hu5.A1 Hu5.A2:Hu5.A51 Hu5.B1:Hu5.B1 Hu5.B2:Hu5.B51 Hu5.C1:Hu5.C1 Hu5.C2:Hu5.C51 Hu5.D1:Hu5.D1 Hu5.D2:Hu5.D5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-0.00000000000599412359319">
            <text:p>-5.994E-012</text:p>
          </table:table-cell>
          <table:table-cell table:style-name="ce1" office:value-type="float" office:value="-0.000000000000850035051931">
            <text:p>-8.500E-013</text:p>
          </table:table-cell>
          <table:table-cell table:style-name="ce1" office:value-type="float" office:value="-0.0000000000000533050160841">
            <text:p>-5.331E-014</text:p>
          </table:table-cell>
          <table:table-cell table:style-name="ce1" office:value-type="float" office:value="-0.00000000000468743616806">
            <text:p>-4.687E-012</text:p>
          </table:table-cell>
          <table:table-cell/>
        </table:table-row>
        <table:table-row table:style-name="ro1">
          <table:table-cell office:value-type="float" office:value="0.00000000000133761434916">
            <text:p>1.338E-012</text:p>
          </table:table-cell>
          <table:table-cell table:style-name="ce1" office:value-type="float" office:value="0.0000000000176724412379">
            <text:p>1.767E-011</text:p>
          </table:table-cell>
          <table:table-cell table:style-name="ce1" office:value-type="float" office:value="0.0000000000000175491243384">
            <text:p>1.755E-014</text:p>
          </table:table-cell>
          <table:table-cell table:style-name="ce1" office:value-type="float" office:value="-0.000000000032525024622">
            <text:p>-3.253E-011</text:p>
          </table:table-cell>
          <table:table-cell/>
        </table:table-row>
        <table:table-row table:style-name="ro1">
          <table:table-cell office:value-type="float" office:value="-0.00000000000517295402789">
            <text:p>-5.173E-012</text:p>
          </table:table-cell>
          <table:table-cell table:style-name="ce1" office:value-type="float" office:value="0.00000000000258471750581">
            <text:p>2.585E-012</text:p>
          </table:table-cell>
          <table:table-cell table:style-name="ce1" office:value-type="float" office:value="-0.0000000000441668960658">
            <text:p>-4.417E-011</text:p>
          </table:table-cell>
          <table:table-cell table:style-name="ce1" office:value-type="float" office:value="0.000000000202262984177">
            <text:p>2.023E-010</text:p>
          </table:table-cell>
          <table:table-cell/>
        </table:table-row>
        <table:table-row table:style-name="ro1">
          <table:table-cell office:value-type="float" office:value="0.00000000000086506265401">
            <text:p>8.651E-013</text:p>
          </table:table-cell>
          <table:table-cell table:style-name="ce1" office:value-type="float" office:value="0.00000000000353850514595">
            <text:p>3.539E-012</text:p>
          </table:table-cell>
          <table:table-cell table:style-name="ce1" office:value-type="float" office:value="-0.000000000000103316849067">
            <text:p>-1.033E-013</text:p>
          </table:table-cell>
          <table:table-cell table:style-name="ce1" office:value-type="float" office:value="-0.00000000000973054500018">
            <text:p>-9.731E-012</text:p>
          </table:table-cell>
          <table:table-cell/>
        </table:table-row>
        <table:table-row table:style-name="ro1">
          <table:table-cell office:value-type="float" office:value="-0.000000000000660553187319">
            <text:p>-6.606E-013</text:p>
          </table:table-cell>
          <table:table-cell table:style-name="ce1" office:value-type="float" office:value="0.0000000000000209208197467">
            <text:p>2.092E-014</text:p>
          </table:table-cell>
          <table:table-cell table:style-name="ce1" office:value-type="float" office:value="0.0000000000172399821647">
            <text:p>1.724E-011</text:p>
          </table:table-cell>
          <table:table-cell table:style-name="ce1" office:value-type="float" office:value="-0.0000000000859663418877">
            <text:p>-8.597E-011</text:p>
          </table:table-cell>
          <table:table-cell/>
        </table:table-row>
        <table:table-row table:style-name="ro1">
          <table:table-cell office:value-type="float" office:value="-0.00000000000521508457592">
            <text:p>-5.215E-012</text:p>
          </table:table-cell>
          <table:table-cell table:style-name="ce1" office:value-type="float" office:value="0.00000000000271325342118">
            <text:p>2.713E-012</text:p>
          </table:table-cell>
          <table:table-cell table:style-name="ce1" office:value-type="float" office:value="-0.00000000000667611234121">
            <text:p>-6.676E-012</text:p>
          </table:table-cell>
          <table:table-cell table:style-name="ce1" office:value-type="float" office:value="-0.00000000000268350649545">
            <text:p>-2.684E-012</text:p>
          </table:table-cell>
          <table:table-cell/>
        </table:table-row>
        <table:table-row table:style-name="ro1">
          <table:table-cell office:value-type="float" office:value="-0.000000000000454735708913">
            <text:p>-4.547E-013</text:p>
          </table:table-cell>
          <table:table-cell table:style-name="ce1" office:value-type="float" office:value="0.0000000000451723391145">
            <text:p>4.517E-011</text:p>
          </table:table-cell>
          <table:table-cell table:style-name="ce1" office:value-type="float" office:value="0.0000000000618726591426">
            <text:p>6.187E-011</text:p>
          </table:table-cell>
          <table:table-cell table:style-name="ce1" office:value-type="float" office:value="-0.00000000000747960528713">
            <text:p>-7.480E-012</text:p>
          </table:table-cell>
          <table:table-cell/>
        </table:table-row>
        <table:table-row table:style-name="ro1">
          <table:table-cell office:value-type="float" office:value="-0.00000000000261468955051">
            <text:p>-2.615E-012</text:p>
          </table:table-cell>
          <table:table-cell table:style-name="ce1" office:value-type="float" office:value="0.00000000000156990336333">
            <text:p>1.570E-012</text:p>
          </table:table-cell>
          <table:table-cell table:style-name="ce1" office:value-type="float" office:value="0.0000000000139404960967">
            <text:p>1.394E-011</text:p>
          </table:table-cell>
          <table:table-cell table:style-name="ce1" office:value-type="float" office:value="-0.000000000038920348316">
            <text:p>-3.892E-011</text:p>
          </table:table-cell>
          <table:table-cell/>
        </table:table-row>
        <table:table-row table:style-name="ro1">
          <table:table-cell office:value-type="float" office:value="-0.00000000000231452012027">
            <text:p>-2.315E-012</text:p>
          </table:table-cell>
          <table:table-cell table:style-name="ce1" office:value-type="float" office:value="-0.0000000000115622441297">
            <text:p>-1.156E-011</text:p>
          </table:table-cell>
          <table:table-cell table:style-name="ce1" office:value-type="float" office:value="-0.00000000000126357398783">
            <text:p>-1.264E-012</text:p>
          </table:table-cell>
          <table:table-cell table:style-name="ce1" office:value-type="float" office:value="-0.0000000000329401355915">
            <text:p>-3.294E-011</text:p>
          </table:table-cell>
          <table:table-cell/>
        </table:table-row>
        <table:table-row table:style-name="ro1">
          <table:table-cell office:value-type="float" office:value="0.00000000000035825786073">
            <text:p>3.583E-013</text:p>
          </table:table-cell>
          <table:table-cell table:style-name="ce1" office:value-type="float" office:value="0.00000000000611335623148">
            <text:p>6.113E-012</text:p>
          </table:table-cell>
          <table:table-cell table:style-name="ce1" office:value-type="float" office:value="-0.00000000000210078480244">
            <text:p>-2.101E-012</text:p>
          </table:table-cell>
          <table:table-cell table:style-name="ce1" office:value-type="float" office:value="-0.0000000000105413628492">
            <text:p>-1.054E-011</text:p>
          </table:table-cell>
          <table:table-cell/>
        </table:table-row>
        <table:table-row table:style-name="ro1">
          <table:table-cell office:value-type="float" office:value="-0.0000000000004883432252">
            <text:p>-4.883E-013</text:p>
          </table:table-cell>
          <table:table-cell table:style-name="ce1" office:value-type="float" office:value="-0.000000000000371009326372">
            <text:p>-3.710E-013</text:p>
          </table:table-cell>
          <table:table-cell table:style-name="ce1" office:value-type="float" office:value="0.00000000000277102685177">
            <text:p>2.771E-012</text:p>
          </table:table-cell>
          <table:table-cell table:style-name="ce1" office:value-type="float" office:value="-0.0000000000217274733037">
            <text:p>-2.173E-011</text:p>
          </table:table-cell>
          <table:table-cell/>
        </table:table-row>
        <table:table-row table:style-name="ro1">
          <table:table-cell office:value-type="float" office:value="-0.00000000000172305122357">
            <text:p>-1.723E-012</text:p>
          </table:table-cell>
          <table:table-cell table:style-name="ce1" office:value-type="float" office:value="-0.00000000000464694650819">
            <text:p>-4.647E-012</text:p>
          </table:table-cell>
          <table:table-cell table:style-name="ce1" office:value-type="float" office:value="-0.0000000000000192622859542">
            <text:p>-1.926E-014</text:p>
          </table:table-cell>
          <table:table-cell table:style-name="ce1" office:value-type="float" office:value="-0.000000000107536290649">
            <text:p>-1.075E-010</text:p>
          </table:table-cell>
          <table:table-cell/>
        </table:table-row>
        <table:table-row table:style-name="ro1">
          <table:table-cell office:value-type="float" office:value="0.00000000000524925664145">
            <text:p>5.249E-012</text:p>
          </table:table-cell>
          <table:table-cell table:style-name="ce1" office:value-type="float" office:value="-9.78435176135E-015">
            <text:p>-9.784E-015</text:p>
          </table:table-cell>
          <table:table-cell table:style-name="ce1" office:value-type="float" office:value="-0.0000000000233628145454">
            <text:p>-2.336E-011</text:p>
          </table:table-cell>
          <table:table-cell table:style-name="ce1" office:value-type="float" office:value="-0.00000000000822854354424">
            <text:p>-8.229E-012</text:p>
          </table:table-cell>
          <table:table-cell/>
        </table:table-row>
        <table:table-row table:style-name="ro1">
          <table:table-cell office:value-type="float" office:value="-0.00000000000242300545651">
            <text:p>-2.423E-012</text:p>
          </table:table-cell>
          <table:table-cell table:style-name="ce1" office:value-type="float" office:value="-0.000000000000600605311659">
            <text:p>-6.006E-013</text:p>
          </table:table-cell>
          <table:table-cell table:style-name="ce1" office:value-type="float" office:value="-0.000000000000291740619514">
            <text:p>-2.917E-013</text:p>
          </table:table-cell>
          <table:table-cell table:style-name="ce1" office:value-type="float" office:value="-0.0000000000298337064492">
            <text:p>-2.983E-011</text:p>
          </table:table-cell>
          <table:table-cell/>
        </table:table-row>
        <table:table-row table:style-name="ro1">
          <table:table-cell office:value-type="float" office:value="0.000000000000226282911443">
            <text:p>2.263E-013</text:p>
          </table:table-cell>
          <table:table-cell table:style-name="ce1" office:value-type="float" office:value="-0.000000000000348608751006">
            <text:p>-3.486E-013</text:p>
          </table:table-cell>
          <table:table-cell table:style-name="ce1" office:value-type="float" office:value="-0.0000000000000910008149575">
            <text:p>-9.100E-014</text:p>
          </table:table-cell>
          <table:table-cell table:style-name="ce1" office:value-type="float" office:value="-0.0000000000885205712207">
            <text:p>-8.852E-011</text:p>
          </table:table-cell>
          <table:table-cell/>
        </table:table-row>
        <table:table-row table:style-name="ro1">
          <table:table-cell office:value-type="float" office:value="-0.00000000000177994639254">
            <text:p>-1.780E-012</text:p>
          </table:table-cell>
          <table:table-cell table:style-name="ce1" office:value-type="float" office:value="0.00000000000704617521952">
            <text:p>7.046E-012</text:p>
          </table:table-cell>
          <table:table-cell table:style-name="ce1" office:value-type="float" office:value="0.000000000010889358288">
            <text:p>1.089E-011</text:p>
          </table:table-cell>
          <table:table-cell table:style-name="ce1" office:value-type="float" office:value="-0.0000000000307954918574">
            <text:p>-3.080E-011</text:p>
          </table:table-cell>
          <table:table-cell/>
        </table:table-row>
        <table:table-row table:style-name="ro1">
          <table:table-cell office:value-type="float" office:value="-0.000000000000302757543021">
            <text:p>-3.028E-013</text:p>
          </table:table-cell>
          <table:table-cell table:style-name="ce1" office:value-type="float" office:value="-0.0000000000039298763654">
            <text:p>-3.930E-012</text:p>
          </table:table-cell>
          <table:table-cell table:style-name="ce1" office:value-type="float" office:value="-0.00000000000207942532988">
            <text:p>-2.079E-012</text:p>
          </table:table-cell>
          <table:table-cell table:style-name="ce1" office:value-type="float" office:value="-0.00000000000361275454474">
            <text:p>-3.613E-012</text:p>
          </table:table-cell>
          <table:table-cell/>
        </table:table-row>
        <table:table-row table:style-name="ro1">
          <table:table-cell office:value-type="float" office:value="-0.0000000000305034924095">
            <text:p>-3.050E-011</text:p>
          </table:table-cell>
          <table:table-cell table:style-name="ce1" office:value-type="float" office:value="0.0000000000155574389878">
            <text:p>1.556E-011</text:p>
          </table:table-cell>
          <table:table-cell table:style-name="ce1" office:value-type="float" office:value="-0.00000000000066986144361">
            <text:p>-6.699E-013</text:p>
          </table:table-cell>
          <table:table-cell table:style-name="ce1" office:value-type="float" office:value="0.0000000000182601060633">
            <text:p>1.826E-011</text:p>
          </table:table-cell>
          <table:table-cell/>
        </table:table-row>
        <table:table-row table:style-name="ro1">
          <table:table-cell office:value-type="float" office:value="0.0000000000157597420346">
            <text:p>1.576E-011</text:p>
          </table:table-cell>
          <table:table-cell table:style-name="ce1" office:value-type="float" office:value="0.000000000000137611392509">
            <text:p>1.376E-013</text:p>
          </table:table-cell>
          <table:table-cell table:style-name="ce1" office:value-type="float" office:value="0.0000000000104412845236">
            <text:p>1.044E-011</text:p>
          </table:table-cell>
          <table:table-cell table:style-name="ce1" office:value-type="float" office:value="-0.00000000011133351938">
            <text:p>-1.113E-010</text:p>
          </table:table-cell>
          <table:table-cell/>
        </table:table-row>
        <table:table-row table:style-name="ro1">
          <table:table-cell office:value-type="float" office:value="-0.000000000246930320276">
            <text:p>-2.469E-010</text:p>
          </table:table-cell>
          <table:table-cell table:style-name="ce1" office:value-type="float" office:value="0.0000000000108339353383">
            <text:p>1.083E-011</text:p>
          </table:table-cell>
          <table:table-cell table:style-name="ce1" office:value-type="float" office:value="4.1336627638E-015">
            <text:p>4.134E-015</text:p>
          </table:table-cell>
          <table:table-cell table:style-name="ce1" office:value-type="float" office:value="-0.0000000000583211210183">
            <text:p>-5.832E-011</text:p>
          </table:table-cell>
          <table:table-cell/>
        </table:table-row>
        <table:table-row table:style-name="ro1">
          <table:table-cell office:value-type="float" office:value="-0.00000000000167309524807">
            <text:p>-1.673E-012</text:p>
          </table:table-cell>
          <table:table-cell table:style-name="ce1" office:value-type="float" office:value="0.000000000000210458717518">
            <text:p>2.105E-013</text:p>
          </table:table-cell>
          <table:table-cell table:style-name="ce1" office:value-type="float" office:value="-0.0000000000175498220453">
            <text:p>-1.755E-011</text:p>
          </table:table-cell>
          <table:table-cell table:style-name="ce1" office:value-type="float" office:value="-0.0000000000307393180949">
            <text:p>-3.074E-011</text:p>
          </table:table-cell>
          <table:table-cell/>
        </table:table-row>
        <table:table-row table:style-name="ro1">
          <table:table-cell office:value-type="float" office:value="0.00000000000113260019354">
            <text:p>1.133E-012</text:p>
          </table:table-cell>
          <table:table-cell table:style-name="ce1" office:value-type="float" office:value="0.000000000000187392993117">
            <text:p>1.874E-013</text:p>
          </table:table-cell>
          <table:table-cell table:style-name="ce1" office:value-type="float" office:value="0.000000000000532804602994">
            <text:p>5.328E-013</text:p>
          </table:table-cell>
          <table:table-cell table:style-name="ce1" office:value-type="float" office:value="-0.000000000074966370786">
            <text:p>-7.497E-011</text:p>
          </table:table-cell>
          <table:table-cell/>
        </table:table-row>
        <table:table-row table:style-name="ro1">
          <table:table-cell office:value-type="float" office:value="-0.000000000000877724559834">
            <text:p>-8.777E-013</text:p>
          </table:table-cell>
          <table:table-cell table:style-name="ce1" office:value-type="float" office:value="0.000000000000216687893505">
            <text:p>2.167E-013</text:p>
          </table:table-cell>
          <table:table-cell table:style-name="ce1" office:value-type="float" office:value="0.00000000000185860740918">
            <text:p>1.859E-012</text:p>
          </table:table-cell>
          <table:table-cell table:style-name="ce1" office:value-type="float" office:value="-0.0000000000027304917082">
            <text:p>-2.730E-012</text:p>
          </table:table-cell>
          <table:table-cell/>
        </table:table-row>
        <table:table-row table:style-name="ro1">
          <table:table-cell office:value-type="float" office:value="0.000000000000245839464333">
            <text:p>2.458E-013</text:p>
          </table:table-cell>
          <table:table-cell table:style-name="ce1" office:value-type="float" office:value="-0.000000000231501435303">
            <text:p>-2.315E-010</text:p>
          </table:table-cell>
          <table:table-cell table:style-name="ce1" office:value-type="float" office:value="-0.000000000000624422405163">
            <text:p>-6.244E-013</text:p>
          </table:table-cell>
          <table:table-cell table:style-name="ce1" office:value-type="float" office:value="-0.0000000000525569262564">
            <text:p>-5.256E-011</text:p>
          </table:table-cell>
          <table:table-cell/>
        </table:table-row>
        <table:table-row table:style-name="ro1">
          <table:table-cell office:value-type="float" office:value="-0.00000000000170152654553">
            <text:p>-1.702E-012</text:p>
          </table:table-cell>
          <table:table-cell table:style-name="ce1" office:value-type="float" office:value="0.0000000000000136617152317">
            <text:p>1.366E-014</text:p>
          </table:table-cell>
          <table:table-cell table:style-name="ce1" office:value-type="float" office:value="0.0000000000018294837485">
            <text:p>1.829E-012</text:p>
          </table:table-cell>
          <table:table-cell table:style-name="ce1" office:value-type="float" office:value="-0.000000000081623071176">
            <text:p>-8.162E-011</text:p>
          </table:table-cell>
          <table:table-cell/>
        </table:table-row>
        <table:table-row table:style-name="ro1">
          <table:table-cell office:value-type="float" office:value="-0.00000000000221049678318">
            <text:p>-2.210E-012</text:p>
          </table:table-cell>
          <table:table-cell table:style-name="ce1" office:value-type="float" office:value="-0.0000000000293815197037">
            <text:p>-2.938E-011</text:p>
          </table:table-cell>
          <table:table-cell table:style-name="ce1" office:value-type="float" office:value="7.55218703389E-017">
            <text:p>7.552E-017</text:p>
          </table:table-cell>
          <table:table-cell table:style-name="ce1" office:value-type="float" office:value="-0.0000000000284956130895">
            <text:p>-2.850E-011</text:p>
          </table:table-cell>
          <table:table-cell/>
        </table:table-row>
        <table:table-row table:style-name="ro1">
          <table:table-cell office:value-type="float" office:value="-0.00000000000148408857278">
            <text:p>-1.484E-012</text:p>
          </table:table-cell>
          <table:table-cell table:style-name="ce1" office:value-type="float" office:value="0.000000000013664191235">
            <text:p>1.366E-011</text:p>
          </table:table-cell>
          <table:table-cell table:style-name="ce1" office:value-type="float" office:value="-0.00000000000511527350485">
            <text:p>-5.115E-012</text:p>
          </table:table-cell>
          <table:table-cell table:style-name="ce1" office:value-type="float" office:value="-0.0000000000600420762714">
            <text:p>-6.004E-011</text:p>
          </table:table-cell>
          <table:table-cell/>
        </table:table-row>
        <table:table-row table:style-name="ro1">
          <table:table-cell office:value-type="float" office:value="0.0000000000117102595362">
            <text:p>1.171E-011</text:p>
          </table:table-cell>
          <table:table-cell table:style-name="ce1" office:value-type="float" office:value="0.000000000000429804579373">
            <text:p>4.298E-013</text:p>
          </table:table-cell>
          <table:table-cell table:style-name="ce1" office:value-type="float" office:value="-0.000000000000393199951269">
            <text:p>-3.932E-013</text:p>
          </table:table-cell>
          <table:table-cell table:style-name="ce1" office:value-type="float" office:value="-0.000000000028675645054">
            <text:p>-2.868E-011</text:p>
          </table:table-cell>
          <table:table-cell/>
        </table:table-row>
        <table:table-row table:style-name="ro1">
          <table:table-cell office:value-type="float" office:value="0.000000000000744482733096">
            <text:p>7.445E-013</text:p>
          </table:table-cell>
          <table:table-cell table:style-name="ce1" office:value-type="float" office:value="0.0000000000000729666980576">
            <text:p>7.297E-014</text:p>
          </table:table-cell>
          <table:table-cell table:style-name="ce1" office:value-type="float" office:value="0.0000000000259258105718">
            <text:p>2.593E-011</text:p>
          </table:table-cell>
          <table:table-cell table:style-name="ce1" office:value-type="float" office:value="-0.00000000000513806895754">
            <text:p>-5.138E-012</text:p>
          </table:table-cell>
          <table:table-cell/>
        </table:table-row>
        <table:table-row table:style-name="ro1">
          <table:table-cell office:value-type="float" office:value="0.0000000000256160440574">
            <text:p>2.562E-011</text:p>
          </table:table-cell>
          <table:table-cell table:style-name="ce1" office:value-type="float" office:value="-0.0000000000317934440867">
            <text:p>-3.179E-011</text:p>
          </table:table-cell>
          <table:table-cell table:style-name="ce1" office:value-type="float" office:value="0.00000000000281598773609">
            <text:p>2.816E-012</text:p>
          </table:table-cell>
          <table:table-cell table:style-name="ce1" office:value-type="float" office:value="-0.0000000000386499447597">
            <text:p>-3.865E-011</text:p>
          </table:table-cell>
          <table:table-cell/>
        </table:table-row>
        <table:table-row table:style-name="ro1">
          <table:table-cell office:value-type="float" office:value="-0.0000000000613463848245">
            <text:p>-6.135E-011</text:p>
          </table:table-cell>
          <table:table-cell table:style-name="ce1" office:value-type="float" office:value="0.0000000000217773245787">
            <text:p>2.178E-011</text:p>
          </table:table-cell>
          <table:table-cell table:style-name="ce1" office:value-type="float" office:value="0.0000000000000209805047126">
            <text:p>2.098E-014</text:p>
          </table:table-cell>
          <table:table-cell table:style-name="ce1" office:value-type="float" office:value="-0.0000000000549045695436">
            <text:p>-5.490E-011</text:p>
          </table:table-cell>
          <table:table-cell/>
        </table:table-row>
        <table:table-row table:style-name="ro1">
          <table:table-cell office:value-type="float" office:value="-0.0000000000134566277772">
            <text:p>-1.346E-011</text:p>
          </table:table-cell>
          <table:table-cell table:style-name="ce1" office:value-type="float" office:value="5.65240414441E-015">
            <text:p>5.652E-015</text:p>
          </table:table-cell>
          <table:table-cell table:style-name="ce1" office:value-type="float" office:value="0.00000000000430458534745">
            <text:p>4.305E-012</text:p>
          </table:table-cell>
          <table:table-cell table:style-name="ce1" office:value-type="float" office:value="-0.0000000000410591722923">
            <text:p>-4.106E-011</text:p>
          </table:table-cell>
          <table:table-cell/>
        </table:table-row>
        <table:table-row table:style-name="ro1">
          <table:table-cell office:value-type="float" office:value="-0.0000000000261824142283">
            <text:p>-2.618E-011</text:p>
          </table:table-cell>
          <table:table-cell table:style-name="ce1" office:value-type="float" office:value="-0.00000000000167168272003">
            <text:p>-1.672E-012</text:p>
          </table:table-cell>
          <table:table-cell table:style-name="ce1" office:value-type="float" office:value="-0.000000000000490944302679">
            <text:p>-4.909E-013</text:p>
          </table:table-cell>
          <table:table-cell table:style-name="ce1" office:value-type="float" office:value="0.0000000000329669495133">
            <text:p>3.297E-011</text:p>
          </table:table-cell>
          <table:table-cell/>
        </table:table-row>
        <table:table-row table:style-name="ro1">
          <table:table-cell office:value-type="float" office:value="-0.0000000000272969908422">
            <text:p>-2.730E-011</text:p>
          </table:table-cell>
          <table:table-cell table:style-name="ce1" office:value-type="float" office:value="0.0000000000049921259523">
            <text:p>4.992E-012</text:p>
          </table:table-cell>
          <table:table-cell table:style-name="ce1" office:value-type="float" office:value="0.0000000000500789046023">
            <text:p>5.008E-011</text:p>
          </table:table-cell>
          <table:table-cell table:style-name="ce1" office:value-type="float" office:value="-0.0000000000207593295842">
            <text:p>-2.076E-011</text:p>
          </table:table-cell>
          <table:table-cell/>
        </table:table-row>
        <table:table-row table:style-name="ro1">
          <table:table-cell office:value-type="float" office:value="-0.0000000000106338381149">
            <text:p>-1.063E-011</text:p>
          </table:table-cell>
          <table:table-cell table:style-name="ce1" office:value-type="float" office:value="0.000000000000839346186926">
            <text:p>8.393E-013</text:p>
          </table:table-cell>
          <table:table-cell table:style-name="ce1" office:value-type="float" office:value="-0.000000000000234145472225">
            <text:p>-2.341E-013</text:p>
          </table:table-cell>
          <table:table-cell table:style-name="ce1" office:value-type="float" office:value="-0.0000000000577079362019">
            <text:p>-5.771E-011</text:p>
          </table:table-cell>
          <table:table-cell/>
        </table:table-row>
        <table:table-row table:style-name="ro1">
          <table:table-cell office:value-type="float" office:value="-0.0000000000000435688133954">
            <text:p>-4.357E-014</text:p>
          </table:table-cell>
          <table:table-cell table:style-name="ce1" office:value-type="float" office:value="0.000000000000299582425302">
            <text:p>2.996E-013</text:p>
          </table:table-cell>
          <table:table-cell table:style-name="ce1" office:value-type="float" office:value="0.00000000000263036968541">
            <text:p>2.630E-012</text:p>
          </table:table-cell>
          <table:table-cell table:style-name="ce1" office:value-type="float" office:value="-0.0000000000519872355684">
            <text:p>-5.199E-011</text:p>
          </table:table-cell>
          <table:table-cell/>
        </table:table-row>
        <table:table-row table:style-name="ro1">
          <table:table-cell office:value-type="float" office:value="-0.000000000000112536487629">
            <text:p>-1.125E-013</text:p>
          </table:table-cell>
          <table:table-cell table:style-name="ce1" office:value-type="float" office:value="0.000000000000399067058725">
            <text:p>3.991E-013</text:p>
          </table:table-cell>
          <table:table-cell table:style-name="ce1" office:value-type="float" office:value="0.00000000000609421528387">
            <text:p>6.094E-012</text:p>
          </table:table-cell>
          <table:table-cell table:style-name="ce1" office:value-type="float" office:value="-0.0000000000505142736884">
            <text:p>-5.051E-011</text:p>
          </table:table-cell>
          <table:table-cell/>
        </table:table-row>
        <table:table-row table:style-name="ro1">
          <table:table-cell office:value-type="float" office:value="-0.000000000023560664244">
            <text:p>-2.356E-011</text:p>
          </table:table-cell>
          <table:table-cell table:style-name="ce1" office:value-type="float" office:value="0.000000000000488015903038">
            <text:p>4.880E-013</text:p>
          </table:table-cell>
          <table:table-cell table:style-name="ce1" office:value-type="float" office:value="0.0000000000451160460854">
            <text:p>4.512E-011</text:p>
          </table:table-cell>
          <table:table-cell table:style-name="ce1" office:value-type="float" office:value="-0.0000000000265731824838">
            <text:p>-2.657E-011</text:p>
          </table:table-cell>
          <table:table-cell/>
        </table:table-row>
        <table:table-row table:style-name="ro1">
          <table:table-cell office:value-type="float" office:value="0.00000000000179710145444">
            <text:p>1.797E-012</text:p>
          </table:table-cell>
          <table:table-cell table:style-name="ce1" office:value-type="float" office:value="0.00000000000197585561023">
            <text:p>1.976E-012</text:p>
          </table:table-cell>
          <table:table-cell table:style-name="ce1" office:value-type="float" office:value="0.00000000000214602072292">
            <text:p>2.146E-012</text:p>
          </table:table-cell>
          <table:table-cell table:style-name="ce1" office:value-type="float" office:value="0.000000000000462757430601">
            <text:p>4.628E-013</text:p>
          </table:table-cell>
          <table:table-cell/>
        </table:table-row>
        <table:table-row table:style-name="ro1">
          <table:table-cell office:value-type="float" office:value="-0.0000000000213503944008">
            <text:p>-2.135E-011</text:p>
          </table:table-cell>
          <table:table-cell table:style-name="ce1" office:value-type="float" office:value="-0.00000000000716998825865">
            <text:p>-7.170E-012</text:p>
          </table:table-cell>
          <table:table-cell table:style-name="ce1" office:value-type="float" office:value="0.000000000000034334742601">
            <text:p>3.433E-014</text:p>
          </table:table-cell>
          <table:table-cell table:style-name="ce1" office:value-type="float" office:value="-0.0000000000301994618828">
            <text:p>-3.020E-011</text:p>
          </table:table-cell>
          <table:table-cell/>
        </table:table-row>
        <table:table-row table:style-name="ro1">
          <table:table-cell office:value-type="float" office:value="-0.00000000000128508206927">
            <text:p>-1.285E-012</text:p>
          </table:table-cell>
          <table:table-cell table:style-name="ce1" office:value-type="float" office:value="0.000000000000458846521391">
            <text:p>4.588E-013</text:p>
          </table:table-cell>
          <table:table-cell table:style-name="ce1" office:value-type="float" office:value="0.00000000000203406519637">
            <text:p>2.034E-012</text:p>
          </table:table-cell>
          <table:table-cell table:style-name="ce1" office:value-type="float" office:value="-0.0000000000537715849752">
            <text:p>-5.377E-011</text:p>
          </table:table-cell>
          <table:table-cell/>
        </table:table-row>
        <table:table-row table:style-name="ro1">
          <table:table-cell office:value-type="float" office:value="0.0000000000000126891995732">
            <text:p>1.269E-014</text:p>
          </table:table-cell>
          <table:table-cell table:style-name="ce1" office:value-type="float" office:value="0.0000000000000855949922581">
            <text:p>8.559E-014</text:p>
          </table:table-cell>
          <table:table-cell table:style-name="ce1" office:value-type="float" office:value="0.0000000000112090715582">
            <text:p>1.121E-011</text:p>
          </table:table-cell>
          <table:table-cell table:style-name="ce1" office:value-type="float" office:value="-0.0000000000588558389524">
            <text:p>-5.886E-011</text:p>
          </table:table-cell>
          <table:table-cell/>
        </table:table-row>
        <table:table-row table:style-name="ro1">
          <table:table-cell office:value-type="float" office:value="-0.0000000000000230191134908">
            <text:p>-2.302E-014</text:p>
          </table:table-cell>
          <table:table-cell table:style-name="ce1" office:value-type="float" office:value="-0.00000000000281616307804">
            <text:p>-2.816E-012</text:p>
          </table:table-cell>
          <table:table-cell table:style-name="ce1" office:value-type="float" office:value="0.0000000000299935443074">
            <text:p>2.999E-011</text:p>
          </table:table-cell>
          <table:table-cell table:style-name="ce1" office:value-type="float" office:value="-0.0000000000349705133756">
            <text:p>-3.497E-011</text:p>
          </table:table-cell>
          <table:table-cell/>
        </table:table-row>
        <table:table-row table:style-name="ro1">
          <table:table-cell office:value-type="float" office:value="0.000000000000797402972621">
            <text:p>7.974E-013</text:p>
          </table:table-cell>
          <table:table-cell table:style-name="ce1" office:value-type="float" office:value="0.0000000000146321482537">
            <text:p>1.463E-011</text:p>
          </table:table-cell>
          <table:table-cell table:style-name="ce1" office:value-type="float" office:value="0.00000000000284673436413">
            <text:p>2.847E-012</text:p>
          </table:table-cell>
          <table:table-cell table:style-name="ce1" office:value-type="float" office:value="-0.000000000185086064778">
            <text:p>-1.851E-010</text:p>
          </table:table-cell>
          <table:table-cell/>
        </table:table-row>
        <table:table-row table:style-name="ro1">
          <table:table-cell office:value-type="float" office:value="-0.0000000000138024656884">
            <text:p>-1.380E-011</text:p>
          </table:table-cell>
          <table:table-cell table:style-name="ce1" office:value-type="float" office:value="-0.0000000000428033219632">
            <text:p>-4.280E-011</text:p>
          </table:table-cell>
          <table:table-cell table:style-name="ce1" office:value-type="float" office:value="0.00000000000360151522354">
            <text:p>3.602E-012</text:p>
          </table:table-cell>
          <table:table-cell table:style-name="ce1" office:value-type="float" office:value="0.00000000000273071102185">
            <text:p>2.731E-012</text:p>
          </table:table-cell>
          <table:table-cell/>
        </table:table-row>
        <table:table-row table:style-name="ro1">
          <table:table-cell office:value-type="float" office:value="-0.00000000000173560929071">
            <text:p>-1.736E-012</text:p>
          </table:table-cell>
          <table:table-cell table:style-name="ce1" office:value-type="float" office:value="8.42981004824E-015">
            <text:p>8.430E-015</text:p>
          </table:table-cell>
          <table:table-cell table:style-name="ce1" office:value-type="float" office:value="-0.0000000000705287069878">
            <text:p>-7.053E-011</text:p>
          </table:table-cell>
          <table:table-cell table:style-name="ce1" office:value-type="float" office:value="-0.000000000136662330261">
            <text:p>-1.367E-010</text:p>
          </table:table-cell>
          <table:table-cell/>
        </table:table-row>
        <table:table-row table:style-name="ro1">
          <table:table-cell office:value-type="float" office:value="-0.0000000000183077467444">
            <text:p>-1.831E-011</text:p>
          </table:table-cell>
          <table:table-cell table:style-name="ce1" office:value-type="float" office:value="0.00000000000874472897744">
            <text:p>8.745E-012</text:p>
          </table:table-cell>
          <table:table-cell table:style-name="ce1" office:value-type="float" office:value="0.000000000000963518513736">
            <text:p>9.635E-013</text:p>
          </table:table-cell>
          <table:table-cell table:style-name="ce1" office:value-type="float" office:value="-0.0000000000904594311244">
            <text:p>-9.046E-011</text:p>
          </table:table-cell>
          <table:table-cell/>
        </table:table-row>
        <table:table-row table:style-name="ro1">
          <table:table-cell office:value-type="float" office:value="0.00000000000546776531309">
            <text:p>5.468E-012</text:p>
          </table:table-cell>
          <table:table-cell table:style-name="ce1" office:value-type="float" office:value="-0.0000000000000158475568128">
            <text:p>-1.585E-014</text:p>
          </table:table-cell>
          <table:table-cell table:style-name="ce1" office:value-type="float" office:value="-0.000000000012392647566">
            <text:p>-1.239E-011</text:p>
          </table:table-cell>
          <table:table-cell table:style-name="ce1" office:value-type="float" office:value="-0.0000000000680532134181">
            <text:p>-6.805E-011</text:p>
          </table:table-cell>
          <table:table-cell/>
        </table:table-row>
        <table:table-row table:style-name="ro1">
          <table:table-cell office:value-type="float" office:value="0.000000000000445096021289">
            <text:p>4.451E-013</text:p>
          </table:table-cell>
          <table:table-cell table:style-name="ce1" office:value-type="float" office:value="0.0000000000058504841398">
            <text:p>5.850E-012</text:p>
          </table:table-cell>
          <table:table-cell table:style-name="ce1" office:value-type="float" office:value="3.56805593031E-015">
            <text:p>3.568E-015</text:p>
          </table:table-cell>
          <table:table-cell table:style-name="ce1" office:value-type="float" office:value="-0.0000000000550741203723">
            <text:p>-5.507E-011</text:p>
          </table:table-cell>
          <table:table-cell/>
        </table:table-row>
        <table:table-row table:style-name="ro1">
          <table:table-cell office:value-type="float" office:value="-0.000000000000993019984202">
            <text:p>-9.930E-013</text:p>
          </table:table-cell>
          <table:table-cell table:style-name="ce1" office:value-type="float" office:value="0.000000000000273615245681">
            <text:p>2.736E-013</text:p>
          </table:table-cell>
          <table:table-cell table:style-name="ce1" office:value-type="float" office:value="-0.0000000000242441283686">
            <text:p>-2.424E-011</text:p>
          </table:table-cell>
          <table:table-cell table:style-name="ce1" office:value-type="float" office:value="-0.000000000114976615325">
            <text:p>-1.150E-010</text:p>
          </table:table-cell>
          <table:table-cell/>
        </table:table-row>
        <table:table-row table:style-name="ro1" table:number-rows-repeated="150">
          <table:table-cell table:style-name="Default"/>
          <table:table-cell table:number-columns-repeated="4"/>
        </table:table-row>
        <table:table-row table:style-name="ro1" table:number-rows-repeated="104837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Hu6" table:style-name="ta1" table:print="false">
        <table:table-column table:style-name="co3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>
            <text:p>authong1</text:p>
          </table:table-cell>
          <table:table-cell office:value-type="string">
            <text:p>chainat72</text:p>
          </table:table-cell>
          <table:table-cell office:value-type="string">
            <text:p>motoso1</text:p>
          </table:table-cell>
          <table:table-cell office:value-type="string">
            <text:p>kamphangsean2</text:p>
          </table:table-cell>
          <table:table-cell>
            <draw:frame table:end-cell-address="Hu6.N24" table:end-x="0.4295in" table:end-y="0.1776in" draw:z-index="0" draw:style-name="gr1" svg:width="8.089in" svg:height="4.1283in" svg:x="0.3417in" svg:y="0.1224in">
              <draw:object draw:notify-on-update-of-ranges="Hu6.A1:Hu6.A1 Hu6.A2:Hu6.A51 Hu6.B1:Hu6.B1 Hu6.B2:Hu6.B51 Hu6.C1:Hu6.C1 Hu6.C2:Hu6.C51 Hu6.D1:Hu6.D1 Hu6.D2:Hu6.D5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float" office:value="0.0000000533638351716">
            <text:p>5.336E-008</text:p>
          </table:table-cell>
          <table:table-cell table:style-name="ce1" office:value-type="float" office:value="-0.0000000157956512134">
            <text:p>-1.580E-008</text:p>
          </table:table-cell>
          <table:table-cell table:style-name="ce1" office:value-type="float" office:value="-0.000000000906378722232">
            <text:p>-9.064E-010</text:p>
          </table:table-cell>
          <table:table-cell table:style-name="ce1" office:value-type="float" office:value="-0.000000409646027032">
            <text:p>-4.096E-007</text:p>
          </table:table-cell>
          <table:table-cell/>
        </table:table-row>
        <table:table-row table:style-name="ro1">
          <table:table-cell office:value-type="float" office:value="-0.0000000615912832527">
            <text:p>-6.159E-008</text:p>
          </table:table-cell>
          <table:table-cell table:style-name="ce1" office:value-type="float" office:value="0.0000000961650070909">
            <text:p>9.617E-008</text:p>
          </table:table-cell>
          <table:table-cell table:style-name="ce1" office:value-type="float" office:value="-0.00000000154307408934">
            <text:p>-1.543E-009</text:p>
          </table:table-cell>
          <table:table-cell table:style-name="ce1" office:value-type="float" office:value="0.000000115003087492">
            <text:p>1.150E-007</text:p>
          </table:table-cell>
          <table:table-cell/>
        </table:table-row>
        <table:table-row table:style-name="ro1">
          <table:table-cell office:value-type="float" office:value="0.0000000939493462839">
            <text:p>9.395E-008</text:p>
          </table:table-cell>
          <table:table-cell table:style-name="ce1" office:value-type="float" office:value="0.0000000579079817965">
            <text:p>5.791E-008</text:p>
          </table:table-cell>
          <table:table-cell table:style-name="ce1" office:value-type="float" office:value="0.0000000601840473956">
            <text:p>6.018E-008</text:p>
          </table:table-cell>
          <table:table-cell table:style-name="ce1" office:value-type="float" office:value="0.000000761824979152">
            <text:p>7.618E-007</text:p>
          </table:table-cell>
          <table:table-cell/>
        </table:table-row>
        <table:table-row table:style-name="ro1">
          <table:table-cell office:value-type="float" office:value="-0.0000000979908915478">
            <text:p>-9.799E-008</text:p>
          </table:table-cell>
          <table:table-cell table:style-name="ce1" office:value-type="float" office:value="0.0000000303692409017">
            <text:p>3.037E-008</text:p>
          </table:table-cell>
          <table:table-cell table:style-name="ce1" office:value-type="float" office:value="0.0000000102564171072">
            <text:p>1.026E-008</text:p>
          </table:table-cell>
          <table:table-cell table:style-name="ce1" office:value-type="float" office:value="0.000000289350601654">
            <text:p>2.894E-007</text:p>
          </table:table-cell>
          <table:table-cell/>
        </table:table-row>
        <table:table-row table:style-name="ro1">
          <table:table-cell office:value-type="float" office:value="0.0000000079464630651">
            <text:p>7.946E-009</text:p>
          </table:table-cell>
          <table:table-cell table:style-name="ce1" office:value-type="float" office:value="0.00000000149418528395">
            <text:p>1.494E-009</text:p>
          </table:table-cell>
          <table:table-cell table:style-name="ce1" office:value-type="float" office:value="0.000000165674513335">
            <text:p>1.657E-007</text:p>
          </table:table-cell>
          <table:table-cell table:style-name="ce1" office:value-type="float" office:value="-0.0000000477692174637">
            <text:p>-4.777E-008</text:p>
          </table:table-cell>
          <table:table-cell/>
        </table:table-row>
        <table:table-row table:style-name="ro1">
          <table:table-cell office:value-type="float" office:value="-0.0000000441760009331">
            <text:p>-4.418E-008</text:p>
          </table:table-cell>
          <table:table-cell table:style-name="ce1" office:value-type="float" office:value="0.0000000562385495002">
            <text:p>5.624E-008</text:p>
          </table:table-cell>
          <table:table-cell table:style-name="ce1" office:value-type="float" office:value="0.0000000494665972617">
            <text:p>4.947E-008</text:p>
          </table:table-cell>
          <table:table-cell table:style-name="ce1" office:value-type="float" office:value="0.000000082086887763">
            <text:p>8.209E-008</text:p>
          </table:table-cell>
          <table:table-cell/>
        </table:table-row>
        <table:table-row table:style-name="ro1">
          <table:table-cell office:value-type="float" office:value="-0.00000000703390553664">
            <text:p>-7.034E-009</text:p>
          </table:table-cell>
          <table:table-cell table:style-name="ce1" office:value-type="float" office:value="0.000000198658122992">
            <text:p>1.987E-007</text:p>
          </table:table-cell>
          <table:table-cell table:style-name="ce1" office:value-type="float" office:value="0.000000233013769607">
            <text:p>2.330E-007</text:p>
          </table:table-cell>
          <table:table-cell table:style-name="ce1" office:value-type="float" office:value="0.00000028137369075">
            <text:p>2.814E-007</text:p>
          </table:table-cell>
          <table:table-cell/>
        </table:table-row>
        <table:table-row table:style-name="ro1">
          <table:table-cell office:value-type="float" office:value="-0.0000000109366244159">
            <text:p>-1.094E-008</text:p>
          </table:table-cell>
          <table:table-cell table:style-name="ce1" office:value-type="float" office:value="0.00000000591635279343">
            <text:p>5.916E-009</text:p>
          </table:table-cell>
          <table:table-cell table:style-name="ce1" office:value-type="float" office:value="0.0000000803516337178">
            <text:p>8.035E-008</text:p>
          </table:table-cell>
          <table:table-cell table:style-name="ce1" office:value-type="float" office:value="-0.0000000194162913131">
            <text:p>-1.942E-008</text:p>
          </table:table-cell>
          <table:table-cell/>
        </table:table-row>
        <table:table-row table:style-name="ro1">
          <table:table-cell office:value-type="float" office:value="-0.0000000752370554228">
            <text:p>-7.524E-008</text:p>
          </table:table-cell>
          <table:table-cell table:style-name="ce1" office:value-type="float" office:value="-0.0000000925187386126">
            <text:p>-9.252E-008</text:p>
          </table:table-cell>
          <table:table-cell table:style-name="ce1" office:value-type="float" office:value="0.00000000510985007631">
            <text:p>5.110E-009</text:p>
          </table:table-cell>
          <table:table-cell table:style-name="ce1" office:value-type="float" office:value="0.0000000847920247834">
            <text:p>8.479E-008</text:p>
          </table:table-cell>
          <table:table-cell/>
        </table:table-row>
        <table:table-row table:style-name="ro1">
          <table:table-cell office:value-type="float" office:value="-0.0000000181658682768">
            <text:p>-1.817E-008</text:p>
          </table:table-cell>
          <table:table-cell table:style-name="ce1" office:value-type="float" office:value="0.0000000743873528046">
            <text:p>7.439E-008</text:p>
          </table:table-cell>
          <table:table-cell table:style-name="ce1" office:value-type="float" office:value="-0.0000000378319154076">
            <text:p>-3.783E-008</text:p>
          </table:table-cell>
          <table:table-cell table:style-name="ce1" office:value-type="float" office:value="-0.0000000797815927746">
            <text:p>-7.978E-008</text:p>
          </table:table-cell>
          <table:table-cell/>
        </table:table-row>
        <table:table-row table:style-name="ro1">
          <table:table-cell office:value-type="float" office:value="-0.000000038172824209">
            <text:p>-3.817E-008</text:p>
          </table:table-cell>
          <table:table-cell table:style-name="ce1" office:value-type="float" office:value="-0.0000000129221193613">
            <text:p>-1.292E-008</text:p>
          </table:table-cell>
          <table:table-cell table:style-name="ce1" office:value-type="float" office:value="0.0000000628368104514">
            <text:p>6.284E-008</text:p>
          </table:table-cell>
          <table:table-cell table:style-name="ce1" office:value-type="float" office:value="-0.0000000480382802691">
            <text:p>-4.804E-008</text:p>
          </table:table-cell>
          <table:table-cell/>
        </table:table-row>
        <table:table-row table:style-name="ro1">
          <table:table-cell office:value-type="float" office:value="0.0000000185164720173">
            <text:p>1.852E-008</text:p>
          </table:table-cell>
          <table:table-cell table:style-name="ce1" office:value-type="float" office:value="0.000000119360934952">
            <text:p>1.194E-007</text:p>
          </table:table-cell>
          <table:table-cell table:style-name="ce1" office:value-type="float" office:value="-0.00000000165491491377">
            <text:p>-1.655E-009</text:p>
          </table:table-cell>
          <table:table-cell table:style-name="ce1" office:value-type="float" office:value="-0.0000000629925260107">
            <text:p>-6.299E-008</text:p>
          </table:table-cell>
          <table:table-cell/>
        </table:table-row>
        <table:table-row table:style-name="ro1">
          <table:table-cell office:value-type="float" office:value="-0.0000000690390127733">
            <text:p>-6.904E-008</text:p>
          </table:table-cell>
          <table:table-cell table:style-name="ce1" office:value-type="float" office:value="0.00000000378436569152">
            <text:p>3.784E-009</text:p>
          </table:table-cell>
          <table:table-cell table:style-name="ce1" office:value-type="float" office:value="0.0000000346436807158">
            <text:p>3.464E-008</text:p>
          </table:table-cell>
          <table:table-cell table:style-name="ce1" office:value-type="float" office:value="-0.000000135670647582">
            <text:p>-1.357E-007</text:p>
          </table:table-cell>
          <table:table-cell/>
        </table:table-row>
        <table:table-row table:style-name="ro1">
          <table:table-cell office:value-type="float" office:value="0.0000000772061195377">
            <text:p>7.721E-008</text:p>
          </table:table-cell>
          <table:table-cell table:style-name="ce1" office:value-type="float" office:value="-0.0000000144569459218">
            <text:p>-1.446E-008</text:p>
          </table:table-cell>
          <table:table-cell table:style-name="ce1" office:value-type="float" office:value="0.0000000473360443274">
            <text:p>4.734E-008</text:p>
          </table:table-cell>
          <table:table-cell table:style-name="ce1" office:value-type="float" office:value="0.000000170611183797">
            <text:p>1.706E-007</text:p>
          </table:table-cell>
          <table:table-cell/>
        </table:table-row>
        <table:table-row table:style-name="ro1">
          <table:table-cell office:value-type="float" office:value="-0.0000000201436345864">
            <text:p>-2.014E-008</text:p>
          </table:table-cell>
          <table:table-cell table:style-name="ce1" office:value-type="float" office:value="-0.00000000465998917618">
            <text:p>-4.660E-009</text:p>
          </table:table-cell>
          <table:table-cell table:style-name="ce1" office:value-type="float" office:value="-0.00000000454564775249">
            <text:p>-4.546E-009</text:p>
          </table:table-cell>
          <table:table-cell table:style-name="ce1" office:value-type="float" office:value="0.000000119398467976">
            <text:p>1.194E-007</text:p>
          </table:table-cell>
          <table:table-cell/>
        </table:table-row>
        <table:table-row table:style-name="ro1">
          <table:table-cell office:value-type="float" office:value="-0.0000000214455434831">
            <text:p>-2.145E-008</text:p>
          </table:table-cell>
          <table:table-cell table:style-name="ce1" office:value-type="float" office:value="0.0000000877015164538">
            <text:p>8.770E-008</text:p>
          </table:table-cell>
          <table:table-cell table:style-name="ce1" office:value-type="float" office:value="0.000000115610880071">
            <text:p>1.156E-007</text:p>
          </table:table-cell>
          <table:table-cell table:style-name="ce1" office:value-type="float" office:value="-0.000000177510228784">
            <text:p>-1.775E-007</text:p>
          </table:table-cell>
          <table:table-cell/>
        </table:table-row>
        <table:table-row table:style-name="ro1">
          <table:table-cell office:value-type="float" office:value="-0.00000000143853236805">
            <text:p>-1.439E-009</text:p>
          </table:table-cell>
          <table:table-cell table:style-name="ce1" office:value-type="float" office:value="0.000000136847109495">
            <text:p>1.368E-007</text:p>
          </table:table-cell>
          <table:table-cell table:style-name="ce1" office:value-type="float" office:value="-0.000000306315046735">
            <text:p>-3.063E-007</text:p>
          </table:table-cell>
          <table:table-cell table:style-name="ce1" office:value-type="float" office:value="-0.0000000524811019422">
            <text:p>-5.248E-008</text:p>
          </table:table-cell>
          <table:table-cell/>
        </table:table-row>
        <table:table-row table:style-name="ro1">
          <table:table-cell office:value-type="float" office:value="-0.0000000498215980686">
            <text:p>-4.982E-008</text:p>
          </table:table-cell>
          <table:table-cell table:style-name="ce1" office:value-type="float" office:value="0.000000123926410224">
            <text:p>1.239E-007</text:p>
          </table:table-cell>
          <table:table-cell table:style-name="ce1" office:value-type="float" office:value="0.0000000572299879912">
            <text:p>5.723E-008</text:p>
          </table:table-cell>
          <table:table-cell table:style-name="ce1" office:value-type="float" office:value="0.000000255772334527">
            <text:p>2.558E-007</text:p>
          </table:table-cell>
          <table:table-cell/>
        </table:table-row>
        <table:table-row table:style-name="ro1">
          <table:table-cell office:value-type="float" office:value="-0.000000151566852389">
            <text:p>-1.516E-007</text:p>
          </table:table-cell>
          <table:table-cell table:style-name="ce1" office:value-type="float" office:value="0.00000000291232555753">
            <text:p>2.912E-009</text:p>
          </table:table-cell>
          <table:table-cell table:style-name="ce1" office:value-type="float" office:value="0.0000000682565674843">
            <text:p>6.826E-008</text:p>
          </table:table-cell>
          <table:table-cell table:style-name="ce1" office:value-type="float" office:value="0.0000000742020571726">
            <text:p>7.420E-008</text:p>
          </table:table-cell>
          <table:table-cell/>
        </table:table-row>
        <table:table-row table:style-name="ro1">
          <table:table-cell office:value-type="float" office:value="0.0000000787357037452">
            <text:p>7.874E-008</text:p>
          </table:table-cell>
          <table:table-cell table:style-name="ce1" office:value-type="float" office:value="0.0000000569589844137">
            <text:p>5.696E-008</text:p>
          </table:table-cell>
          <table:table-cell table:style-name="ce1" office:value-type="float" office:value="0.00000000243760677803">
            <text:p>2.438E-009</text:p>
          </table:table-cell>
          <table:table-cell table:style-name="ce1" office:value-type="float" office:value="0.00000000905216113984">
            <text:p>9.052E-009</text:p>
          </table:table-cell>
          <table:table-cell/>
        </table:table-row>
        <table:table-row table:style-name="ro1">
          <table:table-cell office:value-type="float" office:value="-0.00000000879914507937">
            <text:p>-8.799E-009</text:p>
          </table:table-cell>
          <table:table-cell table:style-name="ce1" office:value-type="float" office:value="-0.00000000486310337606">
            <text:p>-4.863E-009</text:p>
          </table:table-cell>
          <table:table-cell table:style-name="ce1" office:value-type="float" office:value="-0.000000113034430149">
            <text:p>-1.130E-007</text:p>
          </table:table-cell>
          <table:table-cell table:style-name="ce1" office:value-type="float" office:value="0.0000000295973244115">
            <text:p>2.960E-008</text:p>
          </table:table-cell>
          <table:table-cell/>
        </table:table-row>
        <table:table-row table:style-name="ro1">
          <table:table-cell office:value-type="float" office:value="-0.0000000133899941118">
            <text:p>-1.339E-008</text:p>
          </table:table-cell>
          <table:table-cell table:style-name="ce1" office:value-type="float" office:value="0.0000000079098799487">
            <text:p>7.910E-009</text:p>
          </table:table-cell>
          <table:table-cell table:style-name="ce1" office:value-type="float" office:value="0.000000015477555979">
            <text:p>1.548E-008</text:p>
          </table:table-cell>
          <table:table-cell table:style-name="ce1" office:value-type="float" office:value="-0.000000183081130166">
            <text:p>-1.831E-007</text:p>
          </table:table-cell>
          <table:table-cell/>
        </table:table-row>
        <table:table-row table:style-name="ro1">
          <table:table-cell office:value-type="float" office:value="0.0000000186218930369">
            <text:p>1.862E-008</text:p>
          </table:table-cell>
          <table:table-cell table:style-name="ce1" office:value-type="float" office:value="0.00000000606107648978">
            <text:p>6.061E-009</text:p>
          </table:table-cell>
          <table:table-cell table:style-name="ce1" office:value-type="float" office:value="0.0000000589843437842">
            <text:p>5.898E-008</text:p>
          </table:table-cell>
          <table:table-cell table:style-name="ce1" office:value-type="float" office:value="0.000000457354738914">
            <text:p>4.574E-007</text:p>
          </table:table-cell>
          <table:table-cell/>
        </table:table-row>
        <table:table-row table:style-name="ro1">
          <table:table-cell office:value-type="float" office:value="-0.0000000133689885148">
            <text:p>-1.337E-008</text:p>
          </table:table-cell>
          <table:table-cell table:style-name="ce1" office:value-type="float" office:value="-0.000000261102839622">
            <text:p>-2.611E-007</text:p>
          </table:table-cell>
          <table:table-cell table:style-name="ce1" office:value-type="float" office:value="0.0000000320825867168">
            <text:p>3.208E-008</text:p>
          </table:table-cell>
          <table:table-cell table:style-name="ce1" office:value-type="float" office:value="-0.000000294003857825">
            <text:p>-2.940E-007</text:p>
          </table:table-cell>
          <table:table-cell/>
        </table:table-row>
        <table:table-row table:style-name="ro1">
          <table:table-cell office:value-type="float" office:value="0.0000000442661594434">
            <text:p>4.427E-008</text:p>
          </table:table-cell>
          <table:table-cell table:style-name="ce1" office:value-type="float" office:value="0.000000000760151747262">
            <text:p>7.602E-010</text:p>
          </table:table-cell>
          <table:table-cell table:style-name="ce1" office:value-type="float" office:value="0.0000000171838081542">
            <text:p>1.718E-008</text:p>
          </table:table-cell>
          <table:table-cell table:style-name="ce1" office:value-type="float" office:value="-0.000000330294261445">
            <text:p>-3.303E-007</text:p>
          </table:table-cell>
          <table:table-cell/>
        </table:table-row>
        <table:table-row table:style-name="ro1">
          <table:table-cell office:value-type="float" office:value="0.0000000492847197487">
            <text:p>4.928E-008</text:p>
          </table:table-cell>
          <table:table-cell table:style-name="ce1" office:value-type="float" office:value="0.000000183424427685">
            <text:p>1.834E-007</text:p>
          </table:table-cell>
          <table:table-cell table:style-name="ce1" office:value-type="float" office:value="0.0000000000834813981441">
            <text:p>8.348E-011</text:p>
          </table:table-cell>
          <table:table-cell table:style-name="ce1" office:value-type="float" office:value="0.000000298592174644">
            <text:p>2.986E-007</text:p>
          </table:table-cell>
          <table:table-cell/>
        </table:table-row>
        <table:table-row table:style-name="ro1">
          <table:table-cell office:value-type="float" office:value="0.00000000888594095442">
            <text:p>8.886E-009</text:p>
          </table:table-cell>
          <table:table-cell table:style-name="ce1" office:value-type="float" office:value="0.000000129245408799">
            <text:p>1.292E-007</text:p>
          </table:table-cell>
          <table:table-cell table:style-name="ce1" office:value-type="float" office:value="-0.0000000576484204757">
            <text:p>-5.765E-008</text:p>
          </table:table-cell>
          <table:table-cell table:style-name="ce1" office:value-type="float" office:value="-0.0000000588164152167">
            <text:p>-5.882E-008</text:p>
          </table:table-cell>
          <table:table-cell/>
        </table:table-row>
        <table:table-row table:style-name="ro1">
          <table:table-cell office:value-type="float" office:value="-0.000000107037926472">
            <text:p>-1.070E-007</text:p>
          </table:table-cell>
          <table:table-cell table:style-name="ce1" office:value-type="float" office:value="0.00000000984287912341">
            <text:p>9.843E-009</text:p>
          </table:table-cell>
          <table:table-cell table:style-name="ce1" office:value-type="float" office:value="-0.0000000111350726963">
            <text:p>-1.114E-008</text:p>
          </table:table-cell>
          <table:table-cell table:style-name="ce1" office:value-type="float" office:value="0.0000000941623445567">
            <text:p>9.416E-008</text:p>
          </table:table-cell>
          <table:table-cell/>
        </table:table-row>
        <table:table-row table:style-name="ro1">
          <table:table-cell office:value-type="float" office:value="0.000000140486333097">
            <text:p>1.405E-007</text:p>
          </table:table-cell>
          <table:table-cell table:style-name="ce1" office:value-type="float" office:value="0.00000000251442708066">
            <text:p>2.514E-009</text:p>
          </table:table-cell>
          <table:table-cell table:style-name="ce1" office:value-type="float" office:value="0.000000104317919856">
            <text:p>1.043E-007</text:p>
          </table:table-cell>
          <table:table-cell table:style-name="ce1" office:value-type="float" office:value="-0.00000000893396064698">
            <text:p>-8.934E-009</text:p>
          </table:table-cell>
          <table:table-cell/>
        </table:table-row>
        <table:table-row table:style-name="ro1">
          <table:table-cell office:value-type="float" office:value="-0.000000114856508478">
            <text:p>-1.149E-007</text:p>
          </table:table-cell>
          <table:table-cell table:style-name="ce1" office:value-type="float" office:value="-0.000000122462077536">
            <text:p>-1.225E-007</text:p>
          </table:table-cell>
          <table:table-cell table:style-name="ce1" office:value-type="float" office:value="0.0000000391132280097">
            <text:p>3.911E-008</text:p>
          </table:table-cell>
          <table:table-cell table:style-name="ce1" office:value-type="float" office:value="0.0000000674569710576">
            <text:p>6.746E-008</text:p>
          </table:table-cell>
          <table:table-cell/>
        </table:table-row>
        <table:table-row table:style-name="ro1">
          <table:table-cell office:value-type="float" office:value="-0.000000182093749403">
            <text:p>-1.821E-007</text:p>
          </table:table-cell>
          <table:table-cell table:style-name="ce1" office:value-type="float" office:value="0.000000128984441041">
            <text:p>1.290E-007</text:p>
          </table:table-cell>
          <table:table-cell table:style-name="ce1" office:value-type="float" office:value="0.0000000030949984652">
            <text:p>3.095E-009</text:p>
          </table:table-cell>
          <table:table-cell table:style-name="ce1" office:value-type="float" office:value="0.000000336356935163">
            <text:p>3.364E-007</text:p>
          </table:table-cell>
          <table:table-cell/>
        </table:table-row>
        <table:table-row table:style-name="ro1">
          <table:table-cell office:value-type="float" office:value="0.0000000114096859083">
            <text:p>1.141E-008</text:p>
          </table:table-cell>
          <table:table-cell table:style-name="ce1" office:value-type="float" office:value="0.00000000176135211817">
            <text:p>1.761E-009</text:p>
          </table:table-cell>
          <table:table-cell table:style-name="ce1" office:value-type="float" office:value="0.000000106075570477">
            <text:p>1.061E-007</text:p>
          </table:table-cell>
          <table:table-cell table:style-name="ce1" office:value-type="float" office:value="0.000000188663758733">
            <text:p>1.887E-007</text:p>
          </table:table-cell>
          <table:table-cell/>
        </table:table-row>
        <table:table-row table:style-name="ro1">
          <table:table-cell office:value-type="float" office:value="0.0000000858475865812">
            <text:p>8.585E-008</text:p>
          </table:table-cell>
          <table:table-cell table:style-name="ce1" office:value-type="float" office:value="-0.0000000310526995919">
            <text:p>-3.105E-008</text:p>
          </table:table-cell>
          <table:table-cell table:style-name="ce1" office:value-type="float" office:value="-0.0000000159070542554">
            <text:p>-1.591E-008</text:p>
          </table:table-cell>
          <table:table-cell table:style-name="ce1" office:value-type="float" office:value="0.000000197237893162">
            <text:p>1.972E-007</text:p>
          </table:table-cell>
          <table:table-cell/>
        </table:table-row>
        <table:table-row table:style-name="ro1">
          <table:table-cell office:value-type="float" office:value="0.0000000480860030186">
            <text:p>4.809E-008</text:p>
          </table:table-cell>
          <table:table-cell table:style-name="ce1" office:value-type="float" office:value="0.0000000545256706733">
            <text:p>5.453E-008</text:p>
          </table:table-cell>
          <table:table-cell table:style-name="ce1" office:value-type="float" office:value="0.000000349701300909">
            <text:p>3.497E-007</text:p>
          </table:table-cell>
          <table:table-cell table:style-name="ce1" office:value-type="float" office:value="0.000000374673042302">
            <text:p>3.747E-007</text:p>
          </table:table-cell>
          <table:table-cell/>
        </table:table-row>
        <table:table-row table:style-name="ro1">
          <table:table-cell office:value-type="float" office:value="-0.0000000167978100242">
            <text:p>-1.680E-008</text:p>
          </table:table-cell>
          <table:table-cell table:style-name="ce1" office:value-type="float" office:value="-0.00000000167188876629">
            <text:p>-1.672E-009</text:p>
          </table:table-cell>
          <table:table-cell table:style-name="ce1" office:value-type="float" office:value="-0.0000000079387805258">
            <text:p>-7.939E-009</text:p>
          </table:table-cell>
          <table:table-cell table:style-name="ce1" office:value-type="float" office:value="-0.0000000801155725646">
            <text:p>-8.012E-008</text:p>
          </table:table-cell>
          <table:table-cell/>
        </table:table-row>
        <table:table-row table:style-name="ro1">
          <table:table-cell office:value-type="float" office:value="-0.0000000250932414933">
            <text:p>-2.509E-008</text:p>
          </table:table-cell>
          <table:table-cell table:style-name="ce1" office:value-type="float" office:value="0.00000000745555611922">
            <text:p>7.456E-009</text:p>
          </table:table-cell>
          <table:table-cell table:style-name="ce1" office:value-type="float" office:value="0.0000000268451092433">
            <text:p>2.685E-008</text:p>
          </table:table-cell>
          <table:table-cell table:style-name="ce1" office:value-type="float" office:value="0.0000000742558562102">
            <text:p>7.426E-008</text:p>
          </table:table-cell>
          <table:table-cell/>
        </table:table-row>
        <table:table-row table:style-name="ro1">
          <table:table-cell office:value-type="float" office:value="0.0000000387333862789">
            <text:p>3.873E-008</text:p>
          </table:table-cell>
          <table:table-cell table:style-name="ce1" office:value-type="float" office:value="0.0000000417696673091">
            <text:p>4.177E-008</text:p>
          </table:table-cell>
          <table:table-cell table:style-name="ce1" office:value-type="float" office:value="0.0000000790820350081">
            <text:p>7.908E-008</text:p>
          </table:table-cell>
          <table:table-cell table:style-name="ce1" office:value-type="float" office:value="-0.000000116010739867">
            <text:p>-1.160E-007</text:p>
          </table:table-cell>
          <table:table-cell/>
        </table:table-row>
        <table:table-row table:style-name="ro1">
          <table:table-cell office:value-type="float" office:value="-0.0000000555851823475">
            <text:p>-5.559E-008</text:p>
          </table:table-cell>
          <table:table-cell table:style-name="ce1" office:value-type="float" office:value="0.0000000290393459052">
            <text:p>2.904E-008</text:p>
          </table:table-cell>
          <table:table-cell table:style-name="ce1" office:value-type="float" office:value="0.000000349637633698">
            <text:p>3.496E-007</text:p>
          </table:table-cell>
          <table:table-cell table:style-name="ce1" office:value-type="float" office:value="-0.0000000450621676594">
            <text:p>-4.506E-008</text:p>
          </table:table-cell>
          <table:table-cell/>
        </table:table-row>
        <table:table-row table:style-name="ro1">
          <table:table-cell office:value-type="float" office:value="-0.0000000568187684239">
            <text:p>-5.682E-008</text:p>
          </table:table-cell>
          <table:table-cell table:style-name="ce1" office:value-type="float" office:value="0.0000000429873122281">
            <text:p>4.299E-008</text:p>
          </table:table-cell>
          <table:table-cell table:style-name="ce1" office:value-type="float" office:value="0.000000126821314427">
            <text:p>1.268E-007</text:p>
          </table:table-cell>
          <table:table-cell table:style-name="ce1" office:value-type="float" office:value="-0.0000000525820116748">
            <text:p>-5.258E-008</text:p>
          </table:table-cell>
          <table:table-cell/>
        </table:table-row>
        <table:table-row table:style-name="ro1">
          <table:table-cell office:value-type="float" office:value="-0.0000000104976382769">
            <text:p>-1.050E-008</text:p>
          </table:table-cell>
          <table:table-cell table:style-name="ce1" office:value-type="float" office:value="-0.0000000960160604223">
            <text:p>-9.602E-008</text:p>
          </table:table-cell>
          <table:table-cell table:style-name="ce1" office:value-type="float" office:value="0.0000000022779579461">
            <text:p>2.278E-009</text:p>
          </table:table-cell>
          <table:table-cell table:style-name="ce1" office:value-type="float" office:value="0.000000173623533644">
            <text:p>1.736E-007</text:p>
          </table:table-cell>
          <table:table-cell/>
        </table:table-row>
        <table:table-row table:style-name="ro1">
          <table:table-cell office:value-type="float" office:value="0.0000000124696961501">
            <text:p>1.247E-008</text:p>
          </table:table-cell>
          <table:table-cell table:style-name="ce1" office:value-type="float" office:value="0.0000000100247813078">
            <text:p>1.002E-008</text:p>
          </table:table-cell>
          <table:table-cell table:style-name="ce1" office:value-type="float" office:value="0.0000000503311681506">
            <text:p>5.033E-008</text:p>
          </table:table-cell>
          <table:table-cell table:style-name="ce1" office:value-type="float" office:value="0.000000235769864975">
            <text:p>2.358E-007</text:p>
          </table:table-cell>
          <table:table-cell/>
        </table:table-row>
        <table:table-row table:style-name="ro1">
          <table:table-cell office:value-type="float" office:value="0.00000000274966444036">
            <text:p>2.750E-009</text:p>
          </table:table-cell>
          <table:table-cell table:style-name="ce1" office:value-type="float" office:value="-0.00000000289757506207">
            <text:p>-2.898E-009</text:p>
          </table:table-cell>
          <table:table-cell table:style-name="ce1" office:value-type="float" office:value="0.000000145811733469">
            <text:p>1.458E-007</text:p>
          </table:table-cell>
          <table:table-cell table:style-name="ce1" office:value-type="float" office:value="0.000000166739607137">
            <text:p>1.667E-007</text:p>
          </table:table-cell>
          <table:table-cell/>
        </table:table-row>
        <table:table-row table:style-name="ro1">
          <table:table-cell office:value-type="float" office:value="-0.0000000206051475365">
            <text:p>-2.061E-008</text:p>
          </table:table-cell>
          <table:table-cell table:style-name="ce1" office:value-type="float" office:value="0.00000000492057683246">
            <text:p>4.921E-009</text:p>
          </table:table-cell>
          <table:table-cell table:style-name="ce1" office:value-type="float" office:value="0.000000145283387511">
            <text:p>1.453E-007</text:p>
          </table:table-cell>
          <table:table-cell table:style-name="ce1" office:value-type="float" office:value="0.000000273385074649">
            <text:p>2.734E-007</text:p>
          </table:table-cell>
          <table:table-cell/>
        </table:table-row>
        <table:table-row table:style-name="ro1">
          <table:table-cell office:value-type="float" office:value="-0.00000000907095649847">
            <text:p>-9.071E-009</text:p>
          </table:table-cell>
          <table:table-cell table:style-name="ce1" office:value-type="float" office:value="0.0000000536349722223">
            <text:p>5.363E-008</text:p>
          </table:table-cell>
          <table:table-cell table:style-name="ce1" office:value-type="float" office:value="0.0000000611866849322">
            <text:p>6.119E-008</text:p>
          </table:table-cell>
          <table:table-cell table:style-name="ce1" office:value-type="float" office:value="0.000000038714612158">
            <text:p>3.871E-008</text:p>
          </table:table-cell>
          <table:table-cell/>
        </table:table-row>
        <table:table-row table:style-name="ro1">
          <table:table-cell office:value-type="float" office:value="-0.0000000130400939327">
            <text:p>-1.304E-008</text:p>
          </table:table-cell>
          <table:table-cell table:style-name="ce1" office:value-type="float" office:value="-0.000000177560878233">
            <text:p>-1.776E-007</text:p>
          </table:table-cell>
          <table:table-cell table:style-name="ce1" office:value-type="float" office:value="0.0000000392048136029">
            <text:p>3.920E-008</text:p>
          </table:table-cell>
          <table:table-cell table:style-name="ce1" office:value-type="float" office:value="0.000000152085239032">
            <text:p>1.521E-007</text:p>
          </table:table-cell>
          <table:table-cell/>
        </table:table-row>
        <table:table-row table:style-name="ro1">
          <table:table-cell office:value-type="float" office:value="0.00000000427954937217">
            <text:p>4.280E-009</text:p>
          </table:table-cell>
          <table:table-cell table:style-name="ce1" office:value-type="float" office:value="0.000000000554224033873">
            <text:p>5.542E-010</text:p>
          </table:table-cell>
          <table:table-cell table:style-name="ce1" office:value-type="float" office:value="0.0000000737521767664">
            <text:p>7.375E-008</text:p>
          </table:table-cell>
          <table:table-cell table:style-name="ce1" office:value-type="float" office:value="0.000000200087438138">
            <text:p>2.001E-007</text:p>
          </table:table-cell>
          <table:table-cell/>
        </table:table-row>
        <table:table-row table:style-name="ro1">
          <table:table-cell office:value-type="float" office:value="-0.000000107349122927">
            <text:p>-1.073E-007</text:p>
          </table:table-cell>
          <table:table-cell table:style-name="ce1" office:value-type="float" office:value="0.0000000996465165434">
            <text:p>9.965E-008</text:p>
          </table:table-cell>
          <table:table-cell table:style-name="ce1" office:value-type="float" office:value="-0.0000000610226826496">
            <text:p>-6.102E-008</text:p>
          </table:table-cell>
          <table:table-cell table:style-name="ce1" office:value-type="float" office:value="0.00000016580513915">
            <text:p>1.658E-007</text:p>
          </table:table-cell>
          <table:table-cell/>
        </table:table-row>
        <table:table-row table:style-name="ro1">
          <table:table-cell office:value-type="float" office:value="-0.000000100386703455">
            <text:p>-1.004E-007</text:p>
          </table:table-cell>
          <table:table-cell table:style-name="ce1" office:value-type="float" office:value="0.0000000000668211623296">
            <text:p>6.682E-011</text:p>
          </table:table-cell>
          <table:table-cell table:style-name="ce1" office:value-type="float" office:value="0.00000000567161664129">
            <text:p>5.672E-009</text:p>
          </table:table-cell>
          <table:table-cell table:style-name="ce1" office:value-type="float" office:value="0.0000000801504477212">
            <text:p>8.015E-008</text:p>
          </table:table-cell>
          <table:table-cell/>
        </table:table-row>
        <table:table-row table:style-name="ro1">
          <table:table-cell office:value-type="float" office:value="-0.0000000392918219708">
            <text:p>-3.929E-008</text:p>
          </table:table-cell>
          <table:table-cell table:style-name="ce1" office:value-type="float" office:value="0.000000046243992477">
            <text:p>4.624E-008</text:p>
          </table:table-cell>
          <table:table-cell table:style-name="ce1" office:value-type="float" office:value="0.00000000138995637876">
            <text:p>1.390E-009</text:p>
          </table:table-cell>
          <table:table-cell table:style-name="ce1" office:value-type="float" office:value="0.000000328791802958">
            <text:p>3.288E-007</text:p>
          </table:table-cell>
          <table:table-cell/>
        </table:table-row>
        <table:table-row table:style-name="ro1">
          <table:table-cell office:value-type="float" office:value="0.000000018497107157">
            <text:p>1.850E-008</text:p>
          </table:table-cell>
          <table:table-cell table:style-name="ce1" office:value-type="float" office:value="0.00000000117022961848">
            <text:p>1.170E-009</text:p>
          </table:table-cell>
          <table:table-cell table:style-name="ce1" office:value-type="float" office:value="-0.00000017466106478">
            <text:p>-1.747E-007</text:p>
          </table:table-cell>
          <table:table-cell table:style-name="ce1" office:value-type="float" office:value="0.000000285265030195">
            <text:p>2.853E-007</text:p>
          </table:table-cell>
          <table:table-cell/>
        </table:table-row>
        <table:table-row table:style-name="ro1" table:number-rows-repeated="150">
          <table:table-cell table:style-name="Default"/>
          <table:table-cell table:number-columns-repeated="4"/>
        </table:table-row>
        <table:table-row table:style-name="ro1" table:number-rows-repeated="104837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Hu7" table:style-name="ta1" table:print="false">
        <table:table-column table:style-name="co3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>
            <text:p>authong1</text:p>
          </table:table-cell>
          <table:table-cell office:value-type="string">
            <text:p>chainat72</text:p>
          </table:table-cell>
          <table:table-cell office:value-type="string">
            <text:p>motoso1</text:p>
          </table:table-cell>
          <table:table-cell office:value-type="string">
            <text:p>kamphangsean2</text:p>
          </table:table-cell>
          <table:table-cell>
            <draw:frame table:end-cell-address="Hu7.L21" table:end-x="0.4587in" table:end-y="0.1669in" draw:z-index="0" draw:style-name="gr1" svg:width="6.3724in" svg:height="3.7091in" svg:x="0.3094in" svg:y="0in">
              <draw:object draw:notify-on-update-of-ranges="Hu7.A1:Hu7.A1 Hu7.A2:Hu7.A51 Hu7.B1:Hu7.B1 Hu7.B2:Hu7.B51 Hu7.C1:Hu7.C1 Hu7.C2:Hu7.C51 Hu7.D1:Hu7.D1 Hu7.D2:Hu7.D51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 office:value-type="float" office:value="-0.0000000000112854780967">
            <text:p>-1.129E-011</text:p>
          </table:table-cell>
          <table:table-cell table:style-name="ce1" office:value-type="float" office:value="0.000000000000164149357123">
            <text:p>1.641E-013</text:p>
          </table:table-cell>
          <table:table-cell table:style-name="ce1" office:value-type="float" office:value="0.000000000000047522191733">
            <text:p>4.752E-014</text:p>
          </table:table-cell>
          <table:table-cell table:style-name="ce1" office:value-type="float" office:value="0.0000000000479142712852">
            <text:p>4.791E-011</text:p>
          </table:table-cell>
          <table:table-cell/>
        </table:table-row>
        <table:table-row table:style-name="ro1">
          <table:table-cell office:value-type="float" office:value="-0.00000000000578880563744">
            <text:p>-5.789E-012</text:p>
          </table:table-cell>
          <table:table-cell table:style-name="ce1" office:value-type="float" office:value="-0.00000000000299897490638">
            <text:p>-2.999E-012</text:p>
          </table:table-cell>
          <table:table-cell table:style-name="ce1" office:value-type="float" office:value="0.000000000000442492943534">
            <text:p>4.425E-013</text:p>
          </table:table-cell>
          <table:table-cell table:style-name="ce1" office:value-type="float" office:value="0.00000000000916211042644">
            <text:p>9.162E-012</text:p>
          </table:table-cell>
          <table:table-cell/>
        </table:table-row>
        <table:table-row table:style-name="ro1">
          <table:table-cell office:value-type="float" office:value="0.0000000000105055433361">
            <text:p>1.051E-011</text:p>
          </table:table-cell>
          <table:table-cell table:style-name="ce1" office:value-type="float" office:value="-0.00000000000893432165822">
            <text:p>-8.934E-012</text:p>
          </table:table-cell>
          <table:table-cell table:style-name="ce1" office:value-type="float" office:value="0.0000000000847398558178">
            <text:p>8.474E-011</text:p>
          </table:table-cell>
          <table:table-cell table:style-name="ce1" office:value-type="float" office:value="0.000000000325072282494">
            <text:p>3.251E-010</text:p>
          </table:table-cell>
          <table:table-cell/>
        </table:table-row>
        <table:table-row table:style-name="ro1">
          <table:table-cell office:value-type="float" office:value="-0.00000000000394472911907">
            <text:p>-3.945E-012</text:p>
          </table:table-cell>
          <table:table-cell table:style-name="ce1" office:value-type="float" office:value="-0.00000000000733325560166">
            <text:p>-7.333E-012</text:p>
          </table:table-cell>
          <table:table-cell table:style-name="ce1" office:value-type="float" office:value="-6.21048075195E-015">
            <text:p>-6.210E-015</text:p>
          </table:table-cell>
          <table:table-cell table:style-name="ce1" office:value-type="float" office:value="0.000000000173481468756">
            <text:p>1.735E-010</text:p>
          </table:table-cell>
          <table:table-cell/>
        </table:table-row>
        <table:table-row table:style-name="ro1">
          <table:table-cell office:value-type="float" office:value="0.00000000000109872912675">
            <text:p>1.099E-012</text:p>
          </table:table-cell>
          <table:table-cell table:style-name="ce1" office:value-type="float" office:value="-0.000000000000224068833219">
            <text:p>-2.241E-013</text:p>
          </table:table-cell>
          <table:table-cell table:style-name="ce1" office:value-type="float" office:value="-0.000000000015976225218">
            <text:p>-1.598E-011</text:p>
          </table:table-cell>
          <table:table-cell table:style-name="ce1" office:value-type="float" office:value="0.0000000000942364655971">
            <text:p>9.424E-011</text:p>
          </table:table-cell>
          <table:table-cell/>
        </table:table-row>
        <table:table-row table:style-name="ro1">
          <table:table-cell office:value-type="float" office:value="-0.00000000000333068996031">
            <text:p>-3.331E-012</text:p>
          </table:table-cell>
          <table:table-cell table:style-name="ce1" office:value-type="float" office:value="0.0000000000159347608019">
            <text:p>1.593E-011</text:p>
          </table:table-cell>
          <table:table-cell table:style-name="ce1" office:value-type="float" office:value="-0.00000000000382470698351">
            <text:p>-3.825E-012</text:p>
          </table:table-cell>
          <table:table-cell table:style-name="ce1" office:value-type="float" office:value="0.00000000000775338113321">
            <text:p>7.753E-012</text:p>
          </table:table-cell>
          <table:table-cell/>
        </table:table-row>
        <table:table-row table:style-name="ro1">
          <table:table-cell office:value-type="float" office:value="-0.0000000000000359674500752">
            <text:p>-3.597E-014</text:p>
          </table:table-cell>
          <table:table-cell table:style-name="ce1" office:value-type="float" office:value="0.0000000000420825490658">
            <text:p>4.208E-011</text:p>
          </table:table-cell>
          <table:table-cell table:style-name="ce1" office:value-type="float" office:value="-0.0000000000216066723576">
            <text:p>-2.161E-011</text:p>
          </table:table-cell>
          <table:table-cell table:style-name="ce1" office:value-type="float" office:value="-0.0000000000802518049107">
            <text:p>-8.025E-011</text:p>
          </table:table-cell>
          <table:table-cell/>
        </table:table-row>
        <table:table-row table:style-name="ro1">
          <table:table-cell office:value-type="float" office:value="0.0000000000000331595594237">
            <text:p>3.316E-014</text:p>
          </table:table-cell>
          <table:table-cell table:style-name="ce1" office:value-type="float" office:value="0.0000000000037049422638">
            <text:p>3.705E-012</text:p>
          </table:table-cell>
          <table:table-cell table:style-name="ce1" office:value-type="float" office:value="0.000000000000462827615982">
            <text:p>4.628E-013</text:p>
          </table:table-cell>
          <table:table-cell table:style-name="ce1" office:value-type="float" office:value="0.0000000000190375480734">
            <text:p>1.904E-011</text:p>
          </table:table-cell>
          <table:table-cell/>
        </table:table-row>
        <table:table-row table:style-name="ro1">
          <table:table-cell office:value-type="float" office:value="-0.00000000000115872556624">
            <text:p>-1.159E-012</text:p>
          </table:table-cell>
          <table:table-cell table:style-name="ce1" office:value-type="float" office:value="-0.0000000000149105354103">
            <text:p>-1.491E-011</text:p>
          </table:table-cell>
          <table:table-cell table:style-name="ce1" office:value-type="float" office:value="0.000000000000498019847557">
            <text:p>4.980E-013</text:p>
          </table:table-cell>
          <table:table-cell table:style-name="ce1" office:value-type="float" office:value="-0.0000000000253397908698">
            <text:p>-2.534E-011</text:p>
          </table:table-cell>
          <table:table-cell/>
        </table:table-row>
        <table:table-row table:style-name="ro1">
          <table:table-cell office:value-type="float" office:value="-0.000000000000324903316127">
            <text:p>-3.249E-013</text:p>
          </table:table-cell>
          <table:table-cell table:style-name="ce1" office:value-type="float" office:value="0.00000000000630300396302">
            <text:p>6.303E-012</text:p>
          </table:table-cell>
          <table:table-cell table:style-name="ce1" office:value-type="float" office:value="0.00000000000049790570539">
            <text:p>4.979E-013</text:p>
          </table:table-cell>
          <table:table-cell table:style-name="ce1" office:value-type="float" office:value="-0.00000000000575236080385">
            <text:p>-5.752E-012</text:p>
          </table:table-cell>
          <table:table-cell/>
        </table:table-row>
        <table:table-row table:style-name="ro1">
          <table:table-cell office:value-type="float" office:value="-0.00000000000017064593635">
            <text:p>-1.706E-013</text:p>
          </table:table-cell>
          <table:table-cell table:style-name="ce1" office:value-type="float" office:value="0.000000000000297568768808">
            <text:p>2.976E-013</text:p>
          </table:table-cell>
          <table:table-cell table:style-name="ce1" office:value-type="float" office:value="-0.000000000000253591162008">
            <text:p>-2.536E-013</text:p>
          </table:table-cell>
          <table:table-cell table:style-name="ce1" office:value-type="float" office:value="0.0000000000126861099188">
            <text:p>1.269E-011</text:p>
          </table:table-cell>
          <table:table-cell/>
        </table:table-row>
        <table:table-row table:style-name="ro1">
          <table:table-cell office:value-type="float" office:value="-0.0000000000147418827371">
            <text:p>-1.474E-011</text:p>
          </table:table-cell>
          <table:table-cell table:style-name="ce1" office:value-type="float" office:value="-0.0000000000136998089974">
            <text:p>-1.370E-011</text:p>
          </table:table-cell>
          <table:table-cell table:style-name="ce1" office:value-type="float" office:value="-0.0000000000000405772891683">
            <text:p>-4.058E-014</text:p>
          </table:table-cell>
          <table:table-cell table:style-name="ce1" office:value-type="float" office:value="0.0000000000753578904899">
            <text:p>7.536E-011</text:p>
          </table:table-cell>
          <table:table-cell/>
        </table:table-row>
        <table:table-row table:style-name="ro1">
          <table:table-cell office:value-type="float" office:value="0.0000000000033896573974">
            <text:p>3.390E-012</text:p>
          </table:table-cell>
          <table:table-cell table:style-name="ce1" office:value-type="float" office:value="-0.000000000000039059965489">
            <text:p>-3.906E-014</text:p>
          </table:table-cell>
          <table:table-cell table:style-name="ce1" office:value-type="float" office:value="-0.00000000000557928398913">
            <text:p>-5.579E-012</text:p>
          </table:table-cell>
          <table:table-cell table:style-name="ce1" office:value-type="float" office:value="-0.00000000000244317360425">
            <text:p>-2.443E-012</text:p>
          </table:table-cell>
          <table:table-cell/>
        </table:table-row>
        <table:table-row table:style-name="ro1">
          <table:table-cell office:value-type="float" office:value="-0.00000000000526363412022">
            <text:p>-5.264E-012</text:p>
          </table:table-cell>
          <table:table-cell table:style-name="ce1" office:value-type="float" office:value="-0.000000000000299435946834">
            <text:p>-2.994E-013</text:p>
          </table:table-cell>
          <table:table-cell table:style-name="ce1" office:value-type="float" office:value="0.00000000000364303139878">
            <text:p>3.643E-012</text:p>
          </table:table-cell>
          <table:table-cell table:style-name="ce1" office:value-type="float" office:value="0.0000000000761079987889">
            <text:p>7.611E-011</text:p>
          </table:table-cell>
          <table:table-cell/>
        </table:table-row>
        <table:table-row table:style-name="ro1">
          <table:table-cell office:value-type="float" office:value="-0.000000000000394051704159">
            <text:p>-3.941E-013</text:p>
          </table:table-cell>
          <table:table-cell table:style-name="ce1" office:value-type="float" office:value="0.00000000000022268529398">
            <text:p>2.227E-013</text:p>
          </table:table-cell>
          <table:table-cell table:style-name="ce1" office:value-type="float" office:value="0.00000000000014608643133">
            <text:p>1.461E-013</text:p>
          </table:table-cell>
          <table:table-cell table:style-name="ce1" office:value-type="float" office:value="0.0000000000675274676114">
            <text:p>6.753E-011</text:p>
          </table:table-cell>
          <table:table-cell/>
        </table:table-row>
        <table:table-row table:style-name="ro1">
          <table:table-cell office:value-type="float" office:value="0.000000000000907022611553">
            <text:p>9.070E-013</text:p>
          </table:table-cell>
          <table:table-cell table:style-name="ce1" office:value-type="float" office:value="0.00000000000373942482637">
            <text:p>3.739E-012</text:p>
          </table:table-cell>
          <table:table-cell table:style-name="ce1" office:value-type="float" office:value="-0.00000000000706479261376">
            <text:p>-7.065E-012</text:p>
          </table:table-cell>
          <table:table-cell table:style-name="ce1" office:value-type="float" office:value="-0.0000000000150286702027">
            <text:p>-1.503E-011</text:p>
          </table:table-cell>
          <table:table-cell/>
        </table:table-row>
        <table:table-row table:style-name="ro1">
          <table:table-cell office:value-type="float" office:value="0.0000000000000251299758141">
            <text:p>2.513E-014</text:p>
          </table:table-cell>
          <table:table-cell table:style-name="ce1" office:value-type="float" office:value="-0.0000000000453770528249">
            <text:p>-4.538E-011</text:p>
          </table:table-cell>
          <table:table-cell table:style-name="ce1" office:value-type="float" office:value="-0.00000000000454319074387">
            <text:p>-4.543E-012</text:p>
          </table:table-cell>
          <table:table-cell table:style-name="ce1" office:value-type="float" office:value="-0.000000000000662499936508">
            <text:p>-6.625E-013</text:p>
          </table:table-cell>
          <table:table-cell/>
        </table:table-row>
        <table:table-row table:style-name="ro1">
          <table:table-cell office:value-type="float" office:value="0.000000000010274465785">
            <text:p>1.027E-011</text:p>
          </table:table-cell>
          <table:table-cell table:style-name="ce1" office:value-type="float" office:value="-0.000000000000208395776386">
            <text:p>-2.084E-013</text:p>
          </table:table-cell>
          <table:table-cell table:style-name="ce1" office:value-type="float" office:value="0.00000000000401629562717">
            <text:p>4.016E-012</text:p>
          </table:table-cell>
          <table:table-cell table:style-name="ce1" office:value-type="float" office:value="-0.0000000000729434046019">
            <text:p>-7.294E-011</text:p>
          </table:table-cell>
          <table:table-cell/>
        </table:table-row>
        <table:table-row table:style-name="ro1">
          <table:table-cell office:value-type="float" office:value="0.00000000000633339975258">
            <text:p>6.333E-012</text:p>
          </table:table-cell>
          <table:table-cell table:style-name="ce1" office:value-type="float" office:value="0.00000000000010327375106">
            <text:p>1.033E-013</text:p>
          </table:table-cell>
          <table:table-cell table:style-name="ce1" office:value-type="float" office:value="0.0000000000259201200964">
            <text:p>2.592E-011</text:p>
          </table:table-cell>
          <table:table-cell table:style-name="ce1" office:value-type="float" office:value="0.000000000104859003271">
            <text:p>1.049E-010</text:p>
          </table:table-cell>
          <table:table-cell/>
        </table:table-row>
        <table:table-row table:style-name="ro1">
          <table:table-cell office:value-type="float" office:value="-0.000000000373302611423">
            <text:p>-3.733E-010</text:p>
          </table:table-cell>
          <table:table-cell table:style-name="ce1" office:value-type="float" office:value="-0.00000000000882365044071">
            <text:p>-8.824E-012</text:p>
          </table:table-cell>
          <table:table-cell table:style-name="ce1" office:value-type="float" office:value="-0.0000000000000271441431435">
            <text:p>-2.714E-014</text:p>
          </table:table-cell>
          <table:table-cell table:style-name="ce1" office:value-type="float" office:value="-0.0000000000129946954409">
            <text:p>-1.299E-011</text:p>
          </table:table-cell>
          <table:table-cell/>
        </table:table-row>
        <table:table-row table:style-name="ro1">
          <table:table-cell office:value-type="float" office:value="-0.00000000000116231221035">
            <text:p>-1.162E-012</text:p>
          </table:table-cell>
          <table:table-cell table:style-name="ce1" office:value-type="float" office:value="0.000000000000618920589364">
            <text:p>6.189E-013</text:p>
          </table:table-cell>
          <table:table-cell table:style-name="ce1" office:value-type="float" office:value="0.0000000000115504813931">
            <text:p>1.155E-011</text:p>
          </table:table-cell>
          <table:table-cell table:style-name="ce1" office:value-type="float" office:value="0.00000000000274104322222">
            <text:p>2.741E-012</text:p>
          </table:table-cell>
          <table:table-cell/>
        </table:table-row>
        <table:table-row table:style-name="ro1">
          <table:table-cell office:value-type="float" office:value="0.000000000000518241536882">
            <text:p>5.182E-013</text:p>
          </table:table-cell>
          <table:table-cell table:style-name="ce1" office:value-type="float" office:value="-0.00000000000021100559086">
            <text:p>-2.110E-013</text:p>
          </table:table-cell>
          <table:table-cell table:style-name="ce1" office:value-type="float" office:value="0.000000000000135919867797">
            <text:p>1.359E-013</text:p>
          </table:table-cell>
          <table:table-cell table:style-name="ce1" office:value-type="float" office:value="0.00000000000789648820152">
            <text:p>7.896E-012</text:p>
          </table:table-cell>
          <table:table-cell/>
        </table:table-row>
        <table:table-row table:style-name="ro1">
          <table:table-cell office:value-type="float" office:value="0.000000000000654446489748">
            <text:p>6.544E-013</text:p>
          </table:table-cell>
          <table:table-cell table:style-name="ce1" office:value-type="float" office:value="-0.0000000000000714505266129">
            <text:p>-7.145E-014</text:p>
          </table:table-cell>
          <table:table-cell table:style-name="ce1" office:value-type="float" office:value="0.00000000000429323873639">
            <text:p>4.293E-012</text:p>
          </table:table-cell>
          <table:table-cell table:style-name="ce1" office:value-type="float" office:value="-0.000000000201636424731">
            <text:p>-2.016E-010</text:p>
          </table:table-cell>
          <table:table-cell/>
        </table:table-row>
        <table:table-row table:style-name="ro1">
          <table:table-cell office:value-type="float" office:value="-0.000000000000351888010515">
            <text:p>-3.519E-013</text:p>
          </table:table-cell>
          <table:table-cell table:style-name="ce1" office:value-type="float" office:value="0.00000000000907153314161">
            <text:p>9.072E-012</text:p>
          </table:table-cell>
          <table:table-cell table:style-name="ce1" office:value-type="float" office:value="0.00000000000237177999631">
            <text:p>2.372E-012</text:p>
          </table:table-cell>
          <table:table-cell table:style-name="ce1" office:value-type="float" office:value="-0.0000000000399660616286">
            <text:p>-3.997E-011</text:p>
          </table:table-cell>
          <table:table-cell/>
        </table:table-row>
        <table:table-row table:style-name="ro1">
          <table:table-cell office:value-type="float" office:value="-0.00000000000264767684729">
            <text:p>-2.648E-012</text:p>
          </table:table-cell>
          <table:table-cell table:style-name="ce1" office:value-type="float" office:value="-0.000000000000168179615923">
            <text:p>-1.682E-013</text:p>
          </table:table-cell>
          <table:table-cell table:style-name="ce1" office:value-type="float" office:value="0.000000000000733357488105">
            <text:p>7.334E-013</text:p>
          </table:table-cell>
          <table:table-cell table:style-name="ce1" office:value-type="float" office:value="0.0000000000227093483983">
            <text:p>2.271E-011</text:p>
          </table:table-cell>
          <table:table-cell/>
        </table:table-row>
        <table:table-row table:style-name="ro1">
          <table:table-cell office:value-type="float" office:value="0.00000000000294059384525">
            <text:p>2.941E-012</text:p>
          </table:table-cell>
          <table:table-cell table:style-name="ce1" office:value-type="float" office:value="0.0000000000711919618879">
            <text:p>7.119E-011</text:p>
          </table:table-cell>
          <table:table-cell table:style-name="ce1" office:value-type="float" office:value="-6.6525227988E-017">
            <text:p>-6.653E-017</text:p>
          </table:table-cell>
          <table:table-cell table:style-name="ce1" office:value-type="float" office:value="-0.0000000000440317014189">
            <text:p>-4.403E-011</text:p>
          </table:table-cell>
          <table:table-cell/>
        </table:table-row>
        <table:table-row table:style-name="ro1">
          <table:table-cell office:value-type="float" office:value="0.00000000000246515233984">
            <text:p>2.465E-012</text:p>
          </table:table-cell>
          <table:table-cell table:style-name="ce1" office:value-type="float" office:value="0.000000000015302246851">
            <text:p>1.530E-011</text:p>
          </table:table-cell>
          <table:table-cell table:style-name="ce1" office:value-type="float" office:value="0.00000000000258341422051">
            <text:p>2.583E-012</text:p>
          </table:table-cell>
          <table:table-cell table:style-name="ce1" office:value-type="float" office:value="0.0000000000156108608315">
            <text:p>1.561E-011</text:p>
          </table:table-cell>
          <table:table-cell/>
        </table:table-row>
        <table:table-row table:style-name="ro1">
          <table:table-cell office:value-type="float" office:value="0.0000000000171766354411">
            <text:p>1.718E-011</text:p>
          </table:table-cell>
          <table:table-cell table:style-name="ce1" office:value-type="float" office:value="-0.000000000000224467518829">
            <text:p>-2.245E-013</text:p>
          </table:table-cell>
          <table:table-cell table:style-name="ce1" office:value-type="float" office:value="-0.000000000000769631394904">
            <text:p>-7.696E-013</text:p>
          </table:table-cell>
          <table:table-cell table:style-name="ce1" office:value-type="float" office:value="0.0000000000434762395861">
            <text:p>4.348E-011</text:p>
          </table:table-cell>
          <table:table-cell/>
        </table:table-row>
        <table:table-row table:style-name="ro1">
          <table:table-cell office:value-type="float" office:value="-0.0000000000201130396085">
            <text:p>-2.011E-011</text:p>
          </table:table-cell>
          <table:table-cell table:style-name="ce1" office:value-type="float" office:value="-0.000000000000136365462916">
            <text:p>-1.364E-013</text:p>
          </table:table-cell>
          <table:table-cell table:style-name="ce1" office:value-type="float" office:value="0.0000000000129922413339">
            <text:p>1.299E-011</text:p>
          </table:table-cell>
          <table:table-cell table:style-name="ce1" office:value-type="float" office:value="0.00000000000124442405349">
            <text:p>1.244E-012</text:p>
          </table:table-cell>
          <table:table-cell/>
        </table:table-row>
        <table:table-row table:style-name="ro1">
          <table:table-cell office:value-type="float" office:value="0.00000000000871171939015">
            <text:p>8.712E-012</text:p>
          </table:table-cell>
          <table:table-cell table:style-name="ce1" office:value-type="float" office:value="0.0000000000238485494143">
            <text:p>2.385E-011</text:p>
          </table:table-cell>
          <table:table-cell table:style-name="ce1" office:value-type="float" office:value="0.000000000000469418661367">
            <text:p>4.694E-013</text:p>
          </table:table-cell>
          <table:table-cell table:style-name="ce1" office:value-type="float" office:value="0.0000000000437643848497">
            <text:p>4.376E-011</text:p>
          </table:table-cell>
          <table:table-cell/>
        </table:table-row>
        <table:table-row table:style-name="ro1">
          <table:table-cell office:value-type="float" office:value="-0.0000000000165010103503">
            <text:p>-1.650E-011</text:p>
          </table:table-cell>
          <table:table-cell table:style-name="ce1" office:value-type="float" office:value="-0.00000000000626586294773">
            <text:p>-6.266E-012</text:p>
          </table:table-cell>
          <table:table-cell table:style-name="ce1" office:value-type="float" office:value="4.12713931708E-015">
            <text:p>4.127E-015</text:p>
          </table:table-cell>
          <table:table-cell table:style-name="ce1" office:value-type="float" office:value="-0.000000000214706359761">
            <text:p>-2.147E-010</text:p>
          </table:table-cell>
          <table:table-cell/>
        </table:table-row>
        <table:table-row table:style-name="ro1">
          <table:table-cell office:value-type="float" office:value="-0.00000000000591539106063">
            <text:p>-5.915E-012</text:p>
          </table:table-cell>
          <table:table-cell table:style-name="ce1" office:value-type="float" office:value="-0.0000000000000195457487896">
            <text:p>-1.955E-014</text:p>
          </table:table-cell>
          <table:table-cell table:style-name="ce1" office:value-type="float" office:value="0.0000000000136948116736">
            <text:p>1.369E-011</text:p>
          </table:table-cell>
          <table:table-cell table:style-name="ce1" office:value-type="float" office:value="-0.000000000072370335159">
            <text:p>-7.237E-011</text:p>
          </table:table-cell>
          <table:table-cell/>
        </table:table-row>
        <table:table-row table:style-name="ro1">
          <table:table-cell office:value-type="float" office:value="-0.0000000000454803415962">
            <text:p>-4.548E-011</text:p>
          </table:table-cell>
          <table:table-cell table:style-name="ce1" office:value-type="float" office:value="0.000000000000236831098354">
            <text:p>2.368E-013</text:p>
          </table:table-cell>
          <table:table-cell table:style-name="ce1" office:value-type="float" office:value="-0.000000000000133981458135">
            <text:p>-1.340E-013</text:p>
          </table:table-cell>
          <table:table-cell table:style-name="ce1" office:value-type="float" office:value="-0.0000000000674499568265">
            <text:p>-6.745E-011</text:p>
          </table:table-cell>
          <table:table-cell/>
        </table:table-row>
        <table:table-row table:style-name="ro1">
          <table:table-cell office:value-type="float" office:value="0.0000000000304522536799">
            <text:p>3.045E-011</text:p>
          </table:table-cell>
          <table:table-cell table:style-name="ce1" office:value-type="float" office:value="0.000000000000590741172234">
            <text:p>5.907E-013</text:p>
          </table:table-cell>
          <table:table-cell table:style-name="ce1" office:value-type="float" office:value="-0.0000000000523157506961">
            <text:p>-5.232E-011</text:p>
          </table:table-cell>
          <table:table-cell table:style-name="ce1" office:value-type="float" office:value="-0.0000000000834858337534">
            <text:p>-8.349E-011</text:p>
          </table:table-cell>
          <table:table-cell/>
        </table:table-row>
        <table:table-row table:style-name="ro1">
          <table:table-cell office:value-type="float" office:value="-0.00000000000415909792953">
            <text:p>-4.159E-012</text:p>
          </table:table-cell>
          <table:table-cell table:style-name="ce1" office:value-type="float" office:value="-0.00000000000304404511423">
            <text:p>-3.044E-012</text:p>
          </table:table-cell>
          <table:table-cell table:style-name="ce1" office:value-type="float" office:value="0.00000000000014954285239">
            <text:p>1.495E-013</text:p>
          </table:table-cell>
          <table:table-cell table:style-name="ce1" office:value-type="float" office:value="-0.00000000000944632032751">
            <text:p>-9.446E-012</text:p>
          </table:table-cell>
          <table:table-cell/>
        </table:table-row>
        <table:table-row table:style-name="ro1">
          <table:table-cell office:value-type="float" office:value="0.000000000000248119549223">
            <text:p>2.481E-013</text:p>
          </table:table-cell>
          <table:table-cell table:style-name="ce1" office:value-type="float" office:value="0.0000000000000748492321433">
            <text:p>7.485E-014</text:p>
          </table:table-cell>
          <table:table-cell table:style-name="ce1" office:value-type="float" office:value="-0.00000000000179281526623">
            <text:p>-1.793E-012</text:p>
          </table:table-cell>
          <table:table-cell table:style-name="ce1" office:value-type="float" office:value="-0.0000000000329424324693">
            <text:p>-3.294E-011</text:p>
          </table:table-cell>
          <table:table-cell/>
        </table:table-row>
        <table:table-row table:style-name="ro1">
          <table:table-cell office:value-type="float" office:value="0.00000000000616878611127">
            <text:p>6.169E-012</text:p>
          </table:table-cell>
          <table:table-cell table:style-name="ce1" office:value-type="float" office:value="-0.00000000000365168928254">
            <text:p>-3.652E-012</text:p>
          </table:table-cell>
          <table:table-cell table:style-name="ce1" office:value-type="float" office:value="-0.0000000000149150844541">
            <text:p>-1.492E-011</text:p>
          </table:table-cell>
          <table:table-cell table:style-name="ce1" office:value-type="float" office:value="0.0000000000545701460908">
            <text:p>5.457E-011</text:p>
          </table:table-cell>
          <table:table-cell/>
        </table:table-row>
        <table:table-row table:style-name="ro1">
          <table:table-cell office:value-type="float" office:value="0.00000000000957832686792">
            <text:p>9.578E-012</text:p>
          </table:table-cell>
          <table:table-cell table:style-name="ce1" office:value-type="float" office:value="-0.000000000000818862283779">
            <text:p>-8.189E-013</text:p>
          </table:table-cell>
          <table:table-cell table:style-name="ce1" office:value-type="float" office:value="-0.000000000152250418056">
            <text:p>-1.523E-010</text:p>
          </table:table-cell>
          <table:table-cell table:style-name="ce1" office:value-type="float" office:value="-0.00000000000507259786742">
            <text:p>-5.073E-012</text:p>
          </table:table-cell>
          <table:table-cell/>
        </table:table-row>
        <table:table-row table:style-name="ro1">
          <table:table-cell office:value-type="float" office:value="0.00000000000253167283869">
            <text:p>2.532E-012</text:p>
          </table:table-cell>
          <table:table-cell table:style-name="ce1" office:value-type="float" office:value="0.000000000000503571469638">
            <text:p>5.036E-013</text:p>
          </table:table-cell>
          <table:table-cell table:style-name="ce1" office:value-type="float" office:value="0.0000000000913136266651">
            <text:p>9.131E-011</text:p>
          </table:table-cell>
          <table:table-cell table:style-name="ce1" office:value-type="float" office:value="-0.00000000000378331101968">
            <text:p>-3.783E-012</text:p>
          </table:table-cell>
          <table:table-cell/>
        </table:table-row>
        <table:table-row table:style-name="ro1">
          <table:table-cell office:value-type="float" office:value="0.0000000000195346465483">
            <text:p>1.953E-011</text:p>
          </table:table-cell>
          <table:table-cell table:style-name="ce1" office:value-type="float" office:value="-0.0000000000512480872115">
            <text:p>-5.125E-011</text:p>
          </table:table-cell>
          <table:table-cell table:style-name="ce1" office:value-type="float" office:value="-0.0000000000000325469063072">
            <text:p>-3.255E-014</text:p>
          </table:table-cell>
          <table:table-cell table:style-name="ce1" office:value-type="float" office:value="-0.0000000000221640927075">
            <text:p>-2.216E-011</text:p>
          </table:table-cell>
          <table:table-cell/>
        </table:table-row>
        <table:table-row table:style-name="ro1">
          <table:table-cell office:value-type="float" office:value="0.000000000000682664529762">
            <text:p>6.827E-013</text:p>
          </table:table-cell>
          <table:table-cell table:style-name="ce1" office:value-type="float" office:value="0.000000000000263465951989">
            <text:p>2.635E-013</text:p>
          </table:table-cell>
          <table:table-cell table:style-name="ce1" office:value-type="float" office:value="-0.00000000000234462171679">
            <text:p>-2.345E-012</text:p>
          </table:table-cell>
          <table:table-cell table:style-name="ce1" office:value-type="float" office:value="-0.000000000135649286084">
            <text:p>-1.356E-010</text:p>
          </table:table-cell>
          <table:table-cell/>
        </table:table-row>
        <table:table-row table:style-name="ro1">
          <table:table-cell office:value-type="float" office:value="0.0000000000000793519579729">
            <text:p>7.935E-014</text:p>
          </table:table-cell>
          <table:table-cell table:style-name="ce1" office:value-type="float" office:value="0.000000000000109474966979">
            <text:p>1.095E-013</text:p>
          </table:table-cell>
          <table:table-cell table:style-name="ce1" office:value-type="float" office:value="0.000000000032475313115">
            <text:p>3.248E-011</text:p>
          </table:table-cell>
          <table:table-cell table:style-name="ce1" office:value-type="float" office:value="-0.0000000000672636148071">
            <text:p>-6.726E-011</text:p>
          </table:table-cell>
          <table:table-cell/>
        </table:table-row>
        <table:table-row table:style-name="ro1">
          <table:table-cell office:value-type="float" office:value="-0.000000000000122918217141">
            <text:p>-1.229E-013</text:p>
          </table:table-cell>
          <table:table-cell table:style-name="ce1" office:value-type="float" office:value="-0.0000000000031879269404">
            <text:p>-3.188E-012</text:p>
          </table:table-cell>
          <table:table-cell table:style-name="ce1" office:value-type="float" office:value="-0.00000000000559169855674">
            <text:p>-5.592E-012</text:p>
          </table:table-cell>
          <table:table-cell table:style-name="ce1" office:value-type="float" office:value="-0.0000000000671580799493">
            <text:p>-6.716E-011</text:p>
          </table:table-cell>
          <table:table-cell/>
        </table:table-row>
        <table:table-row table:style-name="ro1">
          <table:table-cell office:value-type="float" office:value="0.000000000000747236204453">
            <text:p>7.472E-013</text:p>
          </table:table-cell>
          <table:table-cell table:style-name="ce1" office:value-type="float" office:value="-0.0000000000337913775866">
            <text:p>-3.379E-011</text:p>
          </table:table-cell>
          <table:table-cell table:style-name="ce1" office:value-type="float" office:value="0.0000000000105358730003">
            <text:p>1.054E-011</text:p>
          </table:table-cell>
          <table:table-cell table:style-name="ce1" office:value-type="float" office:value="0.000000000154717078722">
            <text:p>1.547E-010</text:p>
          </table:table-cell>
          <table:table-cell/>
        </table:table-row>
        <table:table-row table:style-name="ro1">
          <table:table-cell office:value-type="float" office:value="-0.000000000013744781085">
            <text:p>-1.374E-011</text:p>
          </table:table-cell>
          <table:table-cell table:style-name="ce1" office:value-type="float" office:value="0.00000000000841475042054">
            <text:p>8.415E-012</text:p>
          </table:table-cell>
          <table:table-cell table:style-name="ce1" office:value-type="float" office:value="-0.00000000000254035534975">
            <text:p>-2.540E-012</text:p>
          </table:table-cell>
          <table:table-cell table:style-name="ce1" office:value-type="float" office:value="-0.0000000000700133222561">
            <text:p>-7.001E-011</text:p>
          </table:table-cell>
          <table:table-cell/>
        </table:table-row>
        <table:table-row table:style-name="ro1">
          <table:table-cell office:value-type="float" office:value="-0.000000000000651077411454">
            <text:p>-6.511E-013</text:p>
          </table:table-cell>
          <table:table-cell table:style-name="ce1" office:value-type="float" office:value="-9.34338404922E-015">
            <text:p>-9.343E-015</text:p>
          </table:table-cell>
          <table:table-cell table:style-name="ce1" office:value-type="float" office:value="-0.00000000010267471721">
            <text:p>-1.027E-010</text:p>
          </table:table-cell>
          <table:table-cell table:style-name="ce1" office:value-type="float" office:value="-0.000000000111605014148">
            <text:p>-1.116E-010</text:p>
          </table:table-cell>
          <table:table-cell/>
        </table:table-row>
        <table:table-row table:style-name="ro1">
          <table:table-cell office:value-type="float" office:value="0.00000000000970098469811">
            <text:p>9.701E-012</text:p>
          </table:table-cell>
          <table:table-cell table:style-name="ce1" office:value-type="float" office:value="0.0000000000097602367363">
            <text:p>9.760E-012</text:p>
          </table:table-cell>
          <table:table-cell table:style-name="ce1" office:value-type="float" office:value="0.00000000000278887524107">
            <text:p>2.789E-012</text:p>
          </table:table-cell>
          <table:table-cell table:style-name="ce1" office:value-type="float" office:value="0.000000000119619272908">
            <text:p>1.196E-010</text:p>
          </table:table-cell>
          <table:table-cell/>
        </table:table-row>
        <table:table-row table:style-name="ro1">
          <table:table-cell office:value-type="float" office:value="-0.000000000000563292538509">
            <text:p>-5.633E-013</text:p>
          </table:table-cell>
          <table:table-cell table:style-name="ce1" office:value-type="float" office:value="-0.000000000000129728354013">
            <text:p>-1.297E-013</text:p>
          </table:table-cell>
          <table:table-cell table:style-name="ce1" office:value-type="float" office:value="0.000000000000449633535528">
            <text:p>4.496E-013</text:p>
          </table:table-cell>
          <table:table-cell table:style-name="ce1" office:value-type="float" office:value="0.0000000000592212136689">
            <text:p>5.922E-011</text:p>
          </table:table-cell>
          <table:table-cell/>
        </table:table-row>
        <table:table-row table:style-name="ro1">
          <table:table-cell office:value-type="float" office:value="0.000000000000399278305565">
            <text:p>3.993E-013</text:p>
          </table:table-cell>
          <table:table-cell table:style-name="ce1" office:value-type="float" office:value="0.000000000000721725421129">
            <text:p>7.217E-013</text:p>
          </table:table-cell>
          <table:table-cell table:style-name="ce1" office:value-type="float" office:value="3.66455779799E-015">
            <text:p>3.665E-015</text:p>
          </table:table-cell>
          <table:table-cell table:style-name="ce1" office:value-type="float" office:value="-0.000000000150437280483">
            <text:p>-1.504E-010</text:p>
          </table:table-cell>
          <table:table-cell/>
        </table:table-row>
        <table:table-row table:style-name="ro1">
          <table:table-cell office:value-type="float" office:value="0.00000000000481019106735">
            <text:p>4.810E-012</text:p>
          </table:table-cell>
          <table:table-cell table:style-name="ce1" office:value-type="float" office:value="0.000000000000336987094946">
            <text:p>3.370E-013</text:p>
          </table:table-cell>
          <table:table-cell table:style-name="ce1" office:value-type="float" office:value="0.0000000000273664264274">
            <text:p>2.737E-011</text:p>
          </table:table-cell>
          <table:table-cell table:style-name="ce1" office:value-type="float" office:value="0.000000000171447346061">
            <text:p>1.714E-010</text:p>
          </table:table-cell>
          <table:table-cell/>
        </table:table-row>
        <table:table-row table:style-name="ro1" table:number-rows-repeated="150">
          <table:table-cell table:style-name="Default"/>
          <table:table-cell table:number-columns-repeated="4"/>
        </table:table-row>
        <table:table-row table:style-name="ro1" table:number-rows-repeated="1048374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3" number:min-integer-digits="1" number:min-exponent-digits="3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6">09/06/2011</text:date>, <text:time>14:3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ol Paisal</meta:initial-creator>
    <meta:creation-date>2011-08-31T15:36:00</meta:creation-date>
    <dc:date>2011-09-06T14:32:14</dc:date>
    <dc:creator>Anol Paisal</dc:creator>
    <meta:editing-duration>PT01H31M11S</meta:editing-duration>
    <meta:editing-cycles>21</meta:editing-cycles>
    <meta:generator>OpenOffice.org/3.2$Linux OpenOffice.org_project/320m12$Build-9483</meta:generator>
    <meta:document-statistic meta:table-count="7" meta:cell-count="142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minimum="0.15" chart:maximum="0.2" chart:interval-major="0.0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11cm" svg:height="8.84cm" xlink:href=".." chart:class="chart:line" chart:style-name="ch1">
        <chart:legend chart:legend-position="end" svg:x="14.858cm" svg:y="3.576cm" chart:style-name="ch2"/>
        <chart:plot-area chart:style-name="ch3" table:cell-range-address="Hu1.A1:Hu1.D51" chart:data-source-has-labels="row" svg:x="0.36cm" svg:y="0.176cm" svg:width="14.139cm" svg:height="8.312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u1.A2:Hu1.A51" chart:label-cell-address="Hu1.A1:Hu1.A1" chart:class="chart:line">
            <chart:data-point chart:repeated="50"/>
          </chart:series>
          <chart:series chart:style-name="ch8" chart:values-cell-range-address="Hu1.B2:Hu1.B51" chart:label-cell-address="Hu1.B1:Hu1.B1" chart:class="chart:line">
            <chart:data-point chart:repeated="50"/>
          </chart:series>
          <chart:series chart:style-name="ch9" chart:values-cell-range-address="Hu1.C2:Hu1.C51" chart:label-cell-address="Hu1.C1:Hu1.C1" chart:class="chart:line">
            <chart:data-point chart:repeated="50"/>
          </chart:series>
          <chart:series chart:style-name="ch10" chart:values-cell-range-address="Hu1.D2:Hu1.D51" chart:label-cell-address="Hu1.D1:Hu1.D1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u1.A1:Hu1.A1">authong1</text:p>
              </table:table-cell>
              <table:table-cell office:value-type="string">
                <text:p text:id="Hu1.B1:Hu1.B1">chainat72</text:p>
              </table:table-cell>
              <table:table-cell office:value-type="string">
                <text:p text:id="Hu1.C1:Hu1.C1">motoso1</text:p>
              </table:table-cell>
              <table:table-cell office:value-type="string">
                <text:p text:id="Hu1.D1:Hu1.D1">kamphangsean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7637766011">
                <text:p text:id="Hu1.A2:Hu1.A51">0.17637766011</text:p>
              </table:table-cell>
              <table:table-cell office:value-type="float" office:value="0.17073774746">
                <text:p text:id="Hu1.B2:Hu1.B51">0.17073774746</text:p>
              </table:table-cell>
              <table:table-cell office:value-type="float" office:value="0.164877226901">
                <text:p text:id="Hu1.C2:Hu1.C51">0.164877226901</text:p>
              </table:table-cell>
              <table:table-cell office:value-type="float" office:value="0.185251811302">
                <text:p text:id="Hu1.D2:Hu1.D51">0.1852518113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0704151198">
                <text:p>0.170704151198</text:p>
              </table:table-cell>
              <table:table-cell office:value-type="float" office:value="0.170883983521">
                <text:p>0.170883983521</text:p>
              </table:table-cell>
              <table:table-cell office:value-type="float" office:value="0.17055642502">
                <text:p>0.17055642502</text:p>
              </table:table-cell>
              <table:table-cell office:value-type="float" office:value="0.180668004781">
                <text:p>0.1806680047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6734436695">
                <text:p>0.176734436695</text:p>
              </table:table-cell>
              <table:table-cell office:value-type="float" office:value="0.175614296628">
                <text:p>0.175614296628</text:p>
              </table:table-cell>
              <table:table-cell office:value-type="float" office:value="0.181166532428">
                <text:p>0.181166532428</text:p>
              </table:table-cell>
              <table:table-cell office:value-type="float" office:value="0.180169569902">
                <text:p>0.1801695699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8709620407">
                <text:p>0.178709620407</text:p>
              </table:table-cell>
              <table:table-cell office:value-type="float" office:value="0.173033515472">
                <text:p>0.173033515472</text:p>
              </table:table-cell>
              <table:table-cell office:value-type="float" office:value="0.176635400087">
                <text:p>0.176635400087</text:p>
              </table:table-cell>
              <table:table-cell office:value-type="float" office:value="0.181313706505">
                <text:p>0.1813137065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2497834933">
                <text:p>0.172497834933</text:p>
              </table:table-cell>
              <table:table-cell office:value-type="float" office:value="0.167325203392">
                <text:p>0.167325203392</text:p>
              </table:table-cell>
              <table:table-cell office:value-type="float" office:value="0.176427056506">
                <text:p>0.176427056506</text:p>
              </table:table-cell>
              <table:table-cell office:value-type="float" office:value="0.184637418196">
                <text:p>0.1846374181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3893712165">
                <text:p>0.173893712165</text:p>
              </table:table-cell>
              <table:table-cell office:value-type="float" office:value="0.174662047994">
                <text:p>0.174662047994</text:p>
              </table:table-cell>
              <table:table-cell office:value-type="float" office:value="0.18139106829">
                <text:p>0.18139106829</text:p>
              </table:table-cell>
              <table:table-cell office:value-type="float" office:value="0.174166008003">
                <text:p>0.1741660080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71126385548">
                <text:p>0.171126385548</text:p>
              </table:table-cell>
              <table:table-cell office:value-type="float" office:value="0.174513478085">
                <text:p>0.174513478085</text:p>
              </table:table-cell>
              <table:table-cell office:value-type="float" office:value="0.174269156062">
                <text:p>0.174269156062</text:p>
              </table:table-cell>
              <table:table-cell office:value-type="float" office:value="0.176173119759">
                <text:p>0.1761731197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746817573">
                <text:p>0.175746817573</text:p>
              </table:table-cell>
              <table:table-cell office:value-type="float" office:value="0.16721328686">
                <text:p>0.16721328686</text:p>
              </table:table-cell>
              <table:table-cell office:value-type="float" office:value="0.172193612177">
                <text:p>0.172193612177</text:p>
              </table:table-cell>
              <table:table-cell office:value-type="float" office:value="0.175921480872">
                <text:p>0.1759214808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1253734451">
                <text:p>0.181253734451</text:p>
              </table:table-cell>
              <table:table-cell office:value-type="float" office:value="0.173868848393">
                <text:p>0.173868848393</text:p>
              </table:table-cell>
              <table:table-cell office:value-type="float" office:value="0.176477742482">
                <text:p>0.176477742482</text:p>
              </table:table-cell>
              <table:table-cell office:value-type="float" office:value="0.176953708632">
                <text:p>0.1769537086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71543361935">
                <text:p>0.171543361935</text:p>
              </table:table-cell>
              <table:table-cell office:value-type="float" office:value="0.172947090001">
                <text:p>0.172947090001</text:p>
              </table:table-cell>
              <table:table-cell office:value-type="float" office:value="0.172398532359">
                <text:p>0.172398532359</text:p>
              </table:table-cell>
              <table:table-cell office:value-type="float" office:value="0.17739563365">
                <text:p>0.177395633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74233250673">
                <text:p>0.174233250673</text:p>
              </table:table-cell>
              <table:table-cell office:value-type="float" office:value="0.171818392278">
                <text:p>0.171818392278</text:p>
              </table:table-cell>
              <table:table-cell office:value-type="float" office:value="0.176006279386">
                <text:p>0.176006279386</text:p>
              </table:table-cell>
              <table:table-cell office:value-type="float" office:value="0.172989219611">
                <text:p>0.1729892196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70212301587">
                <text:p>0.170212301587</text:p>
              </table:table-cell>
              <table:table-cell office:value-type="float" office:value="0.175040259976">
                <text:p>0.175040259976</text:p>
              </table:table-cell>
              <table:table-cell office:value-type="float" office:value="0.168895831159">
                <text:p>0.168895831159</text:p>
              </table:table-cell>
              <table:table-cell office:value-type="float" office:value="0.18227110351">
                <text:p>0.182271103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997433405">
                <text:p>0.17997433405</text:p>
              </table:table-cell>
              <table:table-cell office:value-type="float" office:value="0.169738865652">
                <text:p>0.169738865652</text:p>
              </table:table-cell>
              <table:table-cell office:value-type="float" office:value="0.178746757558">
                <text:p>0.178746757558</text:p>
              </table:table-cell>
              <table:table-cell office:value-type="float" office:value="0.180568862279">
                <text:p>0.1805688622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72603212495">
                <text:p>0.172603212495</text:p>
              </table:table-cell>
              <table:table-cell office:value-type="float" office:value="0.169657608055">
                <text:p>0.169657608055</text:p>
              </table:table-cell>
              <table:table-cell office:value-type="float" office:value="0.176255045645">
                <text:p>0.176255045645</text:p>
              </table:table-cell>
              <table:table-cell office:value-type="float" office:value="0.179197704616">
                <text:p>0.1791977046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70255275647">
                <text:p>0.170255275647</text:p>
              </table:table-cell>
              <table:table-cell office:value-type="float" office:value="0.16328177843">
                <text:p>0.16328177843</text:p>
              </table:table-cell>
              <table:table-cell office:value-type="float" office:value="0.167818058969">
                <text:p>0.167818058969</text:p>
              </table:table-cell>
              <table:table-cell office:value-type="float" office:value="0.174725186964">
                <text:p>0.1747251869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7732661794">
                <text:p>0.167732661794</text:p>
              </table:table-cell>
              <table:table-cell office:value-type="float" office:value="0.17152100525">
                <text:p>0.17152100525</text:p>
              </table:table-cell>
              <table:table-cell office:value-type="float" office:value="0.172662683594">
                <text:p>0.172662683594</text:p>
              </table:table-cell>
              <table:table-cell office:value-type="float" office:value="0.175148926465">
                <text:p>0.1751489264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0345589639">
                <text:p>0.170345589639</text:p>
              </table:table-cell>
              <table:table-cell office:value-type="float" office:value="0.176927908504">
                <text:p>0.176927908504</text:p>
              </table:table-cell>
              <table:table-cell office:value-type="float" office:value="0.182108678821">
                <text:p>0.182108678821</text:p>
              </table:table-cell>
              <table:table-cell office:value-type="float" office:value="0.169851826176">
                <text:p>0.1698518261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11964909">
                <text:p>0.1711964909</text:p>
              </table:table-cell>
              <table:table-cell office:value-type="float" office:value="0.178284781375">
                <text:p>0.178284781375</text:p>
              </table:table-cell>
              <table:table-cell office:value-type="float" office:value="0.172208918505">
                <text:p>0.172208918505</text:p>
              </table:table-cell>
              <table:table-cell office:value-type="float" office:value="0.176307404837">
                <text:p>0.1763074048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76476345043">
                <text:p>0.176476345043</text:p>
              </table:table-cell>
              <table:table-cell office:value-type="float" office:value="0.167324374629">
                <text:p>0.167324374629</text:p>
              </table:table-cell>
              <table:table-cell office:value-type="float" office:value="0.177442758735">
                <text:p>0.177442758735</text:p>
              </table:table-cell>
              <table:table-cell office:value-type="float" office:value="0.177398730853">
                <text:p>0.1773987308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78450955796">
                <text:p>0.178450955796</text:p>
              </table:table-cell>
              <table:table-cell office:value-type="float" office:value="0.171363530237">
                <text:p>0.171363530237</text:p>
              </table:table-cell>
              <table:table-cell office:value-type="float" office:value="0.166166920794">
                <text:p>0.166166920794</text:p>
              </table:table-cell>
              <table:table-cell office:value-type="float" office:value="0.18112134823">
                <text:p>0.181121348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71596201963">
                <text:p>0.171596201963</text:p>
              </table:table-cell>
              <table:table-cell office:value-type="float" office:value="0.168066718673">
                <text:p>0.168066718673</text:p>
              </table:table-cell>
              <table:table-cell office:value-type="float" office:value="0.180569940787">
                <text:p>0.180569940787</text:p>
              </table:table-cell>
              <table:table-cell office:value-type="float" office:value="0.184357791324">
                <text:p>0.1843577913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73218171136">
                <text:p>0.173218171136</text:p>
              </table:table-cell>
              <table:table-cell office:value-type="float" office:value="0.168229995334">
                <text:p>0.168229995334</text:p>
              </table:table-cell>
              <table:table-cell office:value-type="float" office:value="0.168885957093">
                <text:p>0.168885957093</text:p>
              </table:table-cell>
              <table:table-cell office:value-type="float" office:value="0.175784162814">
                <text:p>0.1757841628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74578613955">
                <text:p>0.174578613955</text:p>
              </table:table-cell>
              <table:table-cell office:value-type="float" office:value="0.166920176353">
                <text:p>0.166920176353</text:p>
              </table:table-cell>
              <table:table-cell office:value-type="float" office:value="0.172845694426">
                <text:p>0.172845694426</text:p>
              </table:table-cell>
              <table:table-cell office:value-type="float" office:value="0.181959418065">
                <text:p>0.1819594180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8439460322">
                <text:p>0.168439460322</text:p>
              </table:table-cell>
              <table:table-cell office:value-type="float" office:value="0.179960758272">
                <text:p>0.179960758272</text:p>
              </table:table-cell>
              <table:table-cell office:value-type="float" office:value="0.169327796941">
                <text:p>0.169327796941</text:p>
              </table:table-cell>
              <table:table-cell office:value-type="float" office:value="0.181198439919">
                <text:p>0.1811984399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76377821883">
                <text:p>0.176377821883</text:p>
              </table:table-cell>
              <table:table-cell office:value-type="float" office:value="0.166858702819">
                <text:p>0.166858702819</text:p>
              </table:table-cell>
              <table:table-cell office:value-type="float" office:value="0.171599765502">
                <text:p>0.171599765502</text:p>
              </table:table-cell>
              <table:table-cell office:value-type="float" office:value="0.176434423132">
                <text:p>0.1764344231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74977586761">
                <text:p>0.174977586761</text:p>
              </table:table-cell>
              <table:table-cell office:value-type="float" office:value="0.175328689249">
                <text:p>0.175328689249</text:p>
              </table:table-cell>
              <table:table-cell office:value-type="float" office:value="0.168520176329">
                <text:p>0.168520176329</text:p>
              </table:table-cell>
              <table:table-cell office:value-type="float" office:value="0.182195312971">
                <text:p>0.1821953129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6740524851">
                <text:p>0.16740524851</text:p>
              </table:table-cell>
              <table:table-cell office:value-type="float" office:value="0.17163770691">
                <text:p>0.17163770691</text:p>
              </table:table-cell>
              <table:table-cell office:value-type="float" office:value="0.171890469232">
                <text:p>0.171890469232</text:p>
              </table:table-cell>
              <table:table-cell office:value-type="float" office:value="0.178020812171">
                <text:p>0.1780208121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70635095356">
                <text:p>0.170635095356</text:p>
              </table:table-cell>
              <table:table-cell office:value-type="float" office:value="0.16581306486">
                <text:p>0.16581306486</text:p>
              </table:table-cell>
              <table:table-cell office:value-type="float" office:value="0.168790652165">
                <text:p>0.168790652165</text:p>
              </table:table-cell>
              <table:table-cell office:value-type="float" office:value="0.187075782641">
                <text:p>0.1870757826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81537557822">
                <text:p>0.181537557822</text:p>
              </table:table-cell>
              <table:table-cell office:value-type="float" office:value="0.171303959291">
                <text:p>0.171303959291</text:p>
              </table:table-cell>
              <table:table-cell office:value-type="float" office:value="0.171376749403">
                <text:p>0.171376749403</text:p>
              </table:table-cell>
              <table:table-cell office:value-type="float" office:value="0.167845631583">
                <text:p>0.1678456315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7805615892">
                <text:p>0.17805615892</text:p>
              </table:table-cell>
              <table:table-cell office:value-type="float" office:value="0.170529119417">
                <text:p>0.170529119417</text:p>
              </table:table-cell>
              <table:table-cell office:value-type="float" office:value="0.169213735337">
                <text:p>0.169213735337</text:p>
              </table:table-cell>
              <table:table-cell office:value-type="float" office:value="0.182885113445">
                <text:p>0.1828851134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73803502094">
                <text:p>0.173803502094</text:p>
              </table:table-cell>
              <table:table-cell office:value-type="float" office:value="0.172503105697">
                <text:p>0.172503105697</text:p>
              </table:table-cell>
              <table:table-cell office:value-type="float" office:value="0.170821611993">
                <text:p>0.170821611993</text:p>
              </table:table-cell>
              <table:table-cell office:value-type="float" office:value="0.182437010646">
                <text:p>0.1824370106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74840145415">
                <text:p>0.174840145415</text:p>
              </table:table-cell>
              <table:table-cell office:value-type="float" office:value="0.164330891616">
                <text:p>0.164330891616</text:p>
              </table:table-cell>
              <table:table-cell office:value-type="float" office:value="0.170825046562">
                <text:p>0.170825046562</text:p>
              </table:table-cell>
              <table:table-cell office:value-type="float" office:value="0.179177175637">
                <text:p>0.1791771756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73039601112">
                <text:p>0.173039601112</text:p>
              </table:table-cell>
              <table:table-cell office:value-type="float" office:value="0.17241313042">
                <text:p>0.17241313042</text:p>
              </table:table-cell>
              <table:table-cell office:value-type="float" office:value="0.169943187494">
                <text:p>0.169943187494</text:p>
              </table:table-cell>
              <table:table-cell office:value-type="float" office:value="0.175699394224">
                <text:p>0.1756993942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7346811476">
                <text:p>0.17346811476</text:p>
              </table:table-cell>
              <table:table-cell office:value-type="float" office:value="0.171399251767">
                <text:p>0.171399251767</text:p>
              </table:table-cell>
              <table:table-cell office:value-type="float" office:value="0.177514007033">
                <text:p>0.177514007033</text:p>
              </table:table-cell>
              <table:table-cell office:value-type="float" office:value="0.182260302527">
                <text:p>0.1822603025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7045822133">
                <text:p>0.17045822133</text:p>
              </table:table-cell>
              <table:table-cell office:value-type="float" office:value="0.174596676842">
                <text:p>0.174596676842</text:p>
              </table:table-cell>
              <table:table-cell office:value-type="float" office:value="0.170021646551">
                <text:p>0.170021646551</text:p>
              </table:table-cell>
              <table:table-cell office:value-type="float" office:value="0.184485316102">
                <text:p>0.1844853161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75548309337">
                <text:p>0.175548309337</text:p>
              </table:table-cell>
              <table:table-cell office:value-type="float" office:value="0.167309308164">
                <text:p>0.167309308164</text:p>
              </table:table-cell>
              <table:table-cell office:value-type="float" office:value="0.17383800998">
                <text:p>0.17383800998</text:p>
              </table:table-cell>
              <table:table-cell office:value-type="float" office:value="0.183590719185">
                <text:p>0.1835907191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67725135505">
                <text:p>0.167725135505</text:p>
              </table:table-cell>
              <table:table-cell office:value-type="float" office:value="0.170115027288">
                <text:p>0.170115027288</text:p>
              </table:table-cell>
              <table:table-cell office:value-type="float" office:value="0.171415526077">
                <text:p>0.171415526077</text:p>
              </table:table-cell>
              <table:table-cell office:value-type="float" office:value="0.181354114878">
                <text:p>0.1813541148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69794265021">
                <text:p>0.169794265021</text:p>
              </table:table-cell>
              <table:table-cell office:value-type="float" office:value="0.173350926874">
                <text:p>0.173350926874</text:p>
              </table:table-cell>
              <table:table-cell office:value-type="float" office:value="0.180197804448">
                <text:p>0.180197804448</text:p>
              </table:table-cell>
              <table:table-cell office:value-type="float" office:value="0.181075595403">
                <text:p>0.1810755954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72565882241">
                <text:p>0.172565882241</text:p>
              </table:table-cell>
              <table:table-cell office:value-type="float" office:value="0.171374142803">
                <text:p>0.171374142803</text:p>
              </table:table-cell>
              <table:table-cell office:value-type="float" office:value="0.180919822492">
                <text:p>0.180919822492</text:p>
              </table:table-cell>
              <table:table-cell office:value-type="float" office:value="0.170617527573">
                <text:p>0.1706175275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7342544305">
                <text:p>0.17342544305</text:p>
              </table:table-cell>
              <table:table-cell office:value-type="float" office:value="0.172022331447">
                <text:p>0.172022331447</text:p>
              </table:table-cell>
              <table:table-cell office:value-type="float" office:value="0.167285906217">
                <text:p>0.167285906217</text:p>
              </table:table-cell>
              <table:table-cell office:value-type="float" office:value="0.179358689098">
                <text:p>0.1793586890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9109309827">
                <text:p>0.169109309827</text:p>
              </table:table-cell>
              <table:table-cell office:value-type="float" office:value="0.164398926191">
                <text:p>0.164398926191</text:p>
              </table:table-cell>
              <table:table-cell office:value-type="float" office:value="0.171973624442">
                <text:p>0.171973624442</text:p>
              </table:table-cell>
              <table:table-cell office:value-type="float" office:value="0.180400597937">
                <text:p>0.1804005979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2633804321">
                <text:p>0.162633804321</text:p>
              </table:table-cell>
              <table:table-cell office:value-type="float" office:value="0.167951885691">
                <text:p>0.167951885691</text:p>
              </table:table-cell>
              <table:table-cell office:value-type="float" office:value="0.172026749182">
                <text:p>0.172026749182</text:p>
              </table:table-cell>
              <table:table-cell office:value-type="float" office:value="0.177000720384">
                <text:p>0.1770007203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6411484067">
                <text:p>0.176411484067</text:p>
              </table:table-cell>
              <table:table-cell office:value-type="float" office:value="0.17069559293">
                <text:p>0.17069559293</text:p>
              </table:table-cell>
              <table:table-cell office:value-type="float" office:value="0.173057202703">
                <text:p>0.173057202703</text:p>
              </table:table-cell>
              <table:table-cell office:value-type="float" office:value="0.188292894912">
                <text:p>0.1882928949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72102880182">
                <text:p>0.172102880182</text:p>
              </table:table-cell>
              <table:table-cell office:value-type="float" office:value="0.172524144138">
                <text:p>0.172524144138</text:p>
              </table:table-cell>
              <table:table-cell office:value-type="float" office:value="0.17099228052">
                <text:p>0.17099228052</text:p>
              </table:table-cell>
              <table:table-cell office:value-type="float" office:value="0.181276267716">
                <text:p>0.1812762677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73474873237">
                <text:p>0.173474873237</text:p>
              </table:table-cell>
              <table:table-cell office:value-type="float" office:value="0.178239180327">
                <text:p>0.178239180327</text:p>
              </table:table-cell>
              <table:table-cell office:value-type="float" office:value="0.171173851403">
                <text:p>0.171173851403</text:p>
              </table:table-cell>
              <table:table-cell office:value-type="float" office:value="0.176378022128">
                <text:p>0.1763780221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74582297198">
                <text:p>0.174582297198</text:p>
              </table:table-cell>
              <table:table-cell office:value-type="float" office:value="0.171826697731">
                <text:p>0.171826697731</text:p>
              </table:table-cell>
              <table:table-cell office:value-type="float" office:value="0.180504349857">
                <text:p>0.180504349857</text:p>
              </table:table-cell>
              <table:table-cell office:value-type="float" office:value="0.178460218642">
                <text:p>0.1784602186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72287605031">
                <text:p>0.172287605031</text:p>
              </table:table-cell>
              <table:table-cell office:value-type="float" office:value="0.1730512587">
                <text:p>0.1730512587</text:p>
              </table:table-cell>
              <table:table-cell office:value-type="float" office:value="0.176676077426">
                <text:p>0.176676077426</text:p>
              </table:table-cell>
              <table:table-cell office:value-type="float" office:value="0.179092079468">
                <text:p>0.1790920794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7489329729">
                <text:p>0.17489329729</text:p>
              </table:table-cell>
              <table:table-cell office:value-type="float" office:value="0.170426825177">
                <text:p>0.170426825177</text:p>
              </table:table-cell>
              <table:table-cell office:value-type="float" office:value="0.176456930676">
                <text:p>0.176456930676</text:p>
              </table:table-cell>
              <table:table-cell office:value-type="float" office:value="0.176631471951">
                <text:p>0.1766314719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77701270114">
                <text:p>0.177701270114</text:p>
              </table:table-cell>
              <table:table-cell office:value-type="float" office:value="0.171390811675">
                <text:p>0.171390811675</text:p>
              </table:table-cell>
              <table:table-cell office:value-type="float" office:value="0.175897973308">
                <text:p>0.175897973308</text:p>
              </table:table-cell>
              <table:table-cell office:value-type="float" office:value="0.179156142536">
                <text:p>0.1791561425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74183453426">
                <text:p>0.174183453426</text:p>
              </table:table-cell>
              <table:table-cell office:value-type="float" office:value="0.167811692394">
                <text:p>0.167811692394</text:p>
              </table:table-cell>
              <table:table-cell office:value-type="float" office:value="0.181966900292">
                <text:p>0.181966900292</text:p>
              </table:table-cell>
              <table:table-cell office:value-type="float" office:value="0.1808738911">
                <text:p>0.18087389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381cm" svg:height="9.58cm" xlink:href=".." chart:class="chart:line" chart:style-name="ch1">
        <chart:legend chart:legend-position="end" svg:x="16.201cm" svg:y="3.946cm" chart:style-name="ch2"/>
        <chart:plot-area chart:style-name="ch3" table:cell-range-address="Hu2.A1:Hu2.D51" chart:data-source-has-labels="row" svg:x="0.387cm" svg:y="0.191cm" svg:width="15.428cm" svg:height="9.007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u2.A2:Hu2.A51" chart:label-cell-address="Hu2.A1:Hu2.A1" chart:class="chart:line">
            <chart:data-point chart:repeated="50"/>
          </chart:series>
          <chart:series chart:style-name="ch8" chart:values-cell-range-address="Hu2.B2:Hu2.B51" chart:label-cell-address="Hu2.B1:Hu2.B1" chart:class="chart:line">
            <chart:data-point chart:repeated="50"/>
          </chart:series>
          <chart:series chart:style-name="ch9" chart:values-cell-range-address="Hu2.C2:Hu2.C51" chart:label-cell-address="Hu2.C1:Hu2.C1" chart:class="chart:line">
            <chart:data-point chart:repeated="50"/>
          </chart:series>
          <chart:series chart:style-name="ch10" chart:values-cell-range-address="Hu2.D2:Hu2.D51" chart:label-cell-address="Hu2.D1:Hu2.D1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u2.A1:Hu2.A1">authong1</text:p>
              </table:table-cell>
              <table:table-cell office:value-type="string">
                <text:p text:id="Hu2.B1:Hu2.B1">chainat72</text:p>
              </table:table-cell>
              <table:table-cell office:value-type="string">
                <text:p text:id="Hu2.C1:Hu2.C1">motoso1</text:p>
              </table:table-cell>
              <table:table-cell office:value-type="string">
                <text:p text:id="Hu2.D1:Hu2.D1">kamphangsean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97763806489">
                <text:p text:id="Hu2.A2:Hu2.A51">0.00397763806489</text:p>
              </table:table-cell>
              <table:table-cell office:value-type="float" office:value="0.00316483716479">
                <text:p text:id="Hu2.B2:Hu2.B51">0.00316483716479</text:p>
              </table:table-cell>
              <table:table-cell office:value-type="float" office:value="0.0014056888113">
                <text:p text:id="Hu2.C2:Hu2.C51">0.0014056888113</text:p>
              </table:table-cell>
              <table:table-cell office:value-type="float" office:value="0.00362822025171">
                <text:p text:id="Hu2.D2:Hu2.D51">0.003628220251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73527140765">
                <text:p>0.00173527140765</text:p>
              </table:table-cell>
              <table:table-cell office:value-type="float" office:value="0.00309583674444">
                <text:p>0.00309583674444</text:p>
              </table:table-cell>
              <table:table-cell office:value-type="float" office:value="0.00316659928083">
                <text:p>0.00316659928083</text:p>
              </table:table-cell>
              <table:table-cell office:value-type="float" office:value="0.004538129032">
                <text:p>0.0045381290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37765628995">
                <text:p>0.00437765628995</text:p>
              </table:table-cell>
              <table:table-cell office:value-type="float" office:value="0.00444981215471">
                <text:p>0.00444981215471</text:p>
              </table:table-cell>
              <table:table-cell office:value-type="float" office:value="0.00392001602195">
                <text:p>0.00392001602195</text:p>
              </table:table-cell>
              <table:table-cell office:value-type="float" office:value="0.00474827341193">
                <text:p>0.004748273411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408877653788">
                <text:p>0.00408877653788</text:p>
              </table:table-cell>
              <table:table-cell office:value-type="float" office:value="0.00417169256026">
                <text:p>0.00417169256026</text:p>
              </table:table-cell>
              <table:table-cell office:value-type="float" office:value="0.00476772201905">
                <text:p>0.00476772201905</text:p>
              </table:table-cell>
              <table:table-cell office:value-type="float" office:value="0.00351221539867">
                <text:p>0.003512215398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83530536277">
                <text:p>0.00283530536277</text:p>
              </table:table-cell>
              <table:table-cell office:value-type="float" office:value="0.00238996508686">
                <text:p>0.00238996508686</text:p>
              </table:table-cell>
              <table:table-cell office:value-type="float" office:value="0.00448908683538">
                <text:p>0.00448908683538</text:p>
              </table:table-cell>
              <table:table-cell office:value-type="float" office:value="0.00557728546609">
                <text:p>0.005577285466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48348648652">
                <text:p>0.00248348648652</text:p>
              </table:table-cell>
              <table:table-cell office:value-type="float" office:value="0.00415379095387">
                <text:p>0.00415379095387</text:p>
              </table:table-cell>
              <table:table-cell office:value-type="float" office:value="0.00542928598591">
                <text:p>0.00542928598591</text:p>
              </table:table-cell>
              <table:table-cell office:value-type="float" office:value="0.00343034775566">
                <text:p>0.003430347755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59364487226">
                <text:p>0.00259364487226</text:p>
              </table:table-cell>
              <table:table-cell office:value-type="float" office:value="0.00295492224797">
                <text:p>0.00295492224797</text:p>
              </table:table-cell>
              <table:table-cell office:value-type="float" office:value="0.00356598060656">
                <text:p>0.00356598060656</text:p>
              </table:table-cell>
              <table:table-cell office:value-type="float" office:value="0.00363586589691">
                <text:p>0.003635865896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411709850348">
                <text:p>0.000411709850348</text:p>
              </table:table-cell>
              <table:table-cell office:value-type="float" office:value="0.00215186261804">
                <text:p>0.00215186261804</text:p>
              </table:table-cell>
              <table:table-cell office:value-type="float" office:value="0.00331475372357">
                <text:p>0.00331475372357</text:p>
              </table:table-cell>
              <table:table-cell office:value-type="float" office:value="0.00286503990006">
                <text:p>0.002865039900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56161666486">
                <text:p>0.00556161666486</text:p>
              </table:table-cell>
              <table:table-cell office:value-type="float" office:value="0.00111784604856">
                <text:p>0.00111784604856</text:p>
              </table:table-cell>
              <table:table-cell office:value-type="float" office:value="0.00387844961541">
                <text:p>0.00387844961541</text:p>
              </table:table-cell>
              <table:table-cell office:value-type="float" office:value="0.00372461380646">
                <text:p>0.003724613806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93885263357">
                <text:p>0.00193885263357</text:p>
              </table:table-cell>
              <table:table-cell office:value-type="float" office:value="0.0040834865747">
                <text:p>0.0040834865747</text:p>
              </table:table-cell>
              <table:table-cell office:value-type="float" office:value="0.00406394764923">
                <text:p>0.00406394764923</text:p>
              </table:table-cell>
              <table:table-cell office:value-type="float" office:value="0.00376912796638">
                <text:p>0.003769127966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58089927413">
                <text:p>0.00358089927413</text:p>
              </table:table-cell>
              <table:table-cell office:value-type="float" office:value="0.00345918715547">
                <text:p>0.00345918715547</text:p>
              </table:table-cell>
              <table:table-cell office:value-type="float" office:value="0.00536336056197">
                <text:p>0.00536336056197</text:p>
              </table:table-cell>
              <table:table-cell office:value-type="float" office:value="0.00272071949552">
                <text:p>0.002720719495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818589078944">
                <text:p>0.000818589078944</text:p>
              </table:table-cell>
              <table:table-cell office:value-type="float" office:value="0.00357474165031">
                <text:p>0.00357474165031</text:p>
              </table:table-cell>
              <table:table-cell office:value-type="float" office:value="0.00288200967464">
                <text:p>0.00288200967464</text:p>
              </table:table-cell>
              <table:table-cell office:value-type="float" office:value="0.00386123593606">
                <text:p>0.003861235936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502168338639">
                <text:p>0.00502168338639</text:p>
              </table:table-cell>
              <table:table-cell office:value-type="float" office:value="0.00288062794106">
                <text:p>0.00288062794106</text:p>
              </table:table-cell>
              <table:table-cell office:value-type="float" office:value="0.00363220578386">
                <text:p>0.00363220578386</text:p>
              </table:table-cell>
              <table:table-cell office:value-type="float" office:value="0.00362667503034">
                <text:p>0.003626675030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94153815248">
                <text:p>0.00294153815248</text:p>
              </table:table-cell>
              <table:table-cell office:value-type="float" office:value="0.00317189227002">
                <text:p>0.00317189227002</text:p>
              </table:table-cell>
              <table:table-cell office:value-type="float" office:value="0.00410301329682">
                <text:p>0.00410301329682</text:p>
              </table:table-cell>
              <table:table-cell office:value-type="float" office:value="0.00234717455639">
                <text:p>0.002347174556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30621381716">
                <text:p>0.00230621381716</text:p>
              </table:table-cell>
              <table:table-cell office:value-type="float" office:value="0.000768815458382">
                <text:p>0.000768815458382</text:p>
              </table:table-cell>
              <table:table-cell office:value-type="float" office:value="0.00267395643492">
                <text:p>0.00267395643492</text:p>
              </table:table-cell>
              <table:table-cell office:value-type="float" office:value="0.00236204237455">
                <text:p>0.002362042374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621160013299">
                <text:p>0.000621160013299</text:p>
              </table:table-cell>
              <table:table-cell office:value-type="float" office:value="0.00343682729122">
                <text:p>0.00343682729122</text:p>
              </table:table-cell>
              <table:table-cell office:value-type="float" office:value="0.00376145756335">
                <text:p>0.00376145756335</text:p>
              </table:table-cell>
              <table:table-cell office:value-type="float" office:value="0.00260523814228">
                <text:p>0.002605238142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71992119696">
                <text:p>0.00271992119696</text:p>
              </table:table-cell>
              <table:table-cell office:value-type="float" office:value="0.00354807661214">
                <text:p>0.00354807661214</text:p>
              </table:table-cell>
              <table:table-cell office:value-type="float" office:value="0.00457807372841">
                <text:p>0.00457807372841</text:p>
              </table:table-cell>
              <table:table-cell office:value-type="float" office:value="0.000911084861319">
                <text:p>0.0009110848613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31284426582">
                <text:p>0.00131284426582</text:p>
              </table:table-cell>
              <table:table-cell office:value-type="float" office:value="0.00540430341335">
                <text:p>0.00540430341335</text:p>
              </table:table-cell>
              <table:table-cell office:value-type="float" office:value="0.00326311192393">
                <text:p>0.00326311192393</text:p>
              </table:table-cell>
              <table:table-cell office:value-type="float" office:value="0.0026064001605">
                <text:p>0.00260640016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279294035323">
                <text:p>0.00279294035323</text:p>
              </table:table-cell>
              <table:table-cell office:value-type="float" office:value="0.00230953338863">
                <text:p>0.00230953338863</text:p>
              </table:table-cell>
              <table:table-cell office:value-type="float" office:value="0.0056115929995">
                <text:p>0.0056115929995</text:p>
              </table:table-cell>
              <table:table-cell office:value-type="float" office:value="0.00267353451986">
                <text:p>0.002673534519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68696626439">
                <text:p>0.00268696626439</text:p>
              </table:table-cell>
              <table:table-cell office:value-type="float" office:value="0.00342947302188">
                <text:p>0.00342947302188</text:p>
              </table:table-cell>
              <table:table-cell office:value-type="float" office:value="0.00186011428464">
                <text:p>0.00186011428464</text:p>
              </table:table-cell>
              <table:table-cell office:value-type="float" office:value="0.00343693857842">
                <text:p>0.003436938578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237982930312">
                <text:p>0.00237982930312</text:p>
              </table:table-cell>
              <table:table-cell office:value-type="float" office:value="0.00232031109675">
                <text:p>0.00232031109675</text:p>
              </table:table-cell>
              <table:table-cell office:value-type="float" office:value="0.00288227163965">
                <text:p>0.00288227163965</text:p>
              </table:table-cell>
              <table:table-cell office:value-type="float" office:value="0.00505140577446">
                <text:p>0.005051405774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317249274745">
                <text:p>0.00317249274745</text:p>
              </table:table-cell>
              <table:table-cell office:value-type="float" office:value="0.0027232969248">
                <text:p>0.0027232969248</text:p>
              </table:table-cell>
              <table:table-cell office:value-type="float" office:value="0.00301463560001">
                <text:p>0.00301463560001</text:p>
              </table:table-cell>
              <table:table-cell office:value-type="float" office:value="0.00262963562601">
                <text:p>0.002629635626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402053176478">
                <text:p>0.00402053176478</text:p>
              </table:table-cell>
              <table:table-cell office:value-type="float" office:value="0.001871332053">
                <text:p>0.001871332053</text:p>
              </table:table-cell>
              <table:table-cell office:value-type="float" office:value="0.00295443506901">
                <text:p>0.00295443506901</text:p>
              </table:table-cell>
              <table:table-cell office:value-type="float" office:value="0.00481558736012">
                <text:p>0.004815587360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214646697025">
                <text:p>0.00214646697025</text:p>
              </table:table-cell>
              <table:table-cell office:value-type="float" office:value="0.00281715019444">
                <text:p>0.00281715019444</text:p>
              </table:table-cell>
              <table:table-cell office:value-type="float" office:value="0.00222701163567">
                <text:p>0.00222701163567</text:p>
              </table:table-cell>
              <table:table-cell office:value-type="float" office:value="0.0044774980385">
                <text:p>0.00447749803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447944105629">
                <text:p>0.00447944105629</text:p>
              </table:table-cell>
              <table:table-cell office:value-type="float" office:value="0.00229733647023">
                <text:p>0.00229733647023</text:p>
              </table:table-cell>
              <table:table-cell office:value-type="float" office:value="0.0031802388504">
                <text:p>0.0031802388504</text:p>
              </table:table-cell>
              <table:table-cell office:value-type="float" office:value="0.00196893708325">
                <text:p>0.001968937083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382709235838">
                <text:p>0.00382709235838</text:p>
              </table:table-cell>
              <table:table-cell office:value-type="float" office:value="0.00182693054904">
                <text:p>0.00182693054904</text:p>
              </table:table-cell>
              <table:table-cell office:value-type="float" office:value="0.00272085242476">
                <text:p>0.00272085242476</text:p>
              </table:table-cell>
              <table:table-cell office:value-type="float" office:value="0.00216850029606">
                <text:p>0.002168500296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50508807882">
                <text:p>0.00150508807882</text:p>
              </table:table-cell>
              <table:table-cell office:value-type="float" office:value="0.00285605366915">
                <text:p>0.00285605366915</text:p>
              </table:table-cell>
              <table:table-cell office:value-type="float" office:value="0.00392755288114">
                <text:p>0.00392755288114</text:p>
              </table:table-cell>
              <table:table-cell office:value-type="float" office:value="0.00340055846129">
                <text:p>0.003400558461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950618148765">
                <text:p>0.000950618148765</text:p>
              </table:table-cell>
              <table:table-cell office:value-type="float" office:value="0.00149576336424">
                <text:p>0.00149576336424</text:p>
              </table:table-cell>
              <table:table-cell office:value-type="float" office:value="0.00282245210943">
                <text:p>0.00282245210943</text:p>
              </table:table-cell>
              <table:table-cell office:value-type="float" office:value="0.00428107827121">
                <text:p>0.004281078271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580631003621">
                <text:p>0.00580631003621</text:p>
              </table:table-cell>
              <table:table-cell office:value-type="float" office:value="0.00370116155762">
                <text:p>0.00370116155762</text:p>
              </table:table-cell>
              <table:table-cell office:value-type="float" office:value="0.00334128848731">
                <text:p>0.00334128848731</text:p>
              </table:table-cell>
              <table:table-cell office:value-type="float" office:value="0.00132963352979">
                <text:p>0.001329633529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28934940752">
                <text:p>0.00228934940752</text:p>
              </table:table-cell>
              <table:table-cell office:value-type="float" office:value="0.00334797972892">
                <text:p>0.00334797972892</text:p>
              </table:table-cell>
              <table:table-cell office:value-type="float" office:value="0.00306841618675">
                <text:p>0.00306841618675</text:p>
              </table:table-cell>
              <table:table-cell office:value-type="float" office:value="0.00260409661637">
                <text:p>0.002604096616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298600694276">
                <text:p>0.00298600694276</text:p>
              </table:table-cell>
              <table:table-cell office:value-type="float" office:value="0.00329072644707">
                <text:p>0.00329072644707</text:p>
              </table:table-cell>
              <table:table-cell office:value-type="float" office:value="0.00353941864081">
                <text:p>0.00353941864081</text:p>
              </table:table-cell>
              <table:table-cell office:value-type="float" office:value="0.00436857167972">
                <text:p>0.004368571679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256001363831">
                <text:p>0.00256001363831</text:p>
              </table:table-cell>
              <table:table-cell office:value-type="float" office:value="0.00115000409875">
                <text:p>0.00115000409875</text:p>
              </table:table-cell>
              <table:table-cell office:value-type="float" office:value="0.00260117389596">
                <text:p>0.00260117389596</text:p>
              </table:table-cell>
              <table:table-cell office:value-type="float" office:value="0.00306295052714">
                <text:p>0.003062950527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98425220946">
                <text:p>0.00198425220946</text:p>
              </table:table-cell>
              <table:table-cell office:value-type="float" office:value="0.00406912935079">
                <text:p>0.00406912935079</text:p>
              </table:table-cell>
              <table:table-cell office:value-type="float" office:value="0.00330752082651">
                <text:p>0.00330752082651</text:p>
              </table:table-cell>
              <table:table-cell office:value-type="float" office:value="0.00456823714095">
                <text:p>0.004568237140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255788932651">
                <text:p>0.00255788932651</text:p>
              </table:table-cell>
              <table:table-cell office:value-type="float" office:value="0.00347587171649">
                <text:p>0.00347587171649</text:p>
              </table:table-cell>
              <table:table-cell office:value-type="float" office:value="0.00375534289633">
                <text:p>0.00375534289633</text:p>
              </table:table-cell>
              <table:table-cell office:value-type="float" office:value="0.00518805814199">
                <text:p>0.005188058141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03789596051">
                <text:p>0.00103789596051</text:p>
              </table:table-cell>
              <table:table-cell office:value-type="float" office:value="0.00445762525252">
                <text:p>0.00445762525252</text:p>
              </table:table-cell>
              <table:table-cell office:value-type="float" office:value="0.0030692845201">
                <text:p>0.0030692845201</text:p>
              </table:table-cell>
              <table:table-cell office:value-type="float" office:value="0.00424790745441">
                <text:p>0.004247907454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460403286028">
                <text:p>0.00460403286028</text:p>
              </table:table-cell>
              <table:table-cell office:value-type="float" office:value="0.00215421431547">
                <text:p>0.00215421431547</text:p>
              </table:table-cell>
              <table:table-cell office:value-type="float" office:value="0.0037429812259">
                <text:p>0.0037429812259</text:p>
              </table:table-cell>
              <table:table-cell office:value-type="float" office:value="0.00512587005925">
                <text:p>0.005125870059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75230639429">
                <text:p>0.00175230639429</text:p>
              </table:table-cell>
              <table:table-cell office:value-type="float" office:value="0.00247655307648">
                <text:p>0.00247655307648</text:p>
              </table:table-cell>
              <table:table-cell office:value-type="float" office:value="0.00285646754518">
                <text:p>0.00285646754518</text:p>
              </table:table-cell>
              <table:table-cell office:value-type="float" office:value="0.00381020521229">
                <text:p>0.003810205212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172619534646">
                <text:p>0.00172619534646</text:p>
              </table:table-cell>
              <table:table-cell office:value-type="float" office:value="0.00357960449408">
                <text:p>0.00357960449408</text:p>
              </table:table-cell>
              <table:table-cell office:value-type="float" office:value="0.00399778648245">
                <text:p>0.00399778648245</text:p>
              </table:table-cell>
              <table:table-cell office:value-type="float" office:value="0.00466293185652">
                <text:p>0.004662931856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313591290698">
                <text:p>0.00313591290698</text:p>
              </table:table-cell>
              <table:table-cell office:value-type="float" office:value="0.00353838219506">
                <text:p>0.00353838219506</text:p>
              </table:table-cell>
              <table:table-cell office:value-type="float" office:value="0.00420360793645">
                <text:p>0.00420360793645</text:p>
              </table:table-cell>
              <table:table-cell office:value-type="float" office:value="0.00121220490908">
                <text:p>0.001212204909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280820549395">
                <text:p>0.00280820549395</text:p>
              </table:table-cell>
              <table:table-cell office:value-type="float" office:value="0.00274771180764">
                <text:p>0.00274771180764</text:p>
              </table:table-cell>
              <table:table-cell office:value-type="float" office:value="0.00237356972049">
                <text:p>0.00237356972049</text:p>
              </table:table-cell>
              <table:table-cell office:value-type="float" office:value="0.00436597139269">
                <text:p>0.004365971392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211438636103">
                <text:p>0.00211438636103</text:p>
              </table:table-cell>
              <table:table-cell office:value-type="float" office:value="0.00114254302148">
                <text:p>0.00114254302148</text:p>
              </table:table-cell>
              <table:table-cell office:value-type="float" office:value="0.00358482868037">
                <text:p>0.00358482868037</text:p>
              </table:table-cell>
              <table:table-cell office:value-type="float" office:value="0.00324012638576">
                <text:p>0.003240126385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764853198863">
                <text:p>0.000764853198863</text:p>
              </table:table-cell>
              <table:table-cell office:value-type="float" office:value="0.00216924944531">
                <text:p>0.00216924944531</text:p>
              </table:table-cell>
              <table:table-cell office:value-type="float" office:value="0.00297722153483">
                <text:p>0.00297722153483</text:p>
              </table:table-cell>
              <table:table-cell office:value-type="float" office:value="0.00323890195017">
                <text:p>0.003238901950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478314614441">
                <text:p>0.00478314614441</text:p>
              </table:table-cell>
              <table:table-cell office:value-type="float" office:value="0.00247319186964">
                <text:p>0.00247319186964</text:p>
              </table:table-cell>
              <table:table-cell office:value-type="float" office:value="0.00348674113445">
                <text:p>0.00348674113445</text:p>
              </table:table-cell>
              <table:table-cell office:value-type="float" office:value="0.00705175833834">
                <text:p>0.007051758338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286158419374">
                <text:p>0.00286158419374</text:p>
              </table:table-cell>
              <table:table-cell office:value-type="float" office:value="0.00390207619428">
                <text:p>0.00390207619428</text:p>
              </table:table-cell>
              <table:table-cell office:value-type="float" office:value="0.00239160559919">
                <text:p>0.00239160559919</text:p>
              </table:table-cell>
              <table:table-cell office:value-type="float" office:value="0.00383779554505">
                <text:p>0.003837795545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226653433502">
                <text:p>0.00226653433502</text:p>
              </table:table-cell>
              <table:table-cell office:value-type="float" office:value="0.00263422986362">
                <text:p>0.00263422986362</text:p>
              </table:table-cell>
              <table:table-cell office:value-type="float" office:value="0.00268506825154">
                <text:p>0.00268506825154</text:p>
              </table:table-cell>
              <table:table-cell office:value-type="float" office:value="0.00438157596031">
                <text:p>0.004381575960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355287896257">
                <text:p>0.00355287896257</text:p>
              </table:table-cell>
              <table:table-cell office:value-type="float" office:value="0.0036050019162">
                <text:p>0.0036050019162</text:p>
              </table:table-cell>
              <table:table-cell office:value-type="float" office:value="0.00209990971189">
                <text:p>0.00209990971189</text:p>
              </table:table-cell>
              <table:table-cell office:value-type="float" office:value="0.00302013932575">
                <text:p>0.003020139325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243477037477">
                <text:p>0.00243477037477</text:p>
              </table:table-cell>
              <table:table-cell office:value-type="float" office:value="0.00334305817225">
                <text:p>0.00334305817225</text:p>
              </table:table-cell>
              <table:table-cell office:value-type="float" office:value="0.00472668573725">
                <text:p>0.00472668573725</text:p>
              </table:table-cell>
              <table:table-cell office:value-type="float" office:value="0.00302522327394">
                <text:p>0.003025223273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271151942035">
                <text:p>0.00271151942035</text:p>
              </table:table-cell>
              <table:table-cell office:value-type="float" office:value="0.0033463737851">
                <text:p>0.0033463737851</text:p>
              </table:table-cell>
              <table:table-cell office:value-type="float" office:value="0.00292800055772">
                <text:p>0.00292800055772</text:p>
              </table:table-cell>
              <table:table-cell office:value-type="float" office:value="0.00310043259213">
                <text:p>0.003100432592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511234952653">
                <text:p>0.00511234952653</text:p>
              </table:table-cell>
              <table:table-cell office:value-type="float" office:value="0.00314794392007">
                <text:p>0.00314794392007</text:p>
              </table:table-cell>
              <table:table-cell office:value-type="float" office:value="0.00539376803793">
                <text:p>0.00539376803793</text:p>
              </table:table-cell>
              <table:table-cell office:value-type="float" office:value="0.00321606608148">
                <text:p>0.003216066081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375696914638">
                <text:p>0.00375696914638</text:p>
              </table:table-cell>
              <table:table-cell office:value-type="float" office:value="0.00217400446941">
                <text:p>0.00217400446941</text:p>
              </table:table-cell>
              <table:table-cell office:value-type="float" office:value="0.00415604525133">
                <text:p>0.00415604525133</text:p>
              </table:table-cell>
              <table:table-cell office:value-type="float" office:value="0.00324962063828">
                <text:p>0.003249620638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minimum="0" chart:maximum="0.00014" chart:interval-major="0.00002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76cm" svg:height="9.845cm" xlink:href=".." chart:class="chart:line" chart:style-name="ch1">
        <chart:legend chart:legend-position="end" svg:x="16.686cm" svg:y="4.078cm" chart:style-name="ch2"/>
        <chart:plot-area chart:style-name="ch3" table:cell-range-address="Hu3.A1:Hu3.D51" chart:data-source-has-labels="row" svg:x="0.397cm" svg:y="0.196cm" svg:width="15.893cm" svg:height="9.257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u3.A2:Hu3.A51" chart:label-cell-address="Hu3.A1:Hu3.A1" chart:class="chart:line">
            <chart:data-point chart:repeated="50"/>
          </chart:series>
          <chart:series chart:style-name="ch8" chart:values-cell-range-address="Hu3.B2:Hu3.B51" chart:label-cell-address="Hu3.B1:Hu3.B1" chart:class="chart:line">
            <chart:data-point chart:repeated="50"/>
          </chart:series>
          <chart:series chart:style-name="ch9" chart:values-cell-range-address="Hu3.C2:Hu3.C51" chart:label-cell-address="Hu3.C1:Hu3.C1" chart:class="chart:line">
            <chart:data-point chart:repeated="50"/>
          </chart:series>
          <chart:series chart:style-name="ch10" chart:values-cell-range-address="Hu3.D2:Hu3.D51" chart:label-cell-address="Hu3.D1:Hu3.D1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u3.A1:Hu3.A1">authong1</text:p>
              </table:table-cell>
              <table:table-cell office:value-type="string">
                <text:p text:id="Hu3.B1:Hu3.B1">chainat72</text:p>
              </table:table-cell>
              <table:table-cell office:value-type="string">
                <text:p text:id="Hu3.C1:Hu3.C1">motoso1</text:p>
              </table:table-cell>
              <table:table-cell office:value-type="string">
                <text:p text:id="Hu3.D1:Hu3.D1">kamphangsean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103924298067">
                <text:p text:id="Hu3.A2:Hu3.A51">0.0000103924298067</text:p>
              </table:table-cell>
              <table:table-cell office:value-type="float" office:value="0.0000319291331832">
                <text:p text:id="Hu3.B2:Hu3.B51">0.0000319291331832</text:p>
              </table:table-cell>
              <table:table-cell office:value-type="float" office:value="0.00000348872811257">
                <text:p text:id="Hu3.C2:Hu3.C51">0.00000348872811257</text:p>
              </table:table-cell>
              <table:table-cell office:value-type="float" office:value="0.0000071680132236">
                <text:p text:id="Hu3.D2:Hu3.D51">0.00000716801322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927721013298">
                <text:p>0.00000927721013298</text:p>
              </table:table-cell>
              <table:table-cell office:value-type="float" office:value="0.000040387658588">
                <text:p>0.000040387658588</text:p>
              </table:table-cell>
              <table:table-cell office:value-type="float" office:value="0.0000175958060859">
                <text:p>0.0000175958060859</text:p>
              </table:table-cell>
              <table:table-cell office:value-type="float" office:value="0.00000957447904112">
                <text:p>0.00000957447904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34799637973">
                <text:p>0.0000134799637973</text:p>
              </table:table-cell>
              <table:table-cell office:value-type="float" office:value="0.0000132052994059">
                <text:p>0.0000132052994059</text:p>
              </table:table-cell>
              <table:table-cell office:value-type="float" office:value="0.0000199943264124">
                <text:p>0.0000199943264124</text:p>
              </table:table-cell>
              <table:table-cell office:value-type="float" office:value="0.0000666101200677">
                <text:p>0.00006661012006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137203854763">
                <text:p>0.00000137203854763</text:p>
              </table:table-cell>
              <table:table-cell office:value-type="float" office:value="0.000039727553477">
                <text:p>0.000039727553477</text:p>
              </table:table-cell>
              <table:table-cell office:value-type="float" office:value="0.00000206332387752">
                <text:p>0.00000206332387752</text:p>
              </table:table-cell>
              <table:table-cell office:value-type="float" office:value="0.0000208065519734">
                <text:p>0.00002080655197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269947375417">
                <text:p>0.00000269947375417</text:p>
              </table:table-cell>
              <table:table-cell office:value-type="float" office:value="0.00000856521430284">
                <text:p>0.00000856521430284</text:p>
              </table:table-cell>
              <table:table-cell office:value-type="float" office:value="0.0000320971704148">
                <text:p>0.0000320971704148</text:p>
              </table:table-cell>
              <table:table-cell office:value-type="float" office:value="0.0000254733024814">
                <text:p>0.00002547330248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04095829191">
                <text:p>0.0000104095829191</text:p>
              </table:table-cell>
              <table:table-cell office:value-type="float" office:value="0.0000389617089926">
                <text:p>0.0000389617089926</text:p>
              </table:table-cell>
              <table:table-cell office:value-type="float" office:value="0.00000269352798312">
                <text:p>0.00000269352798312</text:p>
              </table:table-cell>
              <table:table-cell office:value-type="float" office:value="0.0000221478389829">
                <text:p>0.00002214783898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13082811317">
                <text:p>0.0000013082811317</text:p>
              </table:table-cell>
              <table:table-cell office:value-type="float" office:value="0.000075909100947">
                <text:p>0.000075909100947</text:p>
              </table:table-cell>
              <table:table-cell office:value-type="float" office:value="0.0000657074380771">
                <text:p>0.0000657074380771</text:p>
              </table:table-cell>
              <table:table-cell office:value-type="float" office:value="0.0000221661948072">
                <text:p>0.00002216619480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227858051868">
                <text:p>0.00000227858051868</text:p>
              </table:table-cell>
              <table:table-cell office:value-type="float" office:value="0.0000393862604126">
                <text:p>0.0000393862604126</text:p>
              </table:table-cell>
              <table:table-cell office:value-type="float" office:value="0.0000407844599061">
                <text:p>0.0000407844599061</text:p>
              </table:table-cell>
              <table:table-cell office:value-type="float" office:value="0.00000932361182064">
                <text:p>0.000009323611820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722958276797">
                <text:p>0.000000722958276797</text:p>
              </table:table-cell>
              <table:table-cell office:value-type="float" office:value="0.00000250340525941">
                <text:p>0.00000250340525941</text:p>
              </table:table-cell>
              <table:table-cell office:value-type="float" office:value="0.0000175801019845">
                <text:p>0.0000175801019845</text:p>
              </table:table-cell>
              <table:table-cell office:value-type="float" office:value="0.0000352536275961">
                <text:p>0.00003525362759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752013808975">
                <text:p>0.000000752013808975</text:p>
              </table:table-cell>
              <table:table-cell office:value-type="float" office:value="0.0000228409268053">
                <text:p>0.0000228409268053</text:p>
              </table:table-cell>
              <table:table-cell office:value-type="float" office:value="0.0000217369091716">
                <text:p>0.0000217369091716</text:p>
              </table:table-cell>
              <table:table-cell office:value-type="float" office:value="0.00000338818593867">
                <text:p>0.000003388185938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00823204093186">
                <text:p>0.0000000823204093186</text:p>
              </table:table-cell>
              <table:table-cell office:value-type="float" office:value="0.0000213042589902">
                <text:p>0.0000213042589902</text:p>
              </table:table-cell>
              <table:table-cell office:value-type="float" office:value="0.0000107057864676">
                <text:p>0.0000107057864676</text:p>
              </table:table-cell>
              <table:table-cell office:value-type="float" office:value="0.00000987480197364">
                <text:p>0.00000987480197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25591555642">
                <text:p>0.00000825591555642</text:p>
              </table:table-cell>
              <table:table-cell office:value-type="float" office:value="0.0000127920989073">
                <text:p>0.0000127920989073</text:p>
              </table:table-cell>
              <table:table-cell office:value-type="float" office:value="0.00000540644900064">
                <text:p>0.00000540644900064</text:p>
              </table:table-cell>
              <table:table-cell office:value-type="float" office:value="0.0000147405413042">
                <text:p>0.00001474054130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527318303787">
                <text:p>0.00000527318303787</text:p>
              </table:table-cell>
              <table:table-cell office:value-type="float" office:value="0.00000414917076089">
                <text:p>0.00000414917076089</text:p>
              </table:table-cell>
              <table:table-cell office:value-type="float" office:value="0.0000076009935715">
                <text:p>0.0000076009935715</text:p>
              </table:table-cell>
              <table:table-cell office:value-type="float" office:value="0.000000311566448614">
                <text:p>0.0000003115664486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607920675861">
                <text:p>0.00000607920675861</text:p>
              </table:table-cell>
              <table:table-cell office:value-type="float" office:value="0.000018059618471">
                <text:p>0.000018059618471</text:p>
              </table:table-cell>
              <table:table-cell office:value-type="float" office:value="0.0000152347264663">
                <text:p>0.0000152347264663</text:p>
              </table:table-cell>
              <table:table-cell office:value-type="float" office:value="0.0000286278105941">
                <text:p>0.00002862781059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0821184377013">
                <text:p>0.000000821184377013</text:p>
              </table:table-cell>
              <table:table-cell office:value-type="float" office:value="0.000035846947074">
                <text:p>0.000035846947074</text:p>
              </table:table-cell>
              <table:table-cell office:value-type="float" office:value="0.00000830166745424">
                <text:p>0.00000830166745424</text:p>
              </table:table-cell>
              <table:table-cell office:value-type="float" office:value="0.0000346119540847">
                <text:p>0.00003461195408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0766907086529">
                <text:p>0.000000766907086529</text:p>
              </table:table-cell>
              <table:table-cell office:value-type="float" office:value="0.0000172400683463">
                <text:p>0.0000172400683463</text:p>
              </table:table-cell>
              <table:table-cell office:value-type="float" office:value="0.0000248247505188">
                <text:p>0.0000248247505188</text:p>
              </table:table-cell>
              <table:table-cell office:value-type="float" office:value="0.00000622277711588">
                <text:p>0.000006222777115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881694736222">
                <text:p>0.00000881694736222</text:p>
              </table:table-cell>
              <table:table-cell office:value-type="float" office:value="0.0000238359194588">
                <text:p>0.0000238359194588</text:p>
              </table:table-cell>
              <table:table-cell office:value-type="float" office:value="0.000000258996491584">
                <text:p>0.000000258996491584</text:p>
              </table:table-cell>
              <table:table-cell office:value-type="float" office:value="0.000000193749419031">
                <text:p>0.0000001937494190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214594983024">
                <text:p>0.0000214594983024</text:p>
              </table:table-cell>
              <table:table-cell office:value-type="float" office:value="0.0000325080627388">
                <text:p>0.0000325080627388</text:p>
              </table:table-cell>
              <table:table-cell office:value-type="float" office:value="0.0000121023870159">
                <text:p>0.0000121023870159</text:p>
              </table:table-cell>
              <table:table-cell office:value-type="float" office:value="0.0000118773678869">
                <text:p>0.00001187736788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70135622955">
                <text:p>0.0000070135622955</text:p>
              </table:table-cell>
              <table:table-cell office:value-type="float" office:value="0.00000752175685697">
                <text:p>0.00000752175685697</text:p>
              </table:table-cell>
              <table:table-cell office:value-type="float" office:value="0.0000554191636452">
                <text:p>0.0000554191636452</text:p>
              </table:table-cell>
              <table:table-cell office:value-type="float" office:value="0.0000208774853479">
                <text:p>0.00002087748534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598185240292">
                <text:p>0.0000598185240292</text:p>
              </table:table-cell>
              <table:table-cell office:value-type="float" office:value="0.0000505563842717">
                <text:p>0.0000505563842717</text:p>
              </table:table-cell>
              <table:table-cell office:value-type="float" office:value="0.00000394134426977">
                <text:p>0.00000394134426977</text:p>
              </table:table-cell>
              <table:table-cell office:value-type="float" office:value="0.00000387915885615">
                <text:p>0.000003879158856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150806418457">
                <text:p>0.00000150806418457</text:p>
              </table:table-cell>
              <table:table-cell office:value-type="float" office:value="0.0000194486479469">
                <text:p>0.0000194486479469</text:p>
              </table:table-cell>
              <table:table-cell office:value-type="float" office:value="0.00000482628718528">
                <text:p>0.00000482628718528</text:p>
              </table:table-cell>
              <table:table-cell office:value-type="float" office:value="0.00001621699455">
                <text:p>0.000016216994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0981569000186">
                <text:p>0.000000981569000186</text:p>
              </table:table-cell>
              <table:table-cell office:value-type="float" office:value="0.000010655184724">
                <text:p>0.000010655184724</text:p>
              </table:table-cell>
              <table:table-cell office:value-type="float" office:value="0.0000105880481789">
                <text:p>0.0000105880481789</text:p>
              </table:table-cell>
              <table:table-cell office:value-type="float" office:value="0.0000156104995604">
                <text:p>0.00001561049956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907191807927">
                <text:p>0.00000907191807927</text:p>
              </table:table-cell>
              <table:table-cell office:value-type="float" office:value="0.00000849945799219">
                <text:p>0.00000849945799219</text:p>
              </table:table-cell>
              <table:table-cell office:value-type="float" office:value="0.0000131605477814">
                <text:p>0.0000131605477814</text:p>
              </table:table-cell>
              <table:table-cell office:value-type="float" office:value="0.0000434576220777">
                <text:p>0.00004345762207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525081290117">
                <text:p>0.00000525081290117</text:p>
              </table:table-cell>
              <table:table-cell office:value-type="float" office:value="0.0000895225054259">
                <text:p>0.0000895225054259</text:p>
              </table:table-cell>
              <table:table-cell office:value-type="float" office:value="0.0000142083108317">
                <text:p>0.0000142083108317</text:p>
              </table:table-cell>
              <table:table-cell office:value-type="float" office:value="0.00000886547137564">
                <text:p>0.000008865471375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282881733613">
                <text:p>0.00000282881733613</text:p>
              </table:table-cell>
              <table:table-cell office:value-type="float" office:value="0.00000826957408645">
                <text:p>0.00000826957408645</text:p>
              </table:table-cell>
              <table:table-cell office:value-type="float" office:value="0.0000221371385466">
                <text:p>0.0000221371385466</text:p>
              </table:table-cell>
              <table:table-cell office:value-type="float" office:value="0.0000102282785039">
                <text:p>0.00001022827850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662877129844">
                <text:p>0.00000662877129844</text:p>
              </table:table-cell>
              <table:table-cell office:value-type="float" office:value="0.00000976136525885">
                <text:p>0.00000976136525885</text:p>
              </table:table-cell>
              <table:table-cell office:value-type="float" office:value="0.00000237131143146">
                <text:p>0.00000237131143146</text:p>
              </table:table-cell>
              <table:table-cell office:value-type="float" office:value="0.0000038792931499">
                <text:p>0.00000387929314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107394996696">
                <text:p>0.0000107394996696</text:p>
              </table:table-cell>
              <table:table-cell office:value-type="float" office:value="0.0000231655503626">
                <text:p>0.0000231655503626</text:p>
              </table:table-cell>
              <table:table-cell office:value-type="float" office:value="0.0000340907558181">
                <text:p>0.0000340907558181</text:p>
              </table:table-cell>
              <table:table-cell office:value-type="float" office:value="0.0000156745616462">
                <text:p>0.00001567456164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609525901511">
                <text:p>0.00000609525901511</text:p>
              </table:table-cell>
              <table:table-cell office:value-type="float" office:value="0.0000130933383345">
                <text:p>0.0000130933383345</text:p>
              </table:table-cell>
              <table:table-cell office:value-type="float" office:value="0.0000170854276718">
                <text:p>0.0000170854276718</text:p>
              </table:table-cell>
              <table:table-cell office:value-type="float" office:value="0.00000530820905182">
                <text:p>0.000005308209051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282368386495">
                <text:p>0.0000282368386495</text:p>
              </table:table-cell>
              <table:table-cell office:value-type="float" office:value="0.00000651093274835">
                <text:p>0.00000651093274835</text:p>
              </table:table-cell>
              <table:table-cell office:value-type="float" office:value="0.0000703889433484">
                <text:p>0.0000703889433484</text:p>
              </table:table-cell>
              <table:table-cell office:value-type="float" office:value="0.00000660871607811">
                <text:p>0.000006608716078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443784077536">
                <text:p>0.0000443784077536</text:p>
              </table:table-cell>
              <table:table-cell office:value-type="float" office:value="0.000090155038419">
                <text:p>0.000090155038419</text:p>
              </table:table-cell>
              <table:table-cell office:value-type="float" office:value="0.0000228191655363">
                <text:p>0.0000228191655363</text:p>
              </table:table-cell>
              <table:table-cell office:value-type="float" office:value="0.00000870218458927">
                <text:p>0.000008702184589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7006701942">
                <text:p>0.00007006701942</text:p>
              </table:table-cell>
              <table:table-cell office:value-type="float" office:value="0.0000439655502846">
                <text:p>0.0000439655502846</text:p>
              </table:table-cell>
              <table:table-cell office:value-type="float" office:value="0.00000153684021211">
                <text:p>0.00000153684021211</text:p>
              </table:table-cell>
              <table:table-cell office:value-type="float" office:value="0.0000408041688725">
                <text:p>0.00004080416887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950262511308">
                <text:p>0.00000950262511308</text:p>
              </table:table-cell>
              <table:table-cell office:value-type="float" office:value="0.00000262212812198">
                <text:p>0.00000262212812198</text:p>
              </table:table-cell>
              <table:table-cell office:value-type="float" office:value="0.000017385348879">
                <text:p>0.000017385348879</text:p>
              </table:table-cell>
              <table:table-cell office:value-type="float" office:value="0.0000069906007472">
                <text:p>0.00000699060074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280758679103">
                <text:p>0.0000280758679103</text:p>
              </table:table-cell>
              <table:table-cell office:value-type="float" office:value="0.0000246896015416">
                <text:p>0.0000246896015416</text:p>
              </table:table-cell>
              <table:table-cell office:value-type="float" office:value="0.0000106388358662">
                <text:p>0.0000106388358662</text:p>
              </table:table-cell>
              <table:table-cell office:value-type="float" office:value="0.0000532993793108">
                <text:p>0.00005329937931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259578675583">
                <text:p>0.0000259578675583</text:p>
              </table:table-cell>
              <table:table-cell office:value-type="float" office:value="0.0000238280478929">
                <text:p>0.0000238280478929</text:p>
              </table:table-cell>
              <table:table-cell office:value-type="float" office:value="0.0000280807961414">
                <text:p>0.0000280807961414</text:p>
              </table:table-cell>
              <table:table-cell office:value-type="float" office:value="0.0000273944257327">
                <text:p>0.00002739442573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375001136473">
                <text:p>0.00000375001136473</text:p>
              </table:table-cell>
              <table:table-cell office:value-type="float" office:value="0.0000289148505938">
                <text:p>0.0000289148505938</text:p>
              </table:table-cell>
              <table:table-cell office:value-type="float" office:value="0.0000160766718163">
                <text:p>0.0000160766718163</text:p>
              </table:table-cell>
              <table:table-cell office:value-type="float" office:value="0.00000760306721663">
                <text:p>0.000007603067216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0346014127723">
                <text:p>0.000000346014127723</text:p>
              </table:table-cell>
              <table:table-cell office:value-type="float" office:value="0.0000158582049933">
                <text:p>0.0000158582049933</text:p>
              </table:table-cell>
              <table:table-cell office:value-type="float" office:value="0.0000187659280628">
                <text:p>0.0000187659280628</text:p>
              </table:table-cell>
              <table:table-cell office:value-type="float" office:value="0.0000115083286835">
                <text:p>0.00001150832868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22130561567">
                <text:p>0.000022130561567</text:p>
              </table:table-cell>
              <table:table-cell office:value-type="float" office:value="0.0000155697321596">
                <text:p>0.0000155697321596</text:p>
              </table:table-cell>
              <table:table-cell office:value-type="float" office:value="0.0000560051787225">
                <text:p>0.0000560051787225</text:p>
              </table:table-cell>
              <table:table-cell office:value-type="float" office:value="0.00000546405139364">
                <text:p>0.000005464051393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205020928406">
                <text:p>0.0000205020928406</text:p>
              </table:table-cell>
              <table:table-cell office:value-type="float" office:value="0.00000770389140265">
                <text:p>0.00000770389140265</text:p>
              </table:table-cell>
              <table:table-cell office:value-type="float" office:value="0.0000867680603967">
                <text:p>0.0000867680603967</text:p>
              </table:table-cell>
              <table:table-cell office:value-type="float" office:value="0.0000118330304669">
                <text:p>0.00001183303046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365368812377">
                <text:p>0.00000365368812377</text:p>
              </table:table-cell>
              <table:table-cell office:value-type="float" office:value="0.0000109052432012">
                <text:p>0.0000109052432012</text:p>
              </table:table-cell>
              <table:table-cell office:value-type="float" office:value="0.0000176718490926">
                <text:p>0.0000176718490926</text:p>
              </table:table-cell>
              <table:table-cell office:value-type="float" office:value="0.000000465898680774">
                <text:p>0.0000004658986807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123163073889">
                <text:p>0.0000123163073889</text:p>
              </table:table-cell>
              <table:table-cell office:value-type="float" office:value="0.0000221550784328">
                <text:p>0.0000221550784328</text:p>
              </table:table-cell>
              <table:table-cell office:value-type="float" office:value="0.00000443587963597">
                <text:p>0.00000443587963597</text:p>
              </table:table-cell>
              <table:table-cell office:value-type="float" office:value="0.0000173375948825">
                <text:p>0.00001733759488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173368913801">
                <text:p>0.00000173368913801</text:p>
              </table:table-cell>
              <table:table-cell office:value-type="float" office:value="0.0000107277411673">
                <text:p>0.0000107277411673</text:p>
              </table:table-cell>
              <table:table-cell office:value-type="float" office:value="0.0000160461193454">
                <text:p>0.0000160461193454</text:p>
              </table:table-cell>
              <table:table-cell office:value-type="float" office:value="0.0000225480721693">
                <text:p>0.00002254807216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534464016152">
                <text:p>0.00000534464016152</text:p>
              </table:table-cell>
              <table:table-cell office:value-type="float" office:value="0.0000187014219393">
                <text:p>0.0000187014219393</text:p>
              </table:table-cell>
              <table:table-cell office:value-type="float" office:value="0.0000247783737631">
                <text:p>0.0000247783737631</text:p>
              </table:table-cell>
              <table:table-cell office:value-type="float" office:value="0.0000253194152384">
                <text:p>0.00002531941523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00111926241744">
                <text:p>0.000000111926241744</text:p>
              </table:table-cell>
              <table:table-cell office:value-type="float" office:value="0.0000126560934421">
                <text:p>0.0000126560934421</text:p>
              </table:table-cell>
              <table:table-cell office:value-type="float" office:value="0.0000418417193203">
                <text:p>0.0000418417193203</text:p>
              </table:table-cell>
              <table:table-cell office:value-type="float" office:value="0.000022117430273">
                <text:p>0.0000221174302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00851458266856">
                <text:p>0.000000851458266856</text:p>
              </table:table-cell>
              <table:table-cell office:value-type="float" office:value="0.0000923615121268">
                <text:p>0.0000923615121268</text:p>
              </table:table-cell>
              <table:table-cell office:value-type="float" office:value="0.0000169723235352">
                <text:p>0.0000169723235352</text:p>
              </table:table-cell>
              <table:table-cell office:value-type="float" office:value="0.0000492308711795">
                <text:p>0.00004923087117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09010411448">
                <text:p>0.000009010411448</text:p>
              </table:table-cell>
              <table:table-cell office:value-type="float" office:value="0.00000281364331363">
                <text:p>0.00000281364331363</text:p>
              </table:table-cell>
              <table:table-cell office:value-type="float" office:value="0.0000363141762149">
                <text:p>0.0000363141762149</text:p>
              </table:table-cell>
              <table:table-cell office:value-type="float" office:value="0.0000360491489712">
                <text:p>0.00003604914897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138862499589">
                <text:p>0.00000138862499589</text:p>
              </table:table-cell>
              <table:table-cell office:value-type="float" office:value="0.00000797266436283">
                <text:p>0.00000797266436283</text:p>
              </table:table-cell>
              <table:table-cell office:value-type="float" office:value="0.0000321637691609">
                <text:p>0.0000321637691609</text:p>
              </table:table-cell>
              <table:table-cell office:value-type="float" office:value="0.0000387223329107">
                <text:p>0.00003872233291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130349610858">
                <text:p>0.0000130349610858</text:p>
              </table:table-cell>
              <table:table-cell office:value-type="float" office:value="0.0000278005209105">
                <text:p>0.0000278005209105</text:p>
              </table:table-cell>
              <table:table-cell office:value-type="float" office:value="0.00000748996794857">
                <text:p>0.00000748996794857</text:p>
              </table:table-cell>
              <table:table-cell office:value-type="float" office:value="0.0000178101622159">
                <text:p>0.00001781016221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0247409981735">
                <text:p>0.00000247409981735</text:p>
              </table:table-cell>
              <table:table-cell office:value-type="float" office:value="0.0000078985143866">
                <text:p>0.0000078985143866</text:p>
              </table:table-cell>
              <table:table-cell office:value-type="float" office:value="0.00000294135260048">
                <text:p>0.00000294135260048</text:p>
              </table:table-cell>
              <table:table-cell office:value-type="float" office:value="0.0000259783981753">
                <text:p>0.00002597839817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191152089312">
                <text:p>0.00000191152089312</text:p>
              </table:table-cell>
              <table:table-cell office:value-type="float" office:value="0.0000314857352303">
                <text:p>0.0000314857352303</text:p>
              </table:table-cell>
              <table:table-cell office:value-type="float" office:value="0.000000246931128591">
                <text:p>0.000000246931128591</text:p>
              </table:table-cell>
              <table:table-cell office:value-type="float" office:value="0.0000340632952433">
                <text:p>0.00003406329524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62554021522">
                <text:p>0.0000062554021522</text:p>
              </table:table-cell>
              <table:table-cell office:value-type="float" office:value="0.0000204627992567">
                <text:p>0.0000204627992567</text:p>
              </table:table-cell>
              <table:table-cell office:value-type="float" office:value="0.00000579192706016">
                <text:p>0.00000579192706016</text:p>
              </table:table-cell>
              <table:table-cell office:value-type="float" office:value="0.0000236327104189">
                <text:p>0.00002363271041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minimum="0" chart:maximum="0.000018" chart:interval-major="0.000002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298cm" svg:height="10.163cm" xlink:href=".." chart:class="chart:line" chart:style-name="ch1">
        <chart:legend chart:legend-position="end" svg:x="16.12cm" svg:y="4.237cm" chart:style-name="ch2"/>
        <chart:plot-area chart:style-name="ch3" table:cell-range-address="Hu4.A1:Hu4.D51" chart:data-source-has-labels="row" svg:x="0.385cm" svg:y="0.203cm" svg:width="15.351cm" svg:height="9.554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u4.A2:Hu4.A51" chart:label-cell-address="Hu4.A1:Hu4.A1" chart:class="chart:line">
            <chart:data-point chart:repeated="50"/>
          </chart:series>
          <chart:series chart:style-name="ch8" chart:values-cell-range-address="Hu4.B2:Hu4.B51" chart:label-cell-address="Hu4.B1:Hu4.B1" chart:class="chart:line">
            <chart:data-point chart:repeated="50"/>
          </chart:series>
          <chart:series chart:style-name="ch9" chart:values-cell-range-address="Hu4.C2:Hu4.C51" chart:label-cell-address="Hu4.C1:Hu4.C1" chart:class="chart:line">
            <chart:data-point chart:repeated="50"/>
          </chart:series>
          <chart:series chart:style-name="ch10" chart:values-cell-range-address="Hu4.D2:Hu4.D51" chart:label-cell-address="Hu4.D1:Hu4.D1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u4.A1:Hu4.A1">authong1</text:p>
              </table:table-cell>
              <table:table-cell office:value-type="string">
                <text:p text:id="Hu4.B1:Hu4.B1">chainat72</text:p>
              </table:table-cell>
              <table:table-cell office:value-type="string">
                <text:p text:id="Hu4.C1:Hu4.C1">motoso1</text:p>
              </table:table-cell>
              <table:table-cell office:value-type="string">
                <text:p text:id="Hu4.D1:Hu4.D1">kamphangsean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250466043767">
                <text:p text:id="Hu4.A2:Hu4.A51">0.00000250466043767</text:p>
              </table:table-cell>
              <table:table-cell office:value-type="float" office:value="0.000000286327058435">
                <text:p text:id="Hu4.B2:Hu4.B51">0.000000286327058435</text:p>
              </table:table-cell>
              <table:table-cell office:value-type="float" office:value="0.000000113491029787">
                <text:p text:id="Hu4.C2:Hu4.C51">0.000000113491029787</text:p>
              </table:table-cell>
              <table:table-cell office:value-type="float" office:value="0.00000686366212201">
                <text:p text:id="Hu4.D2:Hu4.D51">0.000006863662122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15611704288">
                <text:p>0.0000015611704288</text:p>
              </table:table-cell>
              <table:table-cell office:value-type="float" office:value="0.00000199629514918">
                <text:p>0.00000199629514918</text:p>
              </table:table-cell>
              <table:table-cell office:value-type="float" office:value="0.000000223371981796">
                <text:p>0.000000223371981796</text:p>
              </table:table-cell>
              <table:table-cell office:value-type="float" office:value="0.00000492221999678">
                <text:p>0.000004922219996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21667572026">
                <text:p>0.0000021667572026</text:p>
              </table:table-cell>
              <table:table-cell office:value-type="float" office:value="0.00000187108744591">
                <text:p>0.00000187108744591</text:p>
              </table:table-cell>
              <table:table-cell office:value-type="float" office:value="0.00000770098065934">
                <text:p>0.00000770098065934</text:p>
              </table:table-cell>
              <table:table-cell office:value-type="float" office:value="0.0000130070988878">
                <text:p>0.00001300709888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228221017244">
                <text:p>0.00000228221017244</text:p>
              </table:table-cell>
              <table:table-cell office:value-type="float" office:value="0.00000118613863452">
                <text:p>0.00000118613863452</text:p>
              </table:table-cell>
              <table:table-cell office:value-type="float" office:value="0.00000017315981297">
                <text:p>0.00000017315981297</text:p>
              </table:table-cell>
              <table:table-cell office:value-type="float" office:value="0.0000113211378922">
                <text:p>0.00001132113789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847552720514">
                <text:p>0.000000847552720514</text:p>
              </table:table-cell>
              <table:table-cell office:value-type="float" office:value="0.000000180827613096">
                <text:p>0.000000180827613096</text:p>
              </table:table-cell>
              <table:table-cell office:value-type="float" office:value="0.00000258192633527">
                <text:p>0.00000258192633527</text:p>
              </table:table-cell>
              <table:table-cell office:value-type="float" office:value="0.00000861206309703">
                <text:p>0.000008612063097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154366464655">
                <text:p>0.00000154366464655</text:p>
              </table:table-cell>
              <table:table-cell office:value-type="float" office:value="0.00000188576891808">
                <text:p>0.00000188576891808</text:p>
              </table:table-cell>
              <table:table-cell office:value-type="float" office:value="0.00000280111291571">
                <text:p>0.00000280111291571</text:p>
              </table:table-cell>
              <table:table-cell office:value-type="float" office:value="0.00000144853586514">
                <text:p>0.000001448535865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541803555111">
                <text:p>0.000000541803555111</text:p>
              </table:table-cell>
              <table:table-cell office:value-type="float" office:value="0.00000368920942746">
                <text:p>0.00000368920942746</text:p>
              </table:table-cell>
              <table:table-cell office:value-type="float" office:value="0.00000402827131244">
                <text:p>0.00000402827131244</text:p>
              </table:table-cell>
              <table:table-cell office:value-type="float" office:value="0.0000066423981163">
                <text:p>0.00000664239811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144238736272">
                <text:p>0.00000144238736272</text:p>
              </table:table-cell>
              <table:table-cell office:value-type="float" office:value="0.000000743552047541">
                <text:p>0.000000743552047541</text:p>
              </table:table-cell>
              <table:table-cell office:value-type="float" office:value="0.00000168337185141">
                <text:p>0.00000168337185141</text:p>
              </table:table-cell>
              <table:table-cell office:value-type="float" office:value="0.00000586107300816">
                <text:p>0.000005861073008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210045278708">
                <text:p>0.00000210045278708</text:p>
              </table:table-cell>
              <table:table-cell office:value-type="float" office:value="0.00000521967542595">
                <text:p>0.00000521967542595</text:p>
              </table:table-cell>
              <table:table-cell office:value-type="float" office:value="0.000000471661374191">
                <text:p>0.000000471661374191</text:p>
              </table:table-cell>
              <table:table-cell office:value-type="float" office:value="0.00000365911489409">
                <text:p>0.000003659114894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677550270745">
                <text:p>0.000000677550270745</text:p>
              </table:table-cell>
              <table:table-cell office:value-type="float" office:value="0.00000150008337658">
                <text:p>0.00000150008337658</text:p>
              </table:table-cell>
              <table:table-cell office:value-type="float" office:value="0.00000059854967038">
                <text:p>0.00000059854967038</text:p>
              </table:table-cell>
              <table:table-cell office:value-type="float" office:value="0.00000349147845">
                <text:p>0.000003491478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148135471694">
                <text:p>0.00000148135471694</text:p>
              </table:table-cell>
              <table:table-cell office:value-type="float" office:value="0.000000219788812058">
                <text:p>0.000000219788812058</text:p>
              </table:table-cell>
              <table:table-cell office:value-type="float" office:value="0.000000897625109113">
                <text:p>0.000000897625109113</text:p>
              </table:table-cell>
              <table:table-cell office:value-type="float" office:value="0.00000400217850833">
                <text:p>0.000004002178508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298821037441">
                <text:p>0.00000298821037441</text:p>
              </table:table-cell>
              <table:table-cell office:value-type="float" office:value="0.0000025386014873">
                <text:p>0.0000025386014873</text:p>
              </table:table-cell>
              <table:table-cell office:value-type="float" office:value="0.0000000719953111239">
                <text:p>0.0000000719953111239</text:p>
              </table:table-cell>
              <table:table-cell office:value-type="float" office:value="0.0000105365557459">
                <text:p>0.00001053655574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194907658726">
                <text:p>0.00000194907658726</text:p>
              </table:table-cell>
              <table:table-cell office:value-type="float" office:value="0.0000000731101333754">
                <text:p>0.0000000731101333754</text:p>
              </table:table-cell>
              <table:table-cell office:value-type="float" office:value="0.00000423404837247">
                <text:p>0.00000423404837247</text:p>
              </table:table-cell>
              <table:table-cell office:value-type="float" office:value="0.00000618389964099">
                <text:p>0.000006183899640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176765481839">
                <text:p>0.00000176765481839</text:p>
              </table:table-cell>
              <table:table-cell office:value-type="float" office:value="0.000000292163717122">
                <text:p>0.000000292163717122</text:p>
              </table:table-cell>
              <table:table-cell office:value-type="float" office:value="0.00000095709669425">
                <text:p>0.00000095709669425</text:p>
              </table:table-cell>
              <table:table-cell office:value-type="float" office:value="0.00000615719805845">
                <text:p>0.000006157198058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0631169875878">
                <text:p>0.000000631169875878</text:p>
              </table:table-cell>
              <table:table-cell office:value-type="float" office:value="0.000000168375989">
                <text:p>0.000000168375989</text:p>
              </table:table-cell>
              <table:table-cell office:value-type="float" office:value="0.000000152809940252">
                <text:p>0.000000152809940252</text:p>
              </table:table-cell>
              <table:table-cell office:value-type="float" office:value="0.00000710149963816">
                <text:p>0.000007101499638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173290997589">
                <text:p>0.00000173290997589</text:p>
              </table:table-cell>
              <table:table-cell office:value-type="float" office:value="0.00000154541550282">
                <text:p>0.00000154541550282</text:p>
              </table:table-cell>
              <table:table-cell office:value-type="float" office:value="0.00000189334277334">
                <text:p>0.00000189334277334</text:p>
              </table:table-cell>
              <table:table-cell office:value-type="float" office:value="0.00000573573145207">
                <text:p>0.000005735731452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0218751572791">
                <text:p>0.000000218751572791</text:p>
              </table:table-cell>
              <table:table-cell office:value-type="float" office:value="0.00000443161440136">
                <text:p>0.00000443161440136</text:p>
              </table:table-cell>
              <table:table-cell office:value-type="float" office:value="0.00000458504423124">
                <text:p>0.00000458504423124</text:p>
              </table:table-cell>
              <table:table-cell office:value-type="float" office:value="0.00000411402432176">
                <text:p>0.000004114024321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364125086158">
                <text:p>0.00000364125086158</text:p>
              </table:table-cell>
              <table:table-cell office:value-type="float" office:value="0.00000195278462824">
                <text:p>0.00000195278462824</text:p>
              </table:table-cell>
              <table:table-cell office:value-type="float" office:value="0.00000111061988063">
                <text:p>0.00000111061988063</text:p>
              </table:table-cell>
              <table:table-cell office:value-type="float" office:value="0.00000780817603555">
                <text:p>0.000007808176035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345191211515">
                <text:p>0.00000345191211515</text:p>
              </table:table-cell>
              <table:table-cell office:value-type="float" office:value="0.000000157883118674">
                <text:p>0.000000157883118674</text:p>
              </table:table-cell>
              <table:table-cell office:value-type="float" office:value="0.00000241531338834">
                <text:p>0.00000241531338834</text:p>
              </table:table-cell>
              <table:table-cell office:value-type="float" office:value="0.0000103861397805">
                <text:p>0.00001038613978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149613120862">
                <text:p>0.0000149613120862</text:p>
              </table:table-cell>
              <table:table-cell office:value-type="float" office:value="0.00000156888422429">
                <text:p>0.00000156888422429</text:p>
              </table:table-cell>
              <table:table-cell office:value-type="float" office:value="0.0000000576175594612">
                <text:p>0.0000000576175594612</text:p>
              </table:table-cell>
              <table:table-cell office:value-type="float" office:value="0.00000972714998999">
                <text:p>0.00000972714998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140136200957">
                <text:p>0.00000140136200957</text:p>
              </table:table-cell>
              <table:table-cell office:value-type="float" office:value="0.000000280091535115">
                <text:p>0.000000280091535115</text:p>
              </table:table-cell>
              <table:table-cell office:value-type="float" office:value="0.00000450549965818">
                <text:p>0.00000450549965818</text:p>
              </table:table-cell>
              <table:table-cell office:value-type="float" office:value="0.00000388704193366">
                <text:p>0.000003887041933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116483304918">
                <text:p>0.00000116483304918</text:p>
              </table:table-cell>
              <table:table-cell office:value-type="float" office:value="0.000000195519090434">
                <text:p>0.000000195519090434</text:p>
              </table:table-cell>
              <table:table-cell office:value-type="float" office:value="0.00000030565656443">
                <text:p>0.00000030565656443</text:p>
              </table:table-cell>
              <table:table-cell office:value-type="float" office:value="0.00000714007444169">
                <text:p>0.000007140074441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0509335408487">
                <text:p>0.000000509335408487</text:p>
              </table:table-cell>
              <table:table-cell office:value-type="float" office:value="0.000000182964864622">
                <text:p>0.000000182964864622</text:p>
              </table:table-cell>
              <table:table-cell office:value-type="float" office:value="0.00000118476694391">
                <text:p>0.00000118476694391</text:p>
              </table:table-cell>
              <table:table-cell office:value-type="float" office:value="0.0000097810140614">
                <text:p>0.00000978101406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0327393395358">
                <text:p>0.000000327393395358</text:p>
              </table:table-cell>
              <table:table-cell office:value-type="float" office:value="0.00000843232170886">
                <text:p>0.00000843232170886</text:p>
              </table:table-cell>
              <table:table-cell office:value-type="float" office:value="0.000000750879519449">
                <text:p>0.000000750879519449</text:p>
              </table:table-cell>
              <table:table-cell office:value-type="float" office:value="0.00000789306175247">
                <text:p>0.000007893061752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151852573262">
                <text:p>0.00000151852573262</text:p>
              </table:table-cell>
              <table:table-cell office:value-type="float" office:value="0.000000150998740062">
                <text:p>0.000000150998740062</text:p>
              </table:table-cell>
              <table:table-cell office:value-type="float" office:value="0.000000559864960816">
                <text:p>0.000000559864960816</text:p>
              </table:table-cell>
              <table:table-cell office:value-type="float" office:value="0.00000888657577029">
                <text:p>0.000008886575770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126859939882">
                <text:p>0.00000126859939882</text:p>
              </table:table-cell>
              <table:table-cell office:value-type="float" office:value="0.00000847005722159">
                <text:p>0.00000847005722159</text:p>
              </table:table-cell>
              <table:table-cell office:value-type="float" office:value="0.0000000016225381955">
                <text:p>0.0000000016225381955</text:p>
              </table:table-cell>
              <table:table-cell office:value-type="float" office:value="0.00000891733294982">
                <text:p>0.000008917332949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0916937917563">
                <text:p>0.000000916937917563</text:p>
              </table:table-cell>
              <table:table-cell office:value-type="float" office:value="0.00000262886366704">
                <text:p>0.00000262886366704</text:p>
              </table:table-cell>
              <table:table-cell office:value-type="float" office:value="0.000000987618164549">
                <text:p>0.000000987618164549</text:p>
              </table:table-cell>
              <table:table-cell office:value-type="float" office:value="0.00000626192836998">
                <text:p>0.000006261928369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413891467227">
                <text:p>0.00000413891467227</text:p>
              </table:table-cell>
              <table:table-cell office:value-type="float" office:value="0.000000261865494852">
                <text:p>0.000000261865494852</text:p>
              </table:table-cell>
              <table:table-cell office:value-type="float" office:value="0.000000352278684816">
                <text:p>0.000000352278684816</text:p>
              </table:table-cell>
              <table:table-cell office:value-type="float" office:value="0.00000799476980406">
                <text:p>0.000007994769804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24298417454">
                <text:p>0.0000024298417454</text:p>
              </table:table-cell>
              <table:table-cell office:value-type="float" office:value="0.000000154301699522">
                <text:p>0.000000154301699522</text:p>
              </table:table-cell>
              <table:table-cell office:value-type="float" office:value="0.00000228606137454">
                <text:p>0.00000228606137454</text:p>
              </table:table-cell>
              <table:table-cell office:value-type="float" office:value="0.00000161713519003">
                <text:p>0.000001617135190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254562701876">
                <text:p>0.00000254562701876</text:p>
              </table:table-cell>
              <table:table-cell office:value-type="float" office:value="0.00000259726867433">
                <text:p>0.00000259726867433</text:p>
              </table:table-cell>
              <table:table-cell office:value-type="float" office:value="0.000000709504440284">
                <text:p>0.000000709504440284</text:p>
              </table:table-cell>
              <table:table-cell office:value-type="float" office:value="0.00000731709732882">
                <text:p>0.000007317097328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386189436694">
                <text:p>0.00000386189436694</text:p>
              </table:table-cell>
              <table:table-cell office:value-type="float" office:value="0.00000226888743206">
                <text:p>0.00000226888743206</text:p>
              </table:table-cell>
              <table:table-cell office:value-type="float" office:value="0.0000000667570606492">
                <text:p>0.0000000667570606492</text:p>
              </table:table-cell>
              <table:table-cell office:value-type="float" office:value="0.0000106373052721">
                <text:p>0.00001063730527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283303597331">
                <text:p>0.00000283303597331</text:p>
              </table:table-cell>
              <table:table-cell office:value-type="float" office:value="0.0000000540477025412">
                <text:p>0.0000000540477025412</text:p>
              </table:table-cell>
              <table:table-cell office:value-type="float" office:value="0.0000022800739377">
                <text:p>0.0000022800739377</text:p>
              </table:table-cell>
              <table:table-cell office:value-type="float" office:value="0.00000996781549443">
                <text:p>0.000009967815494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461185749107">
                <text:p>0.00000461185749107</text:p>
              </table:table-cell>
              <table:table-cell office:value-type="float" office:value="0.000000486939135463">
                <text:p>0.000000486939135463</text:p>
              </table:table-cell>
              <table:table-cell office:value-type="float" office:value="0.000000289816129449">
                <text:p>0.000000289816129449</text:p>
              </table:table-cell>
              <table:table-cell office:value-type="float" office:value="0.00000472887395817">
                <text:p>0.000004728873958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400893839005">
                <text:p>0.00000400893839005</text:p>
              </table:table-cell>
              <table:table-cell office:value-type="float" office:value="0.00000101978188245">
                <text:p>0.00000101978188245</text:p>
              </table:table-cell>
              <table:table-cell office:value-type="float" office:value="0.00000571620053359">
                <text:p>0.00000571620053359</text:p>
              </table:table-cell>
              <table:table-cell office:value-type="float" office:value="0.00000646456775145">
                <text:p>0.000006464567751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326379118676">
                <text:p>0.00000326379118676</text:p>
              </table:table-cell>
              <table:table-cell office:value-type="float" office:value="0.000000701242801866">
                <text:p>0.000000701242801866</text:p>
              </table:table-cell>
              <table:table-cell office:value-type="float" office:value="0.000000168700479922">
                <text:p>0.000000168700479922</text:p>
              </table:table-cell>
              <table:table-cell office:value-type="float" office:value="0.00000766164463749">
                <text:p>0.000007661644637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0568162134211">
                <text:p>0.000000568162134211</text:p>
              </table:table-cell>
              <table:table-cell office:value-type="float" office:value="0.000000181841071892">
                <text:p>0.000000181841071892</text:p>
              </table:table-cell>
              <table:table-cell office:value-type="float" office:value="0.000000814310019358">
                <text:p>0.000000814310019358</text:p>
              </table:table-cell>
              <table:table-cell office:value-type="float" office:value="0.00000690443033493">
                <text:p>0.000006904430334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119816648373">
                <text:p>0.00000119816648373</text:p>
              </table:table-cell>
              <table:table-cell office:value-type="float" office:value="0.000000953427068325">
                <text:p>0.000000953427068325</text:p>
              </table:table-cell>
              <table:table-cell office:value-type="float" office:value="0.00000166734340646">
                <text:p>0.00000166734340646</text:p>
              </table:table-cell>
              <table:table-cell office:value-type="float" office:value="0.0000100398245238">
                <text:p>0.00001003982452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315986328869">
                <text:p>0.00000315986328869</text:p>
              </table:table-cell>
              <table:table-cell office:value-type="float" office:value="0.000000490421298173">
                <text:p>0.000000490421298173</text:p>
              </table:table-cell>
              <table:table-cell office:value-type="float" office:value="0.0000066237420498">
                <text:p>0.0000066237420498</text:p>
              </table:table-cell>
              <table:table-cell office:value-type="float" office:value="0.00000395468339073">
                <text:p>0.000003954683390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138175999943">
                <text:p>0.00000138175999943</text:p>
              </table:table-cell>
              <table:table-cell office:value-type="float" office:value="0.000000725106983733">
                <text:p>0.000000725106983733</text:p>
              </table:table-cell>
              <table:table-cell office:value-type="float" office:value="0.00000778651274235">
                <text:p>0.00000778651274235</text:p>
              </table:table-cell>
              <table:table-cell office:value-type="float" office:value="0.00000314751154572">
                <text:p>0.000003147511545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408154601948">
                <text:p>0.00000408154601948</text:p>
              </table:table-cell>
              <table:table-cell office:value-type="float" office:value="0.00000494424830158">
                <text:p>0.00000494424830158</text:p>
              </table:table-cell>
              <table:table-cell office:value-type="float" office:value="0.0000000796107053312">
                <text:p>0.0000000796107053312</text:p>
              </table:table-cell>
              <table:table-cell office:value-type="float" office:value="0.00000432562830053">
                <text:p>0.000004325628300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106892801509">
                <text:p>0.00000106892801509</text:p>
              </table:table-cell>
              <table:table-cell office:value-type="float" office:value="0.000000296614940976">
                <text:p>0.000000296614940976</text:p>
              </table:table-cell>
              <table:table-cell office:value-type="float" office:value="0.000000843637045393">
                <text:p>0.000000843637045393</text:p>
              </table:table-cell>
              <table:table-cell office:value-type="float" office:value="0.00000981077034618">
                <text:p>0.000009810770346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0106509308184">
                <text:p>0.000000106509308184</text:p>
              </table:table-cell>
              <table:table-cell office:value-type="float" office:value="0.000000101075386474">
                <text:p>0.000000101075386474</text:p>
              </table:table-cell>
              <table:table-cell office:value-type="float" office:value="0.00000362497667939">
                <text:p>0.00000362497667939</text:p>
              </table:table-cell>
              <table:table-cell office:value-type="float" office:value="0.0000068077266644">
                <text:p>0.00000680772666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00518907804179">
                <text:p>0.000000518907804179</text:p>
              </table:table-cell>
              <table:table-cell office:value-type="float" office:value="0.00000112652852262">
                <text:p>0.00000112652852262</text:p>
              </table:table-cell>
              <table:table-cell office:value-type="float" office:value="0.00000281251400493">
                <text:p>0.00000281251400493</text:p>
              </table:table-cell>
              <table:table-cell office:value-type="float" office:value="0.00000637606507106">
                <text:p>0.000006376065071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011193679384">
                <text:p>0.0000011193679384</text:p>
              </table:table-cell>
              <table:table-cell office:value-type="float" office:value="0.00000244860250935">
                <text:p>0.00000244860250935</text:p>
              </table:table-cell>
              <table:table-cell office:value-type="float" office:value="0.00000191455202049">
                <text:p>0.00000191455202049</text:p>
              </table:table-cell>
              <table:table-cell office:value-type="float" office:value="0.0000105733869125">
                <text:p>0.00001057338691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0347905446942">
                <text:p>0.00000347905446942</text:p>
              </table:table-cell>
              <table:table-cell office:value-type="float" office:value="0.0000087777816392">
                <text:p>0.0000087777816392</text:p>
              </table:table-cell>
              <table:table-cell office:value-type="float" office:value="0.000000811751665474">
                <text:p>0.000000811751665474</text:p>
              </table:table-cell>
              <table:table-cell office:value-type="float" office:value="0.00000514488299852">
                <text:p>0.000005144882998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13525901779">
                <text:p>0.0000013525901779</text:p>
              </table:table-cell>
              <table:table-cell office:value-type="float" office:value="0.000000027082025871">
                <text:p>0.000000027082025871</text:p>
              </table:table-cell>
              <table:table-cell office:value-type="float" office:value="0.00000784286320346">
                <text:p>0.00000784286320346</text:p>
              </table:table-cell>
              <table:table-cell office:value-type="float" office:value="0.00000929857573154">
                <text:p>0.000009298575731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0320536788183">
                <text:p>0.00000320536788183</text:p>
              </table:table-cell>
              <table:table-cell office:value-type="float" office:value="0.00000183484700772">
                <text:p>0.00000183484700772</text:p>
              </table:table-cell>
              <table:table-cell office:value-type="float" office:value="0.00000105143584256">
                <text:p>0.00000105143584256</text:p>
              </table:table-cell>
              <table:table-cell office:value-type="float" office:value="0.0000108089788745">
                <text:p>0.00001080897887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0230283329589">
                <text:p>0.00000230283329589</text:p>
              </table:table-cell>
              <table:table-cell office:value-type="float" office:value="0.00000012931606844">
                <text:p>0.00000012931606844</text:p>
              </table:table-cell>
              <table:table-cell office:value-type="float" office:value="0.00000373924693623">
                <text:p>0.00000373924693623</text:p>
              </table:table-cell>
              <table:table-cell office:value-type="float" office:value="0.00000679165179847">
                <text:p>0.000006791651798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0571890151625">
                <text:p>0.000000571890151625</text:p>
              </table:table-cell>
              <table:table-cell office:value-type="float" office:value="0.00000103341884054">
                <text:p>0.00000103341884054</text:p>
              </table:table-cell>
              <table:table-cell office:value-type="float" office:value="0.0000000473173780365">
                <text:p>0.0000000473173780365</text:p>
              </table:table-cell>
              <table:table-cell office:value-type="float" office:value="0.00000909945905794">
                <text:p>0.000009099459057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156818822654">
                <text:p>0.00000156818822654</text:p>
              </table:table-cell>
              <table:table-cell office:value-type="float" office:value="0.000000209600167194">
                <text:p>0.000000209600167194</text:p>
              </table:table-cell>
              <table:table-cell office:value-type="float" office:value="0.00000613390227329">
                <text:p>0.00000613390227329</text:p>
              </table:table-cell>
              <table:table-cell office:value-type="float" office:value="0.0000121715426723">
                <text:p>0.00001217154267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minimum="-0.00000000025" chart:maximum="0.0000000005" chart:interval-major="0.000000000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61cm" svg:height="9.818cm" xlink:href=".." chart:class="chart:line" chart:style-name="ch1">
        <chart:legend chart:legend-position="end" svg:x="15.445cm" svg:y="4.065cm" chart:style-name="ch2"/>
        <chart:plot-area chart:style-name="ch3" table:cell-range-address="Hu5.A1:Hu5.D51" chart:data-source-has-labels="row" svg:x="0.372cm" svg:y="0.196cm" svg:width="14.702cm" svg:height="9.2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u5.A2:Hu5.A51" chart:label-cell-address="Hu5.A1:Hu5.A1" chart:class="chart:line">
            <chart:data-point chart:repeated="50"/>
          </chart:series>
          <chart:series chart:style-name="ch8" chart:values-cell-range-address="Hu5.B2:Hu5.B51" chart:label-cell-address="Hu5.B1:Hu5.B1" chart:class="chart:line">
            <chart:data-point chart:repeated="50"/>
          </chart:series>
          <chart:series chart:style-name="ch9" chart:values-cell-range-address="Hu5.C2:Hu5.C51" chart:label-cell-address="Hu5.C1:Hu5.C1" chart:class="chart:line">
            <chart:data-point chart:repeated="50"/>
          </chart:series>
          <chart:series chart:style-name="ch10" chart:values-cell-range-address="Hu5.D2:Hu5.D51" chart:label-cell-address="Hu5.D1:Hu5.D1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u5.A1:Hu5.A1">authong1</text:p>
              </table:table-cell>
              <table:table-cell office:value-type="string">
                <text:p text:id="Hu5.B1:Hu5.B1">chainat72</text:p>
              </table:table-cell>
              <table:table-cell office:value-type="string">
                <text:p text:id="Hu5.C1:Hu5.C1">motoso1</text:p>
              </table:table-cell>
              <table:table-cell office:value-type="string">
                <text:p text:id="Hu5.D1:Hu5.D1">kamphangsean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000000000599412359319">
                <text:p text:id="Hu5.A2:Hu5.A51">-0.00000000000599412359319</text:p>
              </table:table-cell>
              <table:table-cell office:value-type="float" office:value="-0.000000000000850035051931">
                <text:p text:id="Hu5.B2:Hu5.B51">-0.000000000000850035051931</text:p>
              </table:table-cell>
              <table:table-cell office:value-type="float" office:value="-0.0000000000000533050160841">
                <text:p text:id="Hu5.C2:Hu5.C51">-0.0000000000000533050160841</text:p>
              </table:table-cell>
              <table:table-cell office:value-type="float" office:value="-0.00000000000468743616806">
                <text:p text:id="Hu5.D2:Hu5.D51">-0.0000000000046874361680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0000133761434916">
                <text:p>0.00000000000133761434916</text:p>
              </table:table-cell>
              <table:table-cell office:value-type="float" office:value="0.0000000000176724412379">
                <text:p>0.0000000000176724412379</text:p>
              </table:table-cell>
              <table:table-cell office:value-type="float" office:value="0.0000000000000175491243384">
                <text:p>0.0000000000000175491243384</text:p>
              </table:table-cell>
              <table:table-cell office:value-type="float" office:value="-0.000000000032525024622">
                <text:p>-0.0000000000325250246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000000000517295402789">
                <text:p>-0.00000000000517295402789</text:p>
              </table:table-cell>
              <table:table-cell office:value-type="float" office:value="0.00000000000258471750581">
                <text:p>0.00000000000258471750581</text:p>
              </table:table-cell>
              <table:table-cell office:value-type="float" office:value="-0.0000000000441668960658">
                <text:p>-0.0000000000441668960658</text:p>
              </table:table-cell>
              <table:table-cell office:value-type="float" office:value="0.000000000202262984177">
                <text:p>0.0000000002022629841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00000086506265401">
                <text:p>0.00000000000086506265401</text:p>
              </table:table-cell>
              <table:table-cell office:value-type="float" office:value="0.00000000000353850514595">
                <text:p>0.00000000000353850514595</text:p>
              </table:table-cell>
              <table:table-cell office:value-type="float" office:value="-0.000000000000103316849067">
                <text:p>-0.000000000000103316849067</text:p>
              </table:table-cell>
              <table:table-cell office:value-type="float" office:value="-0.00000000000973054500018">
                <text:p>-0.00000000000973054500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0000000000660553187319">
                <text:p>-0.000000000000660553187319</text:p>
              </table:table-cell>
              <table:table-cell office:value-type="float" office:value="0.0000000000000209208197467">
                <text:p>0.0000000000000209208197467</text:p>
              </table:table-cell>
              <table:table-cell office:value-type="float" office:value="0.0000000000172399821647">
                <text:p>0.0000000000172399821647</text:p>
              </table:table-cell>
              <table:table-cell office:value-type="float" office:value="-0.0000000000859663418877">
                <text:p>-0.00000000008596634188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00000000521508457592">
                <text:p>-0.00000000000521508457592</text:p>
              </table:table-cell>
              <table:table-cell office:value-type="float" office:value="0.00000000000271325342118">
                <text:p>0.00000000000271325342118</text:p>
              </table:table-cell>
              <table:table-cell office:value-type="float" office:value="-0.00000000000667611234121">
                <text:p>-0.00000000000667611234121</text:p>
              </table:table-cell>
              <table:table-cell office:value-type="float" office:value="-0.00000000000268350649545">
                <text:p>-0.000000000002683506495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0000000000454735708913">
                <text:p>-0.000000000000454735708913</text:p>
              </table:table-cell>
              <table:table-cell office:value-type="float" office:value="0.0000000000451723391145">
                <text:p>0.0000000000451723391145</text:p>
              </table:table-cell>
              <table:table-cell office:value-type="float" office:value="0.0000000000618726591426">
                <text:p>0.0000000000618726591426</text:p>
              </table:table-cell>
              <table:table-cell office:value-type="float" office:value="-0.00000000000747960528713">
                <text:p>-0.000000000007479605287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000000000261468955051">
                <text:p>-0.00000000000261468955051</text:p>
              </table:table-cell>
              <table:table-cell office:value-type="float" office:value="0.00000000000156990336333">
                <text:p>0.00000000000156990336333</text:p>
              </table:table-cell>
              <table:table-cell office:value-type="float" office:value="0.0000000000139404960967">
                <text:p>0.0000000000139404960967</text:p>
              </table:table-cell>
              <table:table-cell office:value-type="float" office:value="-0.000000000038920348316">
                <text:p>-0.0000000000389203483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00000000231452012027">
                <text:p>-0.00000000000231452012027</text:p>
              </table:table-cell>
              <table:table-cell office:value-type="float" office:value="-0.0000000000115622441297">
                <text:p>-0.0000000000115622441297</text:p>
              </table:table-cell>
              <table:table-cell office:value-type="float" office:value="-0.00000000000126357398783">
                <text:p>-0.00000000000126357398783</text:p>
              </table:table-cell>
              <table:table-cell office:value-type="float" office:value="-0.0000000000329401355915">
                <text:p>-0.00000000003294013559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00000035825786073">
                <text:p>0.00000000000035825786073</text:p>
              </table:table-cell>
              <table:table-cell office:value-type="float" office:value="0.00000000000611335623148">
                <text:p>0.00000000000611335623148</text:p>
              </table:table-cell>
              <table:table-cell office:value-type="float" office:value="-0.00000000000210078480244">
                <text:p>-0.00000000000210078480244</text:p>
              </table:table-cell>
              <table:table-cell office:value-type="float" office:value="-0.0000000000105413628492">
                <text:p>-0.00000000001054136284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00000000004883432252">
                <text:p>-0.0000000000004883432252</text:p>
              </table:table-cell>
              <table:table-cell office:value-type="float" office:value="-0.000000000000371009326372">
                <text:p>-0.000000000000371009326372</text:p>
              </table:table-cell>
              <table:table-cell office:value-type="float" office:value="0.00000000000277102685177">
                <text:p>0.00000000000277102685177</text:p>
              </table:table-cell>
              <table:table-cell office:value-type="float" office:value="-0.0000000000217274733037">
                <text:p>-0.00000000002172747330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000000000172305122357">
                <text:p>-0.00000000000172305122357</text:p>
              </table:table-cell>
              <table:table-cell office:value-type="float" office:value="-0.00000000000464694650819">
                <text:p>-0.00000000000464694650819</text:p>
              </table:table-cell>
              <table:table-cell office:value-type="float" office:value="-0.0000000000000192622859542">
                <text:p>-0.0000000000000192622859542</text:p>
              </table:table-cell>
              <table:table-cell office:value-type="float" office:value="-0.000000000107536290649">
                <text:p>-0.0000000001075362906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000000524925664145">
                <text:p>0.00000000000524925664145</text:p>
              </table:table-cell>
              <table:table-cell office:value-type="float" office:value="-9.78435176135E-015">
                <text:p>-9.78435176135E-015</text:p>
              </table:table-cell>
              <table:table-cell office:value-type="float" office:value="-0.0000000000233628145454">
                <text:p>-0.0000000000233628145454</text:p>
              </table:table-cell>
              <table:table-cell office:value-type="float" office:value="-0.00000000000822854354424">
                <text:p>-0.000000000008228543544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000000000242300545651">
                <text:p>-0.00000000000242300545651</text:p>
              </table:table-cell>
              <table:table-cell office:value-type="float" office:value="-0.000000000000600605311659">
                <text:p>-0.000000000000600605311659</text:p>
              </table:table-cell>
              <table:table-cell office:value-type="float" office:value="-0.000000000000291740619514">
                <text:p>-0.000000000000291740619514</text:p>
              </table:table-cell>
              <table:table-cell office:value-type="float" office:value="-0.0000000000298337064492">
                <text:p>-0.00000000002983370644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0000000226282911443">
                <text:p>0.000000000000226282911443</text:p>
              </table:table-cell>
              <table:table-cell office:value-type="float" office:value="-0.000000000000348608751006">
                <text:p>-0.000000000000348608751006</text:p>
              </table:table-cell>
              <table:table-cell office:value-type="float" office:value="-0.0000000000000910008149575">
                <text:p>-0.0000000000000910008149575</text:p>
              </table:table-cell>
              <table:table-cell office:value-type="float" office:value="-0.0000000000885205712207">
                <text:p>-0.00000000008852057122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000000000177994639254">
                <text:p>-0.00000000000177994639254</text:p>
              </table:table-cell>
              <table:table-cell office:value-type="float" office:value="0.00000000000704617521952">
                <text:p>0.00000000000704617521952</text:p>
              </table:table-cell>
              <table:table-cell office:value-type="float" office:value="0.000000000010889358288">
                <text:p>0.000000000010889358288</text:p>
              </table:table-cell>
              <table:table-cell office:value-type="float" office:value="-0.0000000000307954918574">
                <text:p>-0.00000000003079549185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0000000000302757543021">
                <text:p>-0.000000000000302757543021</text:p>
              </table:table-cell>
              <table:table-cell office:value-type="float" office:value="-0.0000000000039298763654">
                <text:p>-0.0000000000039298763654</text:p>
              </table:table-cell>
              <table:table-cell office:value-type="float" office:value="-0.00000000000207942532988">
                <text:p>-0.00000000000207942532988</text:p>
              </table:table-cell>
              <table:table-cell office:value-type="float" office:value="-0.00000000000361275454474">
                <text:p>-0.000000000003612754544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00000000305034924095">
                <text:p>-0.0000000000305034924095</text:p>
              </table:table-cell>
              <table:table-cell office:value-type="float" office:value="0.0000000000155574389878">
                <text:p>0.0000000000155574389878</text:p>
              </table:table-cell>
              <table:table-cell office:value-type="float" office:value="-0.00000000000066986144361">
                <text:p>-0.00000000000066986144361</text:p>
              </table:table-cell>
              <table:table-cell office:value-type="float" office:value="0.0000000000182601060633">
                <text:p>0.00000000001826010606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00000157597420346">
                <text:p>0.0000000000157597420346</text:p>
              </table:table-cell>
              <table:table-cell office:value-type="float" office:value="0.000000000000137611392509">
                <text:p>0.000000000000137611392509</text:p>
              </table:table-cell>
              <table:table-cell office:value-type="float" office:value="0.0000000000104412845236">
                <text:p>0.0000000000104412845236</text:p>
              </table:table-cell>
              <table:table-cell office:value-type="float" office:value="-0.00000000011133351938">
                <text:p>-0.000000000111333519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0000000246930320276">
                <text:p>-0.000000000246930320276</text:p>
              </table:table-cell>
              <table:table-cell office:value-type="float" office:value="0.0000000000108339353383">
                <text:p>0.0000000000108339353383</text:p>
              </table:table-cell>
              <table:table-cell office:value-type="float" office:value="4.1336627638E-015">
                <text:p>4.1336627638E-015</text:p>
              </table:table-cell>
              <table:table-cell office:value-type="float" office:value="-0.0000000000583211210183">
                <text:p>-0.00000000005832112101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000000000167309524807">
                <text:p>-0.00000000000167309524807</text:p>
              </table:table-cell>
              <table:table-cell office:value-type="float" office:value="0.000000000000210458717518">
                <text:p>0.000000000000210458717518</text:p>
              </table:table-cell>
              <table:table-cell office:value-type="float" office:value="-0.0000000000175498220453">
                <text:p>-0.0000000000175498220453</text:p>
              </table:table-cell>
              <table:table-cell office:value-type="float" office:value="-0.0000000000307393180949">
                <text:p>-0.00000000003073931809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000000113260019354">
                <text:p>0.00000000000113260019354</text:p>
              </table:table-cell>
              <table:table-cell office:value-type="float" office:value="0.000000000000187392993117">
                <text:p>0.000000000000187392993117</text:p>
              </table:table-cell>
              <table:table-cell office:value-type="float" office:value="0.000000000000532804602994">
                <text:p>0.000000000000532804602994</text:p>
              </table:table-cell>
              <table:table-cell office:value-type="float" office:value="-0.000000000074966370786">
                <text:p>-0.0000000000749663707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0000000000877724559834">
                <text:p>-0.000000000000877724559834</text:p>
              </table:table-cell>
              <table:table-cell office:value-type="float" office:value="0.000000000000216687893505">
                <text:p>0.000000000000216687893505</text:p>
              </table:table-cell>
              <table:table-cell office:value-type="float" office:value="0.00000000000185860740918">
                <text:p>0.00000000000185860740918</text:p>
              </table:table-cell>
              <table:table-cell office:value-type="float" office:value="-0.0000000000027304917082">
                <text:p>-0.00000000000273049170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0000000245839464333">
                <text:p>0.000000000000245839464333</text:p>
              </table:table-cell>
              <table:table-cell office:value-type="float" office:value="-0.000000000231501435303">
                <text:p>-0.000000000231501435303</text:p>
              </table:table-cell>
              <table:table-cell office:value-type="float" office:value="-0.000000000000624422405163">
                <text:p>-0.000000000000624422405163</text:p>
              </table:table-cell>
              <table:table-cell office:value-type="float" office:value="-0.0000000000525569262564">
                <text:p>-0.00000000005255692625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000000000170152654553">
                <text:p>-0.00000000000170152654553</text:p>
              </table:table-cell>
              <table:table-cell office:value-type="float" office:value="0.0000000000000136617152317">
                <text:p>0.0000000000000136617152317</text:p>
              </table:table-cell>
              <table:table-cell office:value-type="float" office:value="0.0000000000018294837485">
                <text:p>0.0000000000018294837485</text:p>
              </table:table-cell>
              <table:table-cell office:value-type="float" office:value="-0.000000000081623071176">
                <text:p>-0.0000000000816230711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000000000221049678318">
                <text:p>-0.00000000000221049678318</text:p>
              </table:table-cell>
              <table:table-cell office:value-type="float" office:value="-0.0000000000293815197037">
                <text:p>-0.0000000000293815197037</text:p>
              </table:table-cell>
              <table:table-cell office:value-type="float" office:value="7.55218703389E-017">
                <text:p>7.55218703389E-017</text:p>
              </table:table-cell>
              <table:table-cell office:value-type="float" office:value="-0.0000000000284956130895">
                <text:p>-0.00000000002849561308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000000000148408857278">
                <text:p>-0.00000000000148408857278</text:p>
              </table:table-cell>
              <table:table-cell office:value-type="float" office:value="0.000000000013664191235">
                <text:p>0.000000000013664191235</text:p>
              </table:table-cell>
              <table:table-cell office:value-type="float" office:value="-0.00000000000511527350485">
                <text:p>-0.00000000000511527350485</text:p>
              </table:table-cell>
              <table:table-cell office:value-type="float" office:value="-0.0000000000600420762714">
                <text:p>-0.00000000006004207627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00000117102595362">
                <text:p>0.0000000000117102595362</text:p>
              </table:table-cell>
              <table:table-cell office:value-type="float" office:value="0.000000000000429804579373">
                <text:p>0.000000000000429804579373</text:p>
              </table:table-cell>
              <table:table-cell office:value-type="float" office:value="-0.000000000000393199951269">
                <text:p>-0.000000000000393199951269</text:p>
              </table:table-cell>
              <table:table-cell office:value-type="float" office:value="-0.000000000028675645054">
                <text:p>-0.0000000000286756450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0000000744482733096">
                <text:p>0.000000000000744482733096</text:p>
              </table:table-cell>
              <table:table-cell office:value-type="float" office:value="0.0000000000000729666980576">
                <text:p>0.0000000000000729666980576</text:p>
              </table:table-cell>
              <table:table-cell office:value-type="float" office:value="0.0000000000259258105718">
                <text:p>0.0000000000259258105718</text:p>
              </table:table-cell>
              <table:table-cell office:value-type="float" office:value="-0.00000000000513806895754">
                <text:p>-0.000000000005138068957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00000256160440574">
                <text:p>0.0000000000256160440574</text:p>
              </table:table-cell>
              <table:table-cell office:value-type="float" office:value="-0.0000000000317934440867">
                <text:p>-0.0000000000317934440867</text:p>
              </table:table-cell>
              <table:table-cell office:value-type="float" office:value="0.00000000000281598773609">
                <text:p>0.00000000000281598773609</text:p>
              </table:table-cell>
              <table:table-cell office:value-type="float" office:value="-0.0000000000386499447597">
                <text:p>-0.00000000003864994475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00000000613463848245">
                <text:p>-0.0000000000613463848245</text:p>
              </table:table-cell>
              <table:table-cell office:value-type="float" office:value="0.0000000000217773245787">
                <text:p>0.0000000000217773245787</text:p>
              </table:table-cell>
              <table:table-cell office:value-type="float" office:value="0.0000000000000209805047126">
                <text:p>0.0000000000000209805047126</text:p>
              </table:table-cell>
              <table:table-cell office:value-type="float" office:value="-0.0000000000549045695436">
                <text:p>-0.00000000005490456954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00000000134566277772">
                <text:p>-0.0000000000134566277772</text:p>
              </table:table-cell>
              <table:table-cell office:value-type="float" office:value="5.65240414441E-015">
                <text:p>5.65240414441E-015</text:p>
              </table:table-cell>
              <table:table-cell office:value-type="float" office:value="0.00000000000430458534745">
                <text:p>0.00000000000430458534745</text:p>
              </table:table-cell>
              <table:table-cell office:value-type="float" office:value="-0.0000000000410591722923">
                <text:p>-0.00000000004105917229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00000000261824142283">
                <text:p>-0.0000000000261824142283</text:p>
              </table:table-cell>
              <table:table-cell office:value-type="float" office:value="-0.00000000000167168272003">
                <text:p>-0.00000000000167168272003</text:p>
              </table:table-cell>
              <table:table-cell office:value-type="float" office:value="-0.000000000000490944302679">
                <text:p>-0.000000000000490944302679</text:p>
              </table:table-cell>
              <table:table-cell office:value-type="float" office:value="0.0000000000329669495133">
                <text:p>0.00000000003296694951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00000000272969908422">
                <text:p>-0.0000000000272969908422</text:p>
              </table:table-cell>
              <table:table-cell office:value-type="float" office:value="0.0000000000049921259523">
                <text:p>0.0000000000049921259523</text:p>
              </table:table-cell>
              <table:table-cell office:value-type="float" office:value="0.0000000000500789046023">
                <text:p>0.0000000000500789046023</text:p>
              </table:table-cell>
              <table:table-cell office:value-type="float" office:value="-0.0000000000207593295842">
                <text:p>-0.00000000002075932958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00000000106338381149">
                <text:p>-0.0000000000106338381149</text:p>
              </table:table-cell>
              <table:table-cell office:value-type="float" office:value="0.000000000000839346186926">
                <text:p>0.000000000000839346186926</text:p>
              </table:table-cell>
              <table:table-cell office:value-type="float" office:value="-0.000000000000234145472225">
                <text:p>-0.000000000000234145472225</text:p>
              </table:table-cell>
              <table:table-cell office:value-type="float" office:value="-0.0000000000577079362019">
                <text:p>-0.00000000005770793620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00000000000435688133954">
                <text:p>-0.0000000000000435688133954</text:p>
              </table:table-cell>
              <table:table-cell office:value-type="float" office:value="0.000000000000299582425302">
                <text:p>0.000000000000299582425302</text:p>
              </table:table-cell>
              <table:table-cell office:value-type="float" office:value="0.00000000000263036968541">
                <text:p>0.00000000000263036968541</text:p>
              </table:table-cell>
              <table:table-cell office:value-type="float" office:value="-0.0000000000519872355684">
                <text:p>-0.00000000005198723556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0000000000112536487629">
                <text:p>-0.000000000000112536487629</text:p>
              </table:table-cell>
              <table:table-cell office:value-type="float" office:value="0.000000000000399067058725">
                <text:p>0.000000000000399067058725</text:p>
              </table:table-cell>
              <table:table-cell office:value-type="float" office:value="0.00000000000609421528387">
                <text:p>0.00000000000609421528387</text:p>
              </table:table-cell>
              <table:table-cell office:value-type="float" office:value="-0.0000000000505142736884">
                <text:p>-0.00000000005051427368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0000000023560664244">
                <text:p>-0.000000000023560664244</text:p>
              </table:table-cell>
              <table:table-cell office:value-type="float" office:value="0.000000000000488015903038">
                <text:p>0.000000000000488015903038</text:p>
              </table:table-cell>
              <table:table-cell office:value-type="float" office:value="0.0000000000451160460854">
                <text:p>0.0000000000451160460854</text:p>
              </table:table-cell>
              <table:table-cell office:value-type="float" office:value="-0.0000000000265731824838">
                <text:p>-0.00000000002657318248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000000179710145444">
                <text:p>0.00000000000179710145444</text:p>
              </table:table-cell>
              <table:table-cell office:value-type="float" office:value="0.00000000000197585561023">
                <text:p>0.00000000000197585561023</text:p>
              </table:table-cell>
              <table:table-cell office:value-type="float" office:value="0.00000000000214602072292">
                <text:p>0.00000000000214602072292</text:p>
              </table:table-cell>
              <table:table-cell office:value-type="float" office:value="0.000000000000462757430601">
                <text:p>0.0000000000004627574306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00000000213503944008">
                <text:p>-0.0000000000213503944008</text:p>
              </table:table-cell>
              <table:table-cell office:value-type="float" office:value="-0.00000000000716998825865">
                <text:p>-0.00000000000716998825865</text:p>
              </table:table-cell>
              <table:table-cell office:value-type="float" office:value="0.000000000000034334742601">
                <text:p>0.000000000000034334742601</text:p>
              </table:table-cell>
              <table:table-cell office:value-type="float" office:value="-0.0000000000301994618828">
                <text:p>-0.00000000003019946188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000000000128508206927">
                <text:p>-0.00000000000128508206927</text:p>
              </table:table-cell>
              <table:table-cell office:value-type="float" office:value="0.000000000000458846521391">
                <text:p>0.000000000000458846521391</text:p>
              </table:table-cell>
              <table:table-cell office:value-type="float" office:value="0.00000000000203406519637">
                <text:p>0.00000000000203406519637</text:p>
              </table:table-cell>
              <table:table-cell office:value-type="float" office:value="-0.0000000000537715849752">
                <text:p>-0.00000000005377158497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00000000126891995732">
                <text:p>0.0000000000000126891995732</text:p>
              </table:table-cell>
              <table:table-cell office:value-type="float" office:value="0.0000000000000855949922581">
                <text:p>0.0000000000000855949922581</text:p>
              </table:table-cell>
              <table:table-cell office:value-type="float" office:value="0.0000000000112090715582">
                <text:p>0.0000000000112090715582</text:p>
              </table:table-cell>
              <table:table-cell office:value-type="float" office:value="-0.0000000000588558389524">
                <text:p>-0.00000000005885583895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00000000000230191134908">
                <text:p>-0.0000000000000230191134908</text:p>
              </table:table-cell>
              <table:table-cell office:value-type="float" office:value="-0.00000000000281616307804">
                <text:p>-0.00000000000281616307804</text:p>
              </table:table-cell>
              <table:table-cell office:value-type="float" office:value="0.0000000000299935443074">
                <text:p>0.0000000000299935443074</text:p>
              </table:table-cell>
              <table:table-cell office:value-type="float" office:value="-0.0000000000349705133756">
                <text:p>-0.00000000003497051337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00000000797402972621">
                <text:p>0.000000000000797402972621</text:p>
              </table:table-cell>
              <table:table-cell office:value-type="float" office:value="0.0000000000146321482537">
                <text:p>0.0000000000146321482537</text:p>
              </table:table-cell>
              <table:table-cell office:value-type="float" office:value="0.00000000000284673436413">
                <text:p>0.00000000000284673436413</text:p>
              </table:table-cell>
              <table:table-cell office:value-type="float" office:value="-0.000000000185086064778">
                <text:p>-0.0000000001850860647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00000000138024656884">
                <text:p>-0.0000000000138024656884</text:p>
              </table:table-cell>
              <table:table-cell office:value-type="float" office:value="-0.0000000000428033219632">
                <text:p>-0.0000000000428033219632</text:p>
              </table:table-cell>
              <table:table-cell office:value-type="float" office:value="0.00000000000360151522354">
                <text:p>0.00000000000360151522354</text:p>
              </table:table-cell>
              <table:table-cell office:value-type="float" office:value="0.00000000000273071102185">
                <text:p>0.000000000002730711021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000000000173560929071">
                <text:p>-0.00000000000173560929071</text:p>
              </table:table-cell>
              <table:table-cell office:value-type="float" office:value="8.42981004824E-015">
                <text:p>8.42981004824E-015</text:p>
              </table:table-cell>
              <table:table-cell office:value-type="float" office:value="-0.0000000000705287069878">
                <text:p>-0.0000000000705287069878</text:p>
              </table:table-cell>
              <table:table-cell office:value-type="float" office:value="-0.000000000136662330261">
                <text:p>-0.0000000001366623302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00000000183077467444">
                <text:p>-0.0000000000183077467444</text:p>
              </table:table-cell>
              <table:table-cell office:value-type="float" office:value="0.00000000000874472897744">
                <text:p>0.00000000000874472897744</text:p>
              </table:table-cell>
              <table:table-cell office:value-type="float" office:value="0.000000000000963518513736">
                <text:p>0.000000000000963518513736</text:p>
              </table:table-cell>
              <table:table-cell office:value-type="float" office:value="-0.0000000000904594311244">
                <text:p>-0.00000000009045943112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0000000546776531309">
                <text:p>0.00000000000546776531309</text:p>
              </table:table-cell>
              <table:table-cell office:value-type="float" office:value="-0.0000000000000158475568128">
                <text:p>-0.0000000000000158475568128</text:p>
              </table:table-cell>
              <table:table-cell office:value-type="float" office:value="-0.000000000012392647566">
                <text:p>-0.000000000012392647566</text:p>
              </table:table-cell>
              <table:table-cell office:value-type="float" office:value="-0.0000000000680532134181">
                <text:p>-0.00000000006805321341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0000000445096021289">
                <text:p>0.000000000000445096021289</text:p>
              </table:table-cell>
              <table:table-cell office:value-type="float" office:value="0.0000000000058504841398">
                <text:p>0.0000000000058504841398</text:p>
              </table:table-cell>
              <table:table-cell office:value-type="float" office:value="3.56805593031E-015">
                <text:p>3.56805593031E-015</text:p>
              </table:table-cell>
              <table:table-cell office:value-type="float" office:value="-0.0000000000550741203723">
                <text:p>-0.00000000005507412037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0000000000993019984202">
                <text:p>-0.000000000000993019984202</text:p>
              </table:table-cell>
              <table:table-cell office:value-type="float" office:value="0.000000000000273615245681">
                <text:p>0.000000000000273615245681</text:p>
              </table:table-cell>
              <table:table-cell office:value-type="float" office:value="-0.0000000000242441283686">
                <text:p>-0.0000000000242441283686</text:p>
              </table:table-cell>
              <table:table-cell office:value-type="float" office:value="-0.000000000114976615325">
                <text:p>-0.0000000001149766153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minimum="-0.0000006" chart:maximum="0.0000012" chart:interval-major="0.0000002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547cm" svg:height="10.487cm" xlink:href=".." chart:class="chart:line" chart:style-name="ch1">
        <chart:legend chart:legend-position="end" svg:x="17.344cm" svg:y="4.399cm" chart:style-name="ch2"/>
        <chart:plot-area chart:style-name="ch3" table:cell-range-address="Hu6.A1:Hu6.D51" chart:data-source-has-labels="row" svg:x="0.41cm" svg:y="0.209cm" svg:width="16.525cm" svg:height="9.8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u6.A2:Hu6.A51" chart:label-cell-address="Hu6.A1:Hu6.A1" chart:class="chart:line">
            <chart:data-point chart:repeated="50"/>
          </chart:series>
          <chart:series chart:style-name="ch8" chart:values-cell-range-address="Hu6.B2:Hu6.B51" chart:label-cell-address="Hu6.B1:Hu6.B1" chart:class="chart:line">
            <chart:data-point chart:repeated="50"/>
          </chart:series>
          <chart:series chart:style-name="ch9" chart:values-cell-range-address="Hu6.C2:Hu6.C51" chart:label-cell-address="Hu6.C1:Hu6.C1" chart:class="chart:line">
            <chart:data-point chart:repeated="50"/>
          </chart:series>
          <chart:series chart:style-name="ch10" chart:values-cell-range-address="Hu6.D2:Hu6.D51" chart:label-cell-address="Hu6.D1:Hu6.D1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u6.A1:Hu6.A1">authong1</text:p>
              </table:table-cell>
              <table:table-cell office:value-type="string">
                <text:p text:id="Hu6.B1:Hu6.B1">chainat72</text:p>
              </table:table-cell>
              <table:table-cell office:value-type="string">
                <text:p text:id="Hu6.C1:Hu6.C1">motoso1</text:p>
              </table:table-cell>
              <table:table-cell office:value-type="string">
                <text:p text:id="Hu6.D1:Hu6.D1">kamphangsean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533638351716">
                <text:p text:id="Hu6.A2:Hu6.A51">0.0000000533638351716</text:p>
              </table:table-cell>
              <table:table-cell office:value-type="float" office:value="-0.0000000157956512134">
                <text:p text:id="Hu6.B2:Hu6.B51">-0.0000000157956512134</text:p>
              </table:table-cell>
              <table:table-cell office:value-type="float" office:value="-0.000000000906378722232">
                <text:p text:id="Hu6.C2:Hu6.C51">-0.000000000906378722232</text:p>
              </table:table-cell>
              <table:table-cell office:value-type="float" office:value="-0.000000409646027032">
                <text:p text:id="Hu6.D2:Hu6.D51">-0.00000040964602703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0000615912832527">
                <text:p>-0.0000000615912832527</text:p>
              </table:table-cell>
              <table:table-cell office:value-type="float" office:value="0.0000000961650070909">
                <text:p>0.0000000961650070909</text:p>
              </table:table-cell>
              <table:table-cell office:value-type="float" office:value="-0.00000000154307408934">
                <text:p>-0.00000000154307408934</text:p>
              </table:table-cell>
              <table:table-cell office:value-type="float" office:value="0.000000115003087492">
                <text:p>0.0000001150030874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0939493462839">
                <text:p>0.0000000939493462839</text:p>
              </table:table-cell>
              <table:table-cell office:value-type="float" office:value="0.0000000579079817965">
                <text:p>0.0000000579079817965</text:p>
              </table:table-cell>
              <table:table-cell office:value-type="float" office:value="0.0000000601840473956">
                <text:p>0.0000000601840473956</text:p>
              </table:table-cell>
              <table:table-cell office:value-type="float" office:value="0.000000761824979152">
                <text:p>0.0000007618249791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0000979908915478">
                <text:p>-0.0000000979908915478</text:p>
              </table:table-cell>
              <table:table-cell office:value-type="float" office:value="0.0000000303692409017">
                <text:p>0.0000000303692409017</text:p>
              </table:table-cell>
              <table:table-cell office:value-type="float" office:value="0.0000000102564171072">
                <text:p>0.0000000102564171072</text:p>
              </table:table-cell>
              <table:table-cell office:value-type="float" office:value="0.000000289350601654">
                <text:p>0.0000002893506016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079464630651">
                <text:p>0.0000000079464630651</text:p>
              </table:table-cell>
              <table:table-cell office:value-type="float" office:value="0.00000000149418528395">
                <text:p>0.00000000149418528395</text:p>
              </table:table-cell>
              <table:table-cell office:value-type="float" office:value="0.000000165674513335">
                <text:p>0.000000165674513335</text:p>
              </table:table-cell>
              <table:table-cell office:value-type="float" office:value="-0.0000000477692174637">
                <text:p>-0.00000004776921746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0000441760009331">
                <text:p>-0.0000000441760009331</text:p>
              </table:table-cell>
              <table:table-cell office:value-type="float" office:value="0.0000000562385495002">
                <text:p>0.0000000562385495002</text:p>
              </table:table-cell>
              <table:table-cell office:value-type="float" office:value="0.0000000494665972617">
                <text:p>0.0000000494665972617</text:p>
              </table:table-cell>
              <table:table-cell office:value-type="float" office:value="0.000000082086887763">
                <text:p>0.0000000820868877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000000703390553664">
                <text:p>-0.00000000703390553664</text:p>
              </table:table-cell>
              <table:table-cell office:value-type="float" office:value="0.000000198658122992">
                <text:p>0.000000198658122992</text:p>
              </table:table-cell>
              <table:table-cell office:value-type="float" office:value="0.000000233013769607">
                <text:p>0.000000233013769607</text:p>
              </table:table-cell>
              <table:table-cell office:value-type="float" office:value="0.00000028137369075">
                <text:p>0.000000281373690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00000109366244159">
                <text:p>-0.0000000109366244159</text:p>
              </table:table-cell>
              <table:table-cell office:value-type="float" office:value="0.00000000591635279343">
                <text:p>0.00000000591635279343</text:p>
              </table:table-cell>
              <table:table-cell office:value-type="float" office:value="0.0000000803516337178">
                <text:p>0.0000000803516337178</text:p>
              </table:table-cell>
              <table:table-cell office:value-type="float" office:value="-0.0000000194162913131">
                <text:p>-0.00000001941629131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0000752370554228">
                <text:p>-0.0000000752370554228</text:p>
              </table:table-cell>
              <table:table-cell office:value-type="float" office:value="-0.0000000925187386126">
                <text:p>-0.0000000925187386126</text:p>
              </table:table-cell>
              <table:table-cell office:value-type="float" office:value="0.00000000510985007631">
                <text:p>0.00000000510985007631</text:p>
              </table:table-cell>
              <table:table-cell office:value-type="float" office:value="0.0000000847920247834">
                <text:p>0.00000008479202478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00000181658682768">
                <text:p>-0.0000000181658682768</text:p>
              </table:table-cell>
              <table:table-cell office:value-type="float" office:value="0.0000000743873528046">
                <text:p>0.0000000743873528046</text:p>
              </table:table-cell>
              <table:table-cell office:value-type="float" office:value="-0.0000000378319154076">
                <text:p>-0.0000000378319154076</text:p>
              </table:table-cell>
              <table:table-cell office:value-type="float" office:value="-0.0000000797815927746">
                <text:p>-0.00000007978159277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0000038172824209">
                <text:p>-0.000000038172824209</text:p>
              </table:table-cell>
              <table:table-cell office:value-type="float" office:value="-0.0000000129221193613">
                <text:p>-0.0000000129221193613</text:p>
              </table:table-cell>
              <table:table-cell office:value-type="float" office:value="0.0000000628368104514">
                <text:p>0.0000000628368104514</text:p>
              </table:table-cell>
              <table:table-cell office:value-type="float" office:value="-0.0000000480382802691">
                <text:p>-0.00000004803828026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00185164720173">
                <text:p>0.0000000185164720173</text:p>
              </table:table-cell>
              <table:table-cell office:value-type="float" office:value="0.000000119360934952">
                <text:p>0.000000119360934952</text:p>
              </table:table-cell>
              <table:table-cell office:value-type="float" office:value="-0.00000000165491491377">
                <text:p>-0.00000000165491491377</text:p>
              </table:table-cell>
              <table:table-cell office:value-type="float" office:value="-0.0000000629925260107">
                <text:p>-0.00000006299252601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0000690390127733">
                <text:p>-0.0000000690390127733</text:p>
              </table:table-cell>
              <table:table-cell office:value-type="float" office:value="0.00000000378436569152">
                <text:p>0.00000000378436569152</text:p>
              </table:table-cell>
              <table:table-cell office:value-type="float" office:value="0.0000000346436807158">
                <text:p>0.0000000346436807158</text:p>
              </table:table-cell>
              <table:table-cell office:value-type="float" office:value="-0.000000135670647582">
                <text:p>-0.0000001356706475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00772061195377">
                <text:p>0.0000000772061195377</text:p>
              </table:table-cell>
              <table:table-cell office:value-type="float" office:value="-0.0000000144569459218">
                <text:p>-0.0000000144569459218</text:p>
              </table:table-cell>
              <table:table-cell office:value-type="float" office:value="0.0000000473360443274">
                <text:p>0.0000000473360443274</text:p>
              </table:table-cell>
              <table:table-cell office:value-type="float" office:value="0.000000170611183797">
                <text:p>0.0000001706111837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00000201436345864">
                <text:p>-0.0000000201436345864</text:p>
              </table:table-cell>
              <table:table-cell office:value-type="float" office:value="-0.00000000465998917618">
                <text:p>-0.00000000465998917618</text:p>
              </table:table-cell>
              <table:table-cell office:value-type="float" office:value="-0.00000000454564775249">
                <text:p>-0.00000000454564775249</text:p>
              </table:table-cell>
              <table:table-cell office:value-type="float" office:value="0.000000119398467976">
                <text:p>0.0000001193984679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00000214455434831">
                <text:p>-0.0000000214455434831</text:p>
              </table:table-cell>
              <table:table-cell office:value-type="float" office:value="0.0000000877015164538">
                <text:p>0.0000000877015164538</text:p>
              </table:table-cell>
              <table:table-cell office:value-type="float" office:value="0.000000115610880071">
                <text:p>0.000000115610880071</text:p>
              </table:table-cell>
              <table:table-cell office:value-type="float" office:value="-0.000000177510228784">
                <text:p>-0.0000001775102287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000000143853236805">
                <text:p>-0.00000000143853236805</text:p>
              </table:table-cell>
              <table:table-cell office:value-type="float" office:value="0.000000136847109495">
                <text:p>0.000000136847109495</text:p>
              </table:table-cell>
              <table:table-cell office:value-type="float" office:value="-0.000000306315046735">
                <text:p>-0.000000306315046735</text:p>
              </table:table-cell>
              <table:table-cell office:value-type="float" office:value="-0.0000000524811019422">
                <text:p>-0.00000005248110194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00000498215980686">
                <text:p>-0.0000000498215980686</text:p>
              </table:table-cell>
              <table:table-cell office:value-type="float" office:value="0.000000123926410224">
                <text:p>0.000000123926410224</text:p>
              </table:table-cell>
              <table:table-cell office:value-type="float" office:value="0.0000000572299879912">
                <text:p>0.0000000572299879912</text:p>
              </table:table-cell>
              <table:table-cell office:value-type="float" office:value="0.000000255772334527">
                <text:p>0.0000002557723345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0000151566852389">
                <text:p>-0.000000151566852389</text:p>
              </table:table-cell>
              <table:table-cell office:value-type="float" office:value="0.00000000291232555753">
                <text:p>0.00000000291232555753</text:p>
              </table:table-cell>
              <table:table-cell office:value-type="float" office:value="0.0000000682565674843">
                <text:p>0.0000000682565674843</text:p>
              </table:table-cell>
              <table:table-cell office:value-type="float" office:value="0.0000000742020571726">
                <text:p>0.00000007420205717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00787357037452">
                <text:p>0.0000000787357037452</text:p>
              </table:table-cell>
              <table:table-cell office:value-type="float" office:value="0.0000000569589844137">
                <text:p>0.0000000569589844137</text:p>
              </table:table-cell>
              <table:table-cell office:value-type="float" office:value="0.00000000243760677803">
                <text:p>0.00000000243760677803</text:p>
              </table:table-cell>
              <table:table-cell office:value-type="float" office:value="0.00000000905216113984">
                <text:p>0.000000009052161139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000000879914507937">
                <text:p>-0.00000000879914507937</text:p>
              </table:table-cell>
              <table:table-cell office:value-type="float" office:value="-0.00000000486310337606">
                <text:p>-0.00000000486310337606</text:p>
              </table:table-cell>
              <table:table-cell office:value-type="float" office:value="-0.000000113034430149">
                <text:p>-0.000000113034430149</text:p>
              </table:table-cell>
              <table:table-cell office:value-type="float" office:value="0.0000000295973244115">
                <text:p>0.00000002959732441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00000133899941118">
                <text:p>-0.0000000133899941118</text:p>
              </table:table-cell>
              <table:table-cell office:value-type="float" office:value="0.0000000079098799487">
                <text:p>0.0000000079098799487</text:p>
              </table:table-cell>
              <table:table-cell office:value-type="float" office:value="0.000000015477555979">
                <text:p>0.000000015477555979</text:p>
              </table:table-cell>
              <table:table-cell office:value-type="float" office:value="-0.000000183081130166">
                <text:p>-0.0000001830811301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00186218930369">
                <text:p>0.0000000186218930369</text:p>
              </table:table-cell>
              <table:table-cell office:value-type="float" office:value="0.00000000606107648978">
                <text:p>0.00000000606107648978</text:p>
              </table:table-cell>
              <table:table-cell office:value-type="float" office:value="0.0000000589843437842">
                <text:p>0.0000000589843437842</text:p>
              </table:table-cell>
              <table:table-cell office:value-type="float" office:value="0.000000457354738914">
                <text:p>0.0000004573547389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00000133689885148">
                <text:p>-0.0000000133689885148</text:p>
              </table:table-cell>
              <table:table-cell office:value-type="float" office:value="-0.000000261102839622">
                <text:p>-0.000000261102839622</text:p>
              </table:table-cell>
              <table:table-cell office:value-type="float" office:value="0.0000000320825867168">
                <text:p>0.0000000320825867168</text:p>
              </table:table-cell>
              <table:table-cell office:value-type="float" office:value="-0.000000294003857825">
                <text:p>-0.0000002940038578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00442661594434">
                <text:p>0.0000000442661594434</text:p>
              </table:table-cell>
              <table:table-cell office:value-type="float" office:value="0.000000000760151747262">
                <text:p>0.000000000760151747262</text:p>
              </table:table-cell>
              <table:table-cell office:value-type="float" office:value="0.0000000171838081542">
                <text:p>0.0000000171838081542</text:p>
              </table:table-cell>
              <table:table-cell office:value-type="float" office:value="-0.000000330294261445">
                <text:p>-0.0000003302942614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00492847197487">
                <text:p>0.0000000492847197487</text:p>
              </table:table-cell>
              <table:table-cell office:value-type="float" office:value="0.000000183424427685">
                <text:p>0.000000183424427685</text:p>
              </table:table-cell>
              <table:table-cell office:value-type="float" office:value="0.0000000000834813981441">
                <text:p>0.0000000000834813981441</text:p>
              </table:table-cell>
              <table:table-cell office:value-type="float" office:value="0.000000298592174644">
                <text:p>0.0000002985921746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000888594095442">
                <text:p>0.00000000888594095442</text:p>
              </table:table-cell>
              <table:table-cell office:value-type="float" office:value="0.000000129245408799">
                <text:p>0.000000129245408799</text:p>
              </table:table-cell>
              <table:table-cell office:value-type="float" office:value="-0.0000000576484204757">
                <text:p>-0.0000000576484204757</text:p>
              </table:table-cell>
              <table:table-cell office:value-type="float" office:value="-0.0000000588164152167">
                <text:p>-0.00000005881641521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0000107037926472">
                <text:p>-0.000000107037926472</text:p>
              </table:table-cell>
              <table:table-cell office:value-type="float" office:value="0.00000000984287912341">
                <text:p>0.00000000984287912341</text:p>
              </table:table-cell>
              <table:table-cell office:value-type="float" office:value="-0.0000000111350726963">
                <text:p>-0.0000000111350726963</text:p>
              </table:table-cell>
              <table:table-cell office:value-type="float" office:value="0.0000000941623445567">
                <text:p>0.0000000941623445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0140486333097">
                <text:p>0.000000140486333097</text:p>
              </table:table-cell>
              <table:table-cell office:value-type="float" office:value="0.00000000251442708066">
                <text:p>0.00000000251442708066</text:p>
              </table:table-cell>
              <table:table-cell office:value-type="float" office:value="0.000000104317919856">
                <text:p>0.000000104317919856</text:p>
              </table:table-cell>
              <table:table-cell office:value-type="float" office:value="-0.00000000893396064698">
                <text:p>-0.000000008933960646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0000114856508478">
                <text:p>-0.000000114856508478</text:p>
              </table:table-cell>
              <table:table-cell office:value-type="float" office:value="-0.000000122462077536">
                <text:p>-0.000000122462077536</text:p>
              </table:table-cell>
              <table:table-cell office:value-type="float" office:value="0.0000000391132280097">
                <text:p>0.0000000391132280097</text:p>
              </table:table-cell>
              <table:table-cell office:value-type="float" office:value="0.0000000674569710576">
                <text:p>0.00000006745697105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0000182093749403">
                <text:p>-0.000000182093749403</text:p>
              </table:table-cell>
              <table:table-cell office:value-type="float" office:value="0.000000128984441041">
                <text:p>0.000000128984441041</text:p>
              </table:table-cell>
              <table:table-cell office:value-type="float" office:value="0.0000000030949984652">
                <text:p>0.0000000030949984652</text:p>
              </table:table-cell>
              <table:table-cell office:value-type="float" office:value="0.000000336356935163">
                <text:p>0.0000003363569351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00114096859083">
                <text:p>0.0000000114096859083</text:p>
              </table:table-cell>
              <table:table-cell office:value-type="float" office:value="0.00000000176135211817">
                <text:p>0.00000000176135211817</text:p>
              </table:table-cell>
              <table:table-cell office:value-type="float" office:value="0.000000106075570477">
                <text:p>0.000000106075570477</text:p>
              </table:table-cell>
              <table:table-cell office:value-type="float" office:value="0.000000188663758733">
                <text:p>0.0000001886637587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00858475865812">
                <text:p>0.0000000858475865812</text:p>
              </table:table-cell>
              <table:table-cell office:value-type="float" office:value="-0.0000000310526995919">
                <text:p>-0.0000000310526995919</text:p>
              </table:table-cell>
              <table:table-cell office:value-type="float" office:value="-0.0000000159070542554">
                <text:p>-0.0000000159070542554</text:p>
              </table:table-cell>
              <table:table-cell office:value-type="float" office:value="0.000000197237893162">
                <text:p>0.0000001972378931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00480860030186">
                <text:p>0.0000000480860030186</text:p>
              </table:table-cell>
              <table:table-cell office:value-type="float" office:value="0.0000000545256706733">
                <text:p>0.0000000545256706733</text:p>
              </table:table-cell>
              <table:table-cell office:value-type="float" office:value="0.000000349701300909">
                <text:p>0.000000349701300909</text:p>
              </table:table-cell>
              <table:table-cell office:value-type="float" office:value="0.000000374673042302">
                <text:p>0.0000003746730423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00000167978100242">
                <text:p>-0.0000000167978100242</text:p>
              </table:table-cell>
              <table:table-cell office:value-type="float" office:value="-0.00000000167188876629">
                <text:p>-0.00000000167188876629</text:p>
              </table:table-cell>
              <table:table-cell office:value-type="float" office:value="-0.0000000079387805258">
                <text:p>-0.0000000079387805258</text:p>
              </table:table-cell>
              <table:table-cell office:value-type="float" office:value="-0.0000000801155725646">
                <text:p>-0.00000008011557256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00000250932414933">
                <text:p>-0.0000000250932414933</text:p>
              </table:table-cell>
              <table:table-cell office:value-type="float" office:value="0.00000000745555611922">
                <text:p>0.00000000745555611922</text:p>
              </table:table-cell>
              <table:table-cell office:value-type="float" office:value="0.0000000268451092433">
                <text:p>0.0000000268451092433</text:p>
              </table:table-cell>
              <table:table-cell office:value-type="float" office:value="0.0000000742558562102">
                <text:p>0.00000007425585621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00387333862789">
                <text:p>0.0000000387333862789</text:p>
              </table:table-cell>
              <table:table-cell office:value-type="float" office:value="0.0000000417696673091">
                <text:p>0.0000000417696673091</text:p>
              </table:table-cell>
              <table:table-cell office:value-type="float" office:value="0.0000000790820350081">
                <text:p>0.0000000790820350081</text:p>
              </table:table-cell>
              <table:table-cell office:value-type="float" office:value="-0.000000116010739867">
                <text:p>-0.0000001160107398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00000555851823475">
                <text:p>-0.0000000555851823475</text:p>
              </table:table-cell>
              <table:table-cell office:value-type="float" office:value="0.0000000290393459052">
                <text:p>0.0000000290393459052</text:p>
              </table:table-cell>
              <table:table-cell office:value-type="float" office:value="0.000000349637633698">
                <text:p>0.000000349637633698</text:p>
              </table:table-cell>
              <table:table-cell office:value-type="float" office:value="-0.0000000450621676594">
                <text:p>-0.00000004506216765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00000568187684239">
                <text:p>-0.0000000568187684239</text:p>
              </table:table-cell>
              <table:table-cell office:value-type="float" office:value="0.0000000429873122281">
                <text:p>0.0000000429873122281</text:p>
              </table:table-cell>
              <table:table-cell office:value-type="float" office:value="0.000000126821314427">
                <text:p>0.000000126821314427</text:p>
              </table:table-cell>
              <table:table-cell office:value-type="float" office:value="-0.0000000525820116748">
                <text:p>-0.00000005258201167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00000104976382769">
                <text:p>-0.0000000104976382769</text:p>
              </table:table-cell>
              <table:table-cell office:value-type="float" office:value="-0.0000000960160604223">
                <text:p>-0.0000000960160604223</text:p>
              </table:table-cell>
              <table:table-cell office:value-type="float" office:value="0.0000000022779579461">
                <text:p>0.0000000022779579461</text:p>
              </table:table-cell>
              <table:table-cell office:value-type="float" office:value="0.000000173623533644">
                <text:p>0.0000001736235336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00124696961501">
                <text:p>0.0000000124696961501</text:p>
              </table:table-cell>
              <table:table-cell office:value-type="float" office:value="0.0000000100247813078">
                <text:p>0.0000000100247813078</text:p>
              </table:table-cell>
              <table:table-cell office:value-type="float" office:value="0.0000000503311681506">
                <text:p>0.0000000503311681506</text:p>
              </table:table-cell>
              <table:table-cell office:value-type="float" office:value="0.000000235769864975">
                <text:p>0.0000002357698649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000274966444036">
                <text:p>0.00000000274966444036</text:p>
              </table:table-cell>
              <table:table-cell office:value-type="float" office:value="-0.00000000289757506207">
                <text:p>-0.00000000289757506207</text:p>
              </table:table-cell>
              <table:table-cell office:value-type="float" office:value="0.000000145811733469">
                <text:p>0.000000145811733469</text:p>
              </table:table-cell>
              <table:table-cell office:value-type="float" office:value="0.000000166739607137">
                <text:p>0.0000001667396071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00000206051475365">
                <text:p>-0.0000000206051475365</text:p>
              </table:table-cell>
              <table:table-cell office:value-type="float" office:value="0.00000000492057683246">
                <text:p>0.00000000492057683246</text:p>
              </table:table-cell>
              <table:table-cell office:value-type="float" office:value="0.000000145283387511">
                <text:p>0.000000145283387511</text:p>
              </table:table-cell>
              <table:table-cell office:value-type="float" office:value="0.000000273385074649">
                <text:p>0.0000002733850746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000000907095649847">
                <text:p>-0.00000000907095649847</text:p>
              </table:table-cell>
              <table:table-cell office:value-type="float" office:value="0.0000000536349722223">
                <text:p>0.0000000536349722223</text:p>
              </table:table-cell>
              <table:table-cell office:value-type="float" office:value="0.0000000611866849322">
                <text:p>0.0000000611866849322</text:p>
              </table:table-cell>
              <table:table-cell office:value-type="float" office:value="0.000000038714612158">
                <text:p>0.0000000387146121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00000130400939327">
                <text:p>-0.0000000130400939327</text:p>
              </table:table-cell>
              <table:table-cell office:value-type="float" office:value="-0.000000177560878233">
                <text:p>-0.000000177560878233</text:p>
              </table:table-cell>
              <table:table-cell office:value-type="float" office:value="0.0000000392048136029">
                <text:p>0.0000000392048136029</text:p>
              </table:table-cell>
              <table:table-cell office:value-type="float" office:value="0.000000152085239032">
                <text:p>0.0000001520852390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000427954937217">
                <text:p>0.00000000427954937217</text:p>
              </table:table-cell>
              <table:table-cell office:value-type="float" office:value="0.000000000554224033873">
                <text:p>0.000000000554224033873</text:p>
              </table:table-cell>
              <table:table-cell office:value-type="float" office:value="0.0000000737521767664">
                <text:p>0.0000000737521767664</text:p>
              </table:table-cell>
              <table:table-cell office:value-type="float" office:value="0.000000200087438138">
                <text:p>0.0000002000874381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0000107349122927">
                <text:p>-0.000000107349122927</text:p>
              </table:table-cell>
              <table:table-cell office:value-type="float" office:value="0.0000000996465165434">
                <text:p>0.0000000996465165434</text:p>
              </table:table-cell>
              <table:table-cell office:value-type="float" office:value="-0.0000000610226826496">
                <text:p>-0.0000000610226826496</text:p>
              </table:table-cell>
              <table:table-cell office:value-type="float" office:value="0.00000016580513915">
                <text:p>0.000000165805139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0000100386703455">
                <text:p>-0.000000100386703455</text:p>
              </table:table-cell>
              <table:table-cell office:value-type="float" office:value="0.0000000000668211623296">
                <text:p>0.0000000000668211623296</text:p>
              </table:table-cell>
              <table:table-cell office:value-type="float" office:value="0.00000000567161664129">
                <text:p>0.00000000567161664129</text:p>
              </table:table-cell>
              <table:table-cell office:value-type="float" office:value="0.0000000801504477212">
                <text:p>0.00000008015044772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00000392918219708">
                <text:p>-0.0000000392918219708</text:p>
              </table:table-cell>
              <table:table-cell office:value-type="float" office:value="0.000000046243992477">
                <text:p>0.000000046243992477</text:p>
              </table:table-cell>
              <table:table-cell office:value-type="float" office:value="0.00000000138995637876">
                <text:p>0.00000000138995637876</text:p>
              </table:table-cell>
              <table:table-cell office:value-type="float" office:value="0.000000328791802958">
                <text:p>0.0000003287918029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0018497107157">
                <text:p>0.000000018497107157</text:p>
              </table:table-cell>
              <table:table-cell office:value-type="float" office:value="0.00000000117022961848">
                <text:p>0.00000000117022961848</text:p>
              </table:table-cell>
              <table:table-cell office:value-type="float" office:value="-0.00000017466106478">
                <text:p>-0.00000017466106478</text:p>
              </table:table-cell>
              <table:table-cell office:value-type="float" office:value="0.000000285265030195">
                <text:p>0.00000028526503019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minimum="-0.0000000004" chart:maximum="0.00000000035" chart:interval-major="0.000000000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187cm" svg:height="9.422cm" xlink:href=".." chart:class="chart:line" chart:style-name="ch1">
        <chart:legend chart:legend-position="end" svg:x="13.071cm" svg:y="3.867cm" chart:style-name="ch2"/>
        <chart:plot-area chart:style-name="ch3" table:cell-range-address="Hu7.A1:Hu7.D51" chart:data-source-has-labels="row" svg:x="0.323cm" svg:y="0.188cm" svg:width="12.426cm" svg:height="8.85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u7.A2:Hu7.A51" chart:label-cell-address="Hu7.A1:Hu7.A1" chart:class="chart:line">
            <chart:data-point chart:repeated="50"/>
          </chart:series>
          <chart:series chart:style-name="ch8" chart:values-cell-range-address="Hu7.B2:Hu7.B51" chart:label-cell-address="Hu7.B1:Hu7.B1" chart:class="chart:line">
            <chart:data-point chart:repeated="50"/>
          </chart:series>
          <chart:series chart:style-name="ch9" chart:values-cell-range-address="Hu7.C2:Hu7.C51" chart:label-cell-address="Hu7.C1:Hu7.C1" chart:class="chart:line">
            <chart:data-point chart:repeated="50"/>
          </chart:series>
          <chart:series chart:style-name="ch10" chart:values-cell-range-address="Hu7.D2:Hu7.D51" chart:label-cell-address="Hu7.D1:Hu7.D1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u7.A1:Hu7.A1">authong1</text:p>
              </table:table-cell>
              <table:table-cell office:value-type="string">
                <text:p text:id="Hu7.B1:Hu7.B1">chainat72</text:p>
              </table:table-cell>
              <table:table-cell office:value-type="string">
                <text:p text:id="Hu7.C1:Hu7.C1">motoso1</text:p>
              </table:table-cell>
              <table:table-cell office:value-type="string">
                <text:p text:id="Hu7.D1:Hu7.D1">kamphangsean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00000000112854780967">
                <text:p text:id="Hu7.A2:Hu7.A51">-0.0000000000112854780967</text:p>
              </table:table-cell>
              <table:table-cell office:value-type="float" office:value="0.000000000000164149357123">
                <text:p text:id="Hu7.B2:Hu7.B51">0.000000000000164149357123</text:p>
              </table:table-cell>
              <table:table-cell office:value-type="float" office:value="0.000000000000047522191733">
                <text:p text:id="Hu7.C2:Hu7.C51">0.000000000000047522191733</text:p>
              </table:table-cell>
              <table:table-cell office:value-type="float" office:value="0.0000000000479142712852">
                <text:p text:id="Hu7.D2:Hu7.D51">0.00000000004791427128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00000000578880563744">
                <text:p>-0.00000000000578880563744</text:p>
              </table:table-cell>
              <table:table-cell office:value-type="float" office:value="-0.00000000000299897490638">
                <text:p>-0.00000000000299897490638</text:p>
              </table:table-cell>
              <table:table-cell office:value-type="float" office:value="0.000000000000442492943534">
                <text:p>0.000000000000442492943534</text:p>
              </table:table-cell>
              <table:table-cell office:value-type="float" office:value="0.00000000000916211042644">
                <text:p>0.000000000009162110426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0000105055433361">
                <text:p>0.0000000000105055433361</text:p>
              </table:table-cell>
              <table:table-cell office:value-type="float" office:value="-0.00000000000893432165822">
                <text:p>-0.00000000000893432165822</text:p>
              </table:table-cell>
              <table:table-cell office:value-type="float" office:value="0.0000000000847398558178">
                <text:p>0.0000000000847398558178</text:p>
              </table:table-cell>
              <table:table-cell office:value-type="float" office:value="0.000000000325072282494">
                <text:p>0.0000000003250722824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00000000394472911907">
                <text:p>-0.00000000000394472911907</text:p>
              </table:table-cell>
              <table:table-cell office:value-type="float" office:value="-0.00000000000733325560166">
                <text:p>-0.00000000000733325560166</text:p>
              </table:table-cell>
              <table:table-cell office:value-type="float" office:value="-6.21048075195E-015">
                <text:p>-6.21048075195E-015</text:p>
              </table:table-cell>
              <table:table-cell office:value-type="float" office:value="0.000000000173481468756">
                <text:p>0.0000000001734814687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0000109872912675">
                <text:p>0.00000000000109872912675</text:p>
              </table:table-cell>
              <table:table-cell office:value-type="float" office:value="-0.000000000000224068833219">
                <text:p>-0.000000000000224068833219</text:p>
              </table:table-cell>
              <table:table-cell office:value-type="float" office:value="-0.000000000015976225218">
                <text:p>-0.000000000015976225218</text:p>
              </table:table-cell>
              <table:table-cell office:value-type="float" office:value="0.0000000000942364655971">
                <text:p>0.00000000009423646559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00000000333068996031">
                <text:p>-0.00000000000333068996031</text:p>
              </table:table-cell>
              <table:table-cell office:value-type="float" office:value="0.0000000000159347608019">
                <text:p>0.0000000000159347608019</text:p>
              </table:table-cell>
              <table:table-cell office:value-type="float" office:value="-0.00000000000382470698351">
                <text:p>-0.00000000000382470698351</text:p>
              </table:table-cell>
              <table:table-cell office:value-type="float" office:value="0.00000000000775338113321">
                <text:p>0.000000000007753381133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00000000000359674500752">
                <text:p>-0.0000000000000359674500752</text:p>
              </table:table-cell>
              <table:table-cell office:value-type="float" office:value="0.0000000000420825490658">
                <text:p>0.0000000000420825490658</text:p>
              </table:table-cell>
              <table:table-cell office:value-type="float" office:value="-0.0000000000216066723576">
                <text:p>-0.0000000000216066723576</text:p>
              </table:table-cell>
              <table:table-cell office:value-type="float" office:value="-0.0000000000802518049107">
                <text:p>-0.00000000008025180491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0000000331595594237">
                <text:p>0.0000000000000331595594237</text:p>
              </table:table-cell>
              <table:table-cell office:value-type="float" office:value="0.0000000000037049422638">
                <text:p>0.0000000000037049422638</text:p>
              </table:table-cell>
              <table:table-cell office:value-type="float" office:value="0.000000000000462827615982">
                <text:p>0.000000000000462827615982</text:p>
              </table:table-cell>
              <table:table-cell office:value-type="float" office:value="0.0000000000190375480734">
                <text:p>0.00000000001903754807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00000000115872556624">
                <text:p>-0.00000000000115872556624</text:p>
              </table:table-cell>
              <table:table-cell office:value-type="float" office:value="-0.0000000000149105354103">
                <text:p>-0.0000000000149105354103</text:p>
              </table:table-cell>
              <table:table-cell office:value-type="float" office:value="0.000000000000498019847557">
                <text:p>0.000000000000498019847557</text:p>
              </table:table-cell>
              <table:table-cell office:value-type="float" office:value="-0.0000000000253397908698">
                <text:p>-0.00000000002533979086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0000000000324903316127">
                <text:p>-0.000000000000324903316127</text:p>
              </table:table-cell>
              <table:table-cell office:value-type="float" office:value="0.00000000000630300396302">
                <text:p>0.00000000000630300396302</text:p>
              </table:table-cell>
              <table:table-cell office:value-type="float" office:value="0.00000000000049790570539">
                <text:p>0.00000000000049790570539</text:p>
              </table:table-cell>
              <table:table-cell office:value-type="float" office:value="-0.00000000000575236080385">
                <text:p>-0.000000000005752360803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000000000017064593635">
                <text:p>-0.00000000000017064593635</text:p>
              </table:table-cell>
              <table:table-cell office:value-type="float" office:value="0.000000000000297568768808">
                <text:p>0.000000000000297568768808</text:p>
              </table:table-cell>
              <table:table-cell office:value-type="float" office:value="-0.000000000000253591162008">
                <text:p>-0.000000000000253591162008</text:p>
              </table:table-cell>
              <table:table-cell office:value-type="float" office:value="0.0000000000126861099188">
                <text:p>0.00000000001268610991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00000000147418827371">
                <text:p>-0.0000000000147418827371</text:p>
              </table:table-cell>
              <table:table-cell office:value-type="float" office:value="-0.0000000000136998089974">
                <text:p>-0.0000000000136998089974</text:p>
              </table:table-cell>
              <table:table-cell office:value-type="float" office:value="-0.0000000000000405772891683">
                <text:p>-0.0000000000000405772891683</text:p>
              </table:table-cell>
              <table:table-cell office:value-type="float" office:value="0.0000000000753578904899">
                <text:p>0.00000000007535789048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00000033896573974">
                <text:p>0.0000000000033896573974</text:p>
              </table:table-cell>
              <table:table-cell office:value-type="float" office:value="-0.000000000000039059965489">
                <text:p>-0.000000000000039059965489</text:p>
              </table:table-cell>
              <table:table-cell office:value-type="float" office:value="-0.00000000000557928398913">
                <text:p>-0.00000000000557928398913</text:p>
              </table:table-cell>
              <table:table-cell office:value-type="float" office:value="-0.00000000000244317360425">
                <text:p>-0.000000000002443173604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000000000526363412022">
                <text:p>-0.00000000000526363412022</text:p>
              </table:table-cell>
              <table:table-cell office:value-type="float" office:value="-0.000000000000299435946834">
                <text:p>-0.000000000000299435946834</text:p>
              </table:table-cell>
              <table:table-cell office:value-type="float" office:value="0.00000000000364303139878">
                <text:p>0.00000000000364303139878</text:p>
              </table:table-cell>
              <table:table-cell office:value-type="float" office:value="0.0000000000761079987889">
                <text:p>0.0000000000761079987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0000000000394051704159">
                <text:p>-0.000000000000394051704159</text:p>
              </table:table-cell>
              <table:table-cell office:value-type="float" office:value="0.00000000000022268529398">
                <text:p>0.00000000000022268529398</text:p>
              </table:table-cell>
              <table:table-cell office:value-type="float" office:value="0.00000000000014608643133">
                <text:p>0.00000000000014608643133</text:p>
              </table:table-cell>
              <table:table-cell office:value-type="float" office:value="0.0000000000675274676114">
                <text:p>0.00000000006752746761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0000000907022611553">
                <text:p>0.000000000000907022611553</text:p>
              </table:table-cell>
              <table:table-cell office:value-type="float" office:value="0.00000000000373942482637">
                <text:p>0.00000000000373942482637</text:p>
              </table:table-cell>
              <table:table-cell office:value-type="float" office:value="-0.00000000000706479261376">
                <text:p>-0.00000000000706479261376</text:p>
              </table:table-cell>
              <table:table-cell office:value-type="float" office:value="-0.0000000000150286702027">
                <text:p>-0.00000000001502867020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00000000251299758141">
                <text:p>0.0000000000000251299758141</text:p>
              </table:table-cell>
              <table:table-cell office:value-type="float" office:value="-0.0000000000453770528249">
                <text:p>-0.0000000000453770528249</text:p>
              </table:table-cell>
              <table:table-cell office:value-type="float" office:value="-0.00000000000454319074387">
                <text:p>-0.00000000000454319074387</text:p>
              </table:table-cell>
              <table:table-cell office:value-type="float" office:value="-0.000000000000662499936508">
                <text:p>-0.000000000000662499936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0000010274465785">
                <text:p>0.000000000010274465785</text:p>
              </table:table-cell>
              <table:table-cell office:value-type="float" office:value="-0.000000000000208395776386">
                <text:p>-0.000000000000208395776386</text:p>
              </table:table-cell>
              <table:table-cell office:value-type="float" office:value="0.00000000000401629562717">
                <text:p>0.00000000000401629562717</text:p>
              </table:table-cell>
              <table:table-cell office:value-type="float" office:value="-0.0000000000729434046019">
                <text:p>-0.00000000007294340460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000000633339975258">
                <text:p>0.00000000000633339975258</text:p>
              </table:table-cell>
              <table:table-cell office:value-type="float" office:value="0.00000000000010327375106">
                <text:p>0.00000000000010327375106</text:p>
              </table:table-cell>
              <table:table-cell office:value-type="float" office:value="0.0000000000259201200964">
                <text:p>0.0000000000259201200964</text:p>
              </table:table-cell>
              <table:table-cell office:value-type="float" office:value="0.000000000104859003271">
                <text:p>0.0000000001048590032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0000000373302611423">
                <text:p>-0.000000000373302611423</text:p>
              </table:table-cell>
              <table:table-cell office:value-type="float" office:value="-0.00000000000882365044071">
                <text:p>-0.00000000000882365044071</text:p>
              </table:table-cell>
              <table:table-cell office:value-type="float" office:value="-0.0000000000000271441431435">
                <text:p>-0.0000000000000271441431435</text:p>
              </table:table-cell>
              <table:table-cell office:value-type="float" office:value="-0.0000000000129946954409">
                <text:p>-0.00000000001299469544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000000000116231221035">
                <text:p>-0.00000000000116231221035</text:p>
              </table:table-cell>
              <table:table-cell office:value-type="float" office:value="0.000000000000618920589364">
                <text:p>0.000000000000618920589364</text:p>
              </table:table-cell>
              <table:table-cell office:value-type="float" office:value="0.0000000000115504813931">
                <text:p>0.0000000000115504813931</text:p>
              </table:table-cell>
              <table:table-cell office:value-type="float" office:value="0.00000000000274104322222">
                <text:p>0.000000000002741043222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0000000518241536882">
                <text:p>0.000000000000518241536882</text:p>
              </table:table-cell>
              <table:table-cell office:value-type="float" office:value="-0.00000000000021100559086">
                <text:p>-0.00000000000021100559086</text:p>
              </table:table-cell>
              <table:table-cell office:value-type="float" office:value="0.000000000000135919867797">
                <text:p>0.000000000000135919867797</text:p>
              </table:table-cell>
              <table:table-cell office:value-type="float" office:value="0.00000000000789648820152">
                <text:p>0.000000000007896488201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0000000654446489748">
                <text:p>0.000000000000654446489748</text:p>
              </table:table-cell>
              <table:table-cell office:value-type="float" office:value="-0.0000000000000714505266129">
                <text:p>-0.0000000000000714505266129</text:p>
              </table:table-cell>
              <table:table-cell office:value-type="float" office:value="0.00000000000429323873639">
                <text:p>0.00000000000429323873639</text:p>
              </table:table-cell>
              <table:table-cell office:value-type="float" office:value="-0.000000000201636424731">
                <text:p>-0.0000000002016364247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0000000000351888010515">
                <text:p>-0.000000000000351888010515</text:p>
              </table:table-cell>
              <table:table-cell office:value-type="float" office:value="0.00000000000907153314161">
                <text:p>0.00000000000907153314161</text:p>
              </table:table-cell>
              <table:table-cell office:value-type="float" office:value="0.00000000000237177999631">
                <text:p>0.00000000000237177999631</text:p>
              </table:table-cell>
              <table:table-cell office:value-type="float" office:value="-0.0000000000399660616286">
                <text:p>-0.00000000003996606162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000000000264767684729">
                <text:p>-0.00000000000264767684729</text:p>
              </table:table-cell>
              <table:table-cell office:value-type="float" office:value="-0.000000000000168179615923">
                <text:p>-0.000000000000168179615923</text:p>
              </table:table-cell>
              <table:table-cell office:value-type="float" office:value="0.000000000000733357488105">
                <text:p>0.000000000000733357488105</text:p>
              </table:table-cell>
              <table:table-cell office:value-type="float" office:value="0.0000000000227093483983">
                <text:p>0.00000000002270934839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000000294059384525">
                <text:p>0.00000000000294059384525</text:p>
              </table:table-cell>
              <table:table-cell office:value-type="float" office:value="0.0000000000711919618879">
                <text:p>0.0000000000711919618879</text:p>
              </table:table-cell>
              <table:table-cell office:value-type="float" office:value="-6.6525227988E-017">
                <text:p>-6.6525227988E-017</text:p>
              </table:table-cell>
              <table:table-cell office:value-type="float" office:value="-0.0000000000440317014189">
                <text:p>-0.0000000000440317014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000000246515233984">
                <text:p>0.00000000000246515233984</text:p>
              </table:table-cell>
              <table:table-cell office:value-type="float" office:value="0.000000000015302246851">
                <text:p>0.000000000015302246851</text:p>
              </table:table-cell>
              <table:table-cell office:value-type="float" office:value="0.00000000000258341422051">
                <text:p>0.00000000000258341422051</text:p>
              </table:table-cell>
              <table:table-cell office:value-type="float" office:value="0.0000000000156108608315">
                <text:p>0.00000000001561086083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00000171766354411">
                <text:p>0.0000000000171766354411</text:p>
              </table:table-cell>
              <table:table-cell office:value-type="float" office:value="-0.000000000000224467518829">
                <text:p>-0.000000000000224467518829</text:p>
              </table:table-cell>
              <table:table-cell office:value-type="float" office:value="-0.000000000000769631394904">
                <text:p>-0.000000000000769631394904</text:p>
              </table:table-cell>
              <table:table-cell office:value-type="float" office:value="0.0000000000434762395861">
                <text:p>0.00000000004347623958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00000000201130396085">
                <text:p>-0.0000000000201130396085</text:p>
              </table:table-cell>
              <table:table-cell office:value-type="float" office:value="-0.000000000000136365462916">
                <text:p>-0.000000000000136365462916</text:p>
              </table:table-cell>
              <table:table-cell office:value-type="float" office:value="0.0000000000129922413339">
                <text:p>0.0000000000129922413339</text:p>
              </table:table-cell>
              <table:table-cell office:value-type="float" office:value="0.00000000000124442405349">
                <text:p>0.000000000001244424053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000000871171939015">
                <text:p>0.00000000000871171939015</text:p>
              </table:table-cell>
              <table:table-cell office:value-type="float" office:value="0.0000000000238485494143">
                <text:p>0.0000000000238485494143</text:p>
              </table:table-cell>
              <table:table-cell office:value-type="float" office:value="0.000000000000469418661367">
                <text:p>0.000000000000469418661367</text:p>
              </table:table-cell>
              <table:table-cell office:value-type="float" office:value="0.0000000000437643848497">
                <text:p>0.00000000004376438484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00000000165010103503">
                <text:p>-0.0000000000165010103503</text:p>
              </table:table-cell>
              <table:table-cell office:value-type="float" office:value="-0.00000000000626586294773">
                <text:p>-0.00000000000626586294773</text:p>
              </table:table-cell>
              <table:table-cell office:value-type="float" office:value="4.12713931708E-015">
                <text:p>4.12713931708E-015</text:p>
              </table:table-cell>
              <table:table-cell office:value-type="float" office:value="-0.000000000214706359761">
                <text:p>-0.0000000002147063597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000000000591539106063">
                <text:p>-0.00000000000591539106063</text:p>
              </table:table-cell>
              <table:table-cell office:value-type="float" office:value="-0.0000000000000195457487896">
                <text:p>-0.0000000000000195457487896</text:p>
              </table:table-cell>
              <table:table-cell office:value-type="float" office:value="0.0000000000136948116736">
                <text:p>0.0000000000136948116736</text:p>
              </table:table-cell>
              <table:table-cell office:value-type="float" office:value="-0.000000000072370335159">
                <text:p>-0.0000000000723703351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00000000454803415962">
                <text:p>-0.0000000000454803415962</text:p>
              </table:table-cell>
              <table:table-cell office:value-type="float" office:value="0.000000000000236831098354">
                <text:p>0.000000000000236831098354</text:p>
              </table:table-cell>
              <table:table-cell office:value-type="float" office:value="-0.000000000000133981458135">
                <text:p>-0.000000000000133981458135</text:p>
              </table:table-cell>
              <table:table-cell office:value-type="float" office:value="-0.0000000000674499568265">
                <text:p>-0.00000000006744995682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00000304522536799">
                <text:p>0.0000000000304522536799</text:p>
              </table:table-cell>
              <table:table-cell office:value-type="float" office:value="0.000000000000590741172234">
                <text:p>0.000000000000590741172234</text:p>
              </table:table-cell>
              <table:table-cell office:value-type="float" office:value="-0.0000000000523157506961">
                <text:p>-0.0000000000523157506961</text:p>
              </table:table-cell>
              <table:table-cell office:value-type="float" office:value="-0.0000000000834858337534">
                <text:p>-0.00000000008348583375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000000000415909792953">
                <text:p>-0.00000000000415909792953</text:p>
              </table:table-cell>
              <table:table-cell office:value-type="float" office:value="-0.00000000000304404511423">
                <text:p>-0.00000000000304404511423</text:p>
              </table:table-cell>
              <table:table-cell office:value-type="float" office:value="0.00000000000014954285239">
                <text:p>0.00000000000014954285239</text:p>
              </table:table-cell>
              <table:table-cell office:value-type="float" office:value="-0.00000000000944632032751">
                <text:p>-0.000000000009446320327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0000000248119549223">
                <text:p>0.000000000000248119549223</text:p>
              </table:table-cell>
              <table:table-cell office:value-type="float" office:value="0.0000000000000748492321433">
                <text:p>0.0000000000000748492321433</text:p>
              </table:table-cell>
              <table:table-cell office:value-type="float" office:value="-0.00000000000179281526623">
                <text:p>-0.00000000000179281526623</text:p>
              </table:table-cell>
              <table:table-cell office:value-type="float" office:value="-0.0000000000329424324693">
                <text:p>-0.00000000003294243246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000000616878611127">
                <text:p>0.00000000000616878611127</text:p>
              </table:table-cell>
              <table:table-cell office:value-type="float" office:value="-0.00000000000365168928254">
                <text:p>-0.00000000000365168928254</text:p>
              </table:table-cell>
              <table:table-cell office:value-type="float" office:value="-0.0000000000149150844541">
                <text:p>-0.0000000000149150844541</text:p>
              </table:table-cell>
              <table:table-cell office:value-type="float" office:value="0.0000000000545701460908">
                <text:p>0.00000000005457014609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000000957832686792">
                <text:p>0.00000000000957832686792</text:p>
              </table:table-cell>
              <table:table-cell office:value-type="float" office:value="-0.000000000000818862283779">
                <text:p>-0.000000000000818862283779</text:p>
              </table:table-cell>
              <table:table-cell office:value-type="float" office:value="-0.000000000152250418056">
                <text:p>-0.000000000152250418056</text:p>
              </table:table-cell>
              <table:table-cell office:value-type="float" office:value="-0.00000000000507259786742">
                <text:p>-0.000000000005072597867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000000253167283869">
                <text:p>0.00000000000253167283869</text:p>
              </table:table-cell>
              <table:table-cell office:value-type="float" office:value="0.000000000000503571469638">
                <text:p>0.000000000000503571469638</text:p>
              </table:table-cell>
              <table:table-cell office:value-type="float" office:value="0.0000000000913136266651">
                <text:p>0.0000000000913136266651</text:p>
              </table:table-cell>
              <table:table-cell office:value-type="float" office:value="-0.00000000000378331101968">
                <text:p>-0.000000000003783311019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00000195346465483">
                <text:p>0.0000000000195346465483</text:p>
              </table:table-cell>
              <table:table-cell office:value-type="float" office:value="-0.0000000000512480872115">
                <text:p>-0.0000000000512480872115</text:p>
              </table:table-cell>
              <table:table-cell office:value-type="float" office:value="-0.0000000000000325469063072">
                <text:p>-0.0000000000000325469063072</text:p>
              </table:table-cell>
              <table:table-cell office:value-type="float" office:value="-0.0000000000221640927075">
                <text:p>-0.00000000002216409270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0000000682664529762">
                <text:p>0.000000000000682664529762</text:p>
              </table:table-cell>
              <table:table-cell office:value-type="float" office:value="0.000000000000263465951989">
                <text:p>0.000000000000263465951989</text:p>
              </table:table-cell>
              <table:table-cell office:value-type="float" office:value="-0.00000000000234462171679">
                <text:p>-0.00000000000234462171679</text:p>
              </table:table-cell>
              <table:table-cell office:value-type="float" office:value="-0.000000000135649286084">
                <text:p>-0.0000000001356492860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00000000793519579729">
                <text:p>0.0000000000000793519579729</text:p>
              </table:table-cell>
              <table:table-cell office:value-type="float" office:value="0.000000000000109474966979">
                <text:p>0.000000000000109474966979</text:p>
              </table:table-cell>
              <table:table-cell office:value-type="float" office:value="0.000000000032475313115">
                <text:p>0.000000000032475313115</text:p>
              </table:table-cell>
              <table:table-cell office:value-type="float" office:value="-0.0000000000672636148071">
                <text:p>-0.00000000006726361480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0000000000122918217141">
                <text:p>-0.000000000000122918217141</text:p>
              </table:table-cell>
              <table:table-cell office:value-type="float" office:value="-0.0000000000031879269404">
                <text:p>-0.0000000000031879269404</text:p>
              </table:table-cell>
              <table:table-cell office:value-type="float" office:value="-0.00000000000559169855674">
                <text:p>-0.00000000000559169855674</text:p>
              </table:table-cell>
              <table:table-cell office:value-type="float" office:value="-0.0000000000671580799493">
                <text:p>-0.00000000006715807994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00000000747236204453">
                <text:p>0.000000000000747236204453</text:p>
              </table:table-cell>
              <table:table-cell office:value-type="float" office:value="-0.0000000000337913775866">
                <text:p>-0.0000000000337913775866</text:p>
              </table:table-cell>
              <table:table-cell office:value-type="float" office:value="0.0000000000105358730003">
                <text:p>0.0000000000105358730003</text:p>
              </table:table-cell>
              <table:table-cell office:value-type="float" office:value="0.000000000154717078722">
                <text:p>0.0000000001547170787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0000000013744781085">
                <text:p>-0.000000000013744781085</text:p>
              </table:table-cell>
              <table:table-cell office:value-type="float" office:value="0.00000000000841475042054">
                <text:p>0.00000000000841475042054</text:p>
              </table:table-cell>
              <table:table-cell office:value-type="float" office:value="-0.00000000000254035534975">
                <text:p>-0.00000000000254035534975</text:p>
              </table:table-cell>
              <table:table-cell office:value-type="float" office:value="-0.0000000000700133222561">
                <text:p>-0.00000000007001332225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0000000000651077411454">
                <text:p>-0.000000000000651077411454</text:p>
              </table:table-cell>
              <table:table-cell office:value-type="float" office:value="-9.34338404922E-015">
                <text:p>-9.34338404922E-015</text:p>
              </table:table-cell>
              <table:table-cell office:value-type="float" office:value="-0.00000000010267471721">
                <text:p>-0.00000000010267471721</text:p>
              </table:table-cell>
              <table:table-cell office:value-type="float" office:value="-0.000000000111605014148">
                <text:p>-0.0000000001116050141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0000000970098469811">
                <text:p>0.00000000000970098469811</text:p>
              </table:table-cell>
              <table:table-cell office:value-type="float" office:value="0.0000000000097602367363">
                <text:p>0.0000000000097602367363</text:p>
              </table:table-cell>
              <table:table-cell office:value-type="float" office:value="0.00000000000278887524107">
                <text:p>0.00000000000278887524107</text:p>
              </table:table-cell>
              <table:table-cell office:value-type="float" office:value="0.000000000119619272908">
                <text:p>0.0000000001196192729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0000000000563292538509">
                <text:p>-0.000000000000563292538509</text:p>
              </table:table-cell>
              <table:table-cell office:value-type="float" office:value="-0.000000000000129728354013">
                <text:p>-0.000000000000129728354013</text:p>
              </table:table-cell>
              <table:table-cell office:value-type="float" office:value="0.000000000000449633535528">
                <text:p>0.000000000000449633535528</text:p>
              </table:table-cell>
              <table:table-cell office:value-type="float" office:value="0.0000000000592212136689">
                <text:p>0.00000000005922121366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0000000399278305565">
                <text:p>0.000000000000399278305565</text:p>
              </table:table-cell>
              <table:table-cell office:value-type="float" office:value="0.000000000000721725421129">
                <text:p>0.000000000000721725421129</text:p>
              </table:table-cell>
              <table:table-cell office:value-type="float" office:value="3.66455779799E-015">
                <text:p>3.66455779799E-015</text:p>
              </table:table-cell>
              <table:table-cell office:value-type="float" office:value="-0.000000000150437280483">
                <text:p>-0.0000000001504372804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000000481019106735">
                <text:p>0.00000000000481019106735</text:p>
              </table:table-cell>
              <table:table-cell office:value-type="float" office:value="0.000000000000336987094946">
                <text:p>0.000000000000336987094946</text:p>
              </table:table-cell>
              <table:table-cell office:value-type="float" office:value="0.0000000000273664264274">
                <text:p>0.0000000000273664264274</text:p>
              </table:table-cell>
              <table:table-cell office:value-type="float" office:value="0.000000000171447346061">
                <text:p>0.00000000017144734606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